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Fira Code Medium" svg:font-family="'Fira Code Medium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LT Std Cond" svg:font-family="'Helvetica LT Std Cond'" style:font-adornments="Bold Condensed" style:font-pitch="variable"/>
    <style:font-face style:name="Philosopher" svg:font-family="Philosopher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#eeeeee" fo:padding="0.0382in" fo:border-left="0.5pt solid #b2b2b2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fo:background-color="#eeeeee" fo:padding="0.0382in" fo:border="0.5pt solid #b2b2b2">
        <style:background-image/>
      </style:table-cell-properties>
    </style:style>
    <style:style style:name="Table3.A2" style:family="table-cell">
      <style:table-cell-properties fo:padding="0.0382in" fo:border-left="0.5pt solid #b2b2b2" fo:border-right="none" fo:border-top="none" fo:border-bottom="0.5pt solid #b2b2b2"/>
    </style:style>
    <style:style style:name="Table3.B2" style:family="table-cell">
      <style:table-cell-properties fo:padding="0.0382in" fo:border-left="0.5pt solid #b2b2b2" fo:border-right="0.5pt solid #b2b2b2" fo:border-top="none" fo:border-bottom="0.5pt solid #b2b2b2"/>
    </style:style>
    <style:style style:name="Table3.A3" style:family="table-cell">
      <style:table-cell-properties fo:padding="0.0382in" fo:border-left="0.5pt solid #b2b2b2" fo:border-right="none" fo:border-top="none" fo:border-bottom="0.5pt solid #b2b2b2"/>
    </style:style>
    <style:style style:name="Table3.B3" style:family="table-cell">
      <style:table-cell-properties fo:padding="0.0382in" fo:border-left="0.5pt solid #b2b2b2" fo:border-right="0.5pt solid #b2b2b2" fo:border-top="none" fo:border-bottom="0.5pt solid #b2b2b2"/>
    </style:style>
    <style:style style:name="Table3.A4" style:family="table-cell">
      <style:table-cell-properties fo:padding="0.0382in" fo:border-left="0.5pt solid #b2b2b2" fo:border-right="none" fo:border-top="none" fo:border-bottom="0.5pt solid #b2b2b2"/>
    </style:style>
    <style:style style:name="Table3.B4" style:family="table-cell">
      <style:table-cell-properties fo:padding="0.0382in" fo:border-left="0.5pt solid #b2b2b2" fo:border-right="0.5pt solid #b2b2b2" fo:border-top="none" fo:border-bottom="0.5pt solid #b2b2b2"/>
    </style:style>
    <style:style style:name="Table3.A5" style:family="table-cell">
      <style:table-cell-properties fo:padding="0.0382in" fo:border-left="0.5pt solid #b2b2b2" fo:border-right="none" fo:border-top="none" fo:border-bottom="0.5pt solid #b2b2b2"/>
    </style:style>
    <style:style style:name="Table3.B5" style:family="table-cell">
      <style:table-cell-properties fo:padding="0.0382in" fo:border-left="0.5pt solid #b2b2b2" fo:border-right="0.5pt solid #b2b2b2" fo:border-top="none" fo:border-bottom="0.5pt solid #b2b2b2"/>
    </style:style>
    <style:style style:name="Table3.A6" style:family="table-cell">
      <style:table-cell-properties fo:padding="0.0382in" fo:border-left="0.5pt solid #b2b2b2" fo:border-right="none" fo:border-top="none" fo:border-bottom="0.5pt solid #b2b2b2"/>
    </style:style>
    <style:style style:name="Table3.B6" style:family="table-cell">
      <style:table-cell-properties fo:padding="0.0382in" fo:border-left="0.5pt solid #b2b2b2" fo:border-right="0.5pt solid #b2b2b2" fo:border-top="none" fo:border-bottom="0.5pt solid #b2b2b2"/>
    </style:style>
    <style:style style:name="P1" style:family="paragraph" style:parent-style-name="Preformatted_20_Text">
      <style:text-properties officeooo:rsid="000ef21f" officeooo:paragraph-rsid="000ef21f"/>
    </style:style>
    <style:style style:name="P2" style:family="paragraph" style:parent-style-name="Preformatted_20_Text">
      <style:text-properties officeooo:paragraph-rsid="000ef21f"/>
    </style:style>
    <style:style style:name="P3" style:family="paragraph" style:parent-style-name="Preformatted_20_Text">
      <style:text-properties officeooo:paragraph-rsid="000f9f34"/>
    </style:style>
    <style:style style:name="P4" style:family="paragraph" style:parent-style-name="Preformatted_20_Text">
      <style:text-properties officeooo:rsid="000f9f34" officeooo:paragraph-rsid="000f9f34"/>
    </style:style>
    <style:style style:name="P5" style:family="paragraph" style:parent-style-name="Table_20_Contents">
      <style:paragraph-properties fo:text-align="start" style:justify-single-word="false"/>
      <style:text-properties officeooo:paragraph-rsid="000f9f34"/>
    </style:style>
    <style:style style:name="P6" style:family="paragraph" style:parent-style-name="Table_20_Contents">
      <style:text-properties fo:color="#b00000" style:font-name="Philosopher" fo:font-size="11pt" officeooo:rsid="000f9f34"/>
    </style:style>
    <style:style style:name="P7" style:family="paragraph" style:parent-style-name="Table_20_Contents">
      <style:text-properties fo:color="#b00000" style:font-name="Philosopher" fo:font-size="11pt" officeooo:rsid="000f9f34" officeooo:paragraph-rsid="000f9f34"/>
    </style:style>
    <style:style style:name="P8" style:family="paragraph" style:parent-style-name="Table_20_Contents">
      <style:text-properties fo:color="#b00000" style:font-name="Philosopher" fo:font-size="11pt" officeooo:rsid="000f9f34" officeooo:paragraph-rsid="0011650c"/>
    </style:style>
    <style:style style:name="P9" style:family="paragraph" style:parent-style-name="Table_20_Contents">
      <style:text-properties fo:color="#00763b" style:font-name="Philosopher" fo:font-size="11pt" officeooo:rsid="000f9f34" officeooo:paragraph-rsid="000f9f34"/>
    </style:style>
    <style:style style:name="P10" style:family="paragraph" style:parent-style-name="Table_20_Contents">
      <style:text-properties fo:color="#00763b" style:font-name="Philosopher" fo:font-size="11pt" officeooo:rsid="000f9f34" officeooo:paragraph-rsid="0011650c"/>
    </style:style>
    <style:style style:name="P11" style:family="paragraph" style:parent-style-name="Table_20_Contents">
      <style:text-properties style:text-underline-style="solid" style:text-underline-width="auto" style:text-underline-color="font-color" officeooo:rsid="0092dcd6" officeooo:paragraph-rsid="0092dcd6"/>
    </style:style>
    <style:style style:name="P12" style:family="paragraph" style:parent-style-name="Table_20_Contents">
      <style:text-properties officeooo:rsid="00c04104" officeooo:paragraph-rsid="00c04104"/>
    </style:style>
    <style:style style:name="P13" style:family="paragraph" style:parent-style-name="Table_20_Contents">
      <style:text-properties officeooo:rsid="00c111fc" officeooo:paragraph-rsid="00c111fc"/>
    </style:style>
    <style:style style:name="P14" style:family="paragraph" style:parent-style-name="Text_20_body">
      <style:text-properties style:text-underline-style="solid" style:text-underline-width="auto" style:text-underline-color="font-color" officeooo:rsid="0030a11d" officeooo:paragraph-rsid="0030a11d"/>
    </style:style>
    <style:style style:name="P15" style:family="paragraph" style:parent-style-name="Text_20_body">
      <style:text-properties style:text-underline-style="solid" style:text-underline-width="auto" style:text-underline-color="font-color" officeooo:rsid="003f8513" officeooo:paragraph-rsid="003f8513"/>
    </style:style>
    <style:style style:name="P16" style:family="paragraph" style:parent-style-name="Text_20_body">
      <style:text-properties style:text-underline-style="solid" style:text-underline-width="auto" style:text-underline-color="font-color" officeooo:rsid="00461a8c" officeooo:paragraph-rsid="00461a8c"/>
    </style:style>
    <style:style style:name="P17" style:family="paragraph" style:parent-style-name="Text_20_body">
      <style:text-properties style:text-underline-style="solid" style:text-underline-width="auto" style:text-underline-color="font-color" officeooo:rsid="00461a8c" officeooo:paragraph-rsid="00464319"/>
    </style:style>
    <style:style style:name="P18" style:family="paragraph" style:parent-style-name="Text_20_body">
      <style:text-properties style:text-underline-style="solid" style:text-underline-width="auto" style:text-underline-color="font-color" officeooo:rsid="0047b0ee" officeooo:paragraph-rsid="0047b0ee"/>
    </style:style>
    <style:style style:name="P19" style:family="paragraph" style:parent-style-name="Text_20_body">
      <style:text-properties style:text-underline-style="solid" style:text-underline-width="auto" style:text-underline-color="font-color" officeooo:rsid="00494b63" officeooo:paragraph-rsid="00494b63"/>
    </style:style>
    <style:style style:name="P20" style:family="paragraph" style:parent-style-name="Text_20_body">
      <style:text-properties style:text-underline-style="solid" style:text-underline-width="auto" style:text-underline-color="font-color" officeooo:rsid="0062a357" officeooo:paragraph-rsid="0062a357"/>
    </style:style>
    <style:style style:name="P21" style:family="paragraph" style:parent-style-name="Text_20_body">
      <style:text-properties style:text-underline-style="solid" style:text-underline-width="auto" style:text-underline-color="font-color" officeooo:rsid="006c47fb" officeooo:paragraph-rsid="006c47fb"/>
    </style:style>
    <style:style style:name="P22" style:family="paragraph" style:parent-style-name="Text_20_body">
      <style:text-properties style:text-underline-style="solid" style:text-underline-width="auto" style:text-underline-color="font-color" officeooo:rsid="006de624" officeooo:paragraph-rsid="006de624"/>
    </style:style>
    <style:style style:name="P23" style:family="paragraph" style:parent-style-name="Text_20_body">
      <style:text-properties style:text-underline-style="solid" style:text-underline-width="auto" style:text-underline-color="font-color" officeooo:rsid="006de6a7" officeooo:paragraph-rsid="006de6a7"/>
    </style:style>
    <style:style style:name="P24" style:family="paragraph" style:parent-style-name="Text_20_body">
      <style:text-properties style:text-underline-style="solid" style:text-underline-width="auto" style:text-underline-color="font-color" officeooo:rsid="00738751" officeooo:paragraph-rsid="00738751"/>
    </style:style>
    <style:style style:name="P25" style:family="paragraph" style:parent-style-name="Text_20_body">
      <style:text-properties style:text-underline-style="solid" style:text-underline-width="auto" style:text-underline-color="font-color" officeooo:rsid="0074e067" officeooo:paragraph-rsid="0074e067"/>
    </style:style>
    <style:style style:name="P26" style:family="paragraph" style:parent-style-name="Text_20_body">
      <style:text-properties style:text-underline-style="solid" style:text-underline-width="auto" style:text-underline-color="font-color" officeooo:rsid="0078a06c" officeooo:paragraph-rsid="0078a06c"/>
    </style:style>
    <style:style style:name="P27" style:family="paragraph" style:parent-style-name="Text_20_body">
      <style:text-properties style:text-underline-style="solid" style:text-underline-width="auto" style:text-underline-color="font-color" officeooo:rsid="00bcbfac" officeooo:paragraph-rsid="00bcbfac"/>
    </style:style>
    <style:style style:name="P28" style:family="paragraph" style:parent-style-name="Text_20_body">
      <style:text-properties style:text-underline-style="solid" style:text-underline-width="auto" style:text-underline-color="font-color" officeooo:rsid="00ce204a" officeooo:paragraph-rsid="00ce204a"/>
    </style:style>
    <style:style style:name="P29" style:family="paragraph" style:parent-style-name="Text_20_body">
      <style:text-properties style:text-underline-style="solid" style:text-underline-width="auto" style:text-underline-color="font-color" officeooo:rsid="00cfe1db" officeooo:paragraph-rsid="00cfe1db"/>
    </style:style>
    <style:style style:name="P30" style:family="paragraph" style:parent-style-name="Text_20_body">
      <style:text-properties style:text-underline-style="solid" style:text-underline-width="auto" style:text-underline-color="font-color" officeooo:rsid="00d1bda0" officeooo:paragraph-rsid="00d1bda0"/>
    </style:style>
    <style:style style:name="P31" style:family="paragraph" style:parent-style-name="Text_20_body">
      <style:text-properties style:text-underline-style="solid" style:text-underline-width="auto" style:text-underline-color="font-color" officeooo:rsid="00de673b" officeooo:paragraph-rsid="00de673b"/>
    </style:style>
    <style:style style:name="P32" style:family="paragraph" style:parent-style-name="Text_20_body">
      <style:text-properties style:text-underline-style="solid" style:text-underline-width="auto" style:text-underline-color="font-color" officeooo:rsid="00e57627" officeooo:paragraph-rsid="00e57627"/>
    </style:style>
    <style:style style:name="P33" style:family="paragraph" style:parent-style-name="Text_20_body">
      <style:text-properties style:text-underline-style="solid" style:text-underline-width="auto" style:text-underline-color="font-color" officeooo:rsid="00ea4a63" officeooo:paragraph-rsid="00ea4a63"/>
    </style:style>
    <style:style style:name="P34" style:family="paragraph" style:parent-style-name="Text_20_body">
      <style:text-properties style:text-underline-style="solid" style:text-underline-width="auto" style:text-underline-color="font-color" officeooo:rsid="00f5baf6" officeooo:paragraph-rsid="00f5baf6"/>
    </style:style>
    <style:style style:name="P35" style:family="paragraph" style:parent-style-name="Text_20_body">
      <style:text-properties style:text-underline-style="solid" style:text-underline-width="auto" style:text-underline-color="font-color" officeooo:rsid="00f7eb15" officeooo:paragraph-rsid="00f7eb15"/>
    </style:style>
    <style:style style:name="P36" style:family="paragraph" style:parent-style-name="Text_20_body">
      <style:text-properties fo:font-style="italic" officeooo:rsid="001edf89" officeooo:paragraph-rsid="001edf89" style:font-style-asian="italic" style:font-style-complex="italic"/>
    </style:style>
    <style:style style:name="P37" style:family="paragraph" style:parent-style-name="Text_20_body">
      <style:text-properties fo:font-style="italic" officeooo:rsid="00ccb95a" officeooo:paragraph-rsid="00ccb95a" style:font-style-asian="italic" style:font-style-complex="italic"/>
    </style:style>
    <style:style style:name="P38" style:family="paragraph" style:parent-style-name="Text_20_body">
      <style:text-properties fo:font-style="italic" fo:font-weight="bold" officeooo:rsid="00283ec7" officeooo:paragraph-rsid="00283ec7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fo:font-style="italic" fo:font-weight="bold" officeooo:rsid="0096e7c6" officeooo:paragraph-rsid="0096e7c6" style:font-style-asian="italic" style:font-weight-asian="bold" style:font-style-complex="italic" style:font-weight-complex="bold"/>
    </style:style>
    <style:style style:name="P40" style:family="paragraph" style:parent-style-name="Text_20_body">
      <style:text-properties fo:font-style="italic" style:text-underline-style="solid" style:text-underline-width="auto" style:text-underline-color="font-color" officeooo:rsid="003d8e50" officeooo:paragraph-rsid="003d8e50" style:font-style-asian="italic" style:font-style-complex="italic"/>
    </style:style>
    <style:style style:name="P41" style:family="paragraph" style:parent-style-name="Text_20_body">
      <style:text-properties fo:font-style="italic" style:text-underline-style="solid" style:text-underline-width="auto" style:text-underline-color="font-color" officeooo:rsid="00cb360f" officeooo:paragraph-rsid="00cb360f" style:font-style-asian="italic" style:font-style-complex="italic"/>
    </style:style>
    <style:style style:name="P42" style:family="paragraph" style:parent-style-name="Text_20_body">
      <style:text-properties fo:font-style="italic" style:text-underline-style="none" officeooo:rsid="00ccb95a" officeooo:paragraph-rsid="00d23879" style:font-style-asian="italic" style:font-style-complex="italic"/>
    </style:style>
    <style:style style:name="P43" style:family="paragraph" style:parent-style-name="Text_20_body">
      <style:text-properties officeooo:rsid="0014c4c3" officeooo:paragraph-rsid="00169f22"/>
    </style:style>
    <style:style style:name="P44" style:family="paragraph" style:parent-style-name="Text_20_body">
      <style:text-properties officeooo:rsid="0015cd49" officeooo:paragraph-rsid="00169f22"/>
    </style:style>
    <style:style style:name="P45" style:family="paragraph" style:parent-style-name="Text_20_body">
      <style:text-properties officeooo:rsid="001830b9" officeooo:paragraph-rsid="001830b9"/>
    </style:style>
    <style:style style:name="P46" style:family="paragraph" style:parent-style-name="Text_20_body">
      <style:text-properties officeooo:paragraph-rsid="001f118d"/>
    </style:style>
    <style:style style:name="P47" style:family="paragraph" style:parent-style-name="Text_20_body">
      <style:text-properties officeooo:rsid="00232b9c" officeooo:paragraph-rsid="00232b9c"/>
    </style:style>
    <style:style style:name="P48" style:family="paragraph" style:parent-style-name="Text_20_body">
      <style:text-properties fo:font-style="normal" style:text-underline-style="solid" style:text-underline-width="auto" style:text-underline-color="font-color" officeooo:rsid="00245a61" officeooo:paragraph-rsid="00245a61" style:font-style-asian="normal" style:font-style-complex="normal"/>
    </style:style>
    <style:style style:name="P49" style:family="paragraph" style:parent-style-name="Text_20_body">
      <style:text-properties fo:font-style="normal" style:text-underline-style="solid" style:text-underline-width="auto" style:text-underline-color="font-color" officeooo:rsid="005077c7" officeooo:paragraph-rsid="005077c7" style:font-style-asian="normal" style:font-style-complex="normal"/>
    </style:style>
    <style:style style:name="P50" style:family="paragraph" style:parent-style-name="Text_20_body">
      <style:text-properties fo:font-style="normal" style:text-underline-style="solid" style:text-underline-width="auto" style:text-underline-color="font-color" officeooo:rsid="00530f20" officeooo:paragraph-rsid="00530f20" style:font-style-asian="normal" style:font-style-complex="normal"/>
    </style:style>
    <style:style style:name="P51" style:family="paragraph" style:parent-style-name="Text_20_body">
      <style:text-properties fo:font-style="normal" style:text-underline-style="solid" style:text-underline-width="auto" style:text-underline-color="font-color" officeooo:rsid="005da042" officeooo:paragraph-rsid="005da042" style:font-style-asian="normal" style:font-style-complex="normal"/>
    </style:style>
    <style:style style:name="P52" style:family="paragraph" style:parent-style-name="Text_20_body">
      <style:text-properties fo:font-style="normal" style:text-underline-style="solid" style:text-underline-width="auto" style:text-underline-color="font-color" officeooo:rsid="005ecd66" officeooo:paragraph-rsid="005ecd66" style:font-style-asian="normal" style:font-style-complex="normal"/>
    </style:style>
    <style:style style:name="P53" style:family="paragraph" style:parent-style-name="Text_20_body">
      <style:text-properties fo:font-style="normal" style:text-underline-style="solid" style:text-underline-width="auto" style:text-underline-color="font-color" officeooo:rsid="007d3b9e" officeooo:paragraph-rsid="007d3b9e" style:font-style-asian="normal" style:font-style-complex="normal"/>
    </style:style>
    <style:style style:name="P54" style:family="paragraph" style:parent-style-name="Text_20_body">
      <style:text-properties fo:font-style="normal" style:text-underline-style="solid" style:text-underline-width="auto" style:text-underline-color="font-color" officeooo:rsid="007fdc7d" officeooo:paragraph-rsid="007fdc7d" style:font-style-asian="normal" style:font-style-complex="normal"/>
    </style:style>
    <style:style style:name="P55" style:family="paragraph" style:parent-style-name="Text_20_body">
      <style:text-properties fo:font-style="normal" style:text-underline-style="solid" style:text-underline-width="auto" style:text-underline-color="font-color" officeooo:rsid="00817998" officeooo:paragraph-rsid="00817998" style:font-style-asian="normal" style:font-style-complex="normal"/>
    </style:style>
    <style:style style:name="P56" style:family="paragraph" style:parent-style-name="Text_20_body">
      <style:text-properties fo:font-style="normal" style:text-underline-style="solid" style:text-underline-width="auto" style:text-underline-color="font-color" officeooo:rsid="00832b6a" officeooo:paragraph-rsid="00832b6a" style:font-style-asian="normal" style:font-style-complex="normal"/>
    </style:style>
    <style:style style:name="P57" style:family="paragraph" style:parent-style-name="Text_20_body">
      <style:text-properties fo:font-style="normal" style:text-underline-style="solid" style:text-underline-width="auto" style:text-underline-color="font-color" officeooo:rsid="00835fa6" officeooo:paragraph-rsid="00835fa6" style:font-style-asian="normal" style:font-style-complex="normal"/>
    </style:style>
    <style:style style:name="P58" style:family="paragraph" style:parent-style-name="Text_20_body">
      <style:text-properties fo:font-style="normal" style:text-underline-style="solid" style:text-underline-width="auto" style:text-underline-color="font-color" officeooo:rsid="00881867" officeooo:paragraph-rsid="00881867" style:font-style-asian="normal" style:font-style-complex="normal"/>
    </style:style>
    <style:style style:name="P59" style:family="paragraph" style:parent-style-name="Text_20_body">
      <style:text-properties fo:font-style="normal" style:text-underline-style="solid" style:text-underline-width="auto" style:text-underline-color="font-color" officeooo:rsid="008ad901" officeooo:paragraph-rsid="008ad901" style:font-style-asian="normal" style:font-style-complex="normal"/>
    </style:style>
    <style:style style:name="P60" style:family="paragraph" style:parent-style-name="Text_20_body">
      <style:text-properties fo:font-style="normal" style:text-underline-style="solid" style:text-underline-width="auto" style:text-underline-color="font-color" officeooo:rsid="008b689d" officeooo:paragraph-rsid="008b689d" style:font-style-asian="normal" style:font-style-complex="normal"/>
    </style:style>
    <style:style style:name="P61" style:family="paragraph" style:parent-style-name="Text_20_body">
      <style:text-properties fo:font-style="normal" style:text-underline-style="solid" style:text-underline-width="auto" style:text-underline-color="font-color" officeooo:rsid="008e386e" officeooo:paragraph-rsid="008e386e" style:font-style-asian="normal" style:font-style-complex="normal"/>
    </style:style>
    <style:style style:name="P62" style:family="paragraph" style:parent-style-name="Text_20_body">
      <style:text-properties fo:font-style="normal" style:text-underline-style="solid" style:text-underline-width="auto" style:text-underline-color="font-color" officeooo:rsid="008ea7ad" officeooo:paragraph-rsid="008ea7ad" style:font-style-asian="normal" style:font-style-complex="normal"/>
    </style:style>
    <style:style style:name="P63" style:family="paragraph" style:parent-style-name="Text_20_body">
      <style:text-properties fo:font-style="normal" style:text-underline-style="solid" style:text-underline-width="auto" style:text-underline-color="font-color" officeooo:rsid="009fd9fd" officeooo:paragraph-rsid="009fd9fd" style:font-style-asian="normal" style:font-style-complex="normal"/>
    </style:style>
    <style:style style:name="P64" style:family="paragraph" style:parent-style-name="Text_20_body">
      <style:text-properties fo:font-style="normal" style:text-underline-style="solid" style:text-underline-width="auto" style:text-underline-color="font-color" officeooo:rsid="00a1adc4" officeooo:paragraph-rsid="00a1adc4" style:font-style-asian="normal" style:font-style-complex="normal"/>
    </style:style>
    <style:style style:name="P65" style:family="paragraph" style:parent-style-name="Text_20_body">
      <style:text-properties fo:font-style="normal" style:text-underline-style="solid" style:text-underline-width="auto" style:text-underline-color="font-color" officeooo:rsid="00a1e073" officeooo:paragraph-rsid="00a1e073" style:font-style-asian="normal" style:font-style-complex="normal"/>
    </style:style>
    <style:style style:name="P66" style:family="paragraph" style:parent-style-name="Text_20_body">
      <style:text-properties fo:font-style="normal" style:text-underline-style="solid" style:text-underline-width="auto" style:text-underline-color="font-color" officeooo:rsid="00a35f6c" officeooo:paragraph-rsid="00a35f6c" style:font-style-asian="normal" style:font-style-complex="normal"/>
    </style:style>
    <style:style style:name="P67" style:family="paragraph" style:parent-style-name="Text_20_body">
      <style:text-properties fo:font-style="normal" style:text-underline-style="solid" style:text-underline-width="auto" style:text-underline-color="font-color" officeooo:rsid="00a467c1" officeooo:paragraph-rsid="00a467c1" style:font-style-asian="normal" style:font-style-complex="normal"/>
    </style:style>
    <style:style style:name="P68" style:family="paragraph" style:parent-style-name="Text_20_body">
      <style:text-properties fo:font-style="normal" style:text-underline-style="solid" style:text-underline-width="auto" style:text-underline-color="font-color" officeooo:rsid="00bfc8f5" officeooo:paragraph-rsid="00bfc8f5" style:font-style-asian="normal" style:font-style-complex="normal"/>
    </style:style>
    <style:style style:name="P69" style:family="paragraph" style:parent-style-name="Text_20_body">
      <style:text-properties fo:font-style="normal" style:text-underline-style="solid" style:text-underline-width="auto" style:text-underline-color="font-color" officeooo:rsid="00c111fc" officeooo:paragraph-rsid="00c111fc" style:font-style-asian="normal" style:font-style-complex="normal"/>
    </style:style>
    <style:style style:name="P70" style:family="paragraph" style:parent-style-name="Text_20_body">
      <style:text-properties fo:font-style="normal" style:text-underline-style="solid" style:text-underline-width="auto" style:text-underline-color="font-color" officeooo:rsid="00c23e7a" officeooo:paragraph-rsid="00c23e7a" style:font-style-asian="normal" style:font-style-complex="normal"/>
    </style:style>
    <style:style style:name="P71" style:family="paragraph" style:parent-style-name="Text_20_body">
      <style:text-properties fo:font-style="normal" style:text-underline-style="solid" style:text-underline-width="auto" style:text-underline-color="font-color" officeooo:rsid="00c3f96c" officeooo:paragraph-rsid="00c3f96c" style:font-style-asian="normal" style:font-style-complex="normal"/>
    </style:style>
    <style:style style:name="P72" style:family="paragraph" style:parent-style-name="Text_20_body">
      <style:text-properties fo:font-style="normal" style:text-underline-style="solid" style:text-underline-width="auto" style:text-underline-color="font-color" officeooo:rsid="00c5ca80" officeooo:paragraph-rsid="00c5ca80" style:font-style-asian="normal" style:font-style-complex="normal"/>
    </style:style>
    <style:style style:name="P73" style:family="paragraph" style:parent-style-name="Text_20_body">
      <style:text-properties fo:font-style="normal" style:text-underline-style="solid" style:text-underline-width="auto" style:text-underline-color="font-color" officeooo:rsid="00c93911" officeooo:paragraph-rsid="00c93911" style:font-style-asian="normal" style:font-style-complex="normal"/>
    </style:style>
    <style:style style:name="P74" style:family="paragraph" style:parent-style-name="Text_20_body">
      <style:text-properties fo:font-style="normal" style:text-underline-style="solid" style:text-underline-width="auto" style:text-underline-color="font-color" officeooo:rsid="00d23879" officeooo:paragraph-rsid="00d23879" style:font-style-asian="normal" style:font-style-complex="normal"/>
    </style:style>
    <style:style style:name="P75" style:family="paragraph" style:parent-style-name="Text_20_body">
      <style:text-properties fo:font-style="normal" style:text-underline-style="solid" style:text-underline-width="auto" style:text-underline-color="font-color" officeooo:rsid="00d33c11" officeooo:paragraph-rsid="00d33c11" style:font-style-asian="normal" style:font-style-complex="normal"/>
    </style:style>
    <style:style style:name="P76" style:family="paragraph" style:parent-style-name="Text_20_body">
      <style:text-properties fo:font-style="normal" style:text-underline-style="solid" style:text-underline-width="auto" style:text-underline-color="font-color" officeooo:rsid="00d40073" officeooo:paragraph-rsid="00d40073" style:font-style-asian="normal" style:font-style-complex="normal"/>
    </style:style>
    <style:style style:name="P77" style:family="paragraph" style:parent-style-name="Text_20_body">
      <style:text-properties fo:font-style="normal" style:text-underline-style="solid" style:text-underline-width="auto" style:text-underline-color="font-color" fo:font-weight="normal" officeooo:rsid="008ea7ad" officeooo:paragraph-rsid="008ea7ad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style="normal" style:text-underline-style="solid" style:text-underline-width="auto" style:text-underline-color="font-color" fo:font-weight="normal" officeooo:rsid="0091d11d" officeooo:paragraph-rsid="0091d11d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font-style="normal" style:text-underline-style="solid" style:text-underline-width="auto" style:text-underline-color="font-color" fo:font-weight="normal" officeooo:rsid="0091d11d" officeooo:paragraph-rsid="0092dcd6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fo:font-style="normal" style:text-underline-style="solid" style:text-underline-width="auto" style:text-underline-color="font-color" fo:font-weight="normal" officeooo:rsid="0095b3aa" officeooo:paragraph-rsid="0091d11d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fo:font-style="normal" style:text-underline-style="solid" style:text-underline-width="auto" style:text-underline-color="font-color" fo:font-weight="normal" officeooo:rsid="0099881d" officeooo:paragraph-rsid="0099881d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font-style="normal" style:text-underline-style="solid" style:text-underline-width="auto" style:text-underline-color="font-color" fo:font-weight="normal" officeooo:rsid="009ad60a" officeooo:paragraph-rsid="009ad60a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font-style="normal" style:text-underline-style="solid" style:text-underline-width="auto" style:text-underline-color="font-color" fo:font-weight="normal" officeooo:rsid="00a7d553" officeooo:paragraph-rsid="00a7d553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fo:font-style="normal" style:text-underline-style="solid" style:text-underline-width="auto" style:text-underline-color="font-color" fo:font-weight="normal" officeooo:rsid="00ac8460" officeooo:paragraph-rsid="00ac8460" style:font-style-asian="normal" style:font-weight-asian="normal" style:font-style-complex="normal" style:font-weight-complex="normal"/>
    </style:style>
    <style:style style:name="P85" style:family="paragraph" style:parent-style-name="Text_20_body">
      <style:text-properties fo:font-style="normal" style:text-underline-style="solid" style:text-underline-width="auto" style:text-underline-color="font-color" fo:font-weight="normal" officeooo:rsid="00ae2c40" officeooo:paragraph-rsid="00ae2c40" style:font-style-asian="normal" style:font-weight-asian="normal" style:font-style-complex="normal" style:font-weight-complex="normal"/>
    </style:style>
    <style:style style:name="P86" style:family="paragraph" style:parent-style-name="Text_20_body">
      <style:text-properties fo:font-style="normal" style:text-underline-style="solid" style:text-underline-width="auto" style:text-underline-color="font-color" fo:font-weight="normal" officeooo:rsid="00b498f8" officeooo:paragraph-rsid="00b498f8" style:font-style-asian="normal" style:font-weight-asian="normal" style:font-style-complex="normal" style:font-weight-complex="normal"/>
    </style:style>
    <style:style style:name="P87" style:family="paragraph" style:parent-style-name="Text_20_body">
      <style:text-properties fo:font-style="normal" style:text-underline-style="none" officeooo:rsid="00264d33" officeooo:paragraph-rsid="00264d33" style:font-style-asian="normal" style:font-style-complex="normal"/>
    </style:style>
    <style:style style:name="P88" style:family="paragraph" style:parent-style-name="Text_20_body">
      <style:text-properties fo:font-style="normal" style:text-underline-style="none" officeooo:rsid="004b4373" officeooo:paragraph-rsid="004b4373" style:font-style-asian="normal" style:font-style-complex="normal"/>
    </style:style>
    <style:style style:name="P89" style:family="paragraph" style:parent-style-name="Text_20_body">
      <style:text-properties fo:font-style="normal" style:text-underline-style="none" officeooo:rsid="00c04104" officeooo:paragraph-rsid="00c04104" style:font-style-asian="normal" style:font-style-complex="normal"/>
    </style:style>
    <style:style style:name="P90" style:family="paragraph" style:parent-style-name="Text_20_body">
      <style:text-properties fo:font-style="normal" style:text-underline-style="none" fo:font-weight="normal" officeooo:rsid="0095b3aa" officeooo:paragraph-rsid="0091d11d" style:font-style-asian="normal" style:font-weight-asian="normal" style:font-style-complex="normal" style:font-weight-complex="normal"/>
    </style:style>
    <style:style style:name="P91" style:family="paragraph" style:parent-style-name="Text_20_body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fo:font-style="normal" style:text-underline-style="none" fo:font-weight="normal" officeooo:rsid="00a467c1" officeooo:paragraph-rsid="00a467c1" style:font-style-asian="normal" style:font-weight-asian="normal" style:font-style-complex="normal" style:font-weight-complex="normal"/>
    </style:style>
    <style:style style:name="P93" style:family="paragraph" style:parent-style-name="Text_20_body">
      <style:text-properties fo:font-style="normal" officeooo:rsid="005ecd66" officeooo:paragraph-rsid="005ecd66" style:font-style-asian="normal" style:font-style-complex="normal"/>
    </style:style>
    <style:style style:name="P94" style:family="paragraph" style:parent-style-name="Text_20_body">
      <style:text-properties officeooo:rsid="002732e0" officeooo:paragraph-rsid="002732e0"/>
    </style:style>
    <style:style style:name="P95" style:family="paragraph" style:parent-style-name="Text_20_body">
      <style:text-properties officeooo:rsid="0030a11d" officeooo:paragraph-rsid="0030a11d"/>
    </style:style>
    <style:style style:name="P96" style:family="paragraph" style:parent-style-name="Text_20_body">
      <style:text-properties officeooo:rsid="0046928f" officeooo:paragraph-rsid="0046928f"/>
    </style:style>
    <style:style style:name="P97" style:family="paragraph" style:parent-style-name="Text_20_body">
      <style:text-properties officeooo:paragraph-rsid="0047b0ee"/>
    </style:style>
    <style:style style:name="P98" style:family="paragraph" style:parent-style-name="Text_20_body">
      <style:text-properties officeooo:rsid="005ecd66" officeooo:paragraph-rsid="005ecd66"/>
    </style:style>
    <style:style style:name="P99" style:family="paragraph" style:parent-style-name="Text_20_body">
      <style:text-properties style:text-underline-style="none" officeooo:rsid="0062a357" officeooo:paragraph-rsid="0062a357"/>
    </style:style>
    <style:style style:name="P100" style:family="paragraph" style:parent-style-name="Text_20_body">
      <style:text-properties style:text-underline-style="none" officeooo:rsid="007d3b9e" officeooo:paragraph-rsid="007d3b9e"/>
    </style:style>
    <style:style style:name="P101" style:family="paragraph" style:parent-style-name="Text_20_body">
      <style:text-properties style:font-name="Philosopher" fo:font-size="11pt" fo:font-style="normal" style:text-underline-style="none" officeooo:rsid="00530f20" officeooo:paragraph-rsid="00530f20" style:font-style-asian="normal" style:font-style-complex="normal"/>
    </style:style>
    <style:style style:name="P102" style:family="paragraph" style:parent-style-name="Text_20_body">
      <style:text-properties style:font-name="Philosopher" fo:font-size="11pt" fo:font-style="normal" style:text-underline-style="solid" style:text-underline-width="auto" style:text-underline-color="font-color" officeooo:rsid="00530f20" officeooo:paragraph-rsid="00530f20" style:font-style-asian="normal" style:font-style-complex="normal"/>
    </style:style>
    <style:style style:name="P103" style:family="paragraph" style:parent-style-name="Text_20_body">
      <style:text-properties officeooo:rsid="006c47fb" officeooo:paragraph-rsid="006c47fb"/>
    </style:style>
    <style:style style:name="P104" style:family="paragraph" style:parent-style-name="Text_20_body">
      <style:text-properties officeooo:rsid="00bcafe9" officeooo:paragraph-rsid="00bcafe9"/>
    </style:style>
    <style:style style:name="P105" style:family="paragraph" style:parent-style-name="Text_20_body">
      <style:paragraph-properties style:writing-mode="lr-tb"/>
      <style:text-properties style:text-underline-style="none" officeooo:rsid="00efbe0e" officeooo:paragraph-rsid="00efbe0e"/>
    </style:style>
    <style:style style:name="P106" style:family="paragraph" style:parent-style-name="Text_20_body">
      <style:paragraph-properties fo:text-align="start" style:justify-single-word="false" style:writing-mode="lr-tb"/>
      <style:text-properties officeooo:paragraph-rsid="00fb1cc3"/>
    </style:style>
    <style:style style:name="P107" style:family="paragraph" style:parent-style-name="Heading_20_3">
      <style:text-properties officeooo:rsid="000d4510" officeooo:paragraph-rsid="000d4510"/>
    </style:style>
    <style:style style:name="P108" style:family="paragraph" style:parent-style-name="Heading_20_3">
      <style:text-properties officeooo:paragraph-rsid="00169f22"/>
    </style:style>
    <style:style style:name="P109" style:family="paragraph" style:parent-style-name="Heading_20_3">
      <style:text-properties officeooo:rsid="001edf89" officeooo:paragraph-rsid="001edf89"/>
    </style:style>
    <style:style style:name="P110" style:family="paragraph" style:parent-style-name="Heading_20_3">
      <style:text-properties style:font-name="Helvetica LT Std Cond" fo:font-size="14.1000003814697pt" style:text-underline-style="solid" style:text-underline-width="auto" style:text-underline-color="font-color" fo:font-weight="bold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P111" style:family="paragraph" style:parent-style-name="Heading_20_3">
      <style:text-properties officeooo:rsid="009b9243" officeooo:paragraph-rsid="009b9243"/>
    </style:style>
    <style:style style:name="P112" style:family="paragraph" style:parent-style-name="Heading_20_3">
      <style:text-properties officeooo:paragraph-rsid="00bcbfac"/>
    </style:style>
    <style:style style:name="P113" style:family="paragraph" style:parent-style-name="Heading_20_5">
      <style:text-properties officeooo:paragraph-rsid="001830b9"/>
    </style:style>
    <style:style style:name="P114" style:family="paragraph" style:parent-style-name="Heading_20_5">
      <style:text-properties fo:font-style="normal" officeooo:rsid="001830b9" officeooo:paragraph-rsid="001830b9" style:font-style-asian="normal" style:font-style-complex="normal"/>
    </style:style>
    <style:style style:name="P115" style:family="paragraph" style:parent-style-name="Heading_20_6">
      <style:text-properties fo:font-style="italic" style:font-style-asian="italic" style:font-style-complex="italic"/>
    </style:style>
    <style:style style:name="P116" style:family="paragraph" style:parent-style-name="Standard" style:list-style-name="L8"/>
    <style:style style:name="P117" style:family="paragraph" style:parent-style-name="Table_20_Contents" style:list-style-name="L62">
      <style:text-properties officeooo:rsid="0092dcd6" officeooo:paragraph-rsid="0092dcd6"/>
    </style:style>
    <style:style style:name="P118" style:family="paragraph" style:parent-style-name="Text_20_body" style:list-style-name="L1">
      <style:text-properties officeooo:rsid="000a68b8" officeooo:paragraph-rsid="000a68b8"/>
    </style:style>
    <style:style style:name="P119" style:family="paragraph" style:parent-style-name="Text_20_body" style:list-style-name="L1">
      <style:text-properties fo:font-style="normal" style:text-underline-style="none" officeooo:rsid="000a68b8" officeooo:paragraph-rsid="000a68b8" style:font-style-asian="normal" style:font-style-complex="normal"/>
    </style:style>
    <style:style style:name="P120" style:family="paragraph" style:parent-style-name="Text_20_body" style:list-style-name="L2">
      <style:text-properties fo:font-style="normal" style:text-underline-style="none" officeooo:rsid="000d4510" officeooo:paragraph-rsid="000d4510" style:font-style-asian="normal" style:font-style-complex="normal"/>
    </style:style>
    <style:style style:name="P121" style:family="paragraph" style:parent-style-name="Text_20_body" style:list-style-name="L4">
      <style:text-properties fo:font-style="normal" style:text-underline-style="none" officeooo:rsid="0015cd49" officeooo:paragraph-rsid="00169f22" style:font-style-asian="normal" style:font-style-complex="normal"/>
    </style:style>
    <style:style style:name="P122" style:family="paragraph" style:parent-style-name="Text_20_body" style:list-style-name="L9">
      <style:text-properties fo:font-style="normal" style:text-underline-style="none" officeooo:rsid="002a462f" officeooo:paragraph-rsid="002a462f" style:font-style-asian="normal" style:font-style-complex="normal"/>
    </style:style>
    <style:style style:name="P123" style:family="paragraph" style:parent-style-name="Text_20_body" style:list-style-name="L9">
      <style:text-properties fo:font-style="normal" style:text-underline-style="none" officeooo:rsid="002b4c6c" officeooo:paragraph-rsid="002b4c6c" style:font-style-asian="normal" style:font-style-complex="normal"/>
    </style:style>
    <style:style style:name="P124" style:family="paragraph" style:parent-style-name="Text_20_body" style:list-style-name="L9">
      <style:text-properties fo:font-style="normal" style:text-underline-style="none" officeooo:rsid="002bba10" officeooo:paragraph-rsid="002bba10" style:font-style-asian="normal" style:font-style-complex="normal"/>
    </style:style>
    <style:style style:name="P125" style:family="paragraph" style:parent-style-name="Text_20_body" style:list-style-name="L9">
      <style:text-properties fo:font-style="normal" style:text-underline-style="none" officeooo:rsid="002d708e" officeooo:paragraph-rsid="002d708e" style:font-style-asian="normal" style:font-style-complex="normal"/>
    </style:style>
    <style:style style:name="P126" style:family="paragraph" style:parent-style-name="Text_20_body" style:list-style-name="L9">
      <style:text-properties fo:font-style="normal" style:text-underline-style="none" officeooo:rsid="002db7be" officeooo:paragraph-rsid="002db7be" style:font-style-asian="normal" style:font-style-complex="normal"/>
    </style:style>
    <style:style style:name="P127" style:family="paragraph" style:parent-style-name="Text_20_body" style:list-style-name="L22">
      <style:text-properties fo:font-style="normal" style:text-underline-style="none" officeooo:rsid="004bc146" officeooo:paragraph-rsid="004bc146" style:font-style-asian="normal" style:font-style-complex="normal"/>
    </style:style>
    <style:style style:name="P128" style:family="paragraph" style:parent-style-name="Text_20_body" style:list-style-name="L23">
      <style:text-properties fo:font-style="normal" style:text-underline-style="none" officeooo:rsid="005077c7" officeooo:paragraph-rsid="005077c7" style:font-style-asian="normal" style:font-style-complex="normal"/>
    </style:style>
    <style:style style:name="P129" style:family="paragraph" style:parent-style-name="Text_20_body" style:list-style-name="L27">
      <style:text-properties fo:font-style="normal" style:text-underline-style="none" officeooo:rsid="00530f20" officeooo:paragraph-rsid="00530f20" style:font-style-asian="normal" style:font-style-complex="normal"/>
    </style:style>
    <style:style style:name="P130" style:family="paragraph" style:parent-style-name="Text_20_body" style:list-style-name="L30">
      <style:text-properties fo:font-style="normal" style:text-underline-style="none" officeooo:rsid="005ecd66" officeooo:paragraph-rsid="005ecd66" style:font-style-asian="normal" style:font-style-complex="normal"/>
    </style:style>
    <style:style style:name="P131" style:family="paragraph" style:parent-style-name="Text_20_body" style:list-style-name="L30">
      <style:text-properties fo:font-style="normal" style:text-underline-style="none" officeooo:rsid="005ef796" officeooo:paragraph-rsid="005ef796" style:font-style-asian="normal" style:font-style-complex="normal"/>
    </style:style>
    <style:style style:name="P132" style:family="paragraph" style:parent-style-name="Text_20_body" style:list-style-name="L42">
      <style:text-properties fo:font-style="normal" style:text-underline-style="none" officeooo:rsid="007d3b9e" officeooo:paragraph-rsid="007d3b9e" style:font-style-asian="normal" style:font-style-complex="normal"/>
    </style:style>
    <style:style style:name="P133" style:family="paragraph" style:parent-style-name="Text_20_body" style:list-style-name="L43">
      <style:text-properties fo:font-style="normal" style:text-underline-style="none" officeooo:rsid="007d3b9e" officeooo:paragraph-rsid="007d3b9e" style:font-style-asian="normal" style:font-style-complex="normal"/>
    </style:style>
    <style:style style:name="P134" style:family="paragraph" style:parent-style-name="Text_20_body" style:list-style-name="L44">
      <style:text-properties fo:font-style="normal" style:text-underline-style="none" officeooo:rsid="007e472e" officeooo:paragraph-rsid="007e472e" style:font-style-asian="normal" style:font-style-complex="normal"/>
    </style:style>
    <style:style style:name="P135" style:family="paragraph" style:parent-style-name="Text_20_body" style:list-style-name="L45">
      <style:text-properties fo:font-style="normal" style:text-underline-style="none" officeooo:rsid="007fdc7d" officeooo:paragraph-rsid="007fdc7d" style:font-style-asian="normal" style:font-style-complex="normal"/>
    </style:style>
    <style:style style:name="P136" style:family="paragraph" style:parent-style-name="Text_20_body" style:list-style-name="L46">
      <style:text-properties fo:font-style="normal" style:text-underline-style="none" officeooo:rsid="007fdc7d" officeooo:paragraph-rsid="007fdc7d" style:font-style-asian="normal" style:font-style-complex="normal"/>
    </style:style>
    <style:style style:name="P137" style:family="paragraph" style:parent-style-name="Text_20_body" style:list-style-name="L47">
      <style:text-properties fo:font-style="normal" style:text-underline-style="none" officeooo:rsid="00817998" officeooo:paragraph-rsid="00817998" style:font-style-asian="normal" style:font-style-complex="normal"/>
    </style:style>
    <style:style style:name="P138" style:family="paragraph" style:parent-style-name="Text_20_body" style:list-style-name="L48">
      <style:text-properties fo:font-style="normal" style:text-underline-style="none" officeooo:rsid="00832b6a" officeooo:paragraph-rsid="00832b6a" style:font-style-asian="normal" style:font-style-complex="normal"/>
    </style:style>
    <style:style style:name="P139" style:family="paragraph" style:parent-style-name="Text_20_body" style:list-style-name="L49">
      <style:text-properties fo:font-style="normal" style:text-underline-style="none" officeooo:rsid="00832b6a" officeooo:paragraph-rsid="00832b6a" style:font-style-asian="normal" style:font-style-complex="normal"/>
    </style:style>
    <style:style style:name="P140" style:family="paragraph" style:parent-style-name="Text_20_body" style:list-style-name="L50">
      <style:text-properties fo:font-style="normal" style:text-underline-style="none" officeooo:rsid="00847173" officeooo:paragraph-rsid="00847173" style:font-style-asian="normal" style:font-style-complex="normal"/>
    </style:style>
    <style:style style:name="P141" style:family="paragraph" style:parent-style-name="Text_20_body" style:list-style-name="L51">
      <style:text-properties fo:font-style="normal" style:text-underline-style="none" officeooo:rsid="00881867" officeooo:paragraph-rsid="00881867" style:font-style-asian="normal" style:font-style-complex="normal"/>
    </style:style>
    <style:style style:name="P142" style:family="paragraph" style:parent-style-name="Text_20_body" style:list-style-name="L51">
      <style:text-properties fo:font-style="normal" style:text-underline-style="none" officeooo:rsid="00896eb5" officeooo:paragraph-rsid="00896eb5" style:font-style-asian="normal" style:font-style-complex="normal"/>
    </style:style>
    <style:style style:name="P143" style:family="paragraph" style:parent-style-name="Text_20_body" style:list-style-name="L52">
      <style:text-properties fo:font-style="normal" style:text-underline-style="none" officeooo:rsid="008ad901" officeooo:paragraph-rsid="008ad901" style:font-style-asian="normal" style:font-style-complex="normal"/>
    </style:style>
    <style:style style:name="P144" style:family="paragraph" style:parent-style-name="Text_20_body" style:list-style-name="L52">
      <style:text-properties fo:font-style="normal" style:text-underline-style="none" officeooo:rsid="008b689d" officeooo:paragraph-rsid="008b689d" style:font-style-asian="normal" style:font-style-complex="normal"/>
    </style:style>
    <style:style style:name="P145" style:family="paragraph" style:parent-style-name="Text_20_body" style:list-style-name="L53">
      <style:text-properties fo:font-style="normal" style:text-underline-style="none" officeooo:rsid="008b689d" officeooo:paragraph-rsid="008b689d" style:font-style-asian="normal" style:font-style-complex="normal"/>
    </style:style>
    <style:style style:name="P146" style:family="paragraph" style:parent-style-name="Text_20_body" style:list-style-name="L54">
      <style:text-properties fo:font-style="normal" style:text-underline-style="none" officeooo:rsid="008e386e" officeooo:paragraph-rsid="008e386e" style:font-style-asian="normal" style:font-style-complex="normal"/>
    </style:style>
    <style:style style:name="P147" style:family="paragraph" style:parent-style-name="Text_20_body" style:list-style-name="L55">
      <style:text-properties fo:font-style="normal" style:text-underline-style="none" officeooo:rsid="008e386e" officeooo:paragraph-rsid="008e386e" style:font-style-asian="normal" style:font-style-complex="normal"/>
    </style:style>
    <style:style style:name="P148" style:family="paragraph" style:parent-style-name="Text_20_body" style:list-style-name="L55">
      <style:text-properties fo:font-style="normal" style:text-underline-style="none" officeooo:rsid="008ea7ad" officeooo:paragraph-rsid="008ea7ad" style:font-style-asian="normal" style:font-style-complex="normal"/>
    </style:style>
    <style:style style:name="P149" style:family="paragraph" style:parent-style-name="Text_20_body" style:list-style-name="L56">
      <style:text-properties fo:font-style="normal" style:text-underline-style="none" officeooo:rsid="008ea7ad" officeooo:paragraph-rsid="008ea7ad" style:font-style-asian="normal" style:font-style-complex="normal"/>
    </style:style>
    <style:style style:name="P150" style:family="paragraph" style:parent-style-name="Text_20_body" style:list-style-name="L57">
      <style:text-properties fo:font-style="normal" style:text-underline-style="none" officeooo:rsid="008ea7ad" officeooo:paragraph-rsid="008ea7ad" style:font-style-asian="normal" style:font-style-complex="normal"/>
    </style:style>
    <style:style style:name="P151" style:family="paragraph" style:parent-style-name="Text_20_body" style:list-style-name="L69">
      <style:text-properties fo:font-style="normal" style:text-underline-style="none" officeooo:rsid="009fd9fd" officeooo:paragraph-rsid="009fd9fd" style:font-style-asian="normal" style:font-style-complex="normal"/>
    </style:style>
    <style:style style:name="P152" style:family="paragraph" style:parent-style-name="Text_20_body" style:list-style-name="L70">
      <style:text-properties fo:font-style="normal" style:text-underline-style="none" officeooo:rsid="009fd9fd" officeooo:paragraph-rsid="009fd9fd" style:font-style-asian="normal" style:font-style-complex="normal"/>
    </style:style>
    <style:style style:name="P153" style:family="paragraph" style:parent-style-name="Text_20_body" style:list-style-name="L71">
      <style:text-properties fo:font-style="normal" style:text-underline-style="none" officeooo:rsid="00a1e073" officeooo:paragraph-rsid="00a1e073" style:font-style-asian="normal" style:font-style-complex="normal"/>
    </style:style>
    <style:style style:name="P154" style:family="paragraph" style:parent-style-name="Text_20_body" style:list-style-name="L72">
      <style:text-properties fo:font-style="normal" style:text-underline-style="none" officeooo:rsid="00a1e073" officeooo:paragraph-rsid="00a1e073" style:font-style-asian="normal" style:font-style-complex="normal"/>
    </style:style>
    <style:style style:name="P155" style:family="paragraph" style:parent-style-name="Text_20_body" style:list-style-name="L73">
      <style:text-properties fo:font-style="normal" style:text-underline-style="none" officeooo:rsid="00a35f6c" officeooo:paragraph-rsid="00a35f6c" style:font-style-asian="normal" style:font-style-complex="normal"/>
    </style:style>
    <style:style style:name="P156" style:family="paragraph" style:parent-style-name="Text_20_body" style:list-style-name="L74">
      <style:text-properties fo:font-style="normal" style:text-underline-style="none" officeooo:rsid="00a467c1" officeooo:paragraph-rsid="00a467c1" style:font-style-asian="normal" style:font-style-complex="normal"/>
    </style:style>
    <style:style style:name="P157" style:family="paragraph" style:parent-style-name="Text_20_body" style:list-style-name="L82">
      <style:text-properties fo:font-style="normal" style:text-underline-style="none" officeooo:rsid="00c04104" officeooo:paragraph-rsid="00c04104" style:font-style-asian="normal" style:font-style-complex="normal"/>
    </style:style>
    <style:style style:name="P158" style:family="paragraph" style:parent-style-name="Text_20_body" style:list-style-name="L83">
      <style:text-properties fo:font-style="normal" style:text-underline-style="none" officeooo:rsid="00c23e7a" officeooo:paragraph-rsid="00c23e7a" style:font-style-asian="normal" style:font-style-complex="normal"/>
    </style:style>
    <style:style style:name="P159" style:family="paragraph" style:parent-style-name="Text_20_body" style:list-style-name="L84">
      <style:text-properties fo:font-style="normal" style:text-underline-style="none" officeooo:rsid="00c3f96c" officeooo:paragraph-rsid="00c3f96c" style:font-style-asian="normal" style:font-style-complex="normal"/>
    </style:style>
    <style:style style:name="P160" style:family="paragraph" style:parent-style-name="Text_20_body" style:list-style-name="L85">
      <style:text-properties fo:font-style="normal" style:text-underline-style="none" officeooo:rsid="00c3f96c" officeooo:paragraph-rsid="00c3f96c" style:font-style-asian="normal" style:font-style-complex="normal"/>
    </style:style>
    <style:style style:name="P161" style:family="paragraph" style:parent-style-name="Text_20_body" style:list-style-name="L86">
      <style:text-properties fo:font-style="normal" style:text-underline-style="none" officeooo:rsid="00c5ca80" officeooo:paragraph-rsid="00c5ca80" style:font-style-asian="normal" style:font-style-complex="normal"/>
    </style:style>
    <style:style style:name="P162" style:family="paragraph" style:parent-style-name="Text_20_body" style:list-style-name="L87">
      <style:text-properties fo:font-style="normal" style:text-underline-style="none" officeooo:rsid="00c93911" officeooo:paragraph-rsid="00c93911" style:font-style-asian="normal" style:font-style-complex="normal"/>
    </style:style>
    <style:style style:name="P163" style:family="paragraph" style:parent-style-name="Text_20_body" style:list-style-name="L88">
      <style:text-properties fo:font-style="normal" style:text-underline-style="none" officeooo:rsid="00cb360f" officeooo:paragraph-rsid="00cb360f" style:font-style-asian="normal" style:font-style-complex="normal"/>
    </style:style>
    <style:style style:name="P164" style:family="paragraph" style:parent-style-name="Text_20_body" style:list-style-name="L92">
      <style:text-properties fo:font-style="normal" style:text-underline-style="none" officeooo:rsid="00d23879" officeooo:paragraph-rsid="00d23879" style:font-style-asian="normal" style:font-style-complex="normal"/>
    </style:style>
    <style:style style:name="P165" style:family="paragraph" style:parent-style-name="Text_20_body" style:list-style-name="L93">
      <style:text-properties fo:font-style="normal" style:text-underline-style="none" officeooo:rsid="00d23879" officeooo:paragraph-rsid="00d23879" style:font-style-asian="normal" style:font-style-complex="normal"/>
    </style:style>
    <style:style style:name="P166" style:family="paragraph" style:parent-style-name="Text_20_body" style:list-style-name="L93">
      <style:text-properties fo:font-style="normal" style:text-underline-style="none" officeooo:rsid="00d32252" officeooo:paragraph-rsid="00d32252" style:font-style-asian="normal" style:font-style-complex="normal"/>
    </style:style>
    <style:style style:name="P167" style:family="paragraph" style:parent-style-name="Text_20_body" style:list-style-name="L93">
      <style:text-properties fo:font-style="normal" style:text-underline-style="none" officeooo:rsid="00d33c11" officeooo:paragraph-rsid="00d33c11" style:font-style-asian="normal" style:font-style-complex="normal"/>
    </style:style>
    <style:style style:name="P168" style:family="paragraph" style:parent-style-name="Text_20_body" style:list-style-name="L94">
      <style:text-properties fo:font-style="normal" style:text-underline-style="none" officeooo:rsid="00d33c11" officeooo:paragraph-rsid="00d33c11" style:font-style-asian="normal" style:font-style-complex="normal"/>
    </style:style>
    <style:style style:name="P169" style:family="paragraph" style:parent-style-name="Text_20_body" style:list-style-name="L95">
      <style:text-properties fo:font-style="normal" style:text-underline-style="none" officeooo:rsid="00d33c11" officeooo:paragraph-rsid="00d33c11" style:font-style-asian="normal" style:font-style-complex="normal"/>
    </style:style>
    <style:style style:name="P170" style:family="paragraph" style:parent-style-name="Text_20_body" style:list-style-name="L96">
      <style:text-properties fo:font-style="normal" style:text-underline-style="none" officeooo:rsid="00d40073" officeooo:paragraph-rsid="00d40073" style:font-style-asian="normal" style:font-style-complex="normal"/>
    </style:style>
    <style:style style:name="P171" style:family="paragraph" style:parent-style-name="Text_20_body" style:list-style-name="L97">
      <style:text-properties fo:font-style="normal" style:text-underline-style="none" officeooo:rsid="00d40073" officeooo:paragraph-rsid="00d40073" style:font-style-asian="normal" style:font-style-complex="normal"/>
    </style:style>
    <style:style style:name="P172" style:family="paragraph" style:parent-style-name="Text_20_body" style:list-style-name="L98">
      <style:text-properties fo:font-style="normal" style:text-underline-style="none" officeooo:rsid="00de673b" officeooo:paragraph-rsid="00de673b" style:font-style-asian="normal" style:font-style-complex="normal"/>
    </style:style>
    <style:style style:name="P173" style:family="paragraph" style:parent-style-name="Text_20_body" style:list-style-name="L102">
      <style:text-properties fo:font-style="normal" style:text-underline-style="none" officeooo:rsid="00e57627" officeooo:paragraph-rsid="00e57627" style:font-style-asian="normal" style:font-style-complex="normal"/>
    </style:style>
    <style:style style:name="P174" style:family="paragraph" style:parent-style-name="Text_20_body" style:list-style-name="L103">
      <style:text-properties fo:font-style="normal" style:text-underline-style="none" officeooo:rsid="00e7cc27" officeooo:paragraph-rsid="00e7cc27" style:font-style-asian="normal" style:font-style-complex="normal"/>
    </style:style>
    <style:style style:name="P175" style:family="paragraph" style:parent-style-name="Text_20_body" style:list-style-name="L103">
      <style:text-properties fo:font-style="normal" style:text-underline-style="none" officeooo:rsid="00e867b5" officeooo:paragraph-rsid="00e867b5" style:font-style-asian="normal" style:font-style-complex="normal"/>
    </style:style>
    <style:style style:name="P176" style:family="paragraph" style:parent-style-name="Text_20_body" style:list-style-name="L104">
      <style:text-properties fo:font-style="normal" style:text-underline-style="none" officeooo:rsid="00ea4a63" officeooo:paragraph-rsid="00ea4a63" style:font-style-asian="normal" style:font-style-complex="normal"/>
    </style:style>
    <style:style style:name="P177" style:family="paragraph" style:parent-style-name="Text_20_body" style:list-style-name="L104">
      <style:text-properties fo:font-style="normal" style:text-underline-style="none" officeooo:rsid="00ec3d8f" officeooo:paragraph-rsid="00ec3d8f" style:font-style-asian="normal" style:font-style-complex="normal"/>
    </style:style>
    <style:style style:name="P178" style:family="paragraph" style:parent-style-name="Text_20_body" style:list-style-name="L123">
      <style:text-properties fo:font-style="normal" style:text-underline-style="none" officeooo:rsid="01002290" officeooo:paragraph-rsid="01002290" style:font-style-asian="normal" style:font-style-complex="normal"/>
    </style:style>
    <style:style style:name="P179" style:family="paragraph" style:parent-style-name="Text_20_body" style:list-style-name="L124">
      <style:text-properties fo:font-style="normal" style:text-underline-style="none" officeooo:rsid="0100559b" officeooo:paragraph-rsid="0100559b" style:font-style-asian="normal" style:font-style-complex="normal"/>
    </style:style>
    <style:style style:name="P180" style:family="paragraph" style:parent-style-name="Text_20_body" style:list-style-name="L124">
      <style:text-properties fo:font-style="normal" style:text-underline-style="none" officeooo:rsid="0100d274" officeooo:paragraph-rsid="0100d274" style:font-style-asian="normal" style:font-style-complex="normal"/>
    </style:style>
    <style:style style:name="P181" style:family="paragraph" style:parent-style-name="Text_20_body" style:list-style-name="L125">
      <style:text-properties fo:font-style="normal" style:text-underline-style="none" officeooo:rsid="0100d274" officeooo:paragraph-rsid="0100d274" style:font-style-asian="normal" style:font-style-complex="normal"/>
    </style:style>
    <style:style style:name="P182" style:family="paragraph" style:parent-style-name="Text_20_body" style:list-style-name="L126">
      <style:text-properties fo:font-style="normal" style:text-underline-style="none" officeooo:rsid="0102cb3b" officeooo:paragraph-rsid="0102cb3b" style:font-style-asian="normal" style:font-style-complex="normal"/>
    </style:style>
    <style:style style:name="P183" style:family="paragraph" style:parent-style-name="Text_20_body" style:list-style-name="L9">
      <style:text-properties fo:font-style="normal" style:text-underline-style="none" fo:font-weight="normal" officeooo:rsid="002d708e" officeooo:paragraph-rsid="002d708e" style:font-style-asian="normal" style:font-weight-asian="normal" style:font-style-complex="normal" style:font-weight-complex="normal"/>
    </style:style>
    <style:style style:name="P184" style:family="paragraph" style:parent-style-name="Text_20_body" style:list-style-name="L28">
      <style:text-properties fo:font-style="normal" style:text-underline-style="none" fo:font-weight="normal" officeooo:rsid="005da042" officeooo:paragraph-rsid="005da042" style:font-style-asian="normal" style:font-weight-asian="normal" style:font-style-complex="normal" style:font-weight-complex="normal"/>
    </style:style>
    <style:style style:name="P185" style:family="paragraph" style:parent-style-name="Text_20_body" style:list-style-name="L58">
      <style:text-properties fo:font-style="normal" style:text-underline-style="none" fo:font-weight="normal" officeooo:rsid="008ea7ad" officeooo:paragraph-rsid="008ea7ad" style:font-style-asian="normal" style:font-weight-asian="normal" style:font-style-complex="normal" style:font-weight-complex="normal"/>
    </style:style>
    <style:style style:name="P186" style:family="paragraph" style:parent-style-name="Text_20_body" style:list-style-name="L58">
      <style:text-properties fo:font-style="normal" style:text-underline-style="none" fo:font-weight="normal" officeooo:rsid="008f5c13" officeooo:paragraph-rsid="008f5c13" style:font-style-asian="normal" style:font-weight-asian="normal" style:font-style-complex="normal" style:font-weight-complex="normal"/>
    </style:style>
    <style:style style:name="P187" style:family="paragraph" style:parent-style-name="Text_20_body" style:list-style-name="L59">
      <style:text-properties fo:font-style="normal" style:text-underline-style="none" fo:font-weight="normal" officeooo:rsid="009078af" officeooo:paragraph-rsid="009078af" style:font-style-asian="normal" style:font-weight-asian="normal" style:font-style-complex="normal" style:font-weight-complex="normal"/>
    </style:style>
    <style:style style:name="P188" style:family="paragraph" style:parent-style-name="Text_20_body" style:list-style-name="L60">
      <style:text-properties fo:font-style="normal" style:text-underline-style="none" fo:font-weight="normal" officeooo:rsid="0091d11d" officeooo:paragraph-rsid="0091d11d" style:font-style-asian="normal" style:font-weight-asian="normal" style:font-style-complex="normal" style:font-weight-complex="normal"/>
    </style:style>
    <style:style style:name="P189" style:family="paragraph" style:parent-style-name="Text_20_body" style:list-style-name="L61">
      <style:text-properties fo:font-style="normal" style:text-underline-style="none" fo:font-weight="normal" officeooo:rsid="0091d11d" officeooo:paragraph-rsid="0091d11d" style:font-style-asian="normal" style:font-weight-asian="normal" style:font-style-complex="normal" style:font-weight-complex="normal"/>
    </style:style>
    <style:style style:name="P190" style:family="paragraph" style:parent-style-name="Text_20_body" style:list-style-name="L63">
      <style:text-properties fo:font-style="normal" style:text-underline-style="none" fo:font-weight="normal" officeooo:rsid="0096e7c6" officeooo:paragraph-rsid="0096e7c6" style:font-style-asian="normal" style:font-weight-asian="normal" style:font-style-complex="normal" style:font-weight-complex="normal"/>
    </style:style>
    <style:style style:name="P191" style:family="paragraph" style:parent-style-name="Text_20_body" style:list-style-name="L63">
      <style:text-properties fo:font-style="normal" style:text-underline-style="none" fo:font-weight="normal" officeooo:rsid="00988b04" officeooo:paragraph-rsid="00988b04" style:font-style-asian="normal" style:font-weight-asian="normal" style:font-style-complex="normal" style:font-weight-complex="normal"/>
    </style:style>
    <style:style style:name="P192" style:family="paragraph" style:parent-style-name="Text_20_body" style:list-style-name="L63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93" style:family="paragraph" style:parent-style-name="Text_20_body" style:list-style-name="L64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94" style:family="paragraph" style:parent-style-name="Text_20_body" style:list-style-name="L65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95" style:family="paragraph" style:parent-style-name="Text_20_body" style:list-style-name="L66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96" style:family="paragraph" style:parent-style-name="Text_20_body" style:list-style-name="L66">
      <style:text-properties fo:font-style="normal" style:text-underline-style="none" fo:font-weight="normal" officeooo:rsid="009ab6b4" officeooo:paragraph-rsid="009ab6b4" style:font-style-asian="normal" style:font-weight-asian="normal" style:font-style-complex="normal" style:font-weight-complex="normal"/>
    </style:style>
    <style:style style:name="P197" style:family="paragraph" style:parent-style-name="Text_20_body" style:list-style-name="L67">
      <style:text-properties fo:font-style="normal" style:text-underline-style="none" fo:font-weight="normal" officeooo:rsid="009ad60a" officeooo:paragraph-rsid="009ad60a" style:font-style-asian="normal" style:font-weight-asian="normal" style:font-style-complex="normal" style:font-weight-complex="normal"/>
    </style:style>
    <style:style style:name="P198" style:family="paragraph" style:parent-style-name="Text_20_body" style:list-style-name="L68">
      <style:text-properties fo:font-style="normal" style:text-underline-style="none" fo:font-weight="normal" officeooo:rsid="009ad60a" officeooo:paragraph-rsid="009ad60a" style:font-style-asian="normal" style:font-weight-asian="normal" style:font-style-complex="normal" style:font-weight-complex="normal"/>
    </style:style>
    <style:style style:name="P199" style:family="paragraph" style:parent-style-name="Text_20_body" style:list-style-name="L74">
      <style:text-properties fo:font-style="normal" style:text-underline-style="none" fo:font-weight="normal" officeooo:rsid="00a467c1" officeooo:paragraph-rsid="00a467c1" style:font-style-asian="normal" style:font-weight-asian="normal" style:font-style-complex="normal" style:font-weight-complex="normal"/>
    </style:style>
    <style:style style:name="P200" style:family="paragraph" style:parent-style-name="Text_20_body" style:list-style-name="L75">
      <style:text-properties fo:font-style="normal" style:text-underline-style="none" fo:font-weight="normal" officeooo:rsid="00a467c1" officeooo:paragraph-rsid="00a467c1" style:font-style-asian="normal" style:font-weight-asian="normal" style:font-style-complex="normal" style:font-weight-complex="normal"/>
    </style:style>
    <style:style style:name="P201" style:family="paragraph" style:parent-style-name="Text_20_body" style:list-style-name="L76">
      <style:text-properties fo:font-style="normal" style:text-underline-style="none" fo:font-weight="normal" officeooo:rsid="00a7d553" officeooo:paragraph-rsid="00a7d553" style:font-style-asian="normal" style:font-weight-asian="normal" style:font-style-complex="normal" style:font-weight-complex="normal"/>
    </style:style>
    <style:style style:name="P202" style:family="paragraph" style:parent-style-name="Text_20_body" style:list-style-name="L76">
      <style:text-properties fo:font-style="normal" style:text-underline-style="none" fo:font-weight="normal" officeooo:rsid="00a7ef52" officeooo:paragraph-rsid="00a7ef52" style:font-style-asian="normal" style:font-weight-asian="normal" style:font-style-complex="normal" style:font-weight-complex="normal"/>
    </style:style>
    <style:style style:name="P203" style:family="paragraph" style:parent-style-name="Text_20_body" style:list-style-name="L76">
      <style:text-properties fo:font-style="normal" style:text-underline-style="none" fo:font-weight="normal" officeooo:rsid="00a8c904" officeooo:paragraph-rsid="00a8c904" style:font-style-asian="normal" style:font-weight-asian="normal" style:font-style-complex="normal" style:font-weight-complex="normal"/>
    </style:style>
    <style:style style:name="P204" style:family="paragraph" style:parent-style-name="Text_20_body" style:list-style-name="L76">
      <style:text-properties fo:font-style="normal" style:text-underline-style="none" fo:font-weight="normal" officeooo:rsid="00aa75b9" officeooo:paragraph-rsid="00aa75b9" style:font-style-asian="normal" style:font-weight-asian="normal" style:font-style-complex="normal" style:font-weight-complex="normal"/>
    </style:style>
    <style:style style:name="P205" style:family="paragraph" style:parent-style-name="Text_20_body" style:list-style-name="L76">
      <style:text-properties fo:font-style="normal" style:text-underline-style="none" fo:font-weight="normal" officeooo:rsid="00abf854" officeooo:paragraph-rsid="00abf854" style:font-style-asian="normal" style:font-weight-asian="normal" style:font-style-complex="normal" style:font-weight-complex="normal"/>
    </style:style>
    <style:style style:name="P206" style:family="paragraph" style:parent-style-name="Text_20_body" style:list-style-name="L76">
      <style:text-properties fo:font-style="normal" style:text-underline-style="none" fo:font-weight="normal" officeooo:rsid="00b15688" officeooo:paragraph-rsid="00b15688" style:font-style-asian="normal" style:font-weight-asian="normal" style:font-style-complex="normal" style:font-weight-complex="normal"/>
    </style:style>
    <style:style style:name="P207" style:family="paragraph" style:parent-style-name="Text_20_body" style:list-style-name="L76">
      <style:text-properties fo:font-style="normal" style:text-underline-style="none" fo:font-weight="normal" officeooo:rsid="00b163df" officeooo:paragraph-rsid="00b163df" style:font-style-asian="normal" style:font-weight-asian="normal" style:font-style-complex="normal" style:font-weight-complex="normal"/>
    </style:style>
    <style:style style:name="P208" style:family="paragraph" style:parent-style-name="Text_20_body" style:list-style-name="L76">
      <style:text-properties fo:font-style="normal" style:text-underline-style="none" fo:font-weight="normal" officeooo:rsid="00b1f7d3" officeooo:paragraph-rsid="00b1f7d3" style:font-style-asian="normal" style:font-weight-asian="normal" style:font-style-complex="normal" style:font-weight-complex="normal"/>
    </style:style>
    <style:style style:name="P209" style:family="paragraph" style:parent-style-name="Text_20_body" style:list-style-name="L76">
      <style:text-properties fo:font-style="normal" style:text-underline-style="none" fo:font-weight="normal" officeooo:rsid="00b23c9b" officeooo:paragraph-rsid="00b23c9b" style:font-style-asian="normal" style:font-weight-asian="normal" style:font-style-complex="normal" style:font-weight-complex="normal"/>
    </style:style>
    <style:style style:name="P210" style:family="paragraph" style:parent-style-name="Text_20_body" style:list-style-name="L76">
      <style:text-properties fo:font-style="normal" style:text-underline-style="none" fo:font-weight="normal" officeooo:rsid="00b3fbde" officeooo:paragraph-rsid="00b3fbde" style:font-style-asian="normal" style:font-weight-asian="normal" style:font-style-complex="normal" style:font-weight-complex="normal"/>
    </style:style>
    <style:style style:name="P211" style:family="paragraph" style:parent-style-name="Text_20_body" style:list-style-name="L76">
      <style:text-properties fo:font-style="normal" style:text-underline-style="none" fo:font-weight="normal" officeooo:rsid="00b58332" officeooo:paragraph-rsid="00b58332" style:font-style-asian="normal" style:font-weight-asian="normal" style:font-style-complex="normal" style:font-weight-complex="normal"/>
    </style:style>
    <style:style style:name="P212" style:family="paragraph" style:parent-style-name="Text_20_body" style:list-style-name="L79">
      <style:text-properties fo:font-style="normal" style:text-underline-style="none" fo:font-weight="normal" officeooo:rsid="00b498f8" officeooo:paragraph-rsid="00b498f8" style:font-style-asian="normal" style:font-weight-asian="normal" style:font-style-complex="normal" style:font-weight-complex="normal"/>
    </style:style>
    <style:style style:name="P213" style:family="paragraph" style:parent-style-name="Text_20_body" style:list-style-name="L97">
      <style:text-properties fo:font-style="normal" style:text-underline-style="none" fo:font-weight="normal" officeooo:rsid="00d40073" officeooo:paragraph-rsid="00d40073" style:font-style-asian="normal" style:font-weight-asian="normal" style:font-style-complex="normal" style:font-weight-complex="normal"/>
    </style:style>
    <style:style style:name="P214" style:family="paragraph" style:parent-style-name="Text_20_body" style:list-style-name="L99">
      <style:text-properties fo:font-style="normal" style:text-underline-style="none" fo:font-weight="normal" officeooo:rsid="00e16a38" officeooo:paragraph-rsid="00e16a38" style:font-style-asian="normal" style:font-weight-asian="normal" style:font-style-complex="normal" style:font-weight-complex="normal"/>
    </style:style>
    <style:style style:name="P215" style:family="paragraph" style:parent-style-name="Text_20_body" style:list-style-name="L100">
      <style:text-properties fo:font-style="normal" style:text-underline-style="none" fo:font-weight="normal" officeooo:rsid="00e16a38" officeooo:paragraph-rsid="00e16a38" style:font-style-asian="normal" style:font-weight-asian="normal" style:font-style-complex="normal" style:font-weight-complex="normal"/>
    </style:style>
    <style:style style:name="P216" style:family="paragraph" style:parent-style-name="Text_20_body" style:list-style-name="L100">
      <style:text-properties fo:font-style="normal" style:text-underline-style="none" fo:font-weight="normal" officeooo:rsid="00e321f9" officeooo:paragraph-rsid="00e321f9" style:font-style-asian="normal" style:font-weight-asian="normal" style:font-style-complex="normal" style:font-weight-complex="normal"/>
    </style:style>
    <style:style style:name="P217" style:family="paragraph" style:parent-style-name="Text_20_body" style:list-style-name="L101">
      <style:text-properties fo:font-style="normal" style:text-underline-style="none" fo:font-weight="normal" officeooo:rsid="00e377f5" officeooo:paragraph-rsid="00e377f5" style:font-style-asian="normal" style:font-weight-asian="normal" style:font-style-complex="normal" style:font-weight-complex="normal"/>
    </style:style>
    <style:style style:name="P218" style:family="paragraph" style:parent-style-name="Text_20_body" style:list-style-name="L4">
      <style:text-properties fo:font-style="normal" officeooo:rsid="001830b9" officeooo:paragraph-rsid="001830b9" style:font-style-asian="normal" style:font-style-complex="normal"/>
    </style:style>
    <style:style style:name="P219" style:family="paragraph" style:parent-style-name="Text_20_body" style:list-style-name="L29">
      <style:text-properties fo:font-style="normal" officeooo:rsid="005ecd66" officeooo:paragraph-rsid="005ecd66" style:font-style-asian="normal" style:font-style-complex="normal"/>
    </style:style>
    <style:style style:name="P220" style:family="paragraph" style:parent-style-name="Text_20_body" style:list-style-name="L122">
      <style:text-properties fo:font-style="normal" officeooo:rsid="01002290" officeooo:paragraph-rsid="01002290" style:font-style-asian="normal" style:font-style-complex="normal"/>
    </style:style>
    <style:style style:name="P221" style:family="paragraph" style:parent-style-name="Text_20_body" style:list-style-name="L7">
      <style:text-properties fo:font-style="normal" style:text-underline-style="solid" style:text-underline-width="auto" style:text-underline-color="font-color" officeooo:rsid="00245a61" officeooo:paragraph-rsid="00245a61" style:font-style-asian="normal" style:font-style-complex="normal"/>
    </style:style>
    <style:style style:name="P222" style:family="paragraph" style:parent-style-name="Text_20_body" style:list-style-name="L7">
      <style:text-properties fo:font-style="normal" style:text-underline-style="solid" style:text-underline-width="auto" style:text-underline-color="font-color" officeooo:rsid="00264d33" officeooo:paragraph-rsid="00264d33" style:font-style-asian="normal" style:font-style-complex="normal"/>
    </style:style>
    <style:style style:name="P223" style:family="paragraph" style:parent-style-name="Text_20_body" style:list-style-name="L27">
      <style:text-properties fo:font-style="normal" style:text-underline-style="solid" style:text-underline-width="auto" style:text-underline-color="font-color" officeooo:rsid="00530f20" officeooo:paragraph-rsid="00530f20" style:font-style-asian="normal" style:font-style-complex="normal"/>
    </style:style>
    <style:style style:name="P224" style:family="paragraph" style:parent-style-name="Text_20_body" style:list-style-name="L74">
      <style:text-properties fo:font-style="normal" style:text-underline-style="solid" style:text-underline-width="auto" style:text-underline-color="font-color" officeooo:rsid="00a467c1" officeooo:paragraph-rsid="00a467c1" style:font-style-asian="normal" style:font-style-complex="normal"/>
    </style:style>
    <style:style style:name="P225" style:family="paragraph" style:parent-style-name="Text_20_body">
      <style:text-properties fo:font-style="normal" style:text-underline-style="solid" style:text-underline-width="auto" style:text-underline-color="font-color" officeooo:rsid="00dfc424" officeooo:paragraph-rsid="00dfc424" style:font-style-asian="normal" style:font-style-complex="normal"/>
    </style:style>
    <style:style style:name="P226" style:family="paragraph" style:parent-style-name="Text_20_body">
      <style:text-properties fo:font-style="normal" style:text-underline-style="solid" style:text-underline-width="auto" style:text-underline-color="font-color" officeooo:rsid="00e7cc27" officeooo:paragraph-rsid="00e7cc27" style:font-style-asian="normal" style:font-style-complex="normal"/>
    </style:style>
    <style:style style:name="P227" style:family="paragraph" style:parent-style-name="Text_20_body">
      <style:text-properties fo:font-style="normal" style:text-underline-style="solid" style:text-underline-width="auto" style:text-underline-color="font-color" officeooo:rsid="00e867b5" officeooo:paragraph-rsid="00e867b5" style:font-style-asian="normal" style:font-style-complex="normal"/>
    </style:style>
    <style:style style:name="P228" style:family="paragraph" style:parent-style-name="Text_20_body">
      <style:text-properties fo:font-style="normal" style:text-underline-style="solid" style:text-underline-width="auto" style:text-underline-color="font-color" officeooo:rsid="01002290" officeooo:paragraph-rsid="01002290" style:font-style-asian="normal" style:font-style-complex="normal"/>
    </style:style>
    <style:style style:name="P229" style:family="paragraph" style:parent-style-name="Text_20_body">
      <style:text-properties fo:font-style="normal" style:text-underline-style="solid" style:text-underline-width="auto" style:text-underline-color="font-color" officeooo:rsid="0100559b" officeooo:paragraph-rsid="0100559b" style:font-style-asian="normal" style:font-style-complex="normal"/>
    </style:style>
    <style:style style:name="P230" style:family="paragraph" style:parent-style-name="Text_20_body">
      <style:text-properties fo:font-style="normal" style:text-underline-style="solid" style:text-underline-width="auto" style:text-underline-color="font-color" officeooo:rsid="0100d274" officeooo:paragraph-rsid="0100d274" style:font-style-asian="normal" style:font-style-complex="normal"/>
    </style:style>
    <style:style style:name="P231" style:family="paragraph" style:parent-style-name="Text_20_body">
      <style:text-properties fo:font-style="normal" style:text-underline-style="solid" style:text-underline-width="auto" style:text-underline-color="font-color" officeooo:rsid="0102a0d5" officeooo:paragraph-rsid="0102a0d5" style:font-style-asian="normal" style:font-style-complex="normal"/>
    </style:style>
    <style:style style:name="P232" style:family="paragraph" style:parent-style-name="Text_20_body">
      <style:text-properties fo:font-style="normal" style:text-underline-style="solid" style:text-underline-width="auto" style:text-underline-color="font-color" officeooo:rsid="0116bf09" officeooo:paragraph-rsid="0116bf09" style:font-style-asian="normal" style:font-style-complex="normal"/>
    </style:style>
    <style:style style:name="P233" style:family="paragraph" style:parent-style-name="Text_20_body" style:list-style-name="L127">
      <style:text-properties fo:font-style="normal" style:text-underline-style="solid" style:text-underline-width="auto" style:text-underline-color="font-color" officeooo:rsid="0116bf09" officeooo:paragraph-rsid="0116bf09" style:font-style-asian="normal" style:font-style-complex="normal"/>
    </style:style>
    <style:style style:name="P234" style:family="paragraph" style:parent-style-name="Text_20_body">
      <style:text-properties fo:font-style="normal" style:text-underline-style="solid" style:text-underline-width="auto" style:text-underline-color="font-color" officeooo:rsid="01181190" officeooo:paragraph-rsid="01181190" style:font-style-asian="normal" style:font-style-complex="normal"/>
    </style:style>
    <style:style style:name="P235" style:family="paragraph" style:parent-style-name="Text_20_body" style:list-style-name="L128">
      <style:text-properties fo:font-style="normal" style:text-underline-style="solid" style:text-underline-width="auto" style:text-underline-color="font-color" officeooo:rsid="01181190" officeooo:paragraph-rsid="01181190" style:font-style-asian="normal" style:font-style-complex="normal"/>
    </style:style>
    <style:style style:name="P236" style:family="paragraph" style:parent-style-name="Text_20_body">
      <style:text-properties fo:font-style="normal" style:text-underline-style="solid" style:text-underline-width="auto" style:text-underline-color="font-color" officeooo:rsid="011932ed" officeooo:paragraph-rsid="011932ed" style:font-style-asian="normal" style:font-style-complex="normal"/>
    </style:style>
    <style:style style:name="P237" style:family="paragraph" style:parent-style-name="Text_20_body" style:list-style-name="L129">
      <style:text-properties fo:font-style="normal" style:text-underline-style="solid" style:text-underline-width="auto" style:text-underline-color="font-color" officeooo:rsid="011932ed" officeooo:paragraph-rsid="011932ed" style:font-style-asian="normal" style:font-style-complex="normal"/>
    </style:style>
    <style:style style:name="P238" style:family="paragraph" style:parent-style-name="Text_20_body" style:list-style-name="L130">
      <style:text-properties fo:font-style="normal" style:text-underline-style="solid" style:text-underline-width="auto" style:text-underline-color="font-color" officeooo:rsid="011932ed" officeooo:paragraph-rsid="011932ed" style:font-style-asian="normal" style:font-style-complex="normal"/>
    </style:style>
    <style:style style:name="P239" style:family="paragraph" style:parent-style-name="Text_20_body" style:list-style-name="L28">
      <style:text-properties fo:font-style="normal" style:text-underline-style="solid" style:text-underline-width="auto" style:text-underline-color="font-color" fo:font-weight="normal" officeooo:rsid="005da042" officeooo:paragraph-rsid="005da042" style:font-style-asian="normal" style:font-weight-asian="normal" style:font-style-complex="normal" style:font-weight-complex="normal"/>
    </style:style>
    <style:style style:name="P240" style:family="paragraph" style:parent-style-name="Text_20_body" style:list-style-name="L63">
      <style:text-properties fo:font-style="normal" style:text-underline-style="solid" style:text-underline-width="auto" style:text-underline-color="font-color" fo:font-weight="normal" officeooo:rsid="0096e7c6" officeooo:paragraph-rsid="0096e7c6" style:font-style-asian="normal" style:font-weight-asian="normal" style:font-style-complex="normal" style:font-weight-complex="normal"/>
    </style:style>
    <style:style style:name="P241" style:family="paragraph" style:parent-style-name="Text_20_body" style:list-style-name="L63">
      <style:text-properties fo:font-style="normal" style:text-underline-style="solid" style:text-underline-width="auto" style:text-underline-color="font-color" fo:font-weight="normal" officeooo:rsid="00988b04" officeooo:paragraph-rsid="00988b04" style:font-style-asian="normal" style:font-weight-asian="normal" style:font-style-complex="normal" style:font-weight-complex="normal"/>
    </style:style>
    <style:style style:name="P242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8460" officeooo:paragraph-rsid="00ac8460" style:font-style-asian="normal" style:font-weight-asian="normal" style:font-style-complex="normal" style:font-weight-complex="normal"/>
    </style:style>
    <style:style style:name="P243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8460" officeooo:paragraph-rsid="00acd243" style:font-style-asian="normal" style:font-weight-asian="normal" style:font-style-complex="normal" style:font-weight-complex="normal"/>
    </style:style>
    <style:style style:name="P244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8460" officeooo:paragraph-rsid="00ad91a3" style:font-style-asian="normal" style:font-weight-asian="normal" style:font-style-complex="normal" style:font-weight-complex="normal"/>
    </style:style>
    <style:style style:name="P245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ee28" officeooo:paragraph-rsid="00acee28" style:font-style-asian="normal" style:font-weight-asian="normal" style:font-style-complex="normal" style:font-weight-complex="normal"/>
    </style:style>
    <style:style style:name="P246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e2c40" officeooo:paragraph-rsid="00ae2c40" style:font-style-asian="normal" style:font-weight-asian="normal" style:font-style-complex="normal" style:font-weight-complex="normal"/>
    </style:style>
    <style:style style:name="P247" style:family="paragraph" style:parent-style-name="Text_20_body" style:list-style-name="L79">
      <style:text-properties fo:font-style="normal" style:text-underline-style="solid" style:text-underline-width="auto" style:text-underline-color="font-color" fo:font-weight="normal" officeooo:rsid="00b498f8" officeooo:paragraph-rsid="00b498f8" style:font-style-asian="normal" style:font-weight-asian="normal" style:font-style-complex="normal" style:font-weight-complex="normal"/>
    </style:style>
    <style:style style:name="P248" style:family="paragraph" style:parent-style-name="Text_20_body">
      <style:text-properties fo:font-style="normal" style:text-underline-style="solid" style:text-underline-width="auto" style:text-underline-color="font-color" fo:font-weight="normal" officeooo:rsid="00e16a38" officeooo:paragraph-rsid="00e16a38" style:font-style-asian="normal" style:font-weight-asian="normal" style:font-style-complex="normal" style:font-weight-complex="normal"/>
    </style:style>
    <style:style style:name="P249" style:family="paragraph" style:parent-style-name="Text_20_body">
      <style:text-properties fo:font-style="normal" style:text-underline-style="solid" style:text-underline-width="auto" style:text-underline-color="font-color" fo:font-weight="normal" officeooo:rsid="00e377f5" officeooo:paragraph-rsid="00e377f5" style:font-style-asian="normal" style:font-weight-asian="normal" style:font-style-complex="normal" style:font-weight-complex="normal"/>
    </style:style>
    <style:style style:name="P250" style:family="paragraph" style:parent-style-name="Text_20_body" style:list-style-name="L130">
      <style:text-properties fo:font-style="normal" style:text-underline-style="solid" style:text-underline-width="auto" style:text-underline-color="font-color" fo:font-weight="bold" officeooo:rsid="011932ed" officeooo:paragraph-rsid="011932ed" style:font-style-asian="normal" style:font-weight-asian="bold" style:font-style-complex="normal" style:font-weight-complex="bold"/>
    </style:style>
    <style:style style:name="P251" style:family="paragraph" style:parent-style-name="Text_20_body">
      <style:text-properties fo:font-style="normal" style:text-underline-style="solid" style:text-underline-width="auto" style:text-underline-color="font-color" fo:font-weight="bold" officeooo:rsid="011932ed" officeooo:paragraph-rsid="011932ed" style:font-style-asian="normal" style:font-weight-asian="bold" style:font-style-complex="normal" style:font-weight-complex="bold"/>
    </style:style>
    <style:style style:name="P252" style:family="paragraph" style:parent-style-name="Text_20_body" style:list-style-name="L131">
      <style:text-properties fo:font-style="normal" style:text-underline-style="solid" style:text-underline-width="auto" style:text-underline-color="font-color" fo:font-weight="bold" officeooo:rsid="011932ed" officeooo:paragraph-rsid="011932ed" style:font-style-asian="normal" style:font-weight-asian="bold" style:font-style-complex="normal" style:font-weight-complex="bold"/>
    </style:style>
    <style:style style:name="P253" style:family="paragraph" style:parent-style-name="Text_20_body" style:list-style-name="L132">
      <style:text-properties fo:font-style="normal" style:text-underline-style="solid" style:text-underline-width="auto" style:text-underline-color="font-color" fo:font-weight="bold" officeooo:rsid="011932ed" officeooo:paragraph-rsid="011932ed" style:font-style-asian="normal" style:font-weight-asian="bold" style:font-style-complex="normal" style:font-weight-complex="bold"/>
    </style:style>
    <style:style style:name="P254" style:family="paragraph" style:parent-style-name="Text_20_body" style:list-style-name="L132">
      <style:text-properties fo:font-style="normal" style:text-underline-style="solid" style:text-underline-width="auto" style:text-underline-color="font-color" fo:font-weight="bold" officeooo:rsid="011a8ed7" officeooo:paragraph-rsid="011a8ed7" style:font-style-asian="normal" style:font-weight-asian="bold" style:font-style-complex="normal" style:font-weight-complex="bold"/>
    </style:style>
    <style:style style:name="P255" style:family="paragraph" style:parent-style-name="Text_20_body" style:list-style-name="L133">
      <style:text-properties fo:font-style="normal" style:text-underline-style="solid" style:text-underline-width="auto" style:text-underline-color="font-color" fo:font-weight="bold" officeooo:rsid="011a8ed7" officeooo:paragraph-rsid="011a8ed7" style:font-style-asian="normal" style:font-weight-asian="bold" style:font-style-complex="normal" style:font-weight-complex="bold"/>
    </style:style>
    <style:style style:name="P256" style:family="paragraph" style:parent-style-name="Text_20_body" style:list-style-name="L133">
      <style:text-properties fo:font-style="normal" style:text-underline-style="solid" style:text-underline-width="auto" style:text-underline-color="font-color" fo:font-weight="bold" officeooo:rsid="011b2d4c" officeooo:paragraph-rsid="011b2d4c" style:font-style-asian="normal" style:font-weight-asian="bold" style:font-style-complex="normal" style:font-weight-complex="bold"/>
    </style:style>
    <style:style style:name="P257" style:family="paragraph" style:parent-style-name="Text_20_body">
      <style:text-properties fo:font-style="normal" style:text-underline-style="solid" style:text-underline-width="auto" style:text-underline-color="font-color" fo:font-weight="bold" officeooo:rsid="011b2d4c" officeooo:paragraph-rsid="011b2d4c" style:font-style-asian="normal" style:font-weight-asian="bold" style:font-style-complex="normal" style:font-weight-complex="bold"/>
    </style:style>
    <style:style style:name="P258" style:family="paragraph" style:parent-style-name="Text_20_body" style:list-style-name="L134">
      <style:text-properties fo:font-style="normal" style:text-underline-style="solid" style:text-underline-width="auto" style:text-underline-color="font-color" fo:font-weight="bold" officeooo:rsid="011b2d4c" officeooo:paragraph-rsid="011b2d4c" style:font-style-asian="normal" style:font-weight-asian="bold" style:font-style-complex="normal" style:font-weight-complex="bold"/>
    </style:style>
    <style:style style:name="P259" style:family="paragraph" style:parent-style-name="Text_20_body">
      <style:text-properties fo:font-style="normal" style:text-underline-style="solid" style:text-underline-width="auto" style:text-underline-color="font-color" fo:font-weight="bold" officeooo:rsid="011caf98" officeooo:paragraph-rsid="011caf98" style:font-style-asian="normal" style:font-weight-asian="bold" style:font-style-complex="normal" style:font-weight-complex="bold"/>
    </style:style>
    <style:style style:name="P260" style:family="paragraph" style:parent-style-name="Text_20_body" style:list-style-name="L135">
      <style:text-properties fo:font-style="normal" style:text-underline-style="solid" style:text-underline-width="auto" style:text-underline-color="font-color" fo:font-weight="bold" officeooo:rsid="011caf98" officeooo:paragraph-rsid="011caf98" style:font-style-asian="normal" style:font-weight-asian="bold" style:font-style-complex="normal" style:font-weight-complex="bold"/>
    </style:style>
    <style:style style:name="P261" style:family="paragraph" style:parent-style-name="Text_20_body" style:list-style-name="L136">
      <style:text-properties fo:font-style="normal" style:text-underline-style="solid" style:text-underline-width="auto" style:text-underline-color="font-color" fo:font-weight="bold" officeooo:rsid="011caf98" officeooo:paragraph-rsid="011caf98" style:font-style-asian="normal" style:font-weight-asian="bold" style:font-style-complex="normal" style:font-weight-complex="bold"/>
    </style:style>
    <style:style style:name="P262" style:family="paragraph" style:parent-style-name="Text_20_body" style:list-style-name="L1">
      <style:text-properties officeooo:rsid="000c2780" officeooo:paragraph-rsid="000c2780"/>
    </style:style>
    <style:style style:name="P263" style:family="paragraph" style:parent-style-name="Text_20_body" style:list-style-name="L2">
      <style:text-properties officeooo:paragraph-rsid="000d4510"/>
    </style:style>
    <style:style style:name="P264" style:family="paragraph" style:parent-style-name="Text_20_body" style:list-style-name="L2">
      <style:text-properties officeooo:rsid="000d4510" officeooo:paragraph-rsid="000d4510"/>
    </style:style>
    <style:style style:name="P265" style:family="paragraph" style:parent-style-name="Text_20_body" style:list-style-name="L3">
      <style:text-properties officeooo:rsid="0015cd49" officeooo:paragraph-rsid="00169f22"/>
    </style:style>
    <style:style style:name="P266" style:family="paragraph" style:parent-style-name="Text_20_body" style:list-style-name="L4">
      <style:text-properties officeooo:rsid="0015cd49" officeooo:paragraph-rsid="00169f22"/>
    </style:style>
    <style:style style:name="P267" style:family="paragraph" style:parent-style-name="Text_20_body" style:list-style-name="L4">
      <style:text-properties officeooo:paragraph-rsid="001830b9"/>
    </style:style>
    <style:style style:name="P268" style:family="paragraph" style:parent-style-name="Text_20_body" style:list-style-name="L4">
      <style:text-properties officeooo:paragraph-rsid="001830b9"/>
    </style:style>
    <style:style style:name="P269" style:family="paragraph" style:parent-style-name="Text_20_body" style:list-style-name="L4">
      <style:text-properties officeooo:rsid="001830b9" officeooo:paragraph-rsid="001830b9"/>
    </style:style>
    <style:style style:name="P270" style:family="paragraph" style:parent-style-name="Text_20_body" style:list-style-name="L5">
      <style:text-properties officeooo:rsid="002068d1" officeooo:paragraph-rsid="002068d1"/>
    </style:style>
    <style:style style:name="P271" style:family="paragraph" style:parent-style-name="Text_20_body" style:list-style-name="L6">
      <style:text-properties officeooo:paragraph-rsid="00218b5a"/>
    </style:style>
    <style:style style:name="P272" style:family="paragraph" style:parent-style-name="Text_20_body" style:list-style-name="L6">
      <style:text-properties officeooo:rsid="00218b5a" officeooo:paragraph-rsid="00218b5a"/>
    </style:style>
    <style:style style:name="P273" style:family="paragraph" style:parent-style-name="Text_20_body" style:list-style-name="L6">
      <style:text-properties officeooo:rsid="0022bd2b" officeooo:paragraph-rsid="0022bd2b"/>
    </style:style>
    <style:style style:name="P274" style:family="paragraph" style:parent-style-name="Text_20_body" style:list-style-name="L8">
      <style:text-properties officeooo:rsid="0027ac28" officeooo:paragraph-rsid="0027ac28"/>
    </style:style>
    <style:style style:name="P275" style:family="paragraph" style:parent-style-name="Text_20_body" style:list-style-name="L9">
      <style:text-properties officeooo:paragraph-rsid="002b4c6c"/>
    </style:style>
    <style:style style:name="P276" style:family="paragraph" style:parent-style-name="Text_20_body" style:list-style-name="L9">
      <style:text-properties style:text-underline-style="solid" style:text-underline-width="auto" style:text-underline-color="font-color" officeooo:rsid="002a462f" officeooo:paragraph-rsid="002a462f"/>
    </style:style>
    <style:style style:name="P277" style:family="paragraph" style:parent-style-name="Text_20_body" style:list-style-name="L9">
      <style:text-properties style:text-underline-style="solid" style:text-underline-width="auto" style:text-underline-color="font-color" officeooo:rsid="002a462f" officeooo:paragraph-rsid="002b4c6c"/>
    </style:style>
    <style:style style:name="P278" style:family="paragraph" style:parent-style-name="Text_20_body" style:list-style-name="L9">
      <style:text-properties style:text-underline-style="solid" style:text-underline-width="auto" style:text-underline-color="font-color" officeooo:rsid="002bba10" officeooo:paragraph-rsid="002bba10"/>
    </style:style>
    <style:style style:name="P279" style:family="paragraph" style:parent-style-name="Text_20_body" style:list-style-name="L9">
      <style:text-properties style:text-underline-style="solid" style:text-underline-width="auto" style:text-underline-color="font-color" fo:font-weight="bold" officeooo:rsid="002d708e" officeooo:paragraph-rsid="002d708e" style:font-weight-asian="bold" style:font-weight-complex="bold"/>
    </style:style>
    <style:style style:name="P280" style:family="paragraph" style:parent-style-name="Text_20_body" style:list-style-name="L97">
      <style:text-properties style:text-underline-style="solid" style:text-underline-width="auto" style:text-underline-color="font-color" fo:font-weight="bold" officeooo:rsid="00d40073" officeooo:paragraph-rsid="00d40073" style:font-weight-asian="bold" style:font-weight-complex="bold"/>
    </style:style>
    <style:style style:name="P281" style:family="paragraph" style:parent-style-name="Text_20_body" style:list-style-name="L9">
      <style:text-properties style:text-underline-style="solid" style:text-underline-width="auto" style:text-underline-color="font-color" officeooo:rsid="002db7be" officeooo:paragraph-rsid="002db7be"/>
    </style:style>
    <style:style style:name="P282" style:family="paragraph" style:parent-style-name="Text_20_body" style:list-style-name="L12">
      <style:text-properties style:text-underline-style="solid" style:text-underline-width="auto" style:text-underline-color="font-color" officeooo:rsid="003d8e50" officeooo:paragraph-rsid="003d8e50"/>
    </style:style>
    <style:style style:name="P283" style:family="paragraph" style:parent-style-name="Text_20_body" style:list-style-name="L16">
      <style:text-properties style:text-underline-style="solid" style:text-underline-width="auto" style:text-underline-color="font-color" fo:font-weight="normal" officeooo:rsid="00455ecc" officeooo:paragraph-rsid="00455ecc" style:font-weight-asian="normal" style:font-weight-complex="normal"/>
    </style:style>
    <style:style style:name="P284" style:family="paragraph" style:parent-style-name="Text_20_body" style:list-style-name="L16">
      <style:text-properties style:text-underline-style="solid" style:text-underline-width="auto" style:text-underline-color="font-color" officeooo:rsid="0045a5fc" officeooo:paragraph-rsid="0045a5fc"/>
    </style:style>
    <style:style style:name="P285" style:family="paragraph" style:parent-style-name="Text_20_body" style:list-style-name="L21">
      <style:text-properties style:text-underline-style="solid" style:text-underline-width="auto" style:text-underline-color="font-color" officeooo:rsid="00494b63" officeooo:paragraph-rsid="00494b63"/>
    </style:style>
    <style:style style:name="P286" style:family="paragraph" style:parent-style-name="Text_20_body" style:list-style-name="L28">
      <style:text-properties style:text-underline-style="solid" style:text-underline-width="auto" style:text-underline-color="font-color" officeooo:rsid="005da042" officeooo:paragraph-rsid="005da042"/>
    </style:style>
    <style:style style:name="P287" style:family="paragraph" style:parent-style-name="Text_20_body" style:list-style-name="L71">
      <style:text-properties style:text-underline-style="solid" style:text-underline-width="auto" style:text-underline-color="font-color" officeooo:rsid="00a1adc4" officeooo:paragraph-rsid="00a1adc4"/>
    </style:style>
    <style:style style:name="P288" style:family="paragraph" style:parent-style-name="Text_20_body" style:list-style-name="L71">
      <style:text-properties style:text-underline-style="solid" style:text-underline-width="auto" style:text-underline-color="font-color" officeooo:rsid="00a1e073" officeooo:paragraph-rsid="00a1e073"/>
    </style:style>
    <style:style style:name="P289" style:family="paragraph" style:parent-style-name="Text_20_body" style:list-style-name="L76">
      <style:text-properties style:text-underline-style="solid" style:text-underline-width="auto" style:text-underline-color="font-color" officeooo:rsid="00a7ef52" officeooo:paragraph-rsid="00a7ef52"/>
    </style:style>
    <style:style style:name="P290" style:family="paragraph" style:parent-style-name="Text_20_body" style:list-style-name="L81">
      <style:text-properties style:text-underline-style="solid" style:text-underline-width="auto" style:text-underline-color="font-color" officeooo:rsid="00bcbfac" officeooo:paragraph-rsid="00bcbfac"/>
    </style:style>
    <style:style style:name="P291" style:family="paragraph" style:parent-style-name="Text_20_body" style:list-style-name="L81">
      <style:text-properties style:text-underline-style="solid" style:text-underline-width="auto" style:text-underline-color="font-color" officeooo:rsid="00bdf806" officeooo:paragraph-rsid="00bdf806"/>
    </style:style>
    <style:style style:name="P292" style:family="paragraph" style:parent-style-name="Text_20_body" style:list-style-name="L82">
      <style:text-properties style:text-underline-style="solid" style:text-underline-width="auto" style:text-underline-color="font-color" officeooo:rsid="00c04104" officeooo:paragraph-rsid="00c04104"/>
    </style:style>
    <style:style style:name="P293" style:family="paragraph" style:parent-style-name="Text_20_body" style:list-style-name="L89">
      <style:text-properties style:text-underline-style="solid" style:text-underline-width="auto" style:text-underline-color="font-color" officeooo:rsid="00ce204a" officeooo:paragraph-rsid="00ce204a"/>
    </style:style>
    <style:style style:name="P294" style:family="paragraph" style:parent-style-name="Text_20_body" style:list-style-name="L91">
      <style:text-properties style:text-underline-style="solid" style:text-underline-width="auto" style:text-underline-color="font-color" officeooo:rsid="00d1bda0" officeooo:paragraph-rsid="00d1bda0"/>
    </style:style>
    <style:style style:name="P295" style:family="paragraph" style:parent-style-name="Text_20_body" style:list-style-name="L95">
      <style:text-properties style:text-underline-style="solid" style:text-underline-width="auto" style:text-underline-color="font-color" officeooo:rsid="00d33c11" officeooo:paragraph-rsid="00d33c11"/>
    </style:style>
    <style:style style:name="P296" style:family="paragraph" style:parent-style-name="Text_20_body" style:list-style-name="L98">
      <style:text-properties style:text-underline-style="solid" style:text-underline-width="auto" style:text-underline-color="font-color" officeooo:rsid="00de673b" officeooo:paragraph-rsid="00de673b"/>
    </style:style>
    <style:style style:name="P297" style:family="paragraph" style:parent-style-name="Text_20_body" style:list-style-name="L99">
      <style:text-properties style:text-underline-style="solid" style:text-underline-width="auto" style:text-underline-color="font-color" officeooo:rsid="00dfc424" officeooo:paragraph-rsid="00dfc424"/>
    </style:style>
    <style:style style:name="P298" style:family="paragraph" style:parent-style-name="Text_20_body" style:list-style-name="L99">
      <style:text-properties style:text-underline-style="solid" style:text-underline-width="auto" style:text-underline-color="font-color" officeooo:rsid="00e16a38" officeooo:paragraph-rsid="00e16a38"/>
    </style:style>
    <style:style style:name="P299" style:family="paragraph" style:parent-style-name="Text_20_body" style:list-style-name="L100">
      <style:text-properties style:text-underline-style="solid" style:text-underline-width="auto" style:text-underline-color="font-color" officeooo:rsid="00e321f9" officeooo:paragraph-rsid="00e321f9"/>
    </style:style>
    <style:style style:name="P300" style:family="paragraph" style:parent-style-name="Text_20_body" style:list-style-name="L102">
      <style:text-properties style:text-underline-style="solid" style:text-underline-width="auto" style:text-underline-color="font-color" officeooo:rsid="00e57627" officeooo:paragraph-rsid="00e57627"/>
    </style:style>
    <style:style style:name="P301" style:family="paragraph" style:parent-style-name="Text_20_body" style:list-style-name="L103">
      <style:text-properties style:text-underline-style="solid" style:text-underline-width="auto" style:text-underline-color="font-color" officeooo:rsid="00e867b5" officeooo:paragraph-rsid="00e867b5"/>
    </style:style>
    <style:style style:name="P302" style:family="paragraph" style:parent-style-name="Text_20_body" style:list-style-name="L104">
      <style:text-properties style:text-underline-style="solid" style:text-underline-width="auto" style:text-underline-color="font-color" officeooo:rsid="00ec3d8f" officeooo:paragraph-rsid="00ec3d8f"/>
    </style:style>
    <style:style style:name="P303" style:family="paragraph" style:parent-style-name="Text_20_body" style:list-style-name="L112">
      <style:text-properties style:text-underline-style="solid" style:text-underline-width="auto" style:text-underline-color="font-color" officeooo:rsid="00f5baf6" officeooo:paragraph-rsid="00f5baf6"/>
    </style:style>
    <style:style style:name="P304" style:family="paragraph" style:parent-style-name="Text_20_body" style:list-style-name="L123">
      <style:text-properties style:text-underline-style="solid" style:text-underline-width="auto" style:text-underline-color="font-color" officeooo:rsid="01002290" officeooo:paragraph-rsid="01002290"/>
    </style:style>
    <style:style style:name="P305" style:family="paragraph" style:parent-style-name="Text_20_body" style:list-style-name="L126">
      <style:text-properties style:text-underline-style="solid" style:text-underline-width="auto" style:text-underline-color="font-color" officeooo:rsid="0102a0d5" officeooo:paragraph-rsid="0102a0d5"/>
    </style:style>
    <style:style style:name="P306" style:family="paragraph" style:parent-style-name="Text_20_body" style:list-style-name="L10">
      <style:text-properties style:text-underline-style="none" officeooo:rsid="0030a11d" officeooo:paragraph-rsid="0030a11d"/>
    </style:style>
    <style:style style:name="P307" style:family="paragraph" style:parent-style-name="Text_20_body" style:list-style-name="L12">
      <style:text-properties style:text-underline-style="none" officeooo:rsid="003d8e50" officeooo:paragraph-rsid="003d8e50"/>
    </style:style>
    <style:style style:name="P308" style:family="paragraph" style:parent-style-name="Text_20_body" style:list-style-name="L12">
      <style:text-properties style:text-underline-style="none" officeooo:rsid="003e591e" officeooo:paragraph-rsid="003e591e"/>
    </style:style>
    <style:style style:name="P309" style:family="paragraph" style:parent-style-name="Text_20_body" style:list-style-name="L13">
      <style:text-properties style:text-underline-style="none" officeooo:rsid="003e591e" officeooo:paragraph-rsid="003f8513"/>
    </style:style>
    <style:style style:name="P310" style:family="paragraph" style:parent-style-name="Text_20_body" style:list-style-name="L12">
      <style:text-properties style:text-underline-style="none" officeooo:rsid="003f8513" officeooo:paragraph-rsid="003f8513"/>
    </style:style>
    <style:style style:name="P311" style:family="paragraph" style:parent-style-name="Text_20_body" style:list-style-name="L14">
      <style:text-properties style:text-underline-style="none" officeooo:rsid="00448964" officeooo:paragraph-rsid="00448964"/>
    </style:style>
    <style:style style:name="P312" style:family="paragraph" style:parent-style-name="Text_20_body" style:list-style-name="L16">
      <style:text-properties style:text-underline-style="none" fo:font-weight="normal" officeooo:rsid="00455ecc" officeooo:paragraph-rsid="00455ecc" style:font-weight-asian="normal" style:font-weight-complex="normal"/>
    </style:style>
    <style:style style:name="P313" style:family="paragraph" style:parent-style-name="Text_20_body" style:list-style-name="L16">
      <style:text-properties style:text-underline-style="none" fo:font-weight="normal" officeooo:rsid="0045a5fc" officeooo:paragraph-rsid="0045a5fc" style:font-weight-asian="normal" style:font-weight-complex="normal"/>
    </style:style>
    <style:style style:name="P314" style:family="paragraph" style:parent-style-name="Text_20_body" style:list-style-name="L31">
      <style:text-properties style:text-underline-style="none" officeooo:rsid="0062a357" officeooo:paragraph-rsid="0062a357"/>
    </style:style>
    <style:style style:name="P315" style:family="paragraph" style:parent-style-name="Text_20_body" style:list-style-name="L32">
      <style:text-properties style:text-underline-style="none" officeooo:rsid="0062a357" officeooo:paragraph-rsid="0062a357"/>
    </style:style>
    <style:style style:name="P316" style:family="paragraph" style:parent-style-name="Text_20_body" style:list-style-name="L32">
      <style:text-properties style:text-underline-style="none" officeooo:rsid="0063a347" officeooo:paragraph-rsid="006c47fb"/>
    </style:style>
    <style:style style:name="P317" style:family="paragraph" style:parent-style-name="Text_20_body" style:list-style-name="L32">
      <style:text-properties style:text-underline-style="none" officeooo:rsid="006c47fb" officeooo:paragraph-rsid="006c47fb"/>
    </style:style>
    <style:style style:name="P318" style:family="paragraph" style:parent-style-name="Text_20_body" style:list-style-name="L38">
      <style:text-properties style:text-underline-style="none" officeooo:rsid="00738751" officeooo:paragraph-rsid="00738751"/>
    </style:style>
    <style:style style:name="P319" style:family="paragraph" style:parent-style-name="Text_20_body" style:list-style-name="L38">
      <style:text-properties style:text-underline-style="none" officeooo:rsid="0074e067" officeooo:paragraph-rsid="0074e067"/>
    </style:style>
    <style:style style:name="P320" style:family="paragraph" style:parent-style-name="Text_20_body" style:list-style-name="L39">
      <style:text-properties style:text-underline-style="none" officeooo:rsid="0074e067" officeooo:paragraph-rsid="0074e067"/>
    </style:style>
    <style:style style:name="P321" style:family="paragraph" style:parent-style-name="Text_20_body" style:list-style-name="L40">
      <style:text-properties style:text-underline-style="none" officeooo:rsid="007a6dba" officeooo:paragraph-rsid="007a6dba"/>
    </style:style>
    <style:style style:name="P322" style:family="paragraph" style:parent-style-name="Text_20_body" style:list-style-name="L41">
      <style:text-properties style:text-underline-style="none" officeooo:rsid="007cad1c" officeooo:paragraph-rsid="007cad1c"/>
    </style:style>
    <style:style style:name="P323" style:family="paragraph" style:parent-style-name="Text_20_body" style:list-style-name="L41">
      <style:text-properties style:text-underline-style="none" officeooo:rsid="007d3b9e" officeooo:paragraph-rsid="007d3b9e"/>
    </style:style>
    <style:style style:name="P324" style:family="paragraph" style:parent-style-name="Text_20_body" style:list-style-name="L42">
      <style:text-properties style:text-underline-style="none" officeooo:rsid="007d3b9e" officeooo:paragraph-rsid="007d3b9e"/>
    </style:style>
    <style:style style:name="P325" style:family="paragraph" style:parent-style-name="Text_20_body" style:list-style-name="L80">
      <style:text-properties style:text-underline-style="none" officeooo:rsid="00bcafe9" officeooo:paragraph-rsid="00bcafe9"/>
    </style:style>
    <style:style style:name="P326" style:family="paragraph" style:parent-style-name="Text_20_body" style:list-style-name="L80">
      <style:text-properties style:text-underline-style="none" officeooo:rsid="00bcbfac" officeooo:paragraph-rsid="00bcbfac"/>
    </style:style>
    <style:style style:name="P327" style:family="paragraph" style:parent-style-name="Text_20_body" style:list-style-name="L81">
      <style:text-properties style:text-underline-style="none" officeooo:rsid="00bcbfac" officeooo:paragraph-rsid="00bcbfac"/>
    </style:style>
    <style:style style:name="P328" style:family="paragraph" style:parent-style-name="Text_20_body" style:list-style-name="L90">
      <style:text-properties style:text-underline-style="none" officeooo:rsid="00cfe1db" officeooo:paragraph-rsid="00cfe1db"/>
    </style:style>
    <style:style style:name="P329" style:family="paragraph" style:parent-style-name="Text_20_body" style:list-style-name="L91">
      <style:text-properties style:text-underline-style="none" officeooo:rsid="00d1bda0" officeooo:paragraph-rsid="00d1bda0"/>
    </style:style>
    <style:style style:name="P330" style:family="paragraph" style:parent-style-name="Text_20_body" style:list-style-name="L98">
      <style:text-properties style:text-underline-style="none" officeooo:rsid="00de673b" officeooo:paragraph-rsid="00de673b"/>
    </style:style>
    <style:style style:name="P331" style:family="paragraph" style:parent-style-name="Text_20_body" style:list-style-name="L112">
      <style:text-properties style:text-underline-style="none" officeooo:rsid="00f5baf6" officeooo:paragraph-rsid="00f5baf6"/>
    </style:style>
    <style:style style:name="P332" style:family="paragraph" style:parent-style-name="Text_20_body" style:list-style-name="L113">
      <style:text-properties style:text-underline-style="none" officeooo:rsid="00f5baf6" officeooo:paragraph-rsid="00f5baf6"/>
    </style:style>
    <style:style style:name="P333" style:family="paragraph" style:parent-style-name="Text_20_body" style:list-style-name="L114">
      <style:text-properties style:text-underline-style="none" officeooo:rsid="00f7eb15" officeooo:paragraph-rsid="00f7eb15"/>
    </style:style>
    <style:style style:name="P334" style:family="paragraph" style:parent-style-name="Text_20_body" style:list-style-name="L114">
      <style:paragraph-properties fo:text-align="start" style:justify-single-word="false"/>
      <style:text-properties style:text-underline-style="none" officeooo:rsid="00f7eb15" officeooo:paragraph-rsid="00f7eb15"/>
    </style:style>
    <style:style style:name="P335" style:family="paragraph" style:parent-style-name="Text_20_body" style:list-style-name="L11">
      <style:text-properties officeooo:rsid="002f4e45" officeooo:paragraph-rsid="002f4e45"/>
    </style:style>
    <style:style style:name="P336" style:family="paragraph" style:parent-style-name="Text_20_body" style:list-style-name="L12">
      <style:text-properties officeooo:paragraph-rsid="003d8e50"/>
    </style:style>
    <style:style style:name="P337" style:family="paragraph" style:parent-style-name="Text_20_body" style:list-style-name="L14">
      <style:text-properties officeooo:rsid="00448964" officeooo:paragraph-rsid="00448964"/>
    </style:style>
    <style:style style:name="P338" style:family="paragraph" style:parent-style-name="Text_20_body" style:list-style-name="L16">
      <style:text-properties officeooo:rsid="00448964" officeooo:paragraph-rsid="00448964"/>
    </style:style>
    <style:style style:name="P339" style:family="paragraph" style:parent-style-name="Text_20_body" style:list-style-name="L15">
      <style:text-properties officeooo:rsid="003d6a13" officeooo:paragraph-rsid="003d6a13"/>
    </style:style>
    <style:style style:name="P340" style:family="paragraph" style:parent-style-name="Text_20_body" style:list-style-name="L16">
      <style:text-properties officeooo:paragraph-rsid="00455ecc"/>
    </style:style>
    <style:style style:name="P341" style:family="paragraph" style:parent-style-name="Text_20_body" style:list-style-name="L16">
      <style:text-properties officeooo:rsid="00455ecc" officeooo:paragraph-rsid="00455ecc"/>
    </style:style>
    <style:style style:name="P342" style:family="paragraph" style:parent-style-name="Text_20_body" style:list-style-name="L16">
      <style:text-properties fo:font-weight="bold" officeooo:rsid="00455ecc" officeooo:paragraph-rsid="00455ecc" style:font-weight-asian="bold" style:font-weight-complex="bold"/>
    </style:style>
    <style:style style:name="P343" style:family="paragraph" style:parent-style-name="Text_20_body" style:list-style-name="L17">
      <style:text-properties officeooo:paragraph-rsid="00464319"/>
    </style:style>
    <style:style style:name="P344" style:family="paragraph" style:parent-style-name="Text_20_body" style:list-style-name="L17">
      <style:text-properties officeooo:rsid="00464319" officeooo:paragraph-rsid="00464319"/>
    </style:style>
    <style:style style:name="P345" style:family="paragraph" style:parent-style-name="Text_20_body" style:list-style-name="L18">
      <style:text-properties style:font-name="Philosopher" fo:font-size="11pt" fo:font-style="normal" style:text-underline-style="none" officeooo:rsid="0047b0ee" officeooo:paragraph-rsid="0047b0ee" style:font-style-asian="normal" style:font-style-complex="normal"/>
    </style:style>
    <style:style style:name="P346" style:family="paragraph" style:parent-style-name="Text_20_body" style:list-style-name="L19">
      <style:text-properties style:font-name="Philosopher" fo:font-size="11pt" fo:font-style="normal" style:text-underline-style="none" officeooo:rsid="0047b0ee" officeooo:paragraph-rsid="0047b0ee" style:font-style-asian="normal" style:font-style-complex="normal"/>
    </style:style>
    <style:style style:name="P347" style:family="paragraph" style:parent-style-name="Text_20_body" style:list-style-name="L20">
      <style:text-properties style:font-name="Philosopher" fo:font-size="11pt" fo:font-style="normal" style:text-underline-style="none" officeooo:rsid="004936eb" officeooo:paragraph-rsid="004936eb" style:font-style-asian="normal" style:font-style-complex="normal"/>
    </style:style>
    <style:style style:name="P348" style:family="paragraph" style:parent-style-name="Text_20_body" style:list-style-name="L21">
      <style:text-properties style:font-name="Philosopher" fo:font-size="11pt" fo:font-style="normal" style:text-underline-style="none" officeooo:rsid="00494b63" officeooo:paragraph-rsid="00494b63" style:font-style-asian="normal" style:font-style-complex="normal"/>
    </style:style>
    <style:style style:name="P349" style:family="paragraph" style:parent-style-name="Text_20_body" style:list-style-name="L24">
      <style:text-properties style:font-name="Philosopher" fo:font-size="11pt" fo:font-style="normal" style:text-underline-style="none" officeooo:rsid="00509a66" officeooo:paragraph-rsid="00509a66" style:font-style-asian="normal" style:font-style-complex="normal"/>
    </style:style>
    <style:style style:name="P350" style:family="paragraph" style:parent-style-name="Text_20_body" style:list-style-name="L25">
      <style:text-properties style:font-name="Philosopher" fo:font-size="11pt" fo:font-style="normal" style:text-underline-style="none" officeooo:rsid="0050ae9d" officeooo:paragraph-rsid="0050ae9d" style:font-style-asian="normal" style:font-style-complex="normal"/>
    </style:style>
    <style:style style:name="P351" style:family="paragraph" style:parent-style-name="Text_20_body" style:list-style-name="L25">
      <style:text-properties style:font-name="Philosopher" fo:font-size="11pt" fo:font-style="normal" style:text-underline-style="none" officeooo:rsid="005239ce" officeooo:paragraph-rsid="005239ce" style:font-style-asian="normal" style:font-style-complex="normal"/>
    </style:style>
    <style:style style:name="P352" style:family="paragraph" style:parent-style-name="Text_20_body" style:list-style-name="L26">
      <style:text-properties style:font-name="Philosopher" fo:font-size="11pt" fo:font-style="normal" style:text-underline-style="none" officeooo:rsid="00530f20" officeooo:paragraph-rsid="00530f20" style:font-style-asian="normal" style:font-style-complex="normal"/>
    </style:style>
    <style:style style:name="P353" style:family="paragraph" style:parent-style-name="Text_20_body" style:list-style-name="L24">
      <style:text-properties style:font-name="Philosopher" fo:font-size="11pt" fo:font-style="italic" style:text-underline-style="none" officeooo:rsid="00509a66" officeooo:paragraph-rsid="00509a66" style:font-style-asian="italic" style:font-style-complex="italic"/>
    </style:style>
    <style:style style:name="P354" style:family="paragraph" style:parent-style-name="Text_20_body" style:list-style-name="L25">
      <style:text-properties style:font-name="Philosopher" fo:font-size="11pt" fo:font-style="italic" style:text-underline-style="none" officeooo:rsid="005239ce" officeooo:paragraph-rsid="005239ce" style:font-style-asian="italic" style:font-style-complex="italic"/>
    </style:style>
    <style:style style:name="P355" style:family="paragraph" style:parent-style-name="Text_20_body" style:list-style-name="L20">
      <style:text-properties officeooo:rsid="004936eb" officeooo:paragraph-rsid="004936eb"/>
    </style:style>
    <style:style style:name="P356" style:family="paragraph" style:parent-style-name="Text_20_body" style:list-style-name="L21">
      <style:text-properties officeooo:rsid="00494b63" officeooo:paragraph-rsid="00494b63"/>
    </style:style>
    <style:style style:name="P357" style:family="paragraph" style:parent-style-name="Text_20_body" style:list-style-name="L27">
      <style:text-properties officeooo:paragraph-rsid="00530f20"/>
    </style:style>
    <style:style style:name="P358" style:family="paragraph" style:parent-style-name="Text_20_body" style:list-style-name="L27">
      <style:text-properties officeooo:rsid="00530f20" officeooo:paragraph-rsid="00530f20"/>
    </style:style>
    <style:style style:name="P359" style:family="paragraph" style:parent-style-name="Text_20_body" style:list-style-name="L29">
      <style:text-properties officeooo:rsid="005ecd66" officeooo:paragraph-rsid="005ecd66"/>
    </style:style>
    <style:style style:name="P360" style:family="paragraph" style:parent-style-name="Text_20_body" style:list-style-name="L33">
      <style:text-properties officeooo:rsid="006c47fb" officeooo:paragraph-rsid="006c47fb"/>
    </style:style>
    <style:style style:name="P361" style:family="paragraph" style:parent-style-name="Text_20_body" style:list-style-name="L34">
      <style:text-properties officeooo:rsid="006c47fb" officeooo:paragraph-rsid="006c47fb"/>
    </style:style>
    <style:style style:name="P362" style:family="paragraph" style:parent-style-name="Text_20_body" style:list-style-name="L34">
      <style:text-properties officeooo:rsid="006de624" officeooo:paragraph-rsid="006de624"/>
    </style:style>
    <style:style style:name="P363" style:family="paragraph" style:parent-style-name="Text_20_body" style:list-style-name="L35">
      <style:text-properties officeooo:rsid="006de624" officeooo:paragraph-rsid="006de624"/>
    </style:style>
    <style:style style:name="P364" style:family="paragraph" style:parent-style-name="Text_20_body" style:list-style-name="L35">
      <style:text-properties officeooo:rsid="006de6a7" officeooo:paragraph-rsid="006de6a7"/>
    </style:style>
    <style:style style:name="P365" style:family="paragraph" style:parent-style-name="Text_20_body" style:list-style-name="L36">
      <style:text-properties officeooo:rsid="006de6a7" officeooo:paragraph-rsid="006de6a7"/>
    </style:style>
    <style:style style:name="P366" style:family="paragraph" style:parent-style-name="Text_20_body" style:list-style-name="L37">
      <style:text-properties officeooo:rsid="006de6a7" officeooo:paragraph-rsid="006de6a7"/>
    </style:style>
    <style:style style:name="P367" style:family="paragraph" style:parent-style-name="Text_20_body" style:list-style-name="L40">
      <style:text-properties officeooo:paragraph-rsid="007a6dba"/>
    </style:style>
    <style:style style:name="P368" style:family="paragraph" style:parent-style-name="Text_20_body" style:list-style-name="L42">
      <style:text-properties fo:font-style="italic" style:text-underline-style="none" officeooo:rsid="007d3b9e" officeooo:paragraph-rsid="007d3b9e" style:font-style-asian="italic" style:font-style-complex="italic"/>
    </style:style>
    <style:style style:name="P369" style:family="paragraph" style:parent-style-name="Text_20_body" style:list-style-name="L44">
      <style:text-properties fo:font-style="italic" style:text-underline-style="none" officeooo:rsid="007e472e" officeooo:paragraph-rsid="007e472e" style:font-style-asian="italic" style:font-style-complex="italic"/>
    </style:style>
    <style:style style:name="P370" style:family="paragraph" style:parent-style-name="Text_20_body" style:list-style-name="L45">
      <style:text-properties fo:font-style="italic" style:text-underline-style="none" officeooo:rsid="007fdc7d" officeooo:paragraph-rsid="007fdc7d" style:font-style-asian="italic" style:font-style-complex="italic"/>
    </style:style>
    <style:style style:name="P371" style:family="paragraph" style:parent-style-name="Text_20_body" style:list-style-name="L87">
      <style:text-properties fo:font-style="italic" style:text-underline-style="none" officeooo:rsid="00c93911" officeooo:paragraph-rsid="00c93911" style:font-style-asian="italic" style:font-style-complex="italic"/>
    </style:style>
    <style:style style:name="P372" style:family="paragraph" style:parent-style-name="Text_20_body" style:list-style-name="L76">
      <style:text-properties fo:font-style="italic" style:text-underline-style="none" fo:font-weight="normal" officeooo:rsid="00aa75b9" officeooo:paragraph-rsid="00aa75b9" style:font-style-asian="italic" style:font-weight-asian="normal" style:font-style-complex="italic" style:font-weight-complex="normal"/>
    </style:style>
    <style:style style:name="P373" style:family="paragraph" style:parent-style-name="Text_20_body" style:list-style-name="L76">
      <style:text-properties fo:font-style="italic" style:text-underline-style="none" fo:font-weight="normal" officeooo:rsid="00abf854" officeooo:paragraph-rsid="00abf854" style:font-style-asian="italic" style:font-weight-asian="normal" style:font-style-complex="italic" style:font-weight-complex="normal"/>
    </style:style>
    <style:style style:name="P374" style:family="paragraph" style:parent-style-name="Text_20_body" style:list-style-name="L46">
      <style:text-properties fo:font-style="italic" style:text-underline-style="solid" style:text-underline-width="auto" style:text-underline-color="font-color" officeooo:rsid="007fdc7d" officeooo:paragraph-rsid="007fdc7d" style:font-style-asian="italic" style:font-style-complex="italic"/>
    </style:style>
    <style:style style:name="P375" style:family="paragraph" style:parent-style-name="Text_20_body" style:list-style-name="L47">
      <style:text-properties fo:font-style="italic" style:text-underline-style="solid" style:text-underline-width="auto" style:text-underline-color="font-color" officeooo:rsid="00817998" officeooo:paragraph-rsid="00817998" style:font-style-asian="italic" style:font-style-complex="italic"/>
    </style:style>
    <style:style style:name="P376" style:family="paragraph" style:parent-style-name="Text_20_body" style:list-style-name="L48">
      <style:text-properties fo:font-style="italic" style:text-underline-style="solid" style:text-underline-width="auto" style:text-underline-color="font-color" officeooo:rsid="00832b6a" officeooo:paragraph-rsid="00832b6a" style:font-style-asian="italic" style:font-style-complex="italic"/>
    </style:style>
    <style:style style:name="P377" style:family="paragraph" style:parent-style-name="Text_20_body" style:list-style-name="L50">
      <style:text-properties fo:font-style="italic" style:text-underline-style="solid" style:text-underline-width="auto" style:text-underline-color="font-color" officeooo:rsid="00847173" officeooo:paragraph-rsid="00847173" style:font-style-asian="italic" style:font-style-complex="italic"/>
    </style:style>
    <style:style style:name="P378" style:family="paragraph" style:parent-style-name="Text_20_body" style:list-style-name="L52">
      <style:text-properties fo:font-style="italic" style:text-underline-style="solid" style:text-underline-width="auto" style:text-underline-color="font-color" officeooo:rsid="008ad901" officeooo:paragraph-rsid="008ad901" style:font-style-asian="italic" style:font-style-complex="italic"/>
    </style:style>
    <style:style style:name="P379" style:family="paragraph" style:parent-style-name="Text_20_body" style:list-style-name="L54">
      <style:text-properties fo:font-style="italic" style:text-underline-style="solid" style:text-underline-width="auto" style:text-underline-color="font-color" officeooo:rsid="008e386e" officeooo:paragraph-rsid="008e386e" style:font-style-asian="italic" style:font-style-complex="italic"/>
    </style:style>
    <style:style style:name="P380" style:family="paragraph" style:parent-style-name="Text_20_body" style:list-style-name="L70">
      <style:text-properties fo:font-style="italic" style:text-underline-style="solid" style:text-underline-width="auto" style:text-underline-color="font-color" officeooo:rsid="009fd9fd" officeooo:paragraph-rsid="009fd9fd" style:font-style-asian="italic" style:font-style-complex="italic"/>
    </style:style>
    <style:style style:name="P381" style:family="paragraph" style:parent-style-name="Text_20_body" style:list-style-name="L84">
      <style:text-properties fo:font-style="italic" style:text-underline-style="solid" style:text-underline-width="auto" style:text-underline-color="font-color" officeooo:rsid="00c3f96c" officeooo:paragraph-rsid="00c3f96c" style:font-style-asian="italic" style:font-style-complex="italic"/>
    </style:style>
    <style:style style:name="P382" style:family="paragraph" style:parent-style-name="Text_20_body" style:list-style-name="L85">
      <style:text-properties fo:font-style="italic" style:text-underline-style="solid" style:text-underline-width="auto" style:text-underline-color="font-color" officeooo:rsid="00c3f96c" officeooo:paragraph-rsid="00c3f96c" style:font-style-asian="italic" style:font-style-complex="italic"/>
    </style:style>
    <style:style style:name="P383" style:family="paragraph" style:parent-style-name="Text_20_body" style:list-style-name="L86">
      <style:text-properties fo:font-style="italic" style:text-underline-style="solid" style:text-underline-width="auto" style:text-underline-color="font-color" officeooo:rsid="00c741f3" officeooo:paragraph-rsid="00c741f3" style:font-style-asian="italic" style:font-style-complex="italic"/>
    </style:style>
    <style:style style:name="P384" style:family="paragraph" style:parent-style-name="Text_20_body" style:list-style-name="L88">
      <style:text-properties fo:font-style="italic" style:text-underline-style="solid" style:text-underline-width="auto" style:text-underline-color="font-color" officeooo:rsid="00cb360f" officeooo:paragraph-rsid="00cb360f" style:font-style-asian="italic" style:font-style-complex="italic"/>
    </style:style>
    <style:style style:name="P385" style:family="paragraph" style:parent-style-name="Text_20_body" style:list-style-name="L92">
      <style:text-properties fo:font-style="italic" style:text-underline-style="solid" style:text-underline-width="auto" style:text-underline-color="font-color" officeooo:rsid="00d23879" officeooo:paragraph-rsid="00d23879" style:font-style-asian="italic" style:font-style-complex="italic"/>
    </style:style>
    <style:style style:name="P386" style:family="paragraph" style:parent-style-name="Text_20_body" style:list-style-name="L101">
      <style:text-properties fo:font-style="italic" style:text-underline-style="solid" style:text-underline-width="auto" style:text-underline-color="font-color" fo:font-weight="bold" officeooo:rsid="00e377f5" officeooo:paragraph-rsid="00e377f5" style:font-style-asian="italic" style:font-weight-asian="bold" style:font-style-complex="italic" style:font-weight-complex="bold"/>
    </style:style>
    <style:style style:name="P387" style:family="paragraph" style:parent-style-name="Text_20_body" style:list-style-name="L56">
      <style:text-properties fo:font-style="italic" officeooo:rsid="008ea7ad" officeooo:paragraph-rsid="008ea7ad" style:font-style-asian="italic" style:font-style-complex="italic"/>
    </style:style>
    <style:style style:name="P388" style:family="paragraph" style:parent-style-name="Text_20_body" style:list-style-name="L69">
      <style:text-properties fo:font-style="italic" officeooo:rsid="009fd9fd" officeooo:paragraph-rsid="009fd9fd" style:font-style-asian="italic" style:font-style-complex="italic"/>
    </style:style>
    <style:style style:name="P389" style:family="paragraph" style:parent-style-name="Text_20_body" style:list-style-name="L57">
      <style:text-properties fo:font-style="italic" fo:font-weight="bold" officeooo:rsid="008ea7ad" officeooo:paragraph-rsid="008ea7ad" style:font-style-asian="italic" style:font-weight-asian="bold" style:font-style-complex="italic" style:font-weight-complex="bold"/>
    </style:style>
    <style:style style:name="P390" style:family="paragraph" style:parent-style-name="Text_20_body" style:list-style-name="L58">
      <style:text-properties fo:font-style="italic" fo:font-weight="bold" officeooo:rsid="008ea7ad" officeooo:paragraph-rsid="008ea7ad" style:font-style-asian="italic" style:font-weight-asian="bold" style:font-style-complex="italic" style:font-weight-complex="bold"/>
    </style:style>
    <style:style style:name="P391" style:family="paragraph" style:parent-style-name="Text_20_body" style:list-style-name="L59">
      <style:text-properties fo:font-style="italic" fo:font-weight="bold" officeooo:rsid="009078af" officeooo:paragraph-rsid="009078af" style:font-style-asian="italic" style:font-weight-asian="bold" style:font-style-complex="italic" style:font-weight-complex="bold"/>
    </style:style>
    <style:style style:name="P392" style:family="paragraph" style:parent-style-name="Text_20_body" style:list-style-name="L60">
      <style:text-properties fo:font-style="italic" fo:font-weight="bold" officeooo:rsid="0091d11d" officeooo:paragraph-rsid="0091d11d" style:font-style-asian="italic" style:font-weight-asian="bold" style:font-style-complex="italic" style:font-weight-complex="bold"/>
    </style:style>
    <style:style style:name="P393" style:family="paragraph" style:parent-style-name="Text_20_body" style:list-style-name="L63">
      <style:text-properties fo:font-style="italic" fo:font-weight="bold" officeooo:rsid="0096e7c6" officeooo:paragraph-rsid="0096e7c6" style:font-style-asian="italic" style:font-weight-asian="bold" style:font-style-complex="italic" style:font-weight-complex="bold"/>
    </style:style>
    <style:style style:name="P394" style:family="paragraph" style:parent-style-name="Text_20_body" style:list-style-name="L54">
      <style:text-properties officeooo:paragraph-rsid="008e386e"/>
    </style:style>
    <style:style style:name="P395" style:family="paragraph" style:parent-style-name="Text_20_body" style:list-style-name="L55">
      <style:text-properties officeooo:rsid="008ea7ad" officeooo:paragraph-rsid="008ea7ad"/>
    </style:style>
    <style:style style:name="P396" style:family="paragraph" style:parent-style-name="Text_20_body" style:list-style-name="L63">
      <style:text-properties officeooo:paragraph-rsid="0096e7c6"/>
    </style:style>
    <style:style style:name="P397" style:family="paragraph" style:parent-style-name="Text_20_body" style:list-style-name="L66">
      <style:text-properties officeooo:paragraph-rsid="0099881d"/>
    </style:style>
    <style:style style:name="P398" style:family="paragraph" style:parent-style-name="Text_20_body" style:list-style-name="L66">
      <style:text-properties officeooo:rsid="009ab6b4" officeooo:paragraph-rsid="009ab6b4"/>
    </style:style>
    <style:style style:name="P399" style:family="paragraph" style:parent-style-name="Text_20_body" style:list-style-name="L69">
      <style:text-properties officeooo:rsid="009fd9fd" officeooo:paragraph-rsid="009fd9fd"/>
    </style:style>
    <style:style style:name="P400" style:family="paragraph" style:parent-style-name="Text_20_body" style:list-style-name="L70">
      <style:text-properties officeooo:rsid="009fd9fd" officeooo:paragraph-rsid="009fd9fd"/>
    </style:style>
    <style:style style:name="P401" style:family="paragraph" style:parent-style-name="Text_20_body" style:list-style-name="L73">
      <style:text-properties officeooo:paragraph-rsid="00a35f6c"/>
    </style:style>
    <style:style style:name="P402" style:family="paragraph" style:parent-style-name="Text_20_body" style:list-style-name="L75">
      <style:text-properties officeooo:paragraph-rsid="00a467c1"/>
    </style:style>
    <style:style style:name="P403" style:family="paragraph" style:parent-style-name="Text_20_body" style:list-style-name="L77">
      <style:text-properties officeooo:rsid="00acee28" officeooo:paragraph-rsid="00acee28"/>
    </style:style>
    <style:style style:name="P404" style:family="paragraph" style:parent-style-name="Text_20_body" style:list-style-name="L77">
      <style:text-properties officeooo:rsid="00ad91a3" officeooo:paragraph-rsid="00ad91a3"/>
    </style:style>
    <style:style style:name="P405" style:family="paragraph" style:parent-style-name="Text_20_body" style:list-style-name="L78">
      <style:text-properties officeooo:paragraph-rsid="00ae2c40"/>
    </style:style>
    <style:style style:name="P406" style:family="paragraph" style:parent-style-name="Text_20_body" style:list-style-name="L78">
      <style:text-properties officeooo:rsid="00ae2c40" officeooo:paragraph-rsid="00ae2c40"/>
    </style:style>
    <style:style style:name="P407" style:family="paragraph" style:parent-style-name="Text_20_body" style:list-style-name="L85">
      <style:text-properties officeooo:paragraph-rsid="00c3f96c"/>
    </style:style>
    <style:style style:name="P408" style:family="paragraph" style:parent-style-name="Text_20_body" style:list-style-name="L89">
      <style:text-properties officeooo:paragraph-rsid="00cee484"/>
    </style:style>
    <style:style style:name="P409" style:family="paragraph" style:parent-style-name="Text_20_body" style:list-style-name="L90">
      <style:text-properties officeooo:paragraph-rsid="00cfe1db"/>
    </style:style>
    <style:style style:name="P410" style:family="paragraph" style:parent-style-name="Text_20_body" style:list-style-name="L93">
      <style:text-properties officeooo:paragraph-rsid="00d32252"/>
    </style:style>
    <style:style style:name="P411" style:family="paragraph" style:parent-style-name="Text_20_body" style:list-style-name="L93">
      <style:text-properties officeooo:rsid="00d32252" officeooo:paragraph-rsid="00d32252"/>
    </style:style>
    <style:style style:name="P412" style:family="paragraph" style:parent-style-name="Text_20_body" style:list-style-name="L95">
      <style:text-properties officeooo:paragraph-rsid="00d33c11"/>
    </style:style>
    <style:style style:name="P413" style:family="paragraph" style:parent-style-name="Text_20_body" style:list-style-name="L100">
      <style:text-properties officeooo:paragraph-rsid="00e321f9"/>
    </style:style>
    <style:style style:name="P414" style:family="paragraph" style:parent-style-name="Text_20_body" style:list-style-name="L101">
      <style:text-properties officeooo:paragraph-rsid="00e377f5"/>
    </style:style>
    <style:style style:name="P415" style:family="paragraph" style:parent-style-name="Text_20_body" style:list-style-name="L101">
      <style:text-properties officeooo:rsid="00e377f5" officeooo:paragraph-rsid="00e377f5"/>
    </style:style>
    <style:style style:name="P416" style:family="paragraph" style:parent-style-name="Text_20_body" style:list-style-name="L102">
      <style:text-properties officeooo:paragraph-rsid="00e57627"/>
    </style:style>
    <style:style style:name="P417" style:family="paragraph" style:parent-style-name="Text_20_body" style:list-style-name="L102">
      <style:text-properties officeooo:rsid="00e57627" officeooo:paragraph-rsid="00e57627"/>
    </style:style>
    <style:style style:name="P418" style:family="paragraph" style:parent-style-name="Text_20_body" style:list-style-name="L103">
      <style:text-properties officeooo:paragraph-rsid="00e7cc27"/>
    </style:style>
    <style:style style:name="P419" style:family="paragraph" style:parent-style-name="Text_20_body" style:list-style-name="L104">
      <style:text-properties officeooo:paragraph-rsid="00ea4a63"/>
    </style:style>
    <style:style style:name="P420" style:family="paragraph" style:parent-style-name="Text_20_body" style:list-style-name="L111">
      <style:text-properties officeooo:paragraph-rsid="00f5baf6"/>
    </style:style>
    <style:style style:name="P421" style:family="paragraph" style:parent-style-name="Text_20_body" style:list-style-name="L111">
      <style:text-properties officeooo:rsid="00f5baf6" officeooo:paragraph-rsid="00f5baf6"/>
    </style:style>
    <style:style style:name="P422" style:family="paragraph" style:parent-style-name="Text_20_body" style:list-style-name="L113">
      <style:text-properties officeooo:paragraph-rsid="00f5baf6"/>
    </style:style>
    <style:style style:name="P423" style:family="paragraph" style:parent-style-name="Text_20_body" style:list-style-name="L122">
      <style:text-properties officeooo:rsid="01002290" officeooo:paragraph-rsid="01002290"/>
    </style:style>
    <style:style style:name="P424" style:family="paragraph" style:parent-style-name="Text_20_body" style:list-style-name="L127">
      <style:text-properties officeooo:paragraph-rsid="0116bf09"/>
    </style:style>
    <style:style style:name="P425" style:family="paragraph" style:parent-style-name="Text_20_body" style:list-style-name="L104">
      <style:paragraph-properties style:writing-mode="lr-tb"/>
      <style:text-properties style:text-underline-style="solid" style:text-underline-width="auto" style:text-underline-color="font-color" officeooo:rsid="00ec3d8f" officeooo:paragraph-rsid="00ec3d8f"/>
    </style:style>
    <style:style style:name="P426" style:family="paragraph" style:parent-style-name="Text_20_body" style:list-style-name="L105">
      <style:paragraph-properties style:writing-mode="lr-tb"/>
      <style:text-properties style:text-underline-style="solid" style:text-underline-width="auto" style:text-underline-color="font-color" officeooo:rsid="00ee27f5" officeooo:paragraph-rsid="00ee27f5"/>
    </style:style>
    <style:style style:name="P427" style:family="paragraph" style:parent-style-name="Text_20_body" style:list-style-name="L107">
      <style:paragraph-properties style:writing-mode="lr-tb"/>
      <style:text-properties style:text-underline-style="solid" style:text-underline-width="auto" style:text-underline-color="font-color" officeooo:rsid="00ef81f1" officeooo:paragraph-rsid="00ef81f1"/>
    </style:style>
    <style:style style:name="P428" style:family="paragraph" style:parent-style-name="Text_20_body" style:list-style-name="L109">
      <style:paragraph-properties style:writing-mode="lr-tb"/>
      <style:text-properties style:text-underline-style="solid" style:text-underline-width="auto" style:text-underline-color="font-color" officeooo:rsid="00efd0df" officeooo:paragraph-rsid="00efd0df"/>
    </style:style>
    <style:style style:name="P429" style:family="paragraph" style:parent-style-name="Text_20_body" style:list-style-name="L109">
      <style:paragraph-properties style:writing-mode="lr-tb"/>
      <style:text-properties style:text-underline-style="solid" style:text-underline-width="auto" style:text-underline-color="font-color" officeooo:rsid="00f13eab" officeooo:paragraph-rsid="00f13eab"/>
    </style:style>
    <style:style style:name="P430" style:family="paragraph" style:parent-style-name="Text_20_body" style:list-style-name="L110">
      <style:paragraph-properties style:writing-mode="lr-tb"/>
      <style:text-properties style:text-underline-style="solid" style:text-underline-width="auto" style:text-underline-color="font-color" officeooo:rsid="00f25610" officeooo:paragraph-rsid="00f25610"/>
    </style:style>
    <style:style style:name="P431" style:family="paragraph" style:parent-style-name="Text_20_body" style:list-style-name="L114">
      <style:paragraph-properties fo:text-align="start" style:justify-single-word="false" style:writing-mode="lr-tb"/>
      <style:text-properties style:text-underline-style="solid" style:text-underline-width="auto" style:text-underline-color="font-color" officeooo:rsid="00f7eb15" officeooo:paragraph-rsid="00f7eb15"/>
    </style:style>
    <style:style style:name="P432" style:family="paragraph" style:parent-style-name="Text_20_body" style:list-style-name="L114">
      <style:paragraph-properties fo:text-align="start" style:justify-single-word="false" style:writing-mode="lr-tb"/>
      <style:text-properties style:text-underline-style="solid" style:text-underline-width="auto" style:text-underline-color="font-color" officeooo:rsid="00f800f2" officeooo:paragraph-rsid="00f800f2"/>
    </style:style>
    <style:style style:name="P433" style:family="paragraph" style:parent-style-name="Text_20_body" style:list-style-name="L119">
      <style:paragraph-properties fo:text-align="start" style:justify-single-word="false" style:writing-mode="lr-tb"/>
      <style:text-properties style:text-underline-style="solid" style:text-underline-width="auto" style:text-underline-color="font-color" officeooo:rsid="00fdb380" officeooo:paragraph-rsid="00fdb380"/>
    </style:style>
    <style:style style:name="P434" style:family="paragraph" style:parent-style-name="Text_20_body" style:list-style-name="L121">
      <style:paragraph-properties fo:text-align="start" style:justify-single-word="false" style:writing-mode="lr-tb"/>
      <style:text-properties style:text-underline-style="solid" style:text-underline-width="auto" style:text-underline-color="font-color" officeooo:rsid="00fdb380" officeooo:paragraph-rsid="00fdb380"/>
    </style:style>
    <style:style style:name="P435" style:family="paragraph" style:parent-style-name="Text_20_body" style:list-style-name="L103">
      <style:paragraph-properties style:writing-mode="lr-tb"/>
      <style:text-properties fo:font-style="normal" style:text-underline-style="solid" style:text-underline-width="auto" style:text-underline-color="font-color" officeooo:rsid="00e867b5" officeooo:paragraph-rsid="00e867b5" style:font-style-asian="normal" style:font-style-complex="normal"/>
    </style:style>
    <style:style style:name="P436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ee27f5" officeooo:paragraph-rsid="00ee27f5" style:font-style-asian="normal" style:font-style-complex="normal"/>
    </style:style>
    <style:style style:name="P437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ef81f1" officeooo:paragraph-rsid="00ef81f1" style:font-style-asian="normal" style:font-style-complex="normal"/>
    </style:style>
    <style:style style:name="P438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efd0df" officeooo:paragraph-rsid="00efd0df" style:font-style-asian="normal" style:font-style-complex="normal"/>
    </style:style>
    <style:style style:name="P439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f25610" officeooo:paragraph-rsid="00f25610" style:font-style-asian="normal" style:font-style-complex="normal"/>
    </style:style>
    <style:style style:name="P440" style:family="paragraph" style:parent-style-name="Text_20_body" style:list-style-name="L103">
      <style:paragraph-properties style:writing-mode="lr-tb"/>
      <style:text-properties fo:font-style="normal" style:text-underline-style="none" officeooo:rsid="00e867b5" officeooo:paragraph-rsid="00e867b5" style:font-style-asian="normal" style:font-style-complex="normal"/>
    </style:style>
    <style:style style:name="P441" style:family="paragraph" style:parent-style-name="Text_20_body" style:list-style-name="L106">
      <style:paragraph-properties style:writing-mode="lr-tb"/>
      <style:text-properties fo:font-style="normal" style:text-underline-style="none" officeooo:rsid="00ef81f1" officeooo:paragraph-rsid="00ef81f1" style:font-style-asian="normal" style:font-style-complex="normal"/>
    </style:style>
    <style:style style:name="P442" style:family="paragraph" style:parent-style-name="Text_20_body" style:list-style-name="L107">
      <style:paragraph-properties style:writing-mode="lr-tb"/>
      <style:text-properties fo:font-style="normal" style:text-underline-style="none" officeooo:rsid="00ef81f1" officeooo:paragraph-rsid="00ef81f1" style:font-style-asian="normal" style:font-style-complex="normal"/>
    </style:style>
    <style:style style:name="P443" style:family="paragraph" style:parent-style-name="Text_20_body" style:list-style-name="L107">
      <style:paragraph-properties style:writing-mode="lr-tb"/>
      <style:text-properties fo:font-style="normal" style:text-underline-style="none" officeooo:rsid="00efbe0e" officeooo:paragraph-rsid="00efbe0e" style:font-style-asian="normal" style:font-style-complex="normal"/>
    </style:style>
    <style:style style:name="P444" style:family="paragraph" style:parent-style-name="Text_20_body" style:list-style-name="L108">
      <style:paragraph-properties style:writing-mode="lr-tb"/>
      <style:text-properties fo:font-style="normal" style:text-underline-style="none" officeooo:rsid="00efd0df" officeooo:paragraph-rsid="00efd0df" style:font-style-asian="normal" style:font-style-complex="normal"/>
    </style:style>
    <style:style style:name="P445" style:family="paragraph" style:parent-style-name="Text_20_body" style:list-style-name="L109">
      <style:paragraph-properties style:writing-mode="lr-tb"/>
      <style:text-properties fo:font-style="normal" style:text-underline-style="none" officeooo:rsid="00f13eab" officeooo:paragraph-rsid="00f13eab" style:font-style-asian="normal" style:font-style-complex="normal"/>
    </style:style>
    <style:style style:name="P446" style:family="paragraph" style:parent-style-name="Text_20_body" style:list-style-name="L110">
      <style:paragraph-properties style:writing-mode="lr-tb"/>
      <style:text-properties fo:font-style="normal" style:text-underline-style="none" officeooo:rsid="00f25610" officeooo:paragraph-rsid="00f25610" style:font-style-asian="normal" style:font-style-complex="normal"/>
    </style:style>
    <style:style style:name="P447" style:family="paragraph" style:parent-style-name="Text_20_body" style:list-style-name="L114">
      <style:paragraph-properties fo:text-align="start" style:justify-single-word="false" style:writing-mode="lr-tb"/>
      <style:text-properties fo:font-style="normal" style:text-underline-style="none" officeooo:rsid="00f800f2" officeooo:paragraph-rsid="00f800f2" style:font-style-asian="normal" style:font-style-complex="normal"/>
    </style:style>
    <style:style style:name="P448" style:family="paragraph" style:parent-style-name="Text_20_body" style:list-style-name="L106">
      <style:paragraph-properties style:writing-mode="lr-tb"/>
      <style:text-properties style:text-underline-style="none" officeooo:rsid="00ef81f1" officeooo:paragraph-rsid="00ef81f1"/>
    </style:style>
    <style:style style:name="P449" style:family="paragraph" style:parent-style-name="Text_20_body" style:list-style-name="L107">
      <style:paragraph-properties style:writing-mode="lr-tb"/>
      <style:text-properties style:text-underline-style="none" officeooo:rsid="00efbe0e" officeooo:paragraph-rsid="00efbe0e"/>
    </style:style>
    <style:style style:name="P450" style:family="paragraph" style:parent-style-name="Text_20_body" style:list-style-name="L115">
      <style:paragraph-properties fo:text-align="start" style:justify-single-word="false" style:writing-mode="lr-tb"/>
      <style:text-properties officeooo:rsid="00fb1cc3" officeooo:paragraph-rsid="00fb1cc3"/>
    </style:style>
    <style:style style:name="P451" style:family="paragraph" style:parent-style-name="Text_20_body" style:list-style-name="L115">
      <style:paragraph-properties fo:text-align="start" style:justify-single-word="false" style:writing-mode="lr-tb"/>
      <style:text-properties style:font-name="Philosopher" fo:font-size="11pt" fo:font-style="normal" style:text-underline-style="none" officeooo:rsid="00fb1cc3" officeooo:paragraph-rsid="00fb1cc3" style:font-style-asian="normal" style:font-style-complex="normal"/>
    </style:style>
    <style:style style:name="P452" style:family="paragraph" style:parent-style-name="Text_20_body" style:list-style-name="L116">
      <style:paragraph-properties fo:text-align="start" style:justify-single-word="false" style:writing-mode="lr-tb"/>
      <style:text-properties style:font-name="Philosopher" fo:font-size="11pt" fo:font-style="normal" style:text-underline-style="none" officeooo:rsid="00fc6ec2" officeooo:paragraph-rsid="00fc6ec2" style:font-style-asian="normal" style:font-style-complex="normal"/>
    </style:style>
    <style:style style:name="P453" style:family="paragraph" style:parent-style-name="Text_20_body" style:list-style-name="L117">
      <style:paragraph-properties fo:text-align="start" style:justify-single-word="false" style:writing-mode="lr-tb"/>
      <style:text-properties style:font-name="Philosopher" fo:font-size="11pt" fo:font-style="normal" style:text-underline-style="none" officeooo:rsid="00fcefad" officeooo:paragraph-rsid="00fcefad" style:font-style-asian="normal" style:font-style-complex="normal"/>
    </style:style>
    <style:style style:name="P454" style:family="paragraph" style:parent-style-name="Text_20_body" style:list-style-name="L118">
      <style:paragraph-properties fo:text-align="start" style:justify-single-word="false" style:writing-mode="lr-tb"/>
      <style:text-properties style:font-name="Philosopher" fo:font-size="11pt" fo:font-style="normal" style:text-underline-style="none" officeooo:rsid="00fcefad" officeooo:paragraph-rsid="00fcefad" style:font-style-asian="normal" style:font-style-complex="normal"/>
    </style:style>
    <style:style style:name="P455" style:family="paragraph" style:parent-style-name="Text_20_body" style:list-style-name="L118">
      <style:paragraph-properties fo:text-align="start" style:justify-single-word="false" style:writing-mode="lr-tb"/>
      <style:text-properties style:font-name="Philosopher" fo:font-size="11pt" fo:font-style="normal" style:text-underline-style="none" officeooo:rsid="00fdb380" officeooo:paragraph-rsid="00fdb380" style:font-style-asian="normal" style:font-style-complex="normal"/>
    </style:style>
    <style:style style:name="P456" style:family="paragraph" style:parent-style-name="Text_20_body" style:list-style-name="L119">
      <style:paragraph-properties fo:text-align="start" style:justify-single-word="false" style:writing-mode="lr-tb"/>
      <style:text-properties style:font-name="Philosopher" fo:font-size="11pt" fo:font-style="normal" style:text-underline-style="none" officeooo:rsid="00fdb380" officeooo:paragraph-rsid="00fdb380" style:font-style-asian="normal" style:font-style-complex="normal"/>
    </style:style>
    <style:style style:name="P457" style:family="paragraph" style:parent-style-name="Text_20_body" style:list-style-name="L120">
      <style:paragraph-properties fo:text-align="start" style:justify-single-word="false" style:writing-mode="lr-tb"/>
      <style:text-properties style:font-name="Philosopher" fo:font-size="11pt" fo:font-style="normal" style:text-underline-style="none" officeooo:rsid="00fdb380" officeooo:paragraph-rsid="00fdb380" style:font-style-asian="normal" style:font-style-complex="normal"/>
    </style:style>
    <style:style style:name="P458" style:family="paragraph" style:parent-style-name="Text_20_body" style:list-style-name="L121">
      <style:paragraph-properties fo:text-align="start" style:justify-single-word="false" style:writing-mode="lr-tb"/>
      <style:text-properties style:font-name="Philosopher" fo:font-size="11pt" fo:font-style="normal" style:text-underline-style="none" officeooo:rsid="00fdb380" officeooo:paragraph-rsid="00fdb380" style:font-style-asian="normal" style:font-style-complex="normal"/>
    </style:style>
    <style:style style:name="P459" style:family="paragraph" style:parent-style-name="Text_20_body">
      <style:paragraph-properties fo:text-align="start" style:justify-single-word="false" style:writing-mode="lr-tb"/>
      <style:text-properties style:font-name="Philosopher" fo:font-size="11pt" fo:font-style="normal" style:text-underline-style="solid" style:text-underline-width="auto" style:text-underline-color="font-color" officeooo:rsid="00fc6ec2" officeooo:paragraph-rsid="00fc6ec2" style:font-style-asian="normal" style:font-style-complex="normal"/>
    </style:style>
    <style:style style:name="P460" style:family="paragraph" style:parent-style-name="Text_20_body">
      <style:paragraph-properties fo:text-align="start" style:justify-single-word="false" style:writing-mode="lr-tb"/>
      <style:text-properties style:font-name="Philosopher" fo:font-size="11pt" fo:font-style="normal" style:text-underline-style="solid" style:text-underline-width="auto" style:text-underline-color="font-color" officeooo:rsid="00fcefad" officeooo:paragraph-rsid="00fcefad" style:font-style-asian="normal" style:font-style-complex="normal"/>
    </style:style>
    <style:style style:name="P461" style:family="paragraph" style:parent-style-name="Text_20_body">
      <style:paragraph-properties fo:text-align="start" style:justify-single-word="false" style:writing-mode="lr-tb"/>
      <style:text-properties style:font-name="Philosopher" fo:font-size="11pt" fo:font-style="normal" style:text-underline-style="solid" style:text-underline-width="auto" style:text-underline-color="font-color" officeooo:rsid="00fdb380" officeooo:paragraph-rsid="00fdb380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18b5a"/>
    </style:style>
    <style:style style:name="T3" style:family="text">
      <style:text-properties style:text-underline-style="none" officeooo:rsid="003d8e50"/>
    </style:style>
    <style:style style:name="T4" style:family="text">
      <style:text-properties style:text-underline-style="none" officeooo:rsid="0041a3d2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455ecc" style:font-weight-asian="normal" style:font-weight-complex="normal"/>
    </style:style>
    <style:style style:name="T7" style:family="text">
      <style:text-properties style:text-underline-style="none" officeooo:rsid="00464319"/>
    </style:style>
    <style:style style:name="T8" style:family="text">
      <style:text-properties style:text-underline-style="none" officeooo:rsid="004936eb"/>
    </style:style>
    <style:style style:name="T9" style:family="text">
      <style:text-properties style:text-underline-style="none" officeooo:rsid="007a6dba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style:font-weight-asian="normal" style:font-weight-complex="normal"/>
    </style:style>
    <style:style style:name="T12" style:family="text">
      <style:text-properties style:text-underline-style="none" officeooo:rsid="00a7ef52"/>
    </style:style>
    <style:style style:name="T13" style:family="text">
      <style:text-properties style:text-underline-style="none" officeooo:rsid="00acd243"/>
    </style:style>
    <style:style style:name="T14" style:family="text">
      <style:text-properties style:text-underline-style="none" officeooo:rsid="00ac8460"/>
    </style:style>
    <style:style style:name="T15" style:family="text">
      <style:text-properties style:text-underline-style="none" officeooo:rsid="00ad91a3"/>
    </style:style>
    <style:style style:name="T16" style:family="text">
      <style:text-properties style:text-underline-style="none" officeooo:rsid="00cee484"/>
    </style:style>
    <style:style style:name="T17" style:family="text">
      <style:text-properties style:text-underline-style="none" officeooo:rsid="00ce204a"/>
    </style:style>
    <style:style style:name="T18" style:family="text">
      <style:text-properties style:text-underline-style="none" officeooo:rsid="00cfe1db"/>
    </style:style>
    <style:style style:name="T19" style:family="text">
      <style:text-properties style:text-underline-style="none" officeooo:rsid="00f5baf6"/>
    </style:style>
    <style:style style:name="T20" style:family="text">
      <style:text-properties style:font-name="Helvetica LT Std Cond" fo:font-size="28pt" fo:font-weight="bold" officeooo:rsid="0008c9b9" style:font-name-asian="Noto Sans CJK SC" style:font-size-asian="28pt" style:font-weight-asian="bold" style:font-name-complex="FreeSans" style:font-size-complex="28pt" style:font-weight-complex="bold"/>
    </style:style>
    <style:style style:name="T21" style:family="text">
      <style:text-properties style:font-name="Helvetica LT Std Cond" fo:font-size="28pt" fo:font-weight="bold" officeooo:rsid="000a68b8" style:font-name-asian="Noto Sans CJK SC" style:font-size-asian="28pt" style:font-weight-asian="bold" style:font-name-complex="FreeSans" style:font-size-complex="28pt" style:font-weight-complex="bold"/>
    </style:style>
    <style:style style:name="T22" style:family="text">
      <style:text-properties style:font-name="Helvetica LT Std Cond" fo:font-size="14.1000003814697pt" style:text-underline-style="solid" style:text-underline-width="auto" style:text-underline-color="font-color" fo:font-weight="bold" officeooo:rsid="009078af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464319"/>
    </style:style>
    <style:style style:name="T2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font-style="italic" style:text-underline-style="none" officeooo:rsid="00464319" style:font-style-asian="italic" style:font-style-complex="italic"/>
    </style:style>
    <style:style style:name="T29" style:family="text">
      <style:text-properties fo:font-style="italic" style:text-underline-style="none" officeooo:rsid="00c3f96c" style:font-style-asian="italic" style:font-style-complex="italic"/>
    </style:style>
    <style:style style:name="T3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1830b9" style:font-style-asian="italic" style:font-style-complex="italic"/>
    </style:style>
    <style:style style:name="T34" style:family="text">
      <style:text-properties fo:font-style="italic" officeooo:rsid="00169f22" style:font-style-asian="italic" style:font-style-complex="italic"/>
    </style:style>
    <style:style style:name="T35" style:family="text">
      <style:text-properties fo:font-style="italic" officeooo:rsid="001f118d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830b9" style:font-style-asian="normal" style:font-style-complex="normal"/>
    </style:style>
    <style:style style:name="T39" style:family="text">
      <style:text-properties fo:font-style="normal" officeooo:rsid="001933c6" style:font-style-asian="normal" style:font-style-complex="normal"/>
    </style:style>
    <style:style style:name="T40" style:family="text">
      <style:text-properties fo:font-style="normal" officeooo:rsid="00169f22" style:font-style-asian="normal" style:font-style-complex="normal"/>
    </style:style>
    <style:style style:name="T41" style:family="text">
      <style:text-properties fo:font-style="normal" officeooo:rsid="001f118d" style:font-style-asian="normal" style:font-style-complex="normal"/>
    </style:style>
    <style:style style:name="T42" style:family="text">
      <style:text-properties fo:font-style="normal" officeooo:rsid="0029bbcc" style:font-style-asian="normal" style:font-style-complex="normal"/>
    </style:style>
    <style:style style:name="T43" style:family="text">
      <style:text-properties fo:font-style="normal" officeooo:rsid="0030740c" style:font-style-asian="normal" style:font-style-complex="normal"/>
    </style:style>
    <style:style style:name="T44" style:family="text">
      <style:text-properties fo:font-style="normal" officeooo:rsid="00464319" style:font-style-asian="normal" style:font-style-complex="normal"/>
    </style:style>
    <style:style style:name="T45" style:family="text">
      <style:text-properties fo:font-style="normal" officeooo:rsid="00a7ef52" style:font-style-asian="normal" style:font-style-complex="normal"/>
    </style:style>
    <style:style style:name="T46" style:family="text">
      <style:text-properties fo:font-style="normal" officeooo:rsid="00e3b3aa" style:font-style-asian="normal" style:font-style-complex="normal"/>
    </style:style>
    <style:style style:name="T47" style:family="text">
      <style:text-properties fo:font-style="normal" officeooo:rsid="00e7cc27" style:font-style-asian="normal" style:font-style-complex="normal"/>
    </style:style>
    <style:style style:name="T48" style:family="text">
      <style:text-properties fo:font-style="normal" style:text-underline-style="none" style:font-style-asian="normal" style:font-style-complex="normal"/>
    </style:style>
    <style:style style:name="T49" style:family="text">
      <style:text-properties fo:font-style="normal" style:text-underline-style="none" officeooo:rsid="000c2780" style:font-style-asian="normal" style:font-style-complex="normal"/>
    </style:style>
    <style:style style:name="T50" style:family="text">
      <style:text-properties fo:font-style="normal" style:text-underline-style="none" officeooo:rsid="000a68b8" style:font-style-asian="normal" style:font-style-complex="normal"/>
    </style:style>
    <style:style style:name="T51" style:family="text">
      <style:text-properties fo:font-style="normal" style:text-underline-style="none" officeooo:rsid="00218b5a" style:font-style-asian="normal" style:font-style-complex="normal"/>
    </style:style>
    <style:style style:name="T52" style:family="text">
      <style:text-properties fo:font-style="normal" style:text-underline-style="none" officeooo:rsid="002b4c6c" style:font-style-asian="normal" style:font-style-complex="normal"/>
    </style:style>
    <style:style style:name="T53" style:family="text">
      <style:text-properties fo:font-style="normal" style:text-underline-style="none" officeooo:rsid="002db7be" style:font-style-asian="normal" style:font-style-complex="normal"/>
    </style:style>
    <style:style style:name="T54" style:family="text">
      <style:text-properties fo:font-style="normal" style:text-underline-style="none" officeooo:rsid="00464319" style:font-style-asian="normal" style:font-style-complex="normal"/>
    </style:style>
    <style:style style:name="T55" style:family="text">
      <style:text-properties fo:font-style="normal" style:text-underline-style="none" officeooo:rsid="004936eb" style:font-style-asian="normal" style:font-style-complex="normal"/>
    </style:style>
    <style:style style:name="T56" style:family="text">
      <style:text-properties fo:font-style="normal" style:text-underline-style="none" officeooo:rsid="00530f20" style:font-style-asian="normal" style:font-style-complex="normal"/>
    </style:style>
    <style:style style:name="T57" style:family="text">
      <style:text-properties fo:font-style="normal" style:text-underline-style="none" officeooo:rsid="00817998" style:font-style-asian="normal" style:font-style-complex="normal"/>
    </style:style>
    <style:style style:name="T58" style:family="text">
      <style:text-properties fo:font-style="normal" style:text-underline-style="none" officeooo:rsid="00881867" style:font-style-asian="normal" style:font-style-complex="normal"/>
    </style:style>
    <style:style style:name="T59" style:family="text">
      <style:text-properties fo:font-style="normal" style:text-underline-style="none" officeooo:rsid="008e386e" style:font-style-asian="normal" style:font-style-complex="normal"/>
    </style:style>
    <style:style style:name="T60" style:family="text">
      <style:text-properties fo:font-style="normal" style:text-underline-style="none" officeooo:rsid="009fd9fd" style:font-style-asian="normal" style:font-style-complex="normal"/>
    </style:style>
    <style:style style:name="T61" style:family="text">
      <style:text-properties fo:font-style="normal" style:text-underline-style="none" officeooo:rsid="00a35f6c" style:font-style-asian="normal" style:font-style-complex="normal"/>
    </style:style>
    <style:style style:name="T62" style:family="text">
      <style:text-properties fo:font-style="normal" style:text-underline-style="none" officeooo:rsid="00c3f96c" style:font-style-asian="normal" style:font-style-complex="normal"/>
    </style:style>
    <style:style style:name="T63" style:family="text">
      <style:text-properties fo:font-style="normal" style:text-underline-style="none" officeooo:rsid="00d32252" style:font-style-asian="normal" style:font-style-complex="normal"/>
    </style:style>
    <style:style style:name="T64" style:family="text">
      <style:text-properties fo:font-style="normal" style:text-underline-style="none" officeooo:rsid="00d33c11" style:font-style-asian="normal" style:font-style-complex="normal"/>
    </style:style>
    <style:style style:name="T65" style:family="text">
      <style:text-properties fo:font-style="normal" style:text-underline-style="none" officeooo:rsid="00e57627" style:font-style-asian="normal" style:font-style-complex="normal"/>
    </style:style>
    <style:style style:name="T66" style:family="text">
      <style:text-properties fo:font-style="normal" style:text-underline-style="none" officeooo:rsid="00e65f94" style:font-style-asian="normal" style:font-style-complex="normal"/>
    </style:style>
    <style:style style:name="T67" style:family="text">
      <style:text-properties fo:font-style="normal" style:text-underline-style="none" officeooo:rsid="00ea4a63" style:font-style-asian="normal" style:font-style-complex="normal"/>
    </style:style>
    <style:style style:name="T68" style:family="text">
      <style:text-properties fo:font-style="normal" style:text-underline-style="none" officeooo:rsid="00e7cc27" style:font-style-asian="normal" style:font-style-complex="normal"/>
    </style:style>
    <style:style style:name="T69" style:family="text">
      <style:text-properties fo:font-style="normal" style:text-underline-style="none" officeooo:rsid="00ec3d8f" style:font-style-asian="normal" style:font-style-complex="normal"/>
    </style:style>
    <style:style style:name="T70" style:family="text">
      <style:text-properties fo:font-style="normal" style:text-underline-style="none" officeooo:rsid="00efbe0e" style:font-style-asian="normal" style:font-style-complex="normal"/>
    </style:style>
    <style:style style:name="T71" style:family="text">
      <style:text-properties fo:font-style="normal" style:text-underline-style="none" officeooo:rsid="00f800f2" style:font-style-asian="normal" style:font-style-complex="normal"/>
    </style:style>
    <style:style style:name="T72" style:family="text">
      <style:text-properties fo:font-style="normal" style:text-underline-style="none" officeooo:rsid="0116bf09" style:font-style-asian="normal" style:font-style-complex="normal"/>
    </style:style>
    <style:style style:name="T73" style:family="text">
      <style:text-properties fo:font-style="normal" style:text-underline-style="none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officeooo:rsid="00a7ef52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officeooo:rsid="00e377f5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8f5c13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95b3aa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96e7c6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99881d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a467c1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a7ef52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ac8460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ae2c40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e321f9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e377f5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9bbcc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1" style:family="text">
      <style:text-properties fo:font-style="normal" style:text-underline-style="solid" style:text-underline-width="auto" style:text-underline-color="font-color" officeooo:rsid="00efd0df" style:font-style-asian="normal" style:font-style-complex="normal"/>
    </style:style>
    <style:style style:name="T92" style:family="text">
      <style:text-properties fo:font-style="normal" style:text-underline-style="solid" style:text-underline-width="auto" style:text-underline-color="font-color" officeooo:rsid="00fb1cc3" style:font-style-asian="normal" style:font-style-complex="normal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officeooo:rsid="000d4510"/>
    </style:style>
    <style:style style:name="T95" style:family="text">
      <style:text-properties style:font-name="Philosopher" fo:font-size="11pt" officeooo:rsid="000d4510"/>
    </style:style>
    <style:style style:name="T96" style:family="text">
      <style:text-properties style:font-name="Philosopher" fo:font-size="11pt" fo:font-style="normal" style:font-style-asian="normal" style:font-style-complex="normal"/>
    </style:style>
    <style:style style:name="T97" style:family="text">
      <style:text-properties style:font-name="Philosopher" fo:font-size="11pt" fo:font-style="normal" officeooo:rsid="001830b9" style:font-style-asian="normal" style:font-style-complex="normal"/>
    </style:style>
    <style:style style:name="T98" style:family="text">
      <style:text-properties style:font-name="Philosopher" fo:font-size="11pt" fo:font-style="normal" style:text-underline-style="none" style:font-style-asian="normal" style:font-style-complex="normal"/>
    </style:style>
    <style:style style:name="T99" style:family="text">
      <style:text-properties style:font-name="Philosopher" fo:font-size="11pt" fo:font-style="normal" style:text-underline-style="none" officeooo:rsid="002732e0" style:font-style-asian="normal" style:font-style-complex="normal"/>
    </style:style>
    <style:style style:name="T100" style:family="text">
      <style:text-properties style:font-name="Philosopher" fo:font-size="11pt" fo:font-style="normal" style:text-underline-style="none" officeooo:rsid="002b4c6c" style:font-style-asian="normal" style:font-style-complex="normal"/>
    </style:style>
    <style:style style:name="T101" style:family="text">
      <style:text-properties style:font-name="Philosopher" fo:font-size="11pt" fo:font-style="normal" style:text-underline-style="none" officeooo:rsid="00464319" style:font-style-asian="normal" style:font-style-complex="normal"/>
    </style:style>
    <style:style style:name="T102" style:family="text">
      <style:text-properties style:font-name="Philosopher" fo:font-size="11pt" fo:font-style="normal" style:text-underline-style="none" officeooo:rsid="0047b0ee" style:font-style-asian="normal" style:font-style-complex="normal"/>
    </style:style>
    <style:style style:name="T103" style:family="text">
      <style:text-properties style:font-name="Philosopher" fo:font-size="11pt" fo:font-style="normal" style:text-underline-style="none" officeooo:rsid="00530f20" style:font-style-asian="normal" style:font-style-complex="normal"/>
    </style:style>
    <style:style style:name="T104" style:family="text">
      <style:text-properties style:font-name="Philosopher" fo:font-size="11pt" fo:font-style="normal" style:text-underline-style="none" officeooo:rsid="008e386e" style:font-style-asian="normal" style:font-style-complex="normal"/>
    </style:style>
    <style:style style:name="T105" style:family="text">
      <style:text-properties style:font-name="Philosopher" fo:font-size="11pt" fo:font-style="normal" style:text-underline-style="none" officeooo:rsid="00a35f6c" style:font-style-asian="normal" style:font-style-complex="normal"/>
    </style:style>
    <style:style style:name="T106" style:family="text">
      <style:text-properties style:font-name="Philosopher" fo:font-size="11pt" fo:font-style="normal" style:text-underline-style="none" officeooo:rsid="00c3f96c" style:font-style-asian="normal" style:font-style-complex="normal"/>
    </style:style>
    <style:style style:name="T107" style:family="text">
      <style:text-properties style:font-name="Philosopher" fo:font-size="11pt" fo:font-style="normal" style:text-underline-style="none" officeooo:rsid="00d32252" style:font-style-asian="normal" style:font-style-complex="normal"/>
    </style:style>
    <style:style style:name="T108" style:family="text">
      <style:text-properties style:font-name="Philosopher" fo:font-size="11pt" fo:font-style="normal" style:text-underline-style="none" officeooo:rsid="00d33c11" style:font-style-asian="normal" style:font-style-complex="normal"/>
    </style:style>
    <style:style style:name="T109" style:family="text">
      <style:text-properties style:font-name="Philosopher" fo:font-size="11pt" fo:font-style="normal" style:text-underline-style="none" officeooo:rsid="00e57627" style:font-style-asian="normal" style:font-style-complex="normal"/>
    </style:style>
    <style:style style:name="T110" style:family="text">
      <style:text-properties style:font-name="Philosopher" fo:font-size="11pt" fo:font-style="normal" style:text-underline-style="none" officeooo:rsid="00ea4a63" style:font-style-asian="normal" style:font-style-complex="normal"/>
    </style:style>
    <style:style style:name="T111" style:family="text">
      <style:text-properties style:font-name="Philosopher" fo:font-size="11pt" fo:font-style="normal" style:text-underline-style="none" fo:font-weight="normal" officeooo:rsid="0096e7c6" style:font-style-asian="normal" style:font-weight-asian="normal" style:font-style-complex="normal" style:font-weight-complex="normal"/>
    </style:style>
    <style:style style:name="T112" style:family="text">
      <style:text-properties style:font-name="Philosopher" fo:font-size="11pt" fo:font-style="normal" style:text-underline-style="none" fo:font-weight="normal" officeooo:rsid="0099881d" style:font-style-asian="normal" style:font-weight-asian="normal" style:font-style-complex="normal" style:font-weight-complex="normal"/>
    </style:style>
    <style:style style:name="T113" style:family="text">
      <style:text-properties style:font-name="Philosopher" fo:font-size="11pt" fo:font-style="normal" style:text-underline-style="none" fo:font-weight="normal" officeooo:rsid="00a467c1" style:font-style-asian="normal" style:font-weight-asian="normal" style:font-style-complex="normal" style:font-weight-complex="normal"/>
    </style:style>
    <style:style style:name="T114" style:family="text">
      <style:text-properties style:font-name="Philosopher" fo:font-size="11pt" fo:font-style="normal" style:text-underline-style="none" fo:font-weight="normal" officeooo:rsid="00e321f9" style:font-style-asian="normal" style:font-weight-asian="normal" style:font-style-complex="normal" style:font-weight-complex="normal"/>
    </style:style>
    <style:style style:name="T115" style:family="text">
      <style:text-properties style:font-name="Philosopher" fo:font-size="11pt" fo:font-style="normal" style:text-underline-style="none" fo:font-weight="normal" officeooo:rsid="00e377f5" style:font-style-asian="normal" style:font-weight-asian="normal" style:font-style-complex="normal" style:font-weight-complex="normal"/>
    </style:style>
    <style:style style:name="T116" style:family="text">
      <style:text-properties style:font-name="Philosopher" fo:font-size="11pt" fo:font-style="normal" style:text-underline-style="solid" style:text-underline-width="auto" style:text-underline-color="font-color" officeooo:rsid="004936eb" style:font-style-asian="normal" style:font-style-complex="normal"/>
    </style:style>
    <style:style style:name="T117" style:family="text">
      <style:text-properties style:font-name="Philosopher" fo:font-size="11pt" fo:font-style="normal" style:text-underline-style="solid" style:text-underline-width="auto" style:text-underline-color="font-color" officeooo:rsid="00fb1cc3" style:font-style-asian="normal" style:font-style-complex="normal"/>
    </style:style>
    <style:style style:name="T118" style:family="text">
      <style:text-properties style:font-name="Philosopher" fo:font-size="11pt" fo:font-style="italic" officeooo:rsid="001acd20" style:font-style-asian="italic" style:font-style-complex="italic"/>
    </style:style>
    <style:style style:name="T119" style:family="text">
      <style:text-properties style:font-name="Philosopher" fo:font-size="11pt" officeooo:rsid="00218b5a"/>
    </style:style>
    <style:style style:name="T120" style:family="text">
      <style:text-properties style:font-name="Philosopher" fo:font-size="11pt" style:text-underline-style="none" officeooo:rsid="003d8e50"/>
    </style:style>
    <style:style style:name="T121" style:family="text">
      <style:text-properties style:font-name="Philosopher" fo:font-size="11pt" style:text-underline-style="none" fo:font-weight="normal" officeooo:rsid="00455ecc" style:font-weight-asian="normal" style:font-weight-complex="normal"/>
    </style:style>
    <style:style style:name="T122" style:family="text">
      <style:text-properties style:font-name="Philosopher" fo:font-size="11pt" style:text-underline-style="none" officeooo:rsid="007a6dba"/>
    </style:style>
    <style:style style:name="T123" style:family="text">
      <style:text-properties style:font-name="Philosopher" fo:font-size="11pt" style:text-underline-style="none" officeooo:rsid="00cee484"/>
    </style:style>
    <style:style style:name="T124" style:family="text">
      <style:text-properties style:font-name="Philosopher" fo:font-size="11pt" style:text-underline-style="none" officeooo:rsid="00cfe1db"/>
    </style:style>
    <style:style style:name="T125" style:family="text">
      <style:text-properties style:font-name="Philosopher" fo:font-size="11pt" style:text-underline-style="none" officeooo:rsid="00f5baf6"/>
    </style:style>
    <style:style style:name="T126" style:family="text">
      <style:text-properties style:font-name="Philosopher" fo:font-size="11pt" officeooo:rsid="00f5baf6"/>
    </style:style>
    <style:style style:name="T127" style:family="text">
      <style:text-properties officeooo:rsid="000ef21f"/>
    </style:style>
    <style:style style:name="T128" style:family="text">
      <style:text-properties officeooo:rsid="000f9f34"/>
    </style:style>
    <style:style style:name="T129" style:family="text">
      <style:text-properties fo:color="#00763b" officeooo:rsid="000f9f34"/>
    </style:style>
    <style:style style:name="T130" style:family="text">
      <style:text-properties fo:color="#b00000" style:font-name="Philosopher" fo:font-size="11pt" officeooo:rsid="000f9f34"/>
    </style:style>
    <style:style style:name="T131" style:family="text">
      <style:text-properties officeooo:rsid="0015cd49"/>
    </style:style>
    <style:style style:name="T132" style:family="text">
      <style:text-properties officeooo:rsid="00169f22"/>
    </style:style>
    <style:style style:name="T133" style:family="text">
      <style:text-properties officeooo:rsid="001f118d"/>
    </style:style>
    <style:style style:name="T134" style:family="text">
      <style:text-properties officeooo:rsid="00218b5a"/>
    </style:style>
    <style:style style:name="T135" style:family="text">
      <style:text-properties officeooo:rsid="0022b47d"/>
    </style:style>
    <style:style style:name="T136" style:family="text">
      <style:text-properties officeooo:rsid="0040451f"/>
    </style:style>
    <style:style style:name="T137" style:family="text">
      <style:text-properties officeooo:rsid="00448964"/>
    </style:style>
    <style:style style:name="T138" style:family="text">
      <style:text-properties officeooo:rsid="004936eb"/>
    </style:style>
    <style:style style:name="T139" style:family="text">
      <style:text-properties style:text-position="super 58%"/>
    </style:style>
    <style:style style:name="T140" style:family="text">
      <style:text-properties style:use-window-font-color="true" style:font-name="Philosopher" fo:font-size="11pt" fo:font-style="normal" style:text-underline-style="none" officeooo:rsid="00530f20" fo:background-color="transparent" loext:char-shading-value="0" style:font-style-asian="normal" style:font-style-complex="normal"/>
    </style:style>
    <style:style style:name="T141" style:family="text">
      <style:text-properties style:use-window-font-color="true" style:font-name="Philosopher" fo:font-size="11pt" fo:font-style="normal" style:text-underline-style="none" fo:font-weight="normal" officeooo:rsid="00530f20" fo:background-color="transparent" loext:char-shading-value="0" style:font-name-asian="Noto Sans Mono CJK SC" style:font-style-asian="normal" style:font-name-complex="Liberation Mono" style:font-style-complex="normal"/>
    </style:style>
    <style:style style:name="T142" style:family="text">
      <style:text-properties officeooo:rsid="0063a347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officeooo:rsid="00a7ef52"/>
    </style:style>
    <style:style style:name="T145" style:family="text">
      <style:text-properties officeooo:rsid="00bcbfac"/>
    </style:style>
    <style:style style:name="T146" style:family="text">
      <style:text-properties officeooo:rsid="00c111fc"/>
    </style:style>
    <style:style style:name="T147" style:family="text">
      <style:text-properties officeooo:rsid="00f5ba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S Certified <text:span text:style-name="T20">Dev</text:span><text:span text:style-name="T21">e</text:span><text:span text:style-name="T20">loper</text:span></text:p>
      <text:h text:style-name="Heading_20_3" text:outline-level="3">AWS Regions</text:h>
      <text:list xml:id="list2644376503" text:style-name="L1">
        <text:list-item>
          <text:p text:style-name="P118"><text:span text:style-name="T49">Naming convention: </text:span><text:span text:style-name="T27">[country or union]-[region]-[delimiter]</text:span></text:p>
        </text:list-item>
        <text:list-item>
          <text:p text:style-name="P119">Example: “us-east-1” or “eu-west-3”</text:p>
        </text:list-item>
        <text:list-item>
          <text:p text:style-name="P262"><text:span text:style-name="T48">A </text:span><text:span text:style-name="T76">region</text:span><text:span text:style-name="T77"> is a cluster of data centers.</text:span></text:p>
        </text:list-item>
        <text:list-item>
          <text:p text:style-name="P262"><text:span text:style-name="T77">Most AWS services are </text:span><text:span text:style-name="T76">region scoped</text:span></text:p>
        </text:list-item>
      </text:list>
      <text:h text:style-name="P107" text:outline-level="3">AWS Availability Zones</text:h>
      <text:list xml:id="list2483626880" text:style-name="L2">
        <text:list-item>
          <text:p text:style-name="P263"><text:span text:style-name="T94">Each region has </text:span><text:span text:style-name="T95">between 2 and 6</text:span><text:span text:style-name="T94"> availability zones</text:span></text:p>
        </text:list-item>
        <text:list-item>
          <text:p text:style-name="P264"><text:span text:style-name="T50">E</text:span><text:span text:style-name="T48">ach Availability Zone is one or more discrete data centers</text:span></text:p>
        </text:list-item>
        <text:list-item>
          <text:p text:style-name="P120">Availability Zones are separate from each other to provide redundancy in the event of an outage or disaster</text:p>
        </text:list-item>
        <text:list-item>
          <text:p text:style-name="P120">AZs are connected with high bandwidth, ultra-low latency networking</text:p>
        </text:list-item>
      </text:list>
      <text:h text:style-name="P108" text:outline-level="3">Multi-Factor Authentication <text:span text:style-name="T131">(MFA)</text:span></text:h>
      <text:p text:style-name="P43">Use the combination of a secure password <text:span text:style-name="T32">and</text:span><text:span text:style-name="T37"> a physical security device (such as a phone using a security token generator app or a standalone third party device such as a Yubi key) to secure </text:span><text:span text:style-name="T32">at minimum</text:span><text:span text:style-name="T37"> any root level AWS account (and probably all IAM level accounts as well).</text:span></text:p>
      <text:h text:style-name="P108" text:outline-level="3">Access to AWS</text:h>
      <text:p text:style-name="P44">There are three ways to access AWS and AWS resources:</text:p>
      <text:list xml:id="list3238282309" text:style-name="L3">
        <text:list-item>
          <text:p text:style-name="P265">AWS Management Console (Web browser, protected by password + MFA)</text:p>
        </text:list-item>
        <text:list-item>
          <text:p text:style-name="P265">AWS CLI (through a terminal emulator, protected by access keys)</text:p>
        </text:list-item>
        <text:list-item>
          <text:p text:style-name="P265">AWS Software Development Kit (SDK – connect with APIs, protected by access keys)</text:p>
        </text:list-item>
      </text:list>
      <text:p text:style-name="P44">Users are responsible for managing (not losing, not sharing, etc.) their own access keys.</text:p>
      <text:list xml:id="list999079971" text:style-name="L4">
        <text:list-item>
          <text:p text:style-name="P266">Access Key ID ~= username</text:p>
        </text:list-item>
        <text:list-item>
          <text:p text:style-name="P121">Secret Access Key ~= password</text:p>
        </text:list-item>
      </text:list>
      <text:h text:style-name="P109" text:outline-level="3">IAM</text:h>
      <text:p text:style-name="P36">IAM<text:span text:style-name="T37"> stands for </text:span>Identity Access Management<text:span text:style-name="T37">. It’s how AWS manages user to resource and resource to resource access. Using AWS IAM, you can establish users, add users to groups, and attach polices to users and groups.</text:span></text:p>
      <text:h text:style-name="P113" text:outline-level="5">Users, Groups, and Policies</text:h>
      <text:list xml:id="list62701512098241" text:continue-numbering="true" text:style-name="L4">
        <text:list-item>
          <text:p text:style-name="P267"><text:span text:style-name="T132">A </text:span><text:span text:style-name="T34">Policy</text:span><text:span text:style-name="T40"> is a collection of </text:span><text:span text:style-name="T118">P</text:span><text:span text:style-name="T34">ermissions</text:span></text:p>
          <text:list>
            <text:list-item>
              <text:p text:style-name="P269"><text:soft-page-break/><text:span text:style-name="T37">A Policy can be </text:span><text:span text:style-name="T32">managed</text:span><text:span text:style-name="T37"> (by AWS) or you can create custom policies</text:span></text:p>
            </text:list-item>
          </text:list>
        </text:list-item>
        <text:list-item>
          <text:p text:style-name="P267"><text:span text:style-name="T38">A </text:span><text:span text:style-name="T33">User</text:span><text:span text:style-name="T38"> </text:span><text:span text:style-name="T97">can be</text:span><text:span text:style-name="T38"> added to one or more </text:span><text:span text:style-name="T33">Groups</text:span><text:span text:style-name="T38">, or can stand alone</text:span></text:p>
        </text:list-item>
        <text:list-item>
          <text:p text:style-name="P218">Policies should be attached to groups. Users inherit all the policies attached to the groups they’re in</text:p>
        </text:list-item>
        <text:list-item>
          <text:h text:style-name="P267" text:outline-level="3"><text:span text:style-name="T38">Policies can be added directly to Users (</text:span><text:span text:style-name="T33">inline</text:span><text:span text:style-name="T38">)</text:span></text:h>
        </text:list-item>
      </text:list>
      <text:h text:style-name="Heading_20_5" text:outline-level="5">IAM Policy Structure</text:h>
      <table:table table:name="Table1" table:style-name="Table1">
        <table:table-column table:style-name="Table1.A"/>
        <table:table-column table:style-name="Table1.B"/>
        <table:table-row table:style-name="TableLine94134047917776">
          <table:table-cell table:style-name="Table1.A1" office:value-type="string">
            <text:p text:style-name="P1">{</text:p>
          </table:table-cell>
          <table:table-cell table:style-name="Table1.A1" office:value-type="string">
            <text:p text:style-name="P5"><text:span text:style-name="T129">Optional</text:span><text:span text:style-name="T128"> / </text:span><text:span text:style-name="T130">Required</text:span></text:p>
          </table:table-cell>
        </table:table-row>
        <table:table-row table:style-name="TableLine94134052739456">
          <table:table-cell table:style-name="Table1.A1" office:value-type="string">
            <text:p text:style-name="Preformatted_20_Text"><text:s text:c="4"/>“<text:span text:style-name="T127">Version”: “2012-10-17”,</text:span></text:p>
          </table:table-cell>
          <table:table-cell table:style-name="Table1.A1" office:value-type="string">
            <text:p text:style-name="P7">Version: Policy language version</text:p>
          </table:table-cell>
        </table:table-row>
        <table:table-row table:style-name="TableLine94134052740624">
          <table:table-cell table:style-name="Table1.A1" office:value-type="string">
            <text:p text:style-name="Preformatted_20_Text"><text:s text:c="4"/>“<text:span text:style-name="T127">Id”: “S3-Account-Permissions,</text:span></text:p>
          </table:table-cell>
          <table:table-cell table:style-name="Table1.A1" office:value-type="string">
            <text:p text:style-name="P9">Id: policy identifier</text:p>
          </table:table-cell>
        </table:table-row>
        <table:table-row table:style-name="TableLine94134049125200">
          <table:table-cell table:style-name="Table1.A1" office:value-type="string">
            <text:p text:style-name="Preformatted_20_Text"><text:s text:c="4"/>“<text:span text:style-name="T127">Statement”: [</text:span></text:p>
          </table:table-cell>
          <table:table-cell table:style-name="Table1.A1" office:value-type="string">
            <text:p text:style-name="P7">Statement: one or more individual statements</text:p>
          </table:table-cell>
        </table:table-row>
        <table:table-row table:style-name="TableLine94134049058896">
          <table:table-cell table:style-name="Table1.A1" office:value-type="string">
            <text:p text:style-name="Preformatted_20_Text"><text:s text:c="8"/><text:span text:style-name="T127">{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4049059648">
          <table:table-cell table:style-name="Table1.A1" office:value-type="string">
            <text:p text:style-name="Preformatted_20_Text"><text:s text:c="12"/>“<text:span text:style-name="T127">Sid”: “1”,</text:span></text:p>
          </table:table-cell>
          <table:table-cell table:style-name="Table1.A1" office:value-type="string">
            <text:p text:style-name="P10">Sid: identifier for the statement</text:p>
          </table:table-cell>
        </table:table-row>
        <table:table-row table:style-name="TableLine94134049060400">
          <table:table-cell table:style-name="Table1.A1" office:value-type="string">
            <text:p text:style-name="Preformatted_20_Text"><text:s text:c="12"/>“<text:span text:style-name="T127">Effect”: “Allow”,</text:span></text:p>
          </table:table-cell>
          <table:table-cell table:style-name="Table1.A1" office:value-type="string">
            <text:p text:style-name="P8">Effect: [Allow / Deny] – the effect of the statement</text:p>
          </table:table-cell>
        </table:table-row>
        <table:table-row table:style-name="TableLine94134049061200">
          <table:table-cell table:style-name="Table1.A1" office:value-type="string">
            <text:p text:style-name="P2"><text:s text:c="12"/>“<text:span text:style-name="T127">Principal”: {</text:span></text:p>
          </table:table-cell>
          <table:table-cell table:style-name="Table1.A1" office:value-type="string">
            <text:p text:style-name="P8">Principal: account/user/role the policy applies to</text:p>
          </table:table-cell>
        </table:table-row>
        <table:table-row table:style-name="TableLine94134049062000">
          <table:table-cell table:style-name="Table1.A1" office:value-type="string">
            <text:p text:style-name="P2"><text:s text:c="16"/>“<text:span text:style-name="T127">AWS”: [“arn:aws:iam-”]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4134049062720">
          <table:table-cell table:style-name="Table1.A1" office:value-type="string">
            <text:p text:style-name="P2"><text:s text:c="12"/><text:span text:style-name="T127">}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4134049063520">
          <table:table-cell table:style-name="Table1.A1" office:value-type="string">
            <text:p text:style-name="P2"><text:s text:c="12"/>“<text:span text:style-name="T127">Action”: [</text:span></text:p>
          </table:table-cell>
          <table:table-cell table:style-name="Table1.A1" office:value-type="string">
            <text:p text:style-name="P8">Action: list of actions allowed / denied by the policy</text:p>
          </table:table-cell>
        </table:table-row>
        <table:table-row table:style-name="TableLine94134049064320">
          <table:table-cell table:style-name="Table1.A1" office:value-type="string">
            <text:p text:style-name="P2"><text:s text:c="16"/>“<text:span text:style-name="T127">s3:GetObject”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4134049065120">
          <table:table-cell table:style-name="Table1.A1" office:value-type="string">
            <text:p text:style-name="P2"><text:s text:c="16"/>“<text:span text:style-name="T127">s3:PutObject”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4134049065920">
          <table:table-cell table:style-name="Table1.A1" office:value-type="string">
            <text:p text:style-name="P2"><text:s text:c="12"/><text:span text:style-name="T127">]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4134049066720">
          <table:table-cell table:style-name="Table1.A1" office:value-type="string">
            <text:p text:style-name="P2"><text:s text:c="12"/>“<text:span text:style-name="T128">Resource”: [“arn:aws:s3/*”]</text:span></text:p>
          </table:table-cell>
          <table:table-cell table:style-name="Table1.A1" office:value-type="string">
            <text:p text:style-name="P8">Resource: list of resources the actions apply to</text:p>
          </table:table-cell>
        </table:table-row>
        <table:table-row table:style-name="TableLine94134049067520">
          <table:table-cell table:style-name="Table1.A1" office:value-type="string">
            <text:p text:style-name="P3"><text:s text:c="8"/><text:span text:style-name="T128">}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4049270816">
          <table:table-cell table:style-name="Table1.A1" office:value-type="string">
            <text:p text:style-name="Preformatted_20_Text"><text:s text:c="4"/><text:span text:style-name="T128">]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4049271616">
          <table:table-cell table:style-name="Table1.A1" office:value-type="string">
            <text:p text:style-name="P4">}</text:p>
          </table:table-cell>
          <table:table-cell table:style-name="Table1.A1" office:value-type="string">
            <text:p text:style-name="Table_20_Contents"/>
          </table:table-cell>
        </table:table-row>
      </table:table>
      <text:h text:style-name="P114" text:outline-level="5">IAM Roles (for Services)</text:h>
      <text:p text:style-name="P45"><text:span text:style-name="T32">Roles</text:span><text:span text:style-name="T37"> are like Policies for AWS services. They can be set to give a service (a resource in AWS, such as a Lambda function or EC2 instance) permission to access other resources (like storage, for </text:span><text:span text:style-name="T39">example).</text:span></text:p>
      <text:h text:style-name="P109" text:outline-level="3">EC2</text:h>
      <text:p text:style-name="P36">EC2<text:span text:style-name="T37"> stands for </text:span>Elastic Compute Cloud<text:span text:style-name="T37">. EC2 instances are virtual servers that you provision for various computing purposes like running a web server or performing complex financial calculations.</text:span></text:p>
      <text:h text:style-name="Heading_20_5" text:outline-level="5">EC2 Instance Designations</text:h>
      <text:p text:style-name="P46"><text:span text:style-name="T133">Instance names denote the </text:span><text:span text:style-name="T35">class</text:span><text:span text:style-name="T41">, </text:span><text:span text:style-name="T35">generation</text:span><text:span text:style-name="T41">, and </text:span><text:span text:style-name="T35">size</text:span><text:span text:style-name="T41">. For example, </text:span><text:span text:style-name="Source_20_Text"><text:span text:style-name="T41">t2.micro</text:span></text:span><text:span text:style-name="T41"> or </text:span><text:span text:style-name="Source_20_Text"><text:span text:style-name="T41">m5.2xlarge</text:span></text:span></text:p>
      <text:list xml:id="list1039853210" text:style-name="L5">
        <text:list-item>
          <text:p text:style-name="P270"><text:span text:style-name="Source_20_Text"><text:span text:style-name="T41">t</text:span></text:span> = class</text:p>
        </text:list-item>
        <text:list-item>
          <text:p text:style-name="P270"><text:span text:style-name="Source_20_Text"><text:span text:style-name="T41">2</text:span></text:span> = generation</text:p>
        </text:list-item>
        <text:list-item>
          <text:p text:style-name="P270"><text:span text:style-name="Source_20_Text"><text:span text:style-name="T41">micro</text:span></text:span> = size</text:p>
        </text:list-item>
      </text:list>
      <text:h text:style-name="Heading_20_5" text:outline-level="5"><text:soft-page-break/>EC2 Instance Types</text:h>
      <text:list xml:id="list2383403523" text:style-name="L6">
        <text:list-item>
          <text:p text:style-name="P271"><text:span text:style-name="T134">General Purpose – </text:span><text:span text:style-name="T119">b</text:span><text:span text:style-name="T134">alance between compute, memory, and networking (</text:span><text:span text:style-name="Source_20_Text"><text:span text:style-name="T134">t</text:span></text:span><text:span text:style-name="T134">)</text:span></text:p>
          <text:list>
            <text:list-item>
              <text:p text:style-name="P272">Web servers</text:p>
            </text:list-item>
            <text:list-item>
              <text:p text:style-name="P271"><text:span text:style-name="T119">C</text:span><text:span text:style-name="T134">ode repositories</text:span></text:p>
            </text:list-item>
          </text:list>
        </text:list-item>
        <text:list-item>
          <text:p text:style-name="P272">Compute Optimized – tasks requiring high performance processors (<text:span text:style-name="Source_20_Text">C</text:span>)</text:p>
          <text:list>
            <text:list-item>
              <text:p text:style-name="P272">Data batch processing</text:p>
            </text:list-item>
            <text:list-item>
              <text:p text:style-name="P272">Media transcoding</text:p>
            </text:list-item>
            <text:list-item>
              <text:p text:style-name="P272">Machine learning</text:p>
            </text:list-item>
            <text:list-item>
              <text:p text:style-name="P272">High performance computing</text:p>
            </text:list-item>
            <text:list-item>
              <text:p text:style-name="P272">Dedicated gaming server</text:p>
            </text:list-item>
          </text:list>
        </text:list-item>
        <text:list-item>
          <text:p text:style-name="P272">Memory Optimized – fast performance for large datasets <text:span text:style-name="T135">(</text:span><text:span text:style-name="Source_20_Text">R</text:span><text:span text:style-name="T135">, </text:span><text:span text:style-name="Source_20_Text">X</text:span><text:span text:style-name="T135">, </text:span><text:span text:style-name="Source_20_Text">High Memory</text:span><text:span text:style-name="T135">, </text:span><text:span text:style-name="Source_20_Text">z</text:span><text:span text:style-name="T135">)</text:span></text:p>
          <text:list>
            <text:list-item>
              <text:p text:style-name="P272">Databases</text:p>
            </text:list-item>
            <text:list-item>
              <text:p text:style-name="P272">Distributed cache stores for web</text:p>
            </text:list-item>
            <text:list-item>
              <text:p text:style-name="P272">Buisiness intelligence (BI)</text:p>
            </text:list-item>
            <text:list-item>
              <text:p text:style-name="P272">Realtime processing of big and unstructured data</text:p>
            </text:list-item>
          </text:list>
        </text:list-item>
        <text:list-item>
          <text:p text:style-name="P273">Storage Optimized – high sequential I/O access on large datasets in local storage (<text:span text:style-name="Source_20_Text"><text:span text:style-name="T134">I</text:span></text:span>, <text:span text:style-name="Source_20_Text"><text:span text:style-name="T134">D</text:span></text:span>, <text:span text:style-name="Source_20_Text"><text:span text:style-name="T134">H</text:span></text:span>)</text:p>
          <text:list>
            <text:list-item>
              <text:p text:style-name="P273">High frequency online transaction processing</text:p>
            </text:list-item>
            <text:list-item>
              <text:p text:style-name="P273">Databases</text:p>
            </text:list-item>
            <text:list-item>
              <text:p text:style-name="P273">Cache for in-memory databases</text:p>
            </text:list-item>
            <text:list-item>
              <text:p text:style-name="P273">Data warehousing</text:p>
            </text:list-item>
            <text:list-item>
              <text:p text:style-name="P273">Distributed file systems</text:p>
            </text:list-item>
          </text:list>
        </text:list-item>
      </text:list>
      <text:p text:style-name="P47">(See <text:a xlink:type="simple" xlink:href="https://instances.vantage.sh/" text:style-name="Internet_20_link" text:visited-style-name="Visited_20_Internet_20_Link">https://instances.vantage.sh/</text:a> for a fantastic spec and cost comparison of all the different types of EC2 instances)</text:p>
      <text:h text:style-name="Heading_20_5" text:outline-level="5">Security Groups</text:h>
      <text:p text:style-name="P48">Classic Ports<text:span text:style-name="T1">:</text:span></text:p>
      <text:list xml:id="list2328146007" text:style-name="L7">
        <text:list-item>
          <text:p text:style-name="P221"><text:span text:style-name="Source_20_Text"><text:span text:style-name="T2">22</text:span></text:span><text:span text:style-name="T1"> = SSH (Secure Shell) – log in to a Linux instance</text:span></text:p>
        </text:list-item>
        <text:list-item>
          <text:p text:style-name="P221"><text:span text:style-name="Source_20_Text"><text:span text:style-name="T2">21</text:span></text:span><text:span text:style-name="T1"> = FTP (File Transfer Protocol) – upload files to a file share</text:span></text:p>
        </text:list-item>
        <text:list-item>
          <text:p text:style-name="P221"><text:span text:style-name="Source_20_Text"><text:span text:style-name="T2">22</text:span></text:span><text:span text:style-name="T1"> = SFTP (Secure File Transfer Protocol) – upload files using SSH</text:span></text:p>
        </text:list-item>
        <text:list-item>
          <text:p text:style-name="P221"><text:span text:style-name="Source_20_Text"><text:span text:style-name="T2">80</text:span></text:span><text:span text:style-name="T1"> = HTTP – access unsecured websites</text:span></text:p>
        </text:list-item>
        <text:list-item>
          <text:p text:style-name="P222"><text:span text:style-name="Source_20_Text"><text:span text:style-name="T2">443</text:span></text:span><text:span text:style-name="T1"> = HTTPS – access secured websites</text:span></text:p>
        </text:list-item>
        <text:list-item>
          <text:p text:style-name="P222"><text:span text:style-name="Source_20_Text"><text:span text:style-name="T2">3389</text:span></text:span><text:span text:style-name="T1"> = RDP (Remote Desktop Protocol) – log in to a Windows instance</text:span></text:p>
        </text:list-item>
      </text:list>
      <text:p text:style-name="P87"/>
      <text:h text:style-name="Heading_20_5" text:outline-level="5"><text:soft-page-break/>SSH</text:h>
      <text:p text:style-name="P94">To remote in to an EC2 instance using SSH from a local terminal:</text:p>
      <text:list xml:id="list4165307137" text:style-name="L8">
        <text:list-item>
          <text:p text:style-name="P274">Prerequisite – modify permissions of the appropriate <text:span text:style-name="Source_20_Text"><text:span text:style-name="T51">*.pem</text:span></text:span> file by doing <text:span text:style-name="Source_20_Text"><text:span text:style-name="T51">chmod 0400 [your-key-file].pem</text:span></text:span></text:p>
        </text:list-item>
        <text:list-item>
          <text:p text:style-name="P274"><text:span text:style-name="Source_20_Text"><text:span text:style-name="T51">ssh -i [your-key-file].pem ec2-user@[your-public-ip4-address]</text:span></text:span></text:p>
        </text:list-item>
        <text:list-item>
          <text:p text:style-name="P116"><text:span text:style-name="T99">example: </text:span><text:span text:style-name="Source_20_Text"><text:span text:style-name="T48">ssh -i david-coffee-metal-test.pem ec2-user@54.205.232.239</text:span></text:span></text:p>
        </text:list-item>
      </text:list>
      <text:h text:style-name="Heading_20_5" text:outline-level="5">Roles</text:h>
      <text:p text:style-name="P38">Do Not:<text:span text:style-name="T88"> provide access directly in an EC2 instance with aws-configure and store client id and secret id in the instance filesystem.</text:span></text:p>
      <text:p text:style-name="P38">Do:<text:span text:style-name="T88"> grant permissions to an EC2 instance by </text:span><text:span text:style-name="T89">creating IAM roles and</text:span><text:span text:style-name="T88"> attaching security groups </text:span><text:span text:style-name="T89">to the instance.</text:span></text:p>
      <text:h text:style-name="Heading_20_5" text:outline-level="5"><text:span text:style-name="T42">E</text:span><text:span text:style-name="T37">C2 Instance Purchase Options</text:span></text:h>
      <text:list xml:id="list989582075" text:style-name="L9">
        <text:list-item>
          <text:p text:style-name="P276"><text:span text:style-name="T37">On Demand</text:span><text:span text:style-name="T48">: short workload with predictable pricing</text:span></text:p>
          <text:list>
            <text:list-item>
              <text:p text:style-name="P122">Linux or Windows – billing per second after the first minute</text:p>
            </text:list-item>
            <text:list-item>
              <text:p text:style-name="P122">All other OS – billing per hour</text:p>
            </text:list-item>
            <text:list-item>
              <text:p text:style-name="P122">Highest cost, no upfront payment</text:p>
            </text:list-item>
            <text:list-item>
              <text:p text:style-name="P122">No long-term commitment</text:p>
            </text:list-item>
            <text:list-item>
              <text:p text:style-name="P122">Recommended for short-term, uninterrupted workloads</text:p>
            </text:list-item>
          </text:list>
        </text:list-item>
        <text:list-item>
          <text:p text:style-name="P276"><text:span text:style-name="T37">Reserved</text:span><text:span text:style-name="T48">: 1 year minimum</text:span></text:p>
          <text:list>
            <text:list-item>
              <text:p text:style-name="P122">Reserved Instances – for long workloads</text:p>
              <text:list>
                <text:list-item>
                  <text:p text:style-name="P123">Up to 75% discount compared with on-demand</text:p>
                </text:list-item>
                <text:list-item>
                  <text:p text:style-name="P123">Reserve for 1 or 3 year terms</text:p>
                </text:list-item>
                <text:list-item>
                  <text:p text:style-name="P275"><text:span text:style-name="T100">No u</text:span><text:span text:style-name="T52">pfront, partial upfront, or all upfront (in order of increasing discount)</text:span></text:p>
                </text:list-item>
                <text:list-item>
                  <text:p text:style-name="P275"><text:span text:style-name="T100">Can</text:span><text:span text:style-name="T52"> reserve a specific instance type</text:span></text:p>
                </text:list-item>
                <text:list-item>
                  <text:p text:style-name="P277"><text:span text:style-name="T52">Recommended for </text:span><text:span text:style-name="T100">s</text:span><text:span text:style-name="T52">teady state usage, </text:span><text:span text:style-name="T100">e.g</text:span><text:span text:style-name="T52">. for databases</text:span></text:p>
                </text:list-item>
              </text:list>
            </text:list-item>
            <text:list-item>
              <text:p text:style-name="P122">Convertible Reserved Instances – long workloads with flexible instances</text:p>
              <text:list>
                <text:list-item>
                  <text:p text:style-name="P123">Up to 54% discount compared with on-demand</text:p>
                </text:list-item>
                <text:list-item>
                  <text:p text:style-name="P123">Can convert between different instance types</text:p>
                </text:list-item>
              </text:list>
            </text:list-item>
            <text:list-item>
              <text:p text:style-name="P122">Scheduled Reserved Instances (deprecated) – short term on a predictable, scheduled basis</text:p>
              <text:list>
                <text:list-item>
                  <text:p text:style-name="P123">Launch within a window of time you reserve</text:p>
                </text:list-item>
                <text:list-item>
                  <text:p text:style-name="P123">Use when required for fractions of the reserve time</text:p>
                </text:list-item>
                <text:list-item>
                  <text:p text:style-name="P123">Reserve for 1 or 3 year terms</text:p>
                </text:list-item>
              </text:list>
            </text:list-item>
          </text:list>
        </text:list-item>
        <text:list-item>
          <text:p text:style-name="P276"><text:span text:style-name="T37">Spot Instances</text:span><text:span text:style-name="T48">: short workloads, cheaper, not guaranteed to run continuously (i.e. jobs may be interrupted and have to be restarted)</text:span></text:p>
          <text:list>
            <text:list-item>
              <text:p text:style-name="P124"><text:soft-page-break/>Up to 90% discount over on-demand</text:p>
            </text:list-item>
            <text:list-item>
              <text:p text:style-name="P124">Kind of like an auction – set your highest purchase price</text:p>
            </text:list-item>
            <text:list-item>
              <text:p text:style-name="P278"><text:span text:style-name="T48">Instances can be lost when your highest bid price isn’t </text:span><text:span text:style-name="T27">THE</text:span><text:span text:style-name="T48"> highest bid price</text:span></text:p>
              <text:list>
                <text:list-item>
                  <text:p text:style-name="P125">Batch jobs</text:p>
                </text:list-item>
                <text:list-item>
                  <text:p text:style-name="P125">Data analysis</text:p>
                </text:list-item>
                <text:list-item>
                  <text:p text:style-name="P125">Image processing</text:p>
                </text:list-item>
                <text:list-item>
                  <text:p text:style-name="P279"><text:span text:style-name="T48">Distributed</text:span><text:span text:style-name="T77"> workloads</text:span></text:p>
                </text:list-item>
                <text:list-item>
                  <text:p text:style-name="P183">Flexible start and end times</text:p>
                </text:list-item>
              </text:list>
            </text:list-item>
            <text:list-item>
              <text:p text:style-name="P183">Not suitable for mission critical jobs or databases</text:p>
            </text:list-item>
          </text:list>
        </text:list-item>
        <text:list-item>
          <text:p text:style-name="P276"><text:span text:style-name="T37">Dedicated Host</text:span><text:span text:style-name="T48">: entire physical server – used for when software licenses </text:span><text:span text:style-name="T53">or government regulations </text:span><text:span text:style-name="T48">prohibit installation on shared resource</text:span></text:p>
          <text:list>
            <text:list-item>
              <text:p text:style-name="P126">Available for 3 year terms</text:p>
            </text:list-item>
            <text:list-item>
              <text:p text:style-name="P126">More expensive than on-demand</text:p>
            </text:list-item>
          </text:list>
        </text:list-item>
        <text:list-item>
          <text:p text:style-name="P281"><text:span text:style-name="T37">Dedicated Instance</text:span><text:span text:style-name="T48">: instance (part of a physical server’s capacity) running on a physical server dedicated to you</text:span></text:p>
        </text:list-item>
      </text:list>
      <text:h text:style-name="Heading_20_5" text:outline-level="5">AMI (Amazon Machine Image)</text:h>
      <text:p text:style-name="P95">An AMI is the operating system and software on the root file system of an EC2 instance. It contains all the files, software packages and utilities, and configurations of a fresh installation of an operating system (like Ubuntu or Windows Server).</text:p>
      <text:p text:style-name="P95">AMIs can be customized with specific operating system versions / flavors, pre-loaded software, and configurations to meet specific computing requirements; reducing the setup time when provisioning new EC2 instances.</text:p>
      <text:p text:style-name="P14">AMI Options<text:span text:style-name="T1">:</text:span></text:p>
      <text:list xml:id="list577774593" text:style-name="L10">
        <text:list-item>
          <text:p text:style-name="P306">Public AMI – created or curated by Amazon</text:p>
        </text:list-item>
        <text:list-item>
          <text:p text:style-name="P306">Custom AMI – roll your own</text:p>
        </text:list-item>
        <text:list-item>
          <text:p text:style-name="P306">AWS Marketplace AMI – buy, sell, trade, collect ‘em all</text:p>
        </text:list-item>
      </text:list>
      <text:h text:style-name="Heading_20_3" text:outline-level="3">Storage</text:h>
      <text:h text:style-name="Heading_20_5" text:outline-level="5">EBS (Elastic Block Storage)</text:h>
      <text:list xml:id="list1889518066" text:style-name="L11">
        <text:list-item>
          <text:p text:style-name="P335"><text:span text:style-name="T23">Network</text:span> drive that can be attached to EC2 instances while running</text:p>
        </text:list-item>
        <text:list-item>
          <text:p text:style-name="P335">Attached EBS volumes continue to exist even after an EC2 instance is terminated (when ‘Delete on Termination’ attribute is <text:span text:style-name="T32">not</text:span><text:span text:style-name="T37"> selected at time of connection to </text:span><text:span text:style-name="T43">EC2</text:span></text:p>
        </text:list-item>
        <text:list-item>
          <text:p text:style-name="P335">In most circumstances, they can only be attached to one instance at a time</text:p>
        </text:list-item>
        <text:list-item>
          <text:p text:style-name="P335">Bound to Availability Zones</text:p>
          <text:list>
            <text:list-item>
              <text:p text:style-name="P335"><text:soft-page-break/>‘Snapshots’ enable copies of EBS state to be written to other EBS volumes in other availability zones</text:p>
            </text:list-item>
          </text:list>
        </text:list-item>
        <text:list-item>
          <text:p text:style-name="P335">Size and IOPS provisioned in advance – price based on size and IOPS specs reserved at time of provisioning</text:p>
          <text:list>
            <text:list-item>
              <text:p text:style-name="P335">Capacity can be increased over time if needed</text:p>
            </text:list-item>
          </text:list>
        </text:list-item>
      </text:list>
      <text:h text:style-name="Heading_20_6" text:outline-level="6">EBS Volume Types</text:h>
      <text:p text:style-name="P15">General Purpose SSD</text:p>
      <text:list xml:id="list986813730" text:style-name="L12">
        <text:list-item>
          <text:p text:style-name="P307">gp2 / gp3 (SSD): general purpose, balance of price and performance</text:p>
          <text:list>
            <text:list-item>
              <text:p text:style-name="P336"><text:span text:style-name="T120">C</text:span><text:span text:style-name="T3">ost effective, low-latency</text:span></text:p>
            </text:list-item>
            <text:list-item>
              <text:p text:style-name="P336"><text:span text:style-name="T120">S</text:span><text:span text:style-name="T3">ystem boot, virtual desktops, development and test environments</text:span></text:p>
            </text:list-item>
            <text:list-item>
              <text:p text:style-name="P336"><text:span text:style-name="T3">1 GiB – 16 </text:span><text:span text:style-name="T120">Ti</text:span><text:span text:style-name="T3">B</text:span></text:p>
            </text:list-item>
            <text:list-item>
              <text:p text:style-name="P282">gp3</text:p>
              <text:list>
                <text:list-item>
                  <text:p text:style-name="P307">Baseline 3k IOPS, throughput = 125 MiB/s</text:p>
                </text:list-item>
                <text:list-item>
                  <text:p text:style-name="P307">Bursts up to 16k IOPS, 1k MiB/s</text:p>
                </text:list-item>
              </text:list>
            </text:list-item>
            <text:list-item>
              <text:p text:style-name="P282">gp2</text:p>
              <text:list>
                <text:list-item>
                  <text:p text:style-name="P307">Burst up to 3k IOPS</text:p>
                </text:list-item>
                <text:list-item>
                  <text:p text:style-name="P307">Volume size and IOPS are linked – max IOPS of 16k</text:p>
                </text:list-item>
                <text:list-item>
                  <text:p text:style-name="P308">3 IOPS / GiB means max IOPS at 5334 GiB</text:p>
                </text:list-item>
              </text:list>
            </text:list-item>
          </text:list>
        </text:list-item>
      </text:list>
      <text:p text:style-name="P15">Provisioned IOPS SSD</text:p>
      <text:list xml:id="list62700744706271" text:continue-numbering="true" text:style-name="L12">
        <text:list-item>
          <text:p text:style-name="P307">io1 / io2 (SSD): high performance for mission-critical, low-latency or high throughput workloads</text:p>
        </text:list-item>
      </text:list>
      <text:list xml:id="list3883992352" text:style-name="L13">
        <text:list-item>
          <text:list>
            <text:list-item>
              <text:p text:style-name="P309">Critical business applications with sustained IOPS performance</text:p>
            </text:list-item>
            <text:list-item>
              <text:p text:style-name="P309">Applications that require more than 16k IOPS</text:p>
            </text:list-item>
            <text:list-item>
              <text:p text:style-name="P309">Database workloads with sensitive storage performance and consistency requirements</text:p>
            </text:list-item>
          </text:list>
        </text:list-item>
      </text:list>
      <text:p text:style-name="P15">Throughput Optimized HDD <text:span text:style-name="T136">(</text:span>125 MiB – 16 TiB<text:span text:style-name="T136">)</text:span></text:p>
      <text:list xml:id="list62702225264305" text:continue-list="list62700744706271" text:style-name="L12">
        <text:list-item>
          <text:p text:style-name="P307">st1 (HDD): low cost, frequently accessed throughput-intensive workloads</text:p>
          <text:list>
            <text:list-item>
              <text:p text:style-name="P310">Max IOPS 500, max throughput 500 MiB/s</text:p>
            </text:list-item>
            <text:list-item>
              <text:p text:style-name="P310">Big data, data warehouses, log processing</text:p>
            </text:list-item>
          </text:list>
        </text:list-item>
      </text:list>
      <text:p text:style-name="P15">Cold Storage HDD</text:p>
      <text:list xml:id="list62702173490887" text:continue-numbering="true" text:style-name="L12">
        <text:list-item>
          <text:p text:style-name="P307">sc1 (HDD): lowest cost, less frequently accessed</text:p>
          <text:list>
            <text:list-item>
              <text:p text:style-name="P310">Max IOPS 250, max throughput 250 MiB/s</text:p>
            </text:list-item>
            <text:list-item>
              <text:p text:style-name="P310">Use when low cost is more important than frequency of access</text:p>
            </text:list-item>
          </text:list>
        </text:list-item>
      </text:list>
      <text:p text:style-name="P40"><text:span text:style-name="T1">Only gp2 / gp3 or io1 / io2 types can be used as boot volume</text:span><text:span text:style-name="T4">s</text:span></text:p>
      <text:h text:style-name="P115" text:outline-level="6"><text:soft-page-break/><text:span text:style-name="T4">E</text:span><text:span text:style-name="T1">BS Multi-Attach (io1 / io2)</text:span></text:h>
      <text:list xml:id="list1874832519" text:style-name="L14">
        <text:list-item>
          <text:p text:style-name="P311">Can be attached to multiple EC2 instances in the same availability zone</text:p>
        </text:list-item>
        <text:list-item>
          <text:p text:style-name="P311">Each instance has full read/write permissions to the volume</text:p>
        </text:list-item>
        <text:list-item>
          <text:p text:style-name="P311">For higher availability in clustered Linux applications</text:p>
        </text:list-item>
        <text:list-item>
          <text:p text:style-name="P311">Applications must be able to manage concurrent write operations</text:p>
        </text:list-item>
        <text:list-item>
          <text:p text:style-name="P337"><text:span text:style-name="T1">Must use a filesystem that is </text:span><text:span text:style-name="T27">cluster aware</text:span><text:span text:style-name="T48"> (i.e. - </text:span><text:span text:style-name="T25">NOT</text:span><text:span text:style-name="T48"> </text:span><text:span text:style-name="Source_20_Text"><text:span text:style-name="T48">xfs</text:span></text:span><text:span text:style-name="T48">, </text:span><text:span text:style-name="Source_20_Text"><text:span text:style-name="T48">ext4</text:span></text:span><text:span text:style-name="T48">, etc.)</text:span></text:p>
        </text:list-item>
      </text:list>
      <text:h text:style-name="Heading_20_5" text:outline-level="5">EC2 Instance Store</text:h>
      <text:list xml:id="list770703564" text:style-name="L15">
        <text:list-item>
          <text:p text:style-name="P339"><text:span text:style-name="T23">Physical</text:span> drive that can be connected to an EC2 instance</text:p>
        </text:list-item>
        <text:list-item>
          <text:p text:style-name="P339">Better I/O performance</text:p>
        </text:list-item>
        <text:list-item>
          <text:p text:style-name="P339">Ephemeral – data will be destroyed when connected instance is stopped or terminated or if the instance fails</text:p>
        </text:list-item>
        <text:list-item>
          <text:p text:style-name="P339">Buffer, cache, scratch data, temporary content – data that doesn’t need to be persisted</text:p>
        </text:list-item>
      </text:list>
      <text:h text:style-name="Heading_20_3" text:outline-level="3">EFS <text:span text:style-name="T137">(</text:span>Elastic File System<text:span text:style-name="T137">)</text:span></text:h>
      <text:list xml:id="list1546621915" text:style-name="L16">
        <text:list-item>
          <text:p text:style-name="P338">Managed Network File System (NFS) that can be mounted on any EC2</text:p>
        </text:list-item>
        <text:list-item>
          <text:p text:style-name="P338">An EFS is available to EC2 instances in multiple availability zones</text:p>
        </text:list-item>
        <text:list-item>
          <text:p text:style-name="P338">Highly available, and about 3× the cost of gp2 (pay per use)</text:p>
        </text:list-item>
        <text:list-item>
          <text:p text:style-name="P341">Use for content management, web serving, data sharing</text:p>
        </text:list-item>
        <text:list-item>
          <text:p text:style-name="P341">Uses NFSv4.1 protocol, plus security group for access</text:p>
        </text:list-item>
        <text:list-item>
          <text:p text:style-name="P342">Compatible only with Linux AMIs (no Windows)</text:p>
        </text:list-item>
        <text:list-item>
          <text:p text:style-name="P283">Scale</text:p>
          <text:list>
            <text:list-item>
              <text:p text:style-name="P312">Thousands of concurrent NFS clients at 10+ GiB/s throughput</text:p>
            </text:list-item>
            <text:list-item>
              <text:p text:style-name="P312">Grow to petabyte scale NFS automatically based on capacity need (it grows)</text:p>
            </text:list-item>
          </text:list>
        </text:list-item>
        <text:list-item>
          <text:p text:style-name="P283">Performance Mode Options</text:p>
          <text:list>
            <text:list-item>
              <text:p text:style-name="P312">General Purpose (default) – latency sensitive use cases like web servers and content management</text:p>
            </text:list-item>
            <text:list-item>
              <text:p text:style-name="P312">Max I/O – higher throughput, highly parallel at the cost of higher latency, use for big data, media processing, etc.</text:p>
            </text:list-item>
          </text:list>
        </text:list-item>
        <text:list-item>
          <text:p text:style-name="P283">Throughput Mode Options</text:p>
          <text:list>
            <text:list-item>
              <text:p text:style-name="P340"><text:span text:style-name="T6">Bursting – 1 TiB </text:span><text:span text:style-name="T121">=</text:span><text:span text:style-name="T6"> 50 MiB/s + burst of up to 100 MiB/s (throughput linked to capacity)</text:span></text:p>
            </text:list-item>
            <text:list-item>
              <text:p text:style-name="P312">Provisioned – set throughput independently of storage size</text:p>
            </text:list-item>
          </text:list>
        </text:list-item>
        <text:list-item>
          <text:p text:style-name="P284"><text:span text:style-name="T93">Storage Tier Options (move file(s) after </text:span><text:span text:style-name="T36">n</text:span><text:span text:style-name="T88"> days)</text:span></text:p>
          <text:list>
            <text:list-item>
              <text:p text:style-name="P313">Standard – frequently accessed files</text:p>
            </text:list-item>
            <text:list-item>
              <text:p text:style-name="P313">Infrequent access (EFS-IA) – cost to retrieve files, lower cost to store</text:p>
            </text:list-item>
          </text:list>
        </text:list-item>
      </text:list>
      <text:h text:style-name="Heading_20_5" text:outline-level="5"><text:soft-page-break/>Scalability</text:h>
      <text:p text:style-name="P16">Vertical Scalability<text:span text:style-name="T1"> – increasing the size of an instance; common use case for non-distributed systems like a database or cache, subject to physical (hardware) limits</text:span></text:p>
      <text:p text:style-name="P16">Horizontal Scalability<text:span text:style-name="T1"> – increasing the number of instances; common use case for distributed systems like web applications that need more capacity to handle more traffic as needed</text:span></text:p>
      <text:p text:style-name="P17">High Availability<text:span text:style-name="T1"> – usually linked with horizontal scaling, </text:span><text:span text:style-name="T7">to run instances in at least 2 data centers (or Availability Zones); use case for surviving a data center outage or hardware failure.</text:span></text:p>
      <text:list xml:id="list3161369104" text:style-name="L17">
        <text:list-item>
          <text:p text:style-name="P344"><text:span text:style-name="T24">P</text:span><text:span text:style-name="T23">assive HA</text:span><text:span text:style-name="T1">: If a failure occurs in one center or AZ, another center’s </text:span><text:span text:style-name="T27">current capacity</text:span><text:span text:style-name="T48"> will handle traffic not served by the down center or AZ</text:span></text:p>
        </text:list-item>
        <text:list-item>
          <text:p text:style-name="P343"><text:span text:style-name="T24">Active HA</text:span><text:span text:style-name="T7">: If a failure occurs in one center or AZ, another center or AZ can scale </text:span><text:span text:style-name="T28">horizontally</text:span><text:span text:style-name="T54"> to support the amount of traffic not served by </text:span><text:span text:style-name="T101">down center or AZ</text:span></text:p>
        </text:list-item>
      </text:list>
      <text:h text:style-name="P110" text:outline-level="3"><text:span text:style-name="T44">E</text:span><text:span text:style-name="T37">lastic Load Balancer (ELB)</text:span></text:h>
      <text:p text:style-name="P96"><text:span text:style-name="T98">Load Balancers are servers that forward traffic to multiple servers downstream. They distribute the load more evenly across servers running the same application. </text:span><text:span text:style-name="T102">With a Load Balancer, you’ll</text:span></text:p>
      <text:list xml:id="list2081340753" text:style-name="L18">
        <text:list-item>
          <text:p text:style-name="P345">Spread traffic load across multiple downstream instances</text:p>
        </text:list-item>
        <text:list-item>
          <text:p text:style-name="P345">Expose a single point of access to your application</text:p>
        </text:list-item>
        <text:list-item>
          <text:p text:style-name="P345">Seamlessly handle failures of downstream instances</text:p>
        </text:list-item>
        <text:list-item>
          <text:p text:style-name="P345">Do regular instance health checks</text:p>
        </text:list-item>
        <text:list-item>
          <text:p text:style-name="P345">Provide SSL termination (HTTPS) for your site(s)</text:p>
        </text:list-item>
        <text:list-item>
          <text:p text:style-name="P345">Enforce stickiness (cookies)</text:p>
        </text:list-item>
        <text:list-item>
          <text:p text:style-name="P345">HA across zones</text:p>
        </text:list-item>
        <text:list-item>
          <text:p text:style-name="P345">Separate public and private traffic</text:p>
        </text:list-item>
      </text:list>
      <text:p text:style-name="P18"><text:span text:style-name="T96">AWS ELB</text:span><text:span text:style-name="T98">:</text:span></text:p>
      <text:list xml:id="list2261977677" text:style-name="L19">
        <text:list-item>
          <text:p text:style-name="P346">AWS managed load balancer; AWS guarantees that it</text:p>
          <text:list>
            <text:list-item>
              <text:p text:style-name="P346">Will work</text:p>
            </text:list-item>
            <text:list-item>
              <text:p text:style-name="P346">Will be upgraded, maintained, and highly available</text:p>
            </text:list-item>
            <text:list-item>
              <text:p text:style-name="P346">Will only have a few configuration options (no tyranny of choice)</text:p>
            </text:list-item>
          </text:list>
        </text:list-item>
        <text:list-item>
          <text:p text:style-name="P346">It will cost less in money, time, and effort than setting up your own load balancer</text:p>
        </text:list-item>
        <text:list-item>
          <text:p text:style-name="P346">Integrated with many AWS services</text:p>
        </text:list-item>
      </text:list>
      <text:p text:style-name="P97"><text:span text:style-name="T116">Managed Load Balancer Types</text:span><text:span text:style-name="T102">:</text:span></text:p>
      <text:list xml:id="list3890717711" text:style-name="L20">
        <text:list-item>
          <text:p text:style-name="P355"><text:span text:style-name="T102">C</text:span><text:span text:style-name="T98">lassic Load Balancer (deprecated)</text:span></text:p>
          <text:list>
            <text:list-item>
              <text:p text:style-name="P355"><text:span text:style-name="Source_20_Text"><text:span text:style-name="T48">HTTP</text:span></text:span><text:span text:style-name="T98">, </text:span><text:span text:style-name="Source_20_Text"><text:span text:style-name="T48">HTTPS</text:span></text:span><text:span text:style-name="T98">, </text:span><text:span text:style-name="Source_20_Text"><text:span text:style-name="T48">TCP</text:span></text:span><text:span text:style-name="T98">, </text:span><text:span text:style-name="Source_20_Text"><text:span text:style-name="T48">SSL</text:span></text:span><text:span text:style-name="T98"> (secure </text:span><text:span text:style-name="Source_20_Text"><text:span text:style-name="T48">TCP</text:span></text:span><text:span text:style-name="T98">)</text:span></text:p>
            </text:list-item>
          </text:list>
        </text:list-item>
        <text:list-item>
          <text:p text:style-name="P347">Application Load Balancer</text:p>
          <text:list>
            <text:list-item>
              <text:p text:style-name="P355"><text:span text:style-name="Source_20_Text"><text:span text:style-name="T48">HTTP</text:span></text:span><text:span text:style-name="T98">, </text:span><text:span text:style-name="Source_20_Text"><text:span text:style-name="T48">HTTPS</text:span></text:span><text:span text:style-name="T98">, </text:span><text:span text:style-name="Source_20_Text"><text:span text:style-name="T48">WebSocket</text:span></text:span></text:p>
            </text:list-item>
          </text:list>
        </text:list-item>
        <text:list-item>
          <text:p text:style-name="P347"><text:soft-page-break/>Network Load Balancer</text:p>
          <text:list>
            <text:list-item>
              <text:p text:style-name="P355"><text:span text:style-name="Source_20_Text"><text:span text:style-name="T48">TCP</text:span></text:span><text:span text:style-name="T98">, </text:span><text:span text:style-name="Source_20_Text"><text:span text:style-name="T48">TLS</text:span></text:span><text:span text:style-name="T98"> (secure </text:span><text:span text:style-name="Source_20_Text"><text:span text:style-name="T48">TCP</text:span></text:span><text:span text:style-name="T98">), </text:span><text:span text:style-name="Source_20_Text"><text:span text:style-name="T48">UDP</text:span></text:span></text:p>
            </text:list-item>
          </text:list>
        </text:list-item>
        <text:list-item>
          <text:p text:style-name="P347">Gateway Load Balancer</text:p>
          <text:list>
            <text:list-item>
              <text:p text:style-name="P347">Operates at “layer 3” (Network layer)</text:p>
            </text:list-item>
          </text:list>
        </text:list-item>
      </text:list>
      <text:p text:style-name="P19"><text:span text:style-name="T96">Security</text:span><text:span text:style-name="T98">:</text:span></text:p>
      <text:list xml:id="list3154827404" text:style-name="L21">
        <text:list-item>
          <text:p text:style-name="P348">Allow inbound traffic from anywhere to load balancer</text:p>
          <text:list>
            <text:list-item>
              <text:p text:style-name="P285"><text:span text:style-name="Source_20_Text"><text:span text:style-name="T55">HTTP</text:span></text:span><text:span text:style-name="T98">, </text:span><text:span text:style-name="Source_20_Text"><text:span text:style-name="T55">TCP</text:span></text:span><text:span text:style-name="T98">, Port </text:span><text:span text:style-name="Source_20_Text"><text:span text:style-name="T55">80</text:span></text:span><text:span text:style-name="T98">, </text:span><text:span text:style-name="Source_20_Text"><text:span text:style-name="T55">0.0.0.0/0</text:span></text:span></text:p>
            </text:list-item>
            <text:list-item>
              <text:p text:style-name="P285"><text:span text:style-name="Source_20_Text"><text:span text:style-name="T55">HTTPS</text:span></text:span><text:span text:style-name="T98">, </text:span><text:span text:style-name="Source_20_Text"><text:span text:style-name="T55">TCP</text:span></text:span><text:span text:style-name="T98">, Port </text:span><text:span text:style-name="Source_20_Text"><text:span text:style-name="T55">443</text:span></text:span><text:span text:style-name="T98">, </text:span><text:span text:style-name="Source_20_Text"><text:span text:style-name="T55">0.0.0.0/0</text:span></text:span></text:p>
            </text:list-item>
          </text:list>
        </text:list-item>
        <text:list-item>
          <text:p text:style-name="P356"><text:span text:style-name="T55">A</text:span><text:span text:style-name="T48">llow inbound traffic </text:span><text:span text:style-name="T27">only</text:span><text:span text:style-name="T48"> from load balancer to EC2 instances</text:span></text:p>
          <text:list>
            <text:list-item>
              <text:p text:style-name="P356"><text:span text:style-name="Source_20_Text"><text:span text:style-name="T55">HTTP</text:span></text:span><text:span text:style-name="T48">, </text:span><text:span text:style-name="Source_20_Text"><text:span text:style-name="T55">TCP</text:span></text:span><text:span text:style-name="T48">, Port </text:span><text:span text:style-name="Source_20_Text"><text:span text:style-name="T55">80</text:span></text:span><text:span text:style-name="T48">, </text:span><text:span text:style-name="T27">security group</text:span></text:p>
            </text:list-item>
          </text:list>
        </text:list-item>
      </text:list>
      <text:p text:style-name="P88"><text:span text:style-name="T23">Classic Load Balancer</text:span>:</text:p>
      <text:list xml:id="list1233975268" text:style-name="L22">
        <text:list-item>
          <text:p text:style-name="P127"><text:span text:style-name="Source_20_Text"><text:span text:style-name="T138">TCP</text:span></text:span> (Layer 4), <text:span text:style-name="Source_20_Text"><text:span text:style-name="T138">HTTP</text:span></text:span> &amp; <text:span text:style-name="Source_20_Text"><text:span text:style-name="T138">HTTPS</text:span></text:span> (Layer 7)</text:p>
        </text:list-item>
        <text:list-item>
          <text:p text:style-name="P127">Health checks are in <text:span text:style-name="Source_20_Text"><text:span text:style-name="T138">TCP</text:span></text:span> or <text:span text:style-name="Source_20_Text"><text:span text:style-name="T138">HTTP</text:span></text:span></text:p>
        </text:list-item>
        <text:list-item>
          <text:p text:style-name="P127">Fixed hostname</text:p>
        </text:list-item>
      </text:list>
      <text:p text:style-name="P49">Application Load Balancer<text:span text:style-name="T1">:</text:span></text:p>
      <text:list xml:id="list1981285524" text:style-name="L23">
        <text:list-item>
          <text:p text:style-name="P128">Bullet</text:p>
        </text:list-item>
      </text:list>
      <text:p text:style-name="P49">Network Load Balancer<text:span text:style-name="T1">:</text:span></text:p>
      <text:list xml:id="list909397070" text:style-name="L24">
        <text:list-item>
          <text:p text:style-name="P349"><text:span text:style-name="Source_20_Text"><text:span text:style-name="T138">TCP</text:span></text:span> and <text:span text:style-name="Source_20_Text"><text:span text:style-name="T138">UDP</text:span></text:span> (Layer 4)</text:p>
        </text:list-item>
        <text:list-item>
          <text:p text:style-name="P349">Handle millions of requests per second</text:p>
        </text:list-item>
        <text:list-item>
          <text:p text:style-name="P349">Low latency (~100ms, vs ~400ms for ALB)</text:p>
        </text:list-item>
        <text:list-item>
          <text:p text:style-name="P349">Exposes one static IP per Availability Zone, and supports assigning Elastic IP (helpful for allowlisting specific IP)</text:p>
        </text:list-item>
        <text:list-item>
          <text:p text:style-name="P349">Use when you need extreme performance, <text:span text:style-name="Source_20_Text"><text:span text:style-name="T138">TCP</text:span></text:span>, or <text:span text:style-name="Source_20_Text"><text:span text:style-name="T138">UDP</text:span></text:span> traffic</text:p>
        </text:list-item>
        <text:list-item>
          <text:p text:style-name="P349">Not included in AWS Free Tier</text:p>
        </text:list-item>
        <text:list-item>
          <text:p text:style-name="P349">Target Groups can be of</text:p>
          <text:list>
            <text:list-item>
              <text:p text:style-name="P349">EC2 instances</text:p>
            </text:list-item>
            <text:list-item>
              <text:p text:style-name="P353">Private<text:span text:style-name="T37"> IP addresses</text:span></text:p>
            </text:list-item>
            <text:list-item>
              <text:p text:style-name="P349">Application load balancers</text:p>
            </text:list-item>
          </text:list>
        </text:list-item>
      </text:list>
      <text:p text:style-name="P49">Gateway Load Balancer<text:span text:style-name="T1">:</text:span></text:p>
      <text:list xml:id="list3039470515" text:style-name="L25">
        <text:list-item>
          <text:p text:style-name="P350">Deploy, scale, and manage a fleet of 3<text:span text:style-name="T139">rd</text:span> party network virtual appliances in AWS</text:p>
        </text:list-item>
        <text:list-item>
          <text:p text:style-name="P350">Examples – firewalls, intrusion detection and prevention systems, deep packet inspection systems, payload manipulation, etc.</text:p>
        </text:list-item>
        <text:list-item>
          <text:p text:style-name="P351">Network layer (Layer 3) – IP packets</text:p>
        </text:list-item>
        <text:list-item>
          <text:p text:style-name="P351"><text:soft-page-break/>Combines:</text:p>
          <text:list>
            <text:list-item>
              <text:p text:style-name="P351">Transparent network gateway (single entry / exit for all traffic)</text:p>
            </text:list-item>
            <text:list-item>
              <text:p text:style-name="P351">Load balancer, distributing traffic to your virtual appliances</text:p>
            </text:list-item>
          </text:list>
        </text:list-item>
        <text:list-item>
          <text:p text:style-name="P351">Uses the GENEVE protocol on port 6081</text:p>
        </text:list-item>
        <text:list-item>
          <text:p text:style-name="P351">Target Groups can be of</text:p>
          <text:list>
            <text:list-item>
              <text:p text:style-name="P351">EC2 instances</text:p>
            </text:list-item>
            <text:list-item>
              <text:p text:style-name="P354">Private <text:span text:style-name="T37">IP addresses</text:span></text:p>
            </text:list-item>
          </text:list>
        </text:list-item>
      </text:list>
      <text:p text:style-name="P102">ELB Session Affinity (Sticky Sessions)</text:p>
      <text:p text:style-name="P101">It’s possible to implement “stickiness” so that the same client is always redirected to the same instance behind a load balancer (Classic Load Balancer and Application Load Balancer only)</text:p>
      <text:list xml:id="list2251173834" text:style-name="L26">
        <text:list-item>
          <text:p text:style-name="P352">Implemented with a cookie (with expiration date)</text:p>
        </text:list-item>
        <text:list-item>
          <text:p text:style-name="P352">Use case: prevent user from losing session data</text:p>
        </text:list-item>
        <text:list-item>
          <text:p text:style-name="P352">Possibly results in load imbalance</text:p>
        </text:list-item>
      </text:list>
      <text:p text:style-name="P50">The Cookies</text:p>
      <text:list xml:id="list204015061" text:style-name="L27">
        <text:list-item>
          <text:p text:style-name="P129">Application based cookies</text:p>
          <text:list>
            <text:list-item>
              <text:p text:style-name="P129">Custom cookie</text:p>
              <text:list>
                <text:list-item>
                  <text:p text:style-name="P357"><text:span text:style-name="T103">G</text:span><text:span text:style-name="T56">enerated by target</text:span></text:p>
                </text:list-item>
                <text:list-item>
                  <text:p text:style-name="P129">Can include any custom attributes required by the application</text:p>
                </text:list-item>
                <text:list-item>
                  <text:p text:style-name="P129">Cookie name must be specified individually for each target group</text:p>
                </text:list-item>
                <text:list-item>
                  <text:p text:style-name="P223"><text:span text:style-name="T1">Cannot use reserved names </text:span><text:span text:style-name="Source_20_Text"><text:span text:style-name="T8">AWSALB</text:span></text:span><text:span text:style-name="T1">, </text:span><text:span text:style-name="Source_20_Text"><text:span text:style-name="T8">AWSALBAPP</text:span></text:span><text:span text:style-name="T1">, or </text:span><text:span text:style-name="Source_20_Text"><text:span text:style-name="T8">AWSALBTG</text:span></text:span></text:p>
                </text:list-item>
              </text:list>
            </text:list-item>
            <text:list-item>
              <text:p text:style-name="P357"><text:span text:style-name="Source_20_Text"><text:span text:style-name="T141">A</text:span></text:span><text:span text:style-name="Source_20_Text"><text:span text:style-name="T140">pplication Cookie</text:span></text:span></text:p>
              <text:list>
                <text:list-item>
                  <text:p text:style-name="P357"><text:span text:style-name="Source_20_Text"><text:span text:style-name="T140">Generated by load balancer</text:span></text:span></text:p>
                </text:list-item>
                <text:list-item>
                  <text:p text:style-name="P357"><text:span text:style-name="Source_20_Text"><text:span text:style-name="T140">Will use <text:s/></text:span></text:span><text:span text:style-name="Source_20_Text"><text:span text:style-name="T55">AWSALBAPP</text:span></text:span></text:p>
                </text:list-item>
              </text:list>
            </text:list-item>
          </text:list>
        </text:list-item>
        <text:list-item>
          <text:p text:style-name="P129">Duration based cookies</text:p>
          <text:list>
            <text:list-item>
              <text:p text:style-name="P357"><text:span text:style-name="T103">G</text:span><text:span text:style-name="T56">enerated by load balancer</text:span></text:p>
            </text:list-item>
            <text:list-item>
              <text:p text:style-name="P358"><text:span text:style-name="T48">Will use </text:span><text:span text:style-name="Source_20_Text"><text:span text:style-name="T55">AWSALB</text:span></text:span><text:span text:style-name="T48"> for ALB, or </text:span><text:span text:style-name="Source_20_Text"><text:span text:style-name="T55">AWSCLB</text:span></text:span><text:span text:style-name="T48"> for CLB</text:span></text:p>
            </text:list-item>
          </text:list>
        </text:list-item>
      </text:list>
      <text:p text:style-name="P51">Cross Zone Load Balancing</text:p>
      <text:list xml:id="list2665623954" text:style-name="L28">
        <text:list-item>
          <text:p text:style-name="P286"><text:span text:style-name="T48">With Cross Zone Load Balancing, each load balancer instance spreads incoming traffic evenly across all registered instances </text:span><text:span text:style-name="T30">regardless of AZ</text:span></text:p>
        </text:list-item>
        <text:list-item>
          <text:p text:style-name="P286"><text:span text:style-name="T77">Without Cross Zone Load Balancing, each load balancer instance spreads incoming traffic evenly across registered instances </text:span><text:span text:style-name="T30">in the same AZ as the load balancer</text:span></text:p>
        </text:list-item>
        <text:list-item>
          <text:p text:style-name="P239">ALB</text:p>
          <text:list>
            <text:list-item>
              <text:p text:style-name="P184">Always on (can’t be disabled)</text:p>
            </text:list-item>
            <text:list-item>
              <text:p text:style-name="P184"><text:soft-page-break/>No extra charge for inter AZ traffic / data</text:p>
            </text:list-item>
          </text:list>
        </text:list-item>
        <text:list-item>
          <text:p text:style-name="P239">NLB</text:p>
          <text:list>
            <text:list-item>
              <text:p text:style-name="P184">Disabled by default</text:p>
            </text:list-item>
            <text:list-item>
              <text:p text:style-name="P184">Extra charges for inter AZ traffic / data if enabled</text:p>
            </text:list-item>
          </text:list>
        </text:list-item>
        <text:list-item>
          <text:p text:style-name="P239">CLB</text:p>
          <text:list>
            <text:list-item>
              <text:p text:style-name="P184">Disabled by default</text:p>
            </text:list-item>
            <text:list-item>
              <text:p text:style-name="P184">No extra charge for inter AZ traffic / data</text:p>
            </text:list-item>
          </text:list>
        </text:list-item>
      </text:list>
      <text:h text:style-name="Heading_20_5" text:outline-level="5">SSL / TLS</text:h>
      <text:p text:style-name="P98">An <text:span text:style-name="T32">SSL Certificate</text:span><text:span text:style-name="T37"> allows traffic between clients and load balancers to encrypted in transit</text:span></text:p>
      <text:p text:style-name="P93">(SSL = “Secure Socket Layer”, TLS = “Transport Layer Security)</text:p>
      <text:list xml:id="list547969553" text:style-name="L29">
        <text:list-item>
          <text:p text:style-name="P219">Public SSL certificates are issued by Certificate Authorities (CA)</text:p>
        </text:list-item>
        <text:list-item>
          <text:p text:style-name="P359"><text:span text:style-name="T37">Load balancer uses an </text:span><text:span text:style-name="Source_20_Text"><text:span text:style-name="T55">X.509</text:span></text:span><text:span text:style-name="T37"> certificate (SSL/TLS server certificate)</text:span></text:p>
        </text:list-item>
        <text:list-item>
          <text:p text:style-name="P219">Use ACM (Amazon Certificate Manager) to manage certificates</text:p>
        </text:list-item>
        <text:list-item>
          <text:p text:style-name="P359"><text:span text:style-name="T37">Specify a default certificate whenever setting up a new </text:span><text:span text:style-name="Source_20_Text"><text:span text:style-name="T55">HTTPS</text:span></text:span><text:span text:style-name="T37"> listener</text:span></text:p>
        </text:list-item>
        <text:list-item>
          <text:p text:style-name="P219">Add an optional list of certifications to support multiple domains</text:p>
        </text:list-item>
        <text:list-item>
          <text:p text:style-name="P219">Clients can use SNI (Server Name Identification) to specify the hostname they reach</text:p>
        </text:list-item>
        <text:list-item>
          <text:p text:style-name="P219">Possible to specify a security policy to support clients using legacy versions of SSL or TLS</text:p>
        </text:list-item>
      </text:list>
      <text:p text:style-name="P52">SSL – Server Name Identification</text:p>
      <text:list xml:id="list322709337" text:style-name="L30">
        <text:list-item>
          <text:p text:style-name="P130">With SNI, you can load multiple SSL certificates onto one web server (to serve multiple websites from the one server)</text:p>
        </text:list-item>
        <text:list-item>
          <text:p text:style-name="P130">This newer protocol requires the client to indicate the hostname of the target server in the initial SSL handshake</text:p>
        </text:list-item>
        <text:list-item>
          <text:p text:style-name="P131">Server then finds the correct certificate or returns the default one</text:p>
        </text:list-item>
        <text:list-item>
          <text:p text:style-name="P131">Works only for ALB &amp; NLB and Cloudfront</text:p>
        </text:list-item>
        <text:list-item>
          <text:p text:style-name="P131">(CLB supports only one SSL certificate per server – you must use multiple CLBs for multiple hostnames with multiple SSL certificates)</text:p>
        </text:list-item>
      </text:list>
      <text:h text:style-name="Heading_20_5" text:outline-level="5">Connection Draining</text:h>
      <text:p text:style-name="P20">Feature Naming</text:p>
      <text:list xml:id="list1892448468" text:style-name="L31">
        <text:list-item>
          <text:p text:style-name="P314">“Connection Draining” – on CLB</text:p>
        </text:list-item>
        <text:list-item>
          <text:p text:style-name="P314">“Deregistration Delay” – on ALB &amp; NLB</text:p>
        </text:list-item>
      </text:list>
      <text:p text:style-name="P99">Provides time to complete in-flight requests during instance de-registration.</text:p>
      <text:list xml:id="list1791418615" text:style-name="L32">
        <text:list-item>
          <text:p text:style-name="P315">New requests are ceased</text:p>
        </text:list-item>
        <text:list-item>
          <text:p text:style-name="P315">Instance begins de-registering</text:p>
        </text:list-item>
        <text:list-item>
          <text:p text:style-name="P315"><text:soft-page-break/>In-flight requests are allowed to complete</text:p>
        </text:list-item>
        <text:list-item>
          <text:p text:style-name="P315">Instance completes de-registration process when there are no requests left in queue</text:p>
        </text:list-item>
        <text:list-item>
          <text:p text:style-name="P316">Off ramp time can be set to between <text:span text:style-name="Source_20_Text">1</text:span> and <text:span text:style-name="Source_20_Text">3600</text:span> seconds</text:p>
          <text:list>
            <text:list-item>
              <text:p text:style-name="P316">Default is <text:span text:style-name="Source_20_Text">300</text:span> seconds</text:p>
            </text:list-item>
            <text:list-item>
              <text:p text:style-name="P317">Set to <text:span text:style-name="Source_20_Text"><text:span text:style-name="T142">0</text:span></text:span> to disable</text:p>
            </text:list-item>
            <text:list-item>
              <text:p text:style-name="P317">Set to a low value when requests are short</text:p>
            </text:list-item>
          </text:list>
        </text:list-item>
      </text:list>
      <text:h text:style-name="Heading_20_5" text:outline-level="5">Auto Scaling</text:h>
      <text:p text:style-name="P103">Auto scaling allows you to add or remove additional instances quickly in response to level of traffic</text:p>
      <text:p text:style-name="P21">Set up an Auto Scaling Group (ASG)</text:p>
      <text:list xml:id="list1576967268" text:style-name="L33">
        <text:list-item>
          <text:p text:style-name="P360">Scale out (add EC2 instances) to match increased load</text:p>
        </text:list-item>
        <text:list-item>
          <text:p text:style-name="P360">Scale in (remove EC2 instances) to match decreased load</text:p>
        </text:list-item>
        <text:list-item>
          <text:p text:style-name="P360">Set minimum and maximum for number of instances in your ASG</text:p>
        </text:list-item>
        <text:list-item>
          <text:p text:style-name="P360">Automatically register new instances to a load balancer</text:p>
        </text:list-item>
      </text:list>
      <text:p text:style-name="P103">ASGs have attributes:</text:p>
      <text:list xml:id="list3216522851" text:style-name="L34">
        <text:list-item>
          <text:p text:style-name="P361">Launch Configuration</text:p>
          <text:list>
            <text:list-item>
              <text:p text:style-name="P361">AMI + instance type</text:p>
            </text:list-item>
            <text:list-item>
              <text:p text:style-name="P361">EC2 User Data</text:p>
            </text:list-item>
            <text:list-item>
              <text:p text:style-name="P361">EBS Volumes</text:p>
            </text:list-item>
            <text:list-item>
              <text:p text:style-name="P361">Security Groups</text:p>
            </text:list-item>
            <text:list-item>
              <text:p text:style-name="P361">SSH Key Pair</text:p>
            </text:list-item>
          </text:list>
        </text:list-item>
        <text:list-item>
          <text:p text:style-name="P362">Min size, max size, and initial capacity</text:p>
        </text:list-item>
        <text:list-item>
          <text:p text:style-name="P362">Network + Subnets information</text:p>
        </text:list-item>
        <text:list-item>
          <text:p text:style-name="P362">Load balancer information</text:p>
        </text:list-item>
        <text:list-item>
          <text:p text:style-name="P362">Scaling policies</text:p>
        </text:list-item>
      </text:list>
      <text:p text:style-name="P22">Auto Scaling Alarms</text:p>
      <text:list xml:id="list2529583004" text:style-name="L35">
        <text:list-item>
          <text:p text:style-name="P363">It is possible to scale an ASG based on CloudWatch alarms</text:p>
        </text:list-item>
        <text:list-item>
          <text:p text:style-name="P363">Such alarms can monitor any metric available to it from EC2, such as average CPU</text:p>
          <text:list>
            <text:list-item>
              <text:p text:style-name="P363">Metrics are computed as an average of all instances in an ASG</text:p>
            </text:list-item>
          </text:list>
        </text:list-item>
        <text:list-item>
          <text:p text:style-name="P363">The current best practice is to define polices that are managed by EC2 directly (as opposed to the CloudWatch option)</text:p>
          <text:list>
            <text:list-item>
              <text:p text:style-name="P363">Target average CPU usage</text:p>
            </text:list-item>
            <text:list-item>
              <text:p text:style-name="P364">Number of requests through ELB per instance</text:p>
            </text:list-item>
          </text:list>
        </text:list-item>
        <text:list-item>
          <text:p text:style-name="P364"><text:soft-page-break/>These rules offer easier setup than the CloudWatch policies</text:p>
        </text:list-item>
      </text:list>
      <text:p text:style-name="P23">Custom ASG Metrics</text:p>
      <text:list xml:id="list993410363" text:style-name="L36">
        <text:list-item>
          <text:p text:style-name="P365">Send custom metric from application on EC2 to CloudWatch (PutMetric API)</text:p>
        </text:list-item>
        <text:list-item>
          <text:p text:style-name="P365">Create CloudWatch alarm to react to low / high values (which you define)</text:p>
        </text:list-item>
        <text:list-item>
          <text:p text:style-name="P365">Use alarm to trigger ASG scaling policy</text:p>
        </text:list-item>
      </text:list>
      <text:p text:style-name="P23">ASG Tips</text:p>
      <text:list xml:id="list1771093556" text:style-name="L37">
        <text:list-item>
          <text:p text:style-name="P366">Policies can be set on metrics such as CPU usage, Network usage, a schedule, etc.</text:p>
        </text:list-item>
        <text:list-item>
          <text:p text:style-name="P366">Use launch configurations or Launch Templates (use templates)</text:p>
        </text:list-item>
        <text:list-item>
          <text:p text:style-name="P366">Updating an ASG entails providing a new launch configuration or template</text:p>
        </text:list-item>
        <text:list-item>
          <text:p text:style-name="P366">IAM roles attached to ASG will be assigned to EC2 instances in the ASG</text:p>
        </text:list-item>
        <text:list-item>
          <text:p text:style-name="P366">ASG is free. You will pay for the resources you enable it to launch on your behalf</text:p>
        </text:list-item>
        <text:list-item>
          <text:p text:style-name="P366">If an instance in an ASG is terminated, the ASG will automatically scale new instances to fulfill the capacity set forth in the ASG policies you create</text:p>
          <text:list>
            <text:list-item>
              <text:p text:style-name="P366">For example, your ELB marks an instance as unhealthy and terminates it</text:p>
            </text:list-item>
            <text:list-item>
              <text:p text:style-name="P366">Your ASG will launch a replacement instance to fulfill the policy</text:p>
            </text:list-item>
          </text:list>
        </text:list-item>
      </text:list>
      <text:p text:style-name="P24">Dynamic Scaling Policies</text:p>
      <text:list xml:id="list3901855245" text:style-name="L38">
        <text:list-item>
          <text:p text:style-name="P318">Target Tracking Scaling</text:p>
          <text:list>
            <text:list-item>
              <text:p text:style-name="P318">Easiest</text:p>
            </text:list-item>
            <text:list-item>
              <text:p text:style-name="P318">Set for average ASG CPU usage (for example, 40%)</text:p>
            </text:list-item>
            <text:list-item>
              <text:p text:style-name="P318">If the average exceeds the policy threshold, ASG will scale out. As demand drops, ASG will scale in</text:p>
            </text:list-item>
          </text:list>
        </text:list-item>
        <text:list-item>
          <text:p text:style-name="P318">Simple / Step Scaling</text:p>
          <text:list>
            <text:list-item>
              <text:p text:style-name="P318">Use with CloudWatch alarms – trigger an alarm when average ASG CPU exceeds a threshold (example: CPU &gt; 70%, add 2 instances)</text:p>
            </text:list-item>
            <text:list-item>
              <text:p text:style-name="P318">Trigger an alarm when average ASG CPU dips below lower threshold (example: CPU &lt; 30%, subtract an instance)</text:p>
            </text:list-item>
          </text:list>
        </text:list-item>
        <text:list-item>
          <text:p text:style-name="P318">Scheduled Actions</text:p>
          <text:list>
            <text:list-item>
              <text:p text:style-name="P318">Anticipate needed scaling based on known usage patterns</text:p>
            </text:list-item>
            <text:list-item>
              <text:p text:style-name="P318">Example: increase minimum capacity to a certain number of instances at a certain date / time when expecting a jump in demand</text:p>
            </text:list-item>
          </text:list>
        </text:list-item>
        <text:list-item>
          <text:p text:style-name="P319">Predictive Scaling</text:p>
          <text:list>
            <text:list-item>
              <text:p text:style-name="P319">Continuously forecast load and schedule scaling ahead</text:p>
            </text:list-item>
          </text:list>
        </text:list-item>
      </text:list>
      <text:p text:style-name="P25">Scaling Metrics</text:p>
      <text:list xml:id="list3788810991" text:style-name="L39">
        <text:list-item>
          <text:p text:style-name="P320"><text:span text:style-name="Source_20_Text"><text:span text:style-name="T142">CPUUtilization</text:span></text:span>: Average CPU of instances in ASG</text:p>
        </text:list-item>
        <text:list-item>
          <text:p text:style-name="P320"><text:soft-page-break/><text:span text:style-name="Source_20_Text"><text:span text:style-name="T142">RequestCountPerTarget</text:span></text:span>: Scale to keep the number of requests per instance stable</text:p>
        </text:list-item>
        <text:list-item>
          <text:p text:style-name="P320">Average Network I/O (if application is network bound)</text:p>
        </text:list-item>
        <text:list-item>
          <text:p text:style-name="P320">Any custom metric (using CloudWatch)</text:p>
        </text:list-item>
      </text:list>
      <text:p text:style-name="P26">Scaling Cooldown</text:p>
      <text:list xml:id="list2140921811" text:style-name="L40">
        <text:list-item>
          <text:p text:style-name="P321">After scaling activity, a default cooldown period of 300 seconds</text:p>
        </text:list-item>
        <text:list-item>
          <text:p text:style-name="P321">No instances will be launched or terminated during cooldown to allow for stabilization of metrics</text:p>
        </text:list-item>
        <text:list-item>
          <text:p text:style-name="P367"><text:span text:style-name="T9">Tip: Utilize ready-to-launch AMIs to reduce </text:span><text:span text:style-name="T122">configuration</text:span><text:span text:style-name="T9"> time needed for new instance launch so you can serve requests faster and reduce cooldown period</text:span></text:p>
        </text:list-item>
      </text:list>
      <text:h text:style-name="Heading_20_3" text:outline-level="3">AWS RDS</text:h>
      <text:list xml:id="list72989203" text:style-name="L41">
        <text:list-item>
          <text:p text:style-name="P322">RDS = Relational Database Service</text:p>
        </text:list-item>
        <text:list-item>
          <text:p text:style-name="P322">Managed service for SQL databases</text:p>
        </text:list-item>
        <text:list-item>
          <text:p text:style-name="P323">Allows to create databases in the cloud that are managed by AWS</text:p>
          <text:list>
            <text:list-item>
              <text:p text:style-name="P323">PostgreSQL</text:p>
            </text:list-item>
            <text:list-item>
              <text:p text:style-name="P323">MySQL</text:p>
            </text:list-item>
            <text:list-item>
              <text:p text:style-name="P323">MariaDB</text:p>
            </text:list-item>
            <text:list-item>
              <text:p text:style-name="P323">Oracle</text:p>
            </text:list-item>
            <text:list-item>
              <text:p text:style-name="P323">Microsoft SQL Server</text:p>
            </text:list-item>
            <text:list-item>
              <text:p text:style-name="P323">Aurora (AWS proprietary SQL database)</text:p>
            </text:list-item>
          </text:list>
        </text:list-item>
      </text:list>
      <text:p text:style-name="P100">Advantage of using RDS vs installing any of the other options on an EC2:</text:p>
      <text:list xml:id="list3210753035" text:style-name="L42">
        <text:list-item>
          <text:p text:style-name="P324">RDS is <text:span text:style-name="T32">managed</text:span></text:p>
          <text:list>
            <text:list-item>
              <text:p text:style-name="P132">Automated provisioning, OS patching</text:p>
            </text:list-item>
            <text:list-item>
              <text:p text:style-name="P132">Continuous backups and restore points</text:p>
            </text:list-item>
            <text:list-item>
              <text:p text:style-name="P132">Monitoring</text:p>
            </text:list-item>
            <text:list-item>
              <text:p text:style-name="P132">Read replicas for improved read performance</text:p>
            </text:list-item>
            <text:list-item>
              <text:p text:style-name="P132">Multi AZ for disaster recovery</text:p>
            </text:list-item>
            <text:list-item>
              <text:p text:style-name="P132">Maintenance window for upgrades</text:p>
            </text:list-item>
            <text:list-item>
              <text:p text:style-name="P132">Horizontal and vertical scaling available</text:p>
            </text:list-item>
            <text:list-item>
              <text:p text:style-name="P132">Storage backed by EBS (gp2 or io1)</text:p>
            </text:list-item>
          </text:list>
        </text:list-item>
        <text:list-item>
          <text:p text:style-name="P368">No ability to remote in to RDS using SSH!</text:p>
        </text:list-item>
      </text:list>
      <text:p text:style-name="P53">RDS Backups</text:p>
      <text:list xml:id="list3732674226" text:style-name="L43">
        <text:list-item>
          <text:p text:style-name="P133">Automatically enabled in RDS</text:p>
        </text:list-item>
        <text:list-item>
          <text:p text:style-name="P133">Backups are automated</text:p>
          <text:list>
            <text:list-item>
              <text:p text:style-name="P133"><text:soft-page-break/>Daily full backup (during maintenance window)</text:p>
            </text:list-item>
            <text:list-item>
              <text:p text:style-name="P133">Transaction logs backed up every 5 minutes</text:p>
            </text:list-item>
            <text:list-item>
              <text:p text:style-name="P133">Ability to restore DB to any point in time beginning with the latest backup that was performed in the last 5 minutes</text:p>
            </text:list-item>
            <text:list-item>
              <text:p text:style-name="P133">7 day retention of backups by default – can be increased to 35 days</text:p>
            </text:list-item>
          </text:list>
        </text:list-item>
        <text:list-item>
          <text:p text:style-name="P133">DB Snapshots</text:p>
          <text:list>
            <text:list-item>
              <text:p text:style-name="P133">Manually triggered by you, the user</text:p>
            </text:list-item>
            <text:list-item>
              <text:p text:style-name="P133">Retention for snapshots is user-defined – not limited to a specified period of time</text:p>
            </text:list-item>
          </text:list>
        </text:list-item>
      </text:list>
      <text:p text:style-name="P53">Auto Scaling</text:p>
      <text:list xml:id="list779580534" text:style-name="L44">
        <text:list-item>
          <text:p text:style-name="P134">Increase DB storage dynamically</text:p>
        </text:list-item>
        <text:list-item>
          <text:p text:style-name="P134">RDS will notice when you’re running out of space and scale out automatically</text:p>
        </text:list-item>
        <text:list-item>
          <text:p text:style-name="P134">You must set a maximum storage threshold (upper limit on storage capacity)</text:p>
        </text:list-item>
        <text:list-item>
          <text:p text:style-name="P134">Automatically modify storage if:</text:p>
          <text:list>
            <text:list-item>
              <text:p text:style-name="P134">Less than 10% remaining free storage, and</text:p>
            </text:list-item>
            <text:list-item>
              <text:p text:style-name="P134">Low storage lasts at least 5 minutes, and</text:p>
            </text:list-item>
            <text:list-item>
              <text:p text:style-name="P369"><text:span text:style-name="T37">Storage threshold has </text:span>not<text:span text:style-name="T37"> been modified more recently than 6 hours ago</text:span></text:p>
            </text:list-item>
          </text:list>
        </text:list-item>
        <text:list-item>
          <text:p text:style-name="P134">Useful if your application has an unpredictable workload</text:p>
        </text:list-item>
        <text:list-item>
          <text:p text:style-name="P134">Available for all DB engines</text:p>
        </text:list-item>
      </text:list>
      <text:p text:style-name="P54">RDS Read Replicas</text:p>
      <text:list xml:id="list387261831" text:style-name="L45">
        <text:list-item>
          <text:p text:style-name="P135">Create up to 5 read replicas</text:p>
        </text:list-item>
        <text:list-item>
          <text:p text:style-name="P135">Within AZ, cross AZ, or cross region</text:p>
        </text:list-item>
        <text:list-item>
          <text:p text:style-name="P370"><text:span text:style-name="T37">Replication is </text:span>asynchronous<text:span text:style-name="T37">, so reads are eventually consistent</text:span></text:p>
        </text:list-item>
        <text:list-item>
          <text:p text:style-name="P135">Replicas can be promoted to standalone DB instances</text:p>
        </text:list-item>
        <text:list-item>
          <text:p text:style-name="P135">Application must update the connection string to take advantage of read replicas</text:p>
        </text:list-item>
      </text:list>
      <text:p text:style-name="P54">Read Replica Use Cases</text:p>
      <text:list xml:id="list2799738861" text:style-name="L46">
        <text:list-item>
          <text:p text:style-name="P136">Production database has normal production load</text:p>
        </text:list-item>
        <text:list-item>
          <text:p text:style-name="P136">Want to add a reporting application to gather analytics</text:p>
        </text:list-item>
        <text:list-item>
          <text:p text:style-name="P374"><text:span text:style-name="T48">Create a </text:span><text:span text:style-name="T1">Read Replica</text:span><text:span text:style-name="T48"> to run the new workload instead of adding traffic to the main DB in production</text:span></text:p>
        </text:list-item>
        <text:list-item>
          <text:p text:style-name="P374"><text:span text:style-name="T1">Read Replica</text:span><text:span text:style-name="T48"> will only accept </text:span><text:span text:style-name="Source_20_Text"><text:span text:style-name="T48">SELECT</text:span></text:span><text:span text:style-name="T48"> queries</text:span></text:p>
        </text:list-item>
      </text:list>
      <text:p text:style-name="P54">Network Cost</text:p>
      <text:list xml:id="list3328675850" text:style-name="L47">
        <text:list-item>
          <text:p text:style-name="P137">Typically, there is a cost whenever data goes from one AZ to another</text:p>
        </text:list-item>
        <text:list-item>
          <text:p text:style-name="P137">For RDS Read Replicas in the same region, there is no such fee</text:p>
          <text:list>
            <text:list-item>
              <text:p text:style-name="P375"><text:soft-page-break/><text:span text:style-name="T48">Ex 1. Main RDS instance in AZ </text:span><text:span text:style-name="Source_20_Text"><text:span text:style-name="T48">us-east-1a</text:span></text:span></text:p>
            </text:list-item>
            <text:list-item>
              <text:p text:style-name="P375"><text:span text:style-name="T48">Read Replica in AZ </text:span><text:span text:style-name="Source_20_Text"><text:span text:style-name="T48">us-east-1b</text:span></text:span></text:p>
              <text:list>
                <text:list-item>
                  <text:p text:style-name="P375"><text:span text:style-name="T48">No charge to transfer data to Read Replica because it’s in the same region as the main instance – </text:span><text:span text:style-name="Source_20_Text"><text:span text:style-name="T48">us-east</text:span></text:span></text:p>
                </text:list-item>
              </text:list>
            </text:list-item>
            <text:list-item>
              <text:p text:style-name="P375"><text:span text:style-name="T48">Ex 2. Main RDS instance in AZ </text:span><text:span text:style-name="Source_20_Text"><text:span text:style-name="T48">us-east-1c</text:span></text:span></text:p>
            </text:list-item>
            <text:list-item>
              <text:p text:style-name="P375"><text:span text:style-name="T48">Read Replica in AZ </text:span><text:span text:style-name="Source_20_Text"><text:span text:style-name="T48">eu-west-1a</text:span></text:span></text:p>
              <text:list>
                <text:list-item>
                  <text:p text:style-name="P375"><text:span text:style-name="T48">Charge because now you’re sending data to from </text:span><text:span text:style-name="Source_20_Text"><text:span text:style-name="T48">us-east</text:span></text:span><text:span text:style-name="T48"> to </text:span><text:span text:style-name="Source_20_Text"><text:span text:style-name="T48">eu-west</text:span></text:span></text:p>
                </text:list-item>
              </text:list>
            </text:list-item>
          </text:list>
        </text:list-item>
      </text:list>
      <text:p text:style-name="P55">Multi-AZ (Disaster Recovery)</text:p>
      <text:list xml:id="list2300281813" text:style-name="L48">
        <text:list-item>
          <text:p text:style-name="P138">Main DB in one AZ</text:p>
        </text:list-item>
        <text:list-item>
          <text:p text:style-name="P138">Second (standby) DB in a second AZ</text:p>
          <text:list>
            <text:list-item>
              <text:p text:style-name="P376"><text:span text:style-name="T48">Linked by synchronous replication – changes (</text:span><text:span text:style-name="Source_20_Text"><text:span text:style-name="T57">CREATE</text:span></text:span><text:span text:style-name="T48">, </text:span><text:span text:style-name="Source_20_Text"><text:span text:style-name="T57">UPDATE</text:span></text:span><text:span text:style-name="T48">, </text:span><text:span text:style-name="Source_20_Text"><text:span text:style-name="T57">DELETE</text:span></text:span><text:span text:style-name="T48">) written to the main database must also be written to the standby database in order to be accepted (automatic failover)</text:span></text:p>
            </text:list-item>
            <text:list-item>
              <text:p text:style-name="P138">One DNS name</text:p>
            </text:list-item>
          </text:list>
        </text:list-item>
        <text:list-item>
          <text:p text:style-name="P138">Increased availability</text:p>
        </text:list-item>
        <text:list-item>
          <text:p text:style-name="P138">Failover in case of loss of AZ, network, instance, or storage</text:p>
        </text:list-item>
        <text:list-item>
          <text:p text:style-name="P138">No manual intervention in apps (because of same DNS)</text:p>
        </text:list-item>
        <text:list-item>
          <text:p text:style-name="P138">Not used for scaling – standby database is just used for standby</text:p>
        </text:list-item>
        <text:list-item>
          <text:p text:style-name="P376"><text:span text:style-name="T37">NOTE</text:span><text:span text:style-name="T48">: It </text:span><text:span text:style-name="T1">is</text:span><text:span text:style-name="T48"> possible to set up a Read Replica as a multi-AZ disaster recovery failover</text:span></text:p>
        </text:list-item>
      </text:list>
      <text:p text:style-name="P56">Single AZ to Multi AZ</text:p>
      <text:list xml:id="list4104880327" text:style-name="L49">
        <text:list-item>
          <text:p text:style-name="P139">Zero downtime operation – can be performed while DB is running (don’t need to stop instance)</text:p>
        </text:list-item>
        <text:list-item>
          <text:p text:style-name="P139">Just “modify” the database instance from the console</text:p>
        </text:list-item>
        <text:list-item>
          <text:p text:style-name="P139">Under the hood:</text:p>
          <text:list>
            <text:list-item>
              <text:p text:style-name="P139">Snapshot of Main DB is taken</text:p>
            </text:list-item>
            <text:list-item>
              <text:p text:style-name="P139">Snapshot used to hydrate a new DB in the new AZ</text:p>
            </text:list-item>
            <text:list-item>
              <text:p text:style-name="P139">Synchronization is established between the two</text:p>
            </text:list-item>
          </text:list>
        </text:list-item>
      </text:list>
      <text:p text:style-name="P57">RDS Security</text:p>
      <text:list xml:id="list2791634326" text:style-name="L50">
        <text:list-item>
          <text:p text:style-name="P140">At Rest encryption</text:p>
          <text:list>
            <text:list-item>
              <text:p text:style-name="P140">Possibility to encrypt master &amp; read replicas with AWS KMS – AES-256 encryption</text:p>
            </text:list-item>
            <text:list-item>
              <text:p text:style-name="P140">Encryption must be defined at launch time</text:p>
            </text:list-item>
            <text:list-item>
              <text:p text:style-name="P140">Master must be encrypted to enable encryption for read replicas</text:p>
            </text:list-item>
            <text:list-item>
              <text:p text:style-name="P140">Transparent Data Encryption (TDE) available for Oracle and Microsoft SQL Server</text:p>
            </text:list-item>
          </text:list>
        </text:list-item>
        <text:list-item>
          <text:p text:style-name="P140">In-Flight encryption</text:p>
          <text:list>
            <text:list-item>
              <text:p text:style-name="P140"><text:soft-page-break/>SSL certificates to encrypt data to RDS in flight</text:p>
            </text:list-item>
            <text:list-item>
              <text:p text:style-name="P140">Provide SSL options with trust certificate when connecting to database</text:p>
            </text:list-item>
            <text:list-item>
              <text:p text:style-name="P377"><text:span text:style-name="T48">To </text:span><text:span text:style-name="T37">enforce</text:span><text:span text:style-name="T48"> SSL:</text:span></text:p>
              <text:list>
                <text:list-item>
                  <text:p text:style-name="P377"><text:span text:style-name="T48">PostgreSQL – </text:span><text:span text:style-name="Source_20_Text"><text:span text:style-name="T48">rds.force_ssl=1</text:span></text:span><text:span text:style-name="T48"> in AWS RDS Console (Parameter Groups)</text:span></text:p>
                </text:list-item>
                <text:list-item>
                  <text:p text:style-name="P377"><text:span text:style-name="T48">MySQL, within DB – </text:span><text:span text:style-name="Source_20_Text"><text:span text:style-name="T48">GRANT USAGE ON *.* TO 'mysqluser'@'%' REQUIRE SSL </text:span></text:span><text:span text:style-name="T58">(Command issued in MySQL)</text:span></text:p>
                </text:list-item>
              </text:list>
            </text:list-item>
          </text:list>
        </text:list-item>
      </text:list>
      <text:p text:style-name="P58">RDS Encryption Operations</text:p>
      <text:list xml:id="list3093515416" text:style-name="L51">
        <text:list-item>
          <text:p text:style-name="P141">Encrypting RDS Backups</text:p>
          <text:list>
            <text:list-item>
              <text:p text:style-name="P141">Snapshots of un-encrypted RDS databases will be un-encrypted</text:p>
            </text:list-item>
            <text:list-item>
              <text:p text:style-name="P141">Snapshots of encrypted RDS databases will by encrypted</text:p>
            </text:list-item>
            <text:list-item>
              <text:p text:style-name="P141">Possible to copy un-encrypted snapshot into an encrypted one</text:p>
            </text:list-item>
          </text:list>
        </text:list-item>
        <text:list-item>
          <text:p text:style-name="P142">To encrypt an un-encrypted RDS database:</text:p>
          <text:list>
            <text:list-item>
              <text:p text:style-name="P142">Create a snapshot of the un-encrypted database</text:p>
            </text:list-item>
            <text:list-item>
              <text:p text:style-name="P142">Copy snapshot and enable encryption for the snapshot</text:p>
            </text:list-item>
            <text:list-item>
              <text:p text:style-name="P142">Restore database from the encrypted snapshot</text:p>
            </text:list-item>
            <text:list-item>
              <text:p text:style-name="P142">Migrate applications to the new database and delete the old</text:p>
            </text:list-item>
          </text:list>
        </text:list-item>
      </text:list>
      <text:p text:style-name="P59">RDS Security – Network &amp; IAM</text:p>
      <text:list xml:id="list3285138582" text:style-name="L52">
        <text:list-item>
          <text:p text:style-name="P143">Network Security</text:p>
          <text:list>
            <text:list-item>
              <text:p text:style-name="P143">RDS databases are usually deployed within a private subnet, no in a public one</text:p>
            </text:list-item>
            <text:list-item>
              <text:p text:style-name="P378"><text:span text:style-name="T48">Use </text:span><text:span text:style-name="T76">Security Groups</text:span><text:span text:style-name="T48"> to control which IP / other Security Groups can communicate with RDS (just like with EC2)</text:span></text:p>
            </text:list-item>
          </text:list>
        </text:list-item>
        <text:list-item>
          <text:p text:style-name="P143">Access Management</text:p>
          <text:list>
            <text:list-item>
              <text:p text:style-name="P143">IAM policies help control who can manage AWS RDS (through the RDS API)</text:p>
            </text:list-item>
            <text:list-item>
              <text:p text:style-name="P143">Use a regular username / password to log in on the database</text:p>
            </text:list-item>
            <text:list-item>
              <text:p text:style-name="P143">For MySQL and PostgreSQL, IAM-based authentication is available</text:p>
            </text:list-item>
          </text:list>
        </text:list-item>
        <text:list-item>
          <text:p text:style-name="P143">IAM Authentication (MySQL and PostgreSQL only)</text:p>
          <text:list>
            <text:list-item>
              <text:p text:style-name="P143">Use just an authentication token (no password needed) obtained through IAM &amp; RDS API calls</text:p>
            </text:list-item>
            <text:list-item>
              <text:p text:style-name="P143">Auth token has a 15 minute lifespan</text:p>
            </text:list-item>
            <text:list-item>
              <text:p text:style-name="P143">Benefits</text:p>
              <text:list>
                <text:list-item>
                  <text:p text:style-name="P143">Network i/o must be encrypted using SSL</text:p>
                </text:list-item>
                <text:list-item>
                  <text:p text:style-name="P143">IAM centrally manages users instead of them being managed from inside the DB</text:p>
                </text:list-item>
                <text:list-item>
                  <text:p text:style-name="P144">Ability to leverage IAM Roles and EC2 instance profiles for easy integration</text:p>
                </text:list-item>
              </text:list>
            </text:list-item>
          </text:list>
        </text:list-item>
      </text:list>
      <text:p text:style-name="P60">RDS Security – Summary</text:p>
      <text:list xml:id="list3366317980" text:style-name="L53">
        <text:list-item>
          <text:p text:style-name="P145"><text:soft-page-break/>Encryption at rest:</text:p>
          <text:list>
            <text:list-item>
              <text:p text:style-name="P145">Done only when you first create the DB instance</text:p>
            </text:list-item>
            <text:list-item>
              <text:p text:style-name="P145">or: unencrypted DB → snapshot → copy snapshot as encrypted → restore DB from encrypted snapshot</text:p>
            </text:list-item>
          </text:list>
        </text:list-item>
        <text:list-item>
          <text:p text:style-name="P145">Developer responsibility:</text:p>
          <text:list>
            <text:list-item>
              <text:p text:style-name="P145">Check ports, IP ranges, SG inbound rules in the RDS Security Group</text:p>
            </text:list-item>
            <text:list-item>
              <text:p text:style-name="P145">In-database user creation with permissions, or manage through IAM</text:p>
            </text:list-item>
            <text:list-item>
              <text:p text:style-name="P145">Creating a database with or without public access</text:p>
            </text:list-item>
            <text:list-item>
              <text:p text:style-name="P145">Ensure parameter groups or DB is configured to only allow SSL connections</text:p>
            </text:list-item>
          </text:list>
        </text:list-item>
        <text:list-item>
          <text:p text:style-name="P145">AWS responsibility</text:p>
          <text:list>
            <text:list-item>
              <text:p text:style-name="P145">No SSH access</text:p>
            </text:list-item>
            <text:list-item>
              <text:p text:style-name="P145">No manual DB patching</text:p>
            </text:list-item>
            <text:list-item>
              <text:p text:style-name="P145">No manual OS patching</text:p>
            </text:list-item>
            <text:list-item>
              <text:p text:style-name="P145">No way to audit underlying instance</text:p>
            </text:list-item>
          </text:list>
        </text:list-item>
      </text:list>
      <text:h text:style-name="Heading_20_3" text:outline-level="3">AWS Aurora</text:h>
      <text:list xml:id="list3221595946" text:style-name="L54">
        <text:list-item>
          <text:p text:style-name="P146">Proprietary technology from AWS</text:p>
        </text:list-item>
        <text:list-item>
          <text:p text:style-name="P146">Aurora DB supports both MySQL and PostgreSQL (drivers for both will work with Aurora)</text:p>
        </text:list-item>
        <text:list-item>
          <text:p text:style-name="P146">“AWS Cloud Optimized” – AWS claims 5× performance improvement over MySQL and 3× over PostgreSQL on RDS</text:p>
        </text:list-item>
        <text:list-item>
          <text:p text:style-name="P379"><text:span text:style-name="T48">Aurora storage automatically grows in increments of </text:span><text:span text:style-name="Source_20_Text"><text:span text:style-name="T48">10GB</text:span></text:span><text:span text:style-name="T48"> to a maximum size of </text:span><text:span text:style-name="Source_20_Text"><text:span text:style-name="T48">64TB</text:span></text:span></text:p>
        </text:list-item>
        <text:list-item>
          <text:p text:style-name="P394"><text:span text:style-name="T59">Up to 16 read replicas (MySQL can have only 5), with a faster replication process (</text:span><text:span text:style-name="T104">less</text:span><text:span text:style-name="T59"> than </text:span><text:span text:style-name="Source_20_Text"><text:span text:style-name="T59">10ms</text:span></text:span><text:span text:style-name="T59"> replica lag)</text:span></text:p>
        </text:list-item>
        <text:list-item>
          <text:p text:style-name="P146">Failover in Aurora is instantaneous – HA native</text:p>
        </text:list-item>
        <text:list-item>
          <text:p text:style-name="P146">Cost is 20% more than RDS, but it’s more efficient</text:p>
        </text:list-item>
      </text:list>
      <text:p text:style-name="P61">Aurora High Availability and Read Scaling</text:p>
      <text:list xml:id="list1638311212" text:style-name="L55">
        <text:list-item>
          <text:p text:style-name="P147">6 copies of your data across 3 AZ</text:p>
          <text:list>
            <text:list-item>
              <text:p text:style-name="P147">4 copies out of 6 needed for writes</text:p>
            </text:list-item>
            <text:list-item>
              <text:p text:style-name="P147">3 copies out of 6 needed for reads</text:p>
            </text:list-item>
            <text:list-item>
              <text:p text:style-name="P147">Self-healing with peer-to-peer replication</text:p>
            </text:list-item>
            <text:list-item>
              <text:p text:style-name="P147">Storage is stripped across hundreds of volumes</text:p>
            </text:list-item>
          </text:list>
        </text:list-item>
        <text:list-item>
          <text:p text:style-name="P395"><text:span text:style-name="T48">One Aurora instance takes writes (</text:span><text:span text:style-name="Source_20_Text"><text:span text:style-name="T59">master</text:span></text:span><text:span text:style-name="T48">)</text:span></text:p>
        </text:list-item>
        <text:list-item>
          <text:p text:style-name="P395"><text:span text:style-name="T48">Automated failover for </text:span><text:span text:style-name="Source_20_Text"><text:span text:style-name="T59">master</text:span></text:span><text:span text:style-name="T48"> in less than 30 seconds</text:span></text:p>
        </text:list-item>
        <text:list-item>
          <text:p text:style-name="P395"><text:span text:style-name="Source_20_Text"><text:span text:style-name="T59">master</text:span></text:span><text:span text:style-name="T48"> + up to 15 Read Replicas serve reads</text:span></text:p>
        </text:list-item>
        <text:list-item>
          <text:p text:style-name="P148"><text:soft-page-break/>Support for cross-region replication</text:p>
        </text:list-item>
      </text:list>
      <text:p text:style-name="P62">Aurora DB Cluster</text:p>
      <text:list xml:id="list3561385713" text:style-name="L56">
        <text:list-item>
          <text:p text:style-name="P387"><text:span text:style-name="T1">Writer Endpoint</text:span><text:span text:style-name="T48"> – static endpoint for writing to </text:span><text:span text:style-name="Source_20_Text"><text:span text:style-name="T59">master</text:span></text:span><text:span text:style-name="T48"> or new </text:span><text:span text:style-name="Source_20_Text"><text:span text:style-name="T59">master</text:span></text:span><text:span text:style-name="T48"> in the case of failover</text:span></text:p>
        </text:list-item>
        <text:list-item>
          <text:p text:style-name="P149">Auto scaling for read replicas – similar to scaling in / out with EC2 instances, read replicas can be scaled out or in with changes in demand</text:p>
          <text:list>
            <text:list-item>
              <text:p text:style-name="P387"><text:span text:style-name="T1">Reader Endpoint</text:span><text:span text:style-name="T48"> – connected to load balancer to distribute traffic among various read replicas</text:span></text:p>
            </text:list-item>
          </text:list>
        </text:list-item>
      </text:list>
      <text:p text:style-name="P62">Aurora DB Features</text:p>
      <text:list xml:id="list1191913537" text:style-name="L57">
        <text:list-item>
          <text:p text:style-name="P150">Automatic failover</text:p>
        </text:list-item>
        <text:list-item>
          <text:p text:style-name="P150">Backup and recovery</text:p>
        </text:list-item>
        <text:list-item>
          <text:p text:style-name="P150">Isolation and security</text:p>
        </text:list-item>
        <text:list-item>
          <text:p text:style-name="P150">Industry compliance</text:p>
        </text:list-item>
        <text:list-item>
          <text:p text:style-name="P150">Push-button scaling</text:p>
        </text:list-item>
        <text:list-item>
          <text:p text:style-name="P150">Automated patching with no downtime</text:p>
        </text:list-item>
        <text:list-item>
          <text:p text:style-name="P150">Advanced monitoring</text:p>
        </text:list-item>
        <text:list-item>
          <text:p text:style-name="P150">Routine maintenance</text:p>
        </text:list-item>
        <text:list-item>
          <text:p text:style-name="P389"><text:span text:style-name="T48">Backtrack</text:span><text:span text:style-name="T77">: restore data to any point in time without using backups</text:span></text:p>
        </text:list-item>
      </text:list>
      <text:p text:style-name="P77">Aurora Security</text:p>
      <text:list xml:id="list1996417680" text:style-name="L58">
        <text:list-item>
          <text:p text:style-name="P185">Similar to RDS because it uses the same engines</text:p>
        </text:list-item>
        <text:list-item>
          <text:p text:style-name="P185">Encryption at rest using KMS</text:p>
        </text:list-item>
        <text:list-item>
          <text:p text:style-name="P390"><text:span text:style-name="T77">Automated backups, </text:span><text:span text:style-name="T78">snapshots, and replicas are also encrypted</text:span></text:p>
        </text:list-item>
        <text:list-item>
          <text:p text:style-name="P186">In flight encryption using SSL (same process as MySQL or PostgreSQL)</text:p>
        </text:list-item>
        <text:list-item>
          <text:p text:style-name="P186">Authentication using IAM tokens available (same method as RDS)</text:p>
        </text:list-item>
        <text:list-item>
          <text:p text:style-name="P186">Important: Protect Aurora instance with Security Groups</text:p>
        </text:list-item>
        <text:list-item>
          <text:p text:style-name="P186">SSH unavailable for interacting with Auroroa</text:p>
        </text:list-item>
      </text:list>
      <text:h text:style-name="Heading_20_3" text:outline-level="3">Amazon Elasti<text:span text:style-name="T22">C</text:span>ache</text:h>
      <text:list xml:id="list2923569376" text:style-name="L59">
        <text:list-item>
          <text:p text:style-name="P187">ElsatiCache allows you to set up managed Redis or Memcached caching</text:p>
          <text:list>
            <text:list-item>
              <text:p text:style-name="P187">Caches are in-memory databases with high performance and low latency</text:p>
            </text:list-item>
            <text:list-item>
              <text:p text:style-name="P187">Help reduce load on databases for read intensive workloads</text:p>
            </text:list-item>
            <text:list-item>
              <text:p text:style-name="P187">Enables stateless applications</text:p>
            </text:list-item>
            <text:list-item>
              <text:p text:style-name="P391"><text:span text:style-name="T77">AWS performs OS maintenance and patching, optimization, setup, configuration, monitoring, failure recovery, and backups (ElastiCache is </text:span><text:span text:style-name="T5">managed</text:span><text:span text:style-name="T77">)</text:span></text:p>
            </text:list-item>
            <text:list-item>
              <text:p text:style-name="P187">Implementation will involve significant changes in your application code</text:p>
            </text:list-item>
          </text:list>
        </text:list-item>
      </text:list>
      <text:p text:style-name="P78"><text:soft-page-break/>ElastiCache Implementation Strategy (flow)</text:p>
      <text:list xml:id="list2532771858" text:style-name="L60">
        <text:list-item>
          <text:p text:style-name="P188">Application queries ElastiCache for data</text:p>
          <text:list>
            <text:list-item>
              <text:p text:style-name="P188">If queried data is not available in ElastiCache, Application queries from RDS</text:p>
            </text:list-item>
            <text:list-item>
              <text:p text:style-name="P188">Queried data is stored in ElastiCache and returned to the Application</text:p>
            </text:list-item>
          </text:list>
        </text:list-item>
        <text:list-item>
          <text:p text:style-name="P392"><text:span text:style-name="T77">Cache must have an </text:span><text:span text:style-name="T5">invalidation strategy</text:span><text:span text:style-name="T77"> (bust the cache) for when data becomes outdated, so only current data is stored in the cache</text:span></text:p>
        </text:list-item>
      </text:list>
      <text:p text:style-name="P78">Using ElastiCache as a User Session Store</text:p>
      <text:list xml:id="list1440985373" text:style-name="L61">
        <text:list-item>
          <text:p text:style-name="P189">User logs into any instance of the application</text:p>
        </text:list-item>
        <text:list-item>
          <text:p text:style-name="P189">Application writes session data to ElastiCache</text:p>
        </text:list-item>
        <text:list-item>
          <text:p text:style-name="P189">If the user hits another application instance, persistent session data is retrieved from ElastiCache</text:p>
        </text:list-item>
        <text:list-item>
          <text:p text:style-name="P189">The application can be free of responsibility for keeping track of session state while the user is logged in, regardless of which instance the user interacts with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4134046743312">
          <table:table-cell table:style-name="Table2.A1" office:value-type="string">
            <text:p text:style-name="P79">Redis</text:p>
          </table:table-cell>
          <table:table-cell table:style-name="Table2.A1" office:value-type="string">
            <text:p text:style-name="P11">Memcached</text:p>
          </table:table-cell>
        </table:table-row>
        <table:table-row table:style-name="TableLine94134125785008">
          <table:table-cell table:style-name="Table2.A1" office:value-type="string">
            <text:list xml:id="list1158613263" text:style-name="L62">
              <text:list-item>
                <text:p text:style-name="P117">Multi AZ with auto failover</text:p>
              </text:list-item>
              <text:list-item>
                <text:p text:style-name="P117">Read Replicas to scale reads with high availability</text:p>
              </text:list-item>
              <text:list-item>
                <text:p text:style-name="P117">Data durability using auto failover persistence</text:p>
              </text:list-item>
              <text:list-item>
                <text:p text:style-name="P117">Backup and restore features</text:p>
              </text:list-item>
            </text:list>
          </table:table-cell>
          <table:table-cell table:style-name="Table2.A1" office:value-type="string">
            <text:list xml:id="list62701250811578" text:continue-numbering="true" text:style-name="L62">
              <text:list-item>
                <text:p text:style-name="P117">Multi-node for partitioning of data (sharding)</text:p>
              </text:list-item>
              <text:list-item>
                <text:p text:style-name="P117">No high availability (no replication)</text:p>
              </text:list-item>
              <text:list-item>
                <text:p text:style-name="P117">Not persistent</text:p>
              </text:list-item>
              <text:list-item>
                <text:p text:style-name="P117">No backup and restore</text:p>
              </text:list-item>
              <text:list-item>
                <text:p text:style-name="P117">Multi-threaded architecture</text:p>
              </text:list-item>
            </text:list>
          </table:table-cell>
        </table:table-row>
      </table:table>
      <text:p text:style-name="P90"/>
      <text:p text:style-name="P80">Caching Implementation Considerations</text:p>
      <text:p text:style-name="P39"><text:span text:style-name="T77">(</text:span><text:span text:style-name="T79">S</text:span><text:span text:style-name="T77">ee </text:span><text:a xlink:type="simple" xlink:href="https://aws.amazon.com/caching/best-practices/" office:target-frame-name="_blank" xlink:show="new" text:style-name="Internet_20_link" text:visited-style-name="Visited_20_Internet_20_Link">this link</text:a><text:span text:style-name="T77">)</text:span></text:p>
      <text:list xml:id="list2775512440" text:style-name="L63">
        <text:list-item>
          <text:p text:style-name="P190">Is it safe to cache your data?</text:p>
          <text:list>
            <text:list-item>
              <text:p text:style-name="P190">Data may be out of date</text:p>
            </text:list-item>
          </text:list>
        </text:list-item>
        <text:list-item>
          <text:p text:style-name="P190">Is caching effective for your data?</text:p>
          <text:list>
            <text:list-item>
              <text:p text:style-name="P396"><text:span text:style-name="T80">Pattern: </text:span><text:span text:style-name="T111">data is changing slowly and only a few keys are frequently needed / requested</text:span></text:p>
            </text:list-item>
            <text:list-item>
              <text:p text:style-name="P396"><text:span text:style-name="T80">Anti pattern: </text:span><text:span text:style-name="T111">data changes quickly, many or all keys frequently needed / requested</text:span></text:p>
            </text:list-item>
          </text:list>
        </text:list-item>
        <text:list-item>
          <text:p text:style-name="P190">Is your data well structured for caching?</text:p>
          <text:list>
            <text:list-item>
              <text:p text:style-name="P190">Pattern: key / value caching</text:p>
            </text:list-item>
            <text:list-item>
              <text:p text:style-name="P190">Pattern: aggregation of results caching</text:p>
            </text:list-item>
          </text:list>
        </text:list-item>
        <text:list-item>
          <text:p text:style-name="P190">Which caching design pattern is the most appropriate?</text:p>
          <text:p text:style-name="P240">Lazy Loading (or Cache-Aside or Lazy Population)</text:p>
          <text:list>
            <text:list-item>
              <text:p text:style-name="P190">Application queries cache</text:p>
              <text:list>
                <text:list-item>
                  <text:p text:style-name="P190">Cache hit → cache returns data to application</text:p>
                </text:list-item>
                <text:list-item>
                  <text:p text:style-name="P190">Cache miss →</text:p>
                  <text:list>
                    <text:list-item>
                      <text:p text:style-name="P393"><text:soft-page-break/><text:span text:style-name="T77">Cache returns </text:span><text:span text:style-name="Source_20_Text"><text:span text:style-name="T73">null</text:span></text:span><text:span text:style-name="T77"> to application</text:span></text:p>
                    </text:list-item>
                    <text:list-item>
                      <text:p text:style-name="P190">Application queries RDS</text:p>
                    </text:list-item>
                    <text:list-item>
                      <text:p text:style-name="P190">RDS returns data to application</text:p>
                    </text:list-item>
                    <text:list-item>
                      <text:p text:style-name="P190">Application stores data in cache</text:p>
                    </text:list-item>
                  </text:list>
                </text:list-item>
              </text:list>
            </text:list-item>
            <text:list-item>
              <text:p text:style-name="P191">Pros</text:p>
              <text:list>
                <text:list-item>
                  <text:p text:style-name="P191">Only requested data is cached – unused data isn’t stored</text:p>
                </text:list-item>
                <text:list-item>
                  <text:p text:style-name="P191">Node failures not fatal – application will just experience some increased latency as the cache is rebuilt over time</text:p>
                </text:list-item>
              </text:list>
            </text:list-item>
            <text:list-item>
              <text:p text:style-name="P191">Cons</text:p>
              <text:list>
                <text:list-item>
                  <text:p text:style-name="P191">Cache miss results in three round trip network calls = app latency</text:p>
                </text:list-item>
                <text:list-item>
                  <text:p text:style-name="P191">Data can be updated in the database but outdated (stale) in the cache</text:p>
                </text:list-item>
              </text:list>
            </text:list-item>
          </text:list>
          <text:p text:style-name="P241">Write Through (add or update cache whenever database is updated)</text:p>
          <text:list text:continue-numbering="true">
            <text:list-item>
              <text:p text:style-name="P191">Application read – application reads data from the cache (cache hit)</text:p>
            </text:list-item>
            <text:list-item>
              <text:p text:style-name="P191">Application write</text:p>
              <text:list>
                <text:list-item>
                  <text:p text:style-name="P191">Application writes data to database</text:p>
                </text:list-item>
                <text:list-item>
                  <text:p text:style-name="P191">Application writes data to cache</text:p>
                </text:list-item>
              </text:list>
            </text:list-item>
            <text:list-item>
              <text:p text:style-name="P192">Pros</text:p>
              <text:list>
                <text:list-item>
                  <text:p text:style-name="P192">Data in cache is never stale</text:p>
                </text:list-item>
                <text:list-item>
                  <text:p text:style-name="P192">Reads are fast</text:p>
                </text:list-item>
                <text:list-item>
                  <text:p text:style-name="P192">Write penalty vs read penalty – writes take longer (require 2 calls), but users expect writes to take longer than reads</text:p>
                </text:list-item>
              </text:list>
            </text:list-item>
            <text:list-item>
              <text:p text:style-name="P192">Cons</text:p>
              <text:list>
                <text:list-item>
                  <text:p text:style-name="P192">Data in cache is missing until it is updated in the database</text:p>
                </text:list-item>
                <text:list-item>
                  <text:p text:style-name="P192">Cache will become large with data that is not frequently accessed (but it will never be stale!)</text:p>
                </text:list-item>
              </text:list>
            </text:list-item>
          </text:list>
        </text:list-item>
      </text:list>
      <text:p text:style-name="P81">Cache Evictions and Time-to-Live (TTL)</text:p>
      <text:p text:style-name="P91">Three ways to evict a cache:</text:p>
      <text:list xml:id="list922537128" text:style-name="L64">
        <text:list-item>
          <text:p text:style-name="P193">Delete an item from the cache explicitly</text:p>
        </text:list-item>
        <text:list-item>
          <text:p text:style-name="P193">Item evicted because it is the least recently used (LRU) item when memory becomes full</text:p>
        </text:list-item>
        <text:list-item>
          <text:p text:style-name="P193">Set item time-to-live (TTL), after which the item will be automatically evicted from cache</text:p>
        </text:list-item>
      </text:list>
      <text:p text:style-name="P91">TTL are useful for managing</text:p>
      <text:list xml:id="list3428780362" text:style-name="L65">
        <text:list-item>
          <text:p text:style-name="P194">Leaderboards</text:p>
        </text:list-item>
        <text:list-item>
          <text:p text:style-name="P194">Comments</text:p>
        </text:list-item>
        <text:list-item>
          <text:p text:style-name="P194"><text:soft-page-break/>Activity streams</text:p>
        </text:list-item>
      </text:list>
      <text:p text:style-name="P91">TTL can range from a few seconds to hours or even days</text:p>
      <text:p text:style-name="P91">If too many evictions are happening because of the memory threshold, then it’s time to scale up or out.</text:p>
      <text:p text:style-name="P81">Summary</text:p>
      <text:list xml:id="list1687848865" text:style-name="L66">
        <text:list-item>
          <text:p text:style-name="P195">Lazy Loading / Cache Aside is easier to implement and works as a foundation for most situations, especially on the read side</text:p>
        </text:list-item>
        <text:list-item>
          <text:p text:style-name="P397"><text:span text:style-name="T81">Write Through is often combined with Lazy Loading on targeted queries or workloads that would benefit from it (e.g. - frequently accessed or </text:span><text:span text:style-name="T112">frequently</text:span><text:span text:style-name="T81"> changing data keys)</text:span></text:p>
        </text:list-item>
        <text:list-item>
          <text:p text:style-name="P398"><text:span text:style-name="T81">T</text:span><text:span text:style-name="T77">TL is a good idea except for when using Write Through. Set sensible TTL for items used in your application</text:span></text:p>
        </text:list-item>
        <text:list-item>
          <text:p text:style-name="P196">Only cache data that makes sense to cache (user profiles, blogs, etc.) – probably not bank account information or other sensitive data</text:p>
        </text:list-item>
      </text:list>
      <text:p text:style-name="P82">ElastiCache Replication: Cluster Mode Disabled</text:p>
      <text:list xml:id="list2746087900" text:style-name="L67">
        <text:list-item>
          <text:p text:style-name="P197">One primary node, up to 5 replicas</text:p>
        </text:list-item>
        <text:list-item>
          <text:p text:style-name="P197">Asynchronous replication</text:p>
        </text:list-item>
        <text:list-item>
          <text:p text:style-name="P197">Primary node is used for read and write</text:p>
        </text:list-item>
        <text:list-item>
          <text:p text:style-name="P197">Other nodes are read-only</text:p>
        </text:list-item>
        <text:list-item>
          <text:p text:style-name="P197">One shard, all nodes have all the data</text:p>
        </text:list-item>
        <text:list-item>
          <text:p text:style-name="P197">Guards against data loss in case of a node failure</text:p>
        </text:list-item>
        <text:list-item>
          <text:p text:style-name="P197">Multi-AZ enabled by default for failover</text:p>
        </text:list-item>
        <text:list-item>
          <text:p text:style-name="P197">Helpful for scaling read performance</text:p>
        </text:list-item>
      </text:list>
      <text:p text:style-name="P82">ElastiCache Replication: Cluster Mode Enabled</text:p>
      <text:list xml:id="list3078669592" text:style-name="L68">
        <text:list-item>
          <text:p text:style-name="P198">Data is partitioned across shards (helpful for scaling writes)</text:p>
        </text:list-item>
        <text:list-item>
          <text:p text:style-name="P198">Each shard has a primary and up to 5 replica nodes</text:p>
        </text:list-item>
        <text:list-item>
          <text:p text:style-name="P198">Multi-AZ capability</text:p>
        </text:list-item>
        <text:list-item>
          <text:p text:style-name="P198">Up to 500 nodes per cluster</text:p>
          <text:list>
            <text:list-item>
              <text:p text:style-name="P198">500 shards, each with a single master (no replicas)</text:p>
            </text:list-item>
            <text:list-item>
              <text:p text:style-name="P198">250 shards, each with 1 master and 1 replica</text:p>
            </text:list-item>
            <text:list-item>
              <text:p text:style-name="P198">…</text:p>
            </text:list-item>
            <text:list-item>
              <text:p text:style-name="P198">83 shards, each with 1 master and 5 replicas</text:p>
            </text:list-item>
          </text:list>
        </text:list-item>
      </text:list>
      <text:h text:style-name="P111" text:outline-level="3">Amazon Route 53</text:h>
      <text:list xml:id="list1276253978" text:style-name="L69">
        <text:list-item>
          <text:p text:style-name="P399">Highly available, scalable, fully managed and <text:span text:style-name="T32">authoritative</text:span><text:span text:style-name="T37"> DNS</text:span></text:p>
          <text:list>
            <text:list-item>
              <text:p text:style-name="P388">Authoritative<text:span text:style-name="T37"> = </text:span><text:span text:style-name="T90">you</text:span><text:span text:style-name="T48"> can update the DNS record</text:span></text:p>
            </text:list-item>
          </text:list>
        </text:list-item>
        <text:list-item>
          <text:p text:style-name="P151"><text:soft-page-break/>Route 53 is also a Domain Registrar</text:p>
        </text:list-item>
        <text:list-item>
          <text:p text:style-name="P151">Ability to check the health of your resources</text:p>
        </text:list-item>
        <text:list-item>
          <text:p text:style-name="P151">The only AWS service which provides 100% availability in its SLA</text:p>
        </text:list-item>
        <text:list-item>
          <text:p text:style-name="P388"><text:span text:style-name="T1">Route 53</text:span><text:span text:style-name="T48"> because </text:span><text:span text:style-name="T1">53</text:span><text:span text:style-name="T48"> is a reference to the traditional DNS port used by DNS services</text:span></text:p>
        </text:list-item>
      </text:list>
      <text:p text:style-name="P63">Route 53 Records</text:p>
      <text:list xml:id="list914914066" text:style-name="L70">
        <text:list-item>
          <text:p text:style-name="P152">Records define how to route traffic for a domain</text:p>
          <text:list>
            <text:list-item>
              <text:p text:style-name="P152">Domain / subdomain name – e.g. example.com</text:p>
            </text:list-item>
            <text:list-item>
              <text:p text:style-name="P380"><text:span text:style-name="T48">Record type – e.g. </text:span><text:span text:style-name="Source_20_Text"><text:span text:style-name="T48">A</text:span></text:span><text:span text:style-name="T48"> or </text:span><text:span text:style-name="Source_20_Text"><text:span text:style-name="T48">AAAA</text:span></text:span></text:p>
            </text:list-item>
            <text:list-item>
              <text:p text:style-name="P400"><text:span text:style-name="T48">Value – e.g. </text:span><text:span text:style-name="Source_20_Text"><text:span text:style-name="T48">12.34.56.78</text:span></text:span></text:p>
            </text:list-item>
            <text:list-item>
              <text:p text:style-name="P152">Routing policy – how Route 53 responds to requests</text:p>
            </text:list-item>
            <text:list-item>
              <text:p text:style-name="P152">TTL (Time to Live) – amount of time the record is cached at DNS Resolvers</text:p>
            </text:list-item>
          </text:list>
        </text:list-item>
        <text:list-item>
          <text:p text:style-name="P152">Route 53 supported record types:</text:p>
          <text:list>
            <text:list-item>
              <text:p text:style-name="P400"><text:span text:style-name="T48">(for exam) </text:span><text:span text:style-name="Source_20_Text"><text:span text:style-name="T48">A</text:span></text:span><text:span text:style-name="T48">, </text:span><text:span text:style-name="Source_20_Text"><text:span text:style-name="T48">AAAA</text:span></text:span><text:span text:style-name="T48">, </text:span><text:span text:style-name="Source_20_Text"><text:span text:style-name="T48">CNAME</text:span></text:span><text:span text:style-name="T48">, </text:span><text:span text:style-name="Source_20_Text"><text:span text:style-name="T48">NS</text:span></text:span></text:p>
            </text:list-item>
            <text:list-item>
              <text:p text:style-name="P400"><text:span text:style-name="T48">(advanced) </text:span><text:span text:style-name="Source_20_Text"><text:span text:style-name="T48">CAA</text:span></text:span><text:span text:style-name="T48">, </text:span><text:span text:style-name="Source_20_Text"><text:span text:style-name="T48">DS</text:span></text:span><text:span text:style-name="T48">, </text:span><text:span text:style-name="Source_20_Text"><text:span text:style-name="T48">MX</text:span></text:span><text:span text:style-name="T48">, </text:span><text:span text:style-name="Source_20_Text"><text:span text:style-name="T48">NAPTR</text:span></text:span><text:span text:style-name="T48">, </text:span><text:span text:style-name="Source_20_Text"><text:span text:style-name="T48">PTR</text:span></text:span><text:span text:style-name="T48">, </text:span><text:span text:style-name="Source_20_Text"><text:span text:style-name="T48">SOA</text:span></text:span><text:span text:style-name="T48">, </text:span><text:span text:style-name="Source_20_Text"><text:span text:style-name="T48">TXT</text:span></text:span><text:span text:style-name="T48">, </text:span><text:span text:style-name="Source_20_Text"><text:span text:style-name="T48">SPF</text:span></text:span><text:span text:style-name="T48">, </text:span><text:span text:style-name="Source_20_Text"><text:span text:style-name="T48">SRV</text:span></text:span></text:p>
            </text:list-item>
          </text:list>
        </text:list-item>
      </text:list>
      <text:p text:style-name="P64">Record Types (for exam)</text:p>
      <text:list xml:id="list1741064653" text:style-name="L71">
        <text:list-item>
          <text:p text:style-name="P287"><text:span text:style-name="Source_20_Text"><text:span text:style-name="T60">A</text:span></text:span><text:span text:style-name="T48"> – maps a hostname to </text:span><text:span text:style-name="Source_20_Text"><text:span text:style-name="T60">IPv4</text:span></text:span></text:p>
        </text:list-item>
        <text:list-item>
          <text:p text:style-name="P287"><text:span text:style-name="Source_20_Text"><text:span text:style-name="T60">AAAA</text:span></text:span><text:span text:style-name="T48"> – maps a hostname to </text:span><text:span text:style-name="Source_20_Text"><text:span text:style-name="T60">IPv6</text:span></text:span></text:p>
        </text:list-item>
        <text:list-item>
          <text:p text:style-name="P287"><text:span text:style-name="Source_20_Text"><text:span text:style-name="T60">CNAME</text:span></text:span><text:span text:style-name="T48"> – maps a hostname to another hostname</text:span></text:p>
          <text:list>
            <text:list-item>
              <text:p text:style-name="P287"><text:span text:style-name="T48">Target domain may have an </text:span><text:span text:style-name="Source_20_Text"><text:span text:style-name="T60">A</text:span></text:span><text:span text:style-name="T48"> or </text:span><text:span text:style-name="Source_20_Text"><text:span text:style-name="T60">AAAA</text:span></text:span><text:span text:style-name="T48"> record</text:span></text:p>
            </text:list-item>
            <text:list-item>
              <text:p text:style-name="P287"><text:span text:style-name="T48">Can’t create a </text:span><text:span text:style-name="Source_20_Text"><text:span text:style-name="T60">CNAME</text:span></text:span><text:span text:style-name="T48"> record for the top node (Zone Apex) of a DNS namespace</text:span></text:p>
            </text:list-item>
            <text:list-item>
              <text:p text:style-name="P287"><text:span text:style-name="T48">e.g. </text:span><text:span text:style-name="Source_20_Text"><text:span text:style-name="T60">CNAME</text:span></text:span><text:span text:style-name="T48"> for </text:span><text:span text:style-name="Source_20_Text"><text:span text:style-name="T60">example.com</text:span></text:span><text:span text:style-name="T48"> is not possible, but </text:span><text:span text:style-name="Source_20_Text"><text:span text:style-name="T60">CNAME</text:span></text:span><text:span text:style-name="T48"> for </text:span><text:span text:style-name="Source_20_Text"><text:span text:style-name="T60">www.example.com</text:span></text:span><text:span text:style-name="T48"> is possible (because </text:span><text:span text:style-name="Source_20_Text"><text:span text:style-name="T60">www.example.com</text:span></text:span><text:span text:style-name="T48"> is a subdomain of </text:span><text:span text:style-name="Source_20_Text"><text:span text:style-name="T60">example.com</text:span></text:span><text:span text:style-name="T48">)</text:span></text:p>
            </text:list-item>
          </text:list>
        </text:list-item>
        <text:list-item>
          <text:p text:style-name="P288"><text:span text:style-name="Source_20_Text"><text:span text:style-name="T60">NS</text:span></text:span><text:span text:style-name="T48"> – name servers for the Hosted Zone</text:span></text:p>
          <text:list>
            <text:list-item>
              <text:p text:style-name="P153">Control how traffic is routed for a domain</text:p>
            </text:list-item>
          </text:list>
        </text:list-item>
      </text:list>
      <text:p text:style-name="P65">Hosted Zones</text:p>
      <text:list xml:id="list2435994194" text:style-name="L72">
        <text:list-item>
          <text:p text:style-name="P154">A container for records that defines how to route traffic to a domain and its subdomains</text:p>
        </text:list-item>
        <text:list-item>
          <text:p text:style-name="P154">Public Hosted Zones – contain records that specify how to route traffic on the Internet (public domain names)</text:p>
        </text:list-item>
        <text:list-item>
          <text:p text:style-name="P154">Private Hosted Zones – contain records that specify how you route traffic within one or more VPCs (private domain names)</text:p>
        </text:list-item>
        <text:list-item>
          <text:p text:style-name="P154">Price is $0.50 / mo. per Hosted Zone</text:p>
        </text:list-item>
      </text:list>
      <text:p text:style-name="P66">Route 53 Records TTL</text:p>
      <text:list xml:id="list1868069943" text:style-name="L73">
        <text:list-item>
          <text:p text:style-name="P155">DNS TTL value is mandatory for all records except Alias records</text:p>
        </text:list-item>
        <text:list-item>
          <text:p text:style-name="P155"><text:soft-page-break/>Setting a high TTL value (like 24 hours)</text:p>
          <text:list>
            <text:list-item>
              <text:p text:style-name="P155">Client caches the record for 24 hours</text:p>
            </text:list-item>
            <text:list-item>
              <text:p text:style-name="P155">Less traffic on Route 53 ($)</text:p>
            </text:list-item>
            <text:list-item>
              <text:p text:style-name="P401"><text:span text:style-name="T61">Cached records </text:span><text:span text:style-name="T105">likely to</text:span><text:span text:style-name="T61"> go stale if the record changes at DNS level</text:span></text:p>
            </text:list-item>
          </text:list>
        </text:list-item>
        <text:list-item>
          <text:p text:style-name="P155">Setting a low TTL value (like 60 seconds)</text:p>
          <text:list>
            <text:list-item>
              <text:p text:style-name="P155">Client caches the record for 60 seconds</text:p>
            </text:list-item>
            <text:list-item>
              <text:p text:style-name="P155">More traffic on Route 53 ($$$)</text:p>
            </text:list-item>
            <text:list-item>
              <text:p text:style-name="P155">Cached records less likely to go stale, easy to change records at DNS level</text:p>
            </text:list-item>
          </text:list>
        </text:list-item>
      </text:list>
      <text:p text:style-name="P67">CNAME and Alias Records</text:p>
      <text:list xml:id="list2565133552" text:style-name="L74">
        <text:list-item>
          <text:p text:style-name="P156">CNAME:</text:p>
          <text:list>
            <text:list-item>
              <text:p text:style-name="P156">Points a hostname to any other hostname</text:p>
            </text:list-item>
            <text:list-item>
              <text:p text:style-name="P224"><text:span text:style-name="T1">Only for </text:span><text:span text:style-name="T10">non-root</text:span><text:span text:style-name="T5"> domains (e.g. </text:span><text:span text:style-name="Source_20_Text"><text:span text:style-name="T11">demo.example.com</text:span></text:span><text:span text:style-name="T5">)</text:span></text:p>
            </text:list-item>
          </text:list>
        </text:list-item>
        <text:list-item>
          <text:p text:style-name="P199">Alias:</text:p>
          <text:list>
            <text:list-item>
              <text:p text:style-name="P199">Points a hostname to an AWS resource</text:p>
            </text:list-item>
            <text:list-item>
              <text:p text:style-name="P224"><text:span text:style-name="T5">For </text:span><text:span text:style-name="T10">root </text:span><text:span text:style-name="T5">domains </text:span><text:span text:style-name="T31">and</text:span><text:span text:style-name="T5"> </text:span><text:span text:style-name="T10">non-root</text:span><text:span text:style-name="T5"> domains (e.g. </text:span><text:span text:style-name="Source_20_Text"><text:span text:style-name="T11">example.com</text:span></text:span><text:span text:style-name="T5"> </text:span><text:span text:style-name="T31">or</text:span><text:span text:style-name="T5"> </text:span><text:span text:style-name="Source_20_Text"><text:span text:style-name="T11">demo.example.com</text:span></text:span><text:span text:style-name="T5">)</text:span></text:p>
            </text:list-item>
            <text:list-item>
              <text:p text:style-name="P199">TTL is managed by Route 53 (user cannot edit TTL value)</text:p>
            </text:list-item>
          </text:list>
        </text:list-item>
      </text:list>
      <text:p text:style-name="P92">Targets for Alias Records</text:p>
      <text:list xml:id="list4073836292" text:style-name="L75">
        <text:list-item>
          <text:p text:style-name="P200">Elastic Load Balancers</text:p>
        </text:list-item>
        <text:list-item>
          <text:p text:style-name="P200">Cloudfront Distributions</text:p>
        </text:list-item>
        <text:list-item>
          <text:p text:style-name="P402"><text:span text:style-name="T82">AP</text:span><text:span text:style-name="T113">I</text:span><text:span text:style-name="T82"> Gateway</text:span></text:p>
        </text:list-item>
        <text:list-item>
          <text:p text:style-name="P200">Elastic Beanstalk environments</text:p>
        </text:list-item>
        <text:list-item>
          <text:p text:style-name="P200">S3 Websites</text:p>
        </text:list-item>
        <text:list-item>
          <text:p text:style-name="P200">VPC Interface Endpoints</text:p>
        </text:list-item>
        <text:list-item>
          <text:p text:style-name="P402"><text:span text:style-name="T82">Global Accel</text:span><text:span text:style-name="T113">e</text:span><text:span text:style-name="T82">rator accel</text:span><text:span text:style-name="T113">e</text:span><text:span text:style-name="T82">rator</text:span></text:p>
        </text:list-item>
        <text:list-item>
          <text:p text:style-name="P200">Route 53 record in the same Hosted Zone</text:p>
        </text:list-item>
      </text:list>
      <text:p text:style-name="P83">Route 53 Routing Policies</text:p>
      <text:list xml:id="list2806716175" text:style-name="L76">
        <text:list-item>
          <text:p text:style-name="P201">Simple</text:p>
          <text:list>
            <text:list-item>
              <text:p text:style-name="P202">Use when routing traffic to a single resource</text:p>
            </text:list-item>
            <text:list-item>
              <text:p text:style-name="P202">Can specify multiple values in the same record</text:p>
              <text:list>
                <text:list-item>
                  <text:p text:style-name="P289"><text:span text:style-name="T77">...in which case a random choice is made by the </text:span><text:span text:style-name="T88">client</text:span></text:p>
                </text:list-item>
              </text:list>
            </text:list-item>
            <text:list-item>
              <text:p text:style-name="P202">When Alias is enabled, specify only one AWS resource</text:p>
            </text:list-item>
            <text:list-item>
              <text:p text:style-name="P289"><text:span text:style-name="T77">Can’t associate with </text:span><text:span text:style-name="Source_20_Text"><text:span text:style-name="T73">/health</text:span></text:span><text:span text:style-name="T77"> checks</text:span></text:p>
            </text:list-item>
          </text:list>
        </text:list-item>
        <text:list-item>
          <text:p text:style-name="P201"><text:soft-page-break/>Weighted</text:p>
          <text:list>
            <text:list-item>
              <text:p text:style-name="P203">Route requests to different resources based on a percentage of total requests</text:p>
            </text:list-item>
            <text:list-item>
              <text:p text:style-name="P203">Assign each record a relative weight (expressed as a percentage (<text:span text:style-name="Source_20_Text">%</text:span>)</text:p>
            </text:list-item>
            <text:list-item>
              <text:p text:style-name="P204">DNS records must have the same name and type</text:p>
            </text:list-item>
            <text:list-item>
              <text:p text:style-name="P372">Can<text:span text:style-name="T37"> be associated with </text:span><text:span text:style-name="Source_20_Text"><text:span text:style-name="T45">/health</text:span></text:span><text:span text:style-name="T45"> checks</text:span></text:p>
            </text:list-item>
            <text:list-item>
              <text:p text:style-name="P372"><text:span text:style-name="T45">U</text:span><text:span text:style-name="T37">se cases:</text:span></text:p>
              <text:list>
                <text:list-item>
                  <text:p text:style-name="P204">Load balance between regions</text:p>
                </text:list-item>
                <text:list-item>
                  <text:p text:style-name="P204">Test new application version with subset of user population</text:p>
                </text:list-item>
              </text:list>
            </text:list-item>
            <text:list-item>
              <text:p text:style-name="P372"><text:span text:style-name="T37">Assign a single record a weight of </text:span><text:span text:style-name="Source_20_Text"><text:span text:style-name="T45">0</text:span></text:span><text:span text:style-name="T37"> to stop sending it traffic (distributing the traffic to other resources based on their relative weights)</text:span></text:p>
            </text:list-item>
            <text:list-item>
              <text:p text:style-name="P372"><text:span text:style-name="T37">Assign </text:span>all<text:span text:style-name="T37"> records a weight of </text:span><text:span text:style-name="Source_20_Text"><text:span text:style-name="T45">0</text:span></text:span><text:span text:style-name="T37"> to distribute traffic equally among resources</text:span></text:p>
            </text:list-item>
          </text:list>
        </text:list-item>
        <text:list-item>
          <text:p text:style-name="P201">Latency Based</text:p>
          <text:list>
            <text:list-item>
              <text:p text:style-name="P205">Redirect requests to the resource with the lowest latency (probably the closes to the user)</text:p>
            </text:list-item>
            <text:list-item>
              <text:p text:style-name="P205">Helpful when low latency is a high priority for users</text:p>
            </text:list-item>
            <text:list-item>
              <text:p text:style-name="P205">Latency is based on traffic between users and AWS regions</text:p>
            </text:list-item>
            <text:list-item>
              <text:p text:style-name="P373">Can<text:span text:style-name="T37"> be associated with </text:span><text:span text:style-name="Source_20_Text"><text:span text:style-name="T45">/health</text:span></text:span><text:span text:style-name="T37"> checks</text:span></text:p>
            </text:list-item>
          </text:list>
        </text:list-item>
        <text:list-item>
          <text:p text:style-name="P201">Failover</text:p>
          <text:list>
            <text:list-item>
              <text:p text:style-name="P206">Set A records for two resources – one <text:span text:style-name="T32">primary</text:span> and one <text:span text:style-name="T32">secondary</text:span></text:p>
            </text:list-item>
            <text:list-item>
              <text:p text:style-name="P206">The <text:span text:style-name="T32">primary</text:span> record <text:span text:style-name="T143">must</text:span> be associated with a <text:span text:style-name="Source_20_Text"><text:span text:style-name="T144">/health</text:span></text:span> check</text:p>
            </text:list-item>
            <text:list-item>
              <text:p text:style-name="P207">The <text:span text:style-name="T32">secondary</text:span> record may optionally be associated with a <text:span text:style-name="Source_20_Text"><text:span text:style-name="T144">/health</text:span></text:span> check</text:p>
            </text:list-item>
            <text:list-item>
              <text:p text:style-name="P207">When the /health check fails for the <text:span text:style-name="T32">primary</text:span> record, Route 53 will route traffic to the <text:span text:style-name="T32">secondary</text:span> record</text:p>
            </text:list-item>
          </text:list>
        </text:list-item>
        <text:list-item>
          <text:p text:style-name="P201">Geolocation</text:p>
          <text:list>
            <text:list-item>
              <text:p text:style-name="P208">Different from Latency based routing</text:p>
            </text:list-item>
            <text:list-item>
              <text:p text:style-name="P208">Based on user location delineated by continent, country, or US state</text:p>
              <text:list>
                <text:list-item>
                  <text:p text:style-name="P208">Most precise location is chosen whenever there is overlap</text:p>
                </text:list-item>
              </text:list>
            </text:list-item>
            <text:list-item>
              <text:p text:style-name="P208">Create a <text:span text:style-name="T143">default</text:span> record to use whenever there is no match on a user’s location</text:p>
            </text:list-item>
            <text:list-item>
              <text:p text:style-name="P208">Use cases:</text:p>
              <text:list>
                <text:list-item>
                  <text:p text:style-name="P208">Localization</text:p>
                </text:list-item>
                <text:list-item>
                  <text:p text:style-name="P208">Restrict content per location (i.e. for regulatory or licensing purposes)</text:p>
                </text:list-item>
                <text:list-item>
                  <text:p text:style-name="P208">Load balancing</text:p>
                </text:list-item>
              </text:list>
            </text:list-item>
          </text:list>
        </text:list-item>
        <text:list-item>
          <text:p text:style-name="P201">Geoproximity (using Route 53 Traffic Flow feature)</text:p>
          <text:list>
            <text:list-item>
              <text:p text:style-name="P209">Route traffic to resources based on geographic location of users and resources</text:p>
            </text:list-item>
            <text:list-item>
              <text:p text:style-name="P209"><text:soft-page-break/>Ability to shift more traffic to resources based on the defined bias</text:p>
            </text:list-item>
            <text:list-item>
              <text:p text:style-name="P209">To change the size of the geographic region, specify bias values:</text:p>
              <text:list>
                <text:list-item>
                  <text:p text:style-name="P210">Expand (+1 to +99) traffic</text:p>
                </text:list-item>
                <text:list-item>
                  <text:p text:style-name="P210">Shrink (-1 to -99) traffic</text:p>
                </text:list-item>
              </text:list>
            </text:list-item>
            <text:list-item>
              <text:p text:style-name="P209">Resources can be:</text:p>
              <text:list>
                <text:list-item>
                  <text:p text:style-name="P209">AWS resources (specify AWS region)</text:p>
                </text:list-item>
                <text:list-item>
                  <text:p text:style-name="P209">Non-AWS resources (specify lattitude &amp; longitude)</text:p>
                </text:list-item>
              </text:list>
            </text:list-item>
            <text:list-item>
              <text:p text:style-name="P210">Use Route 53 traffic flow (advanced) feature to enable</text:p>
            </text:list-item>
          </text:list>
        </text:list-item>
        <text:list-item>
          <text:p text:style-name="P201">Multi-Value Answer</text:p>
          <text:list>
            <text:list-item>
              <text:p text:style-name="P211">Use when routing to multiple resources</text:p>
            </text:list-item>
            <text:list-item>
              <text:p text:style-name="P211">Route 53 returns multiple values per resource</text:p>
            </text:list-item>
            <text:list-item>
              <text:p text:style-name="P211">Up to 8 healthy records can be returned for each multi-value query</text:p>
            </text:list-item>
            <text:list-item>
              <text:p text:style-name="P211">Not a substitute for using a load balancer</text:p>
            </text:list-item>
          </text:list>
        </text:list-item>
      </text:list>
      <text:p text:style-name="P84">Route 53 Health Checks</text:p>
      <text:list xml:id="list1947941993" text:style-name="L77">
        <text:list-item>
          <text:p text:style-name="P242"><text:span text:style-name="Source_20_Text"><text:span text:style-name="T12">HTTP</text:span></text:span><text:span text:style-name="T1"> </text:span><text:span text:style-name="Source_20_Text"><text:span text:style-name="T12">/health</text:span></text:span><text:span text:style-name="T1"> checks are for public resources</text:span></text:p>
        </text:list-item>
        <text:list-item>
          <text:p text:style-name="P242"><text:span text:style-name="Source_20_Text"><text:span text:style-name="T12">/health</text:span></text:span><text:span text:style-name="T1"> checks can be leveraged to trigger automatic DNS failover:</text:span></text:p>
          <text:list>
            <text:list-item>
              <text:p text:style-name="P242"><text:span text:style-name="Source_20_Text"><text:span text:style-name="T12">/health</text:span></text:span><text:span text:style-name="T1"> checks that monitor an endpoint (application, servier, other AWS resource)</text:span></text:p>
            </text:list-item>
            <text:list-item>
              <text:p text:style-name="P243"><text:span text:style-name="Source_20_Text"><text:span text:style-name="T12">/health</text:span></text:span><text:span text:style-name="T1"> checks </text:span><text:span text:style-name="T13">that monitor other </text:span><text:span text:style-name="Source_20_Text"><text:span text:style-name="T12">/health</text:span></text:span><text:span text:style-name="T1"> checks </text:span><text:span text:style-name="T13">(Calculated Health Checks)</text:span></text:p>
            </text:list-item>
            <text:list-item>
              <text:p text:style-name="P243"><text:span text:style-name="Source_20_Text"><text:span text:style-name="T12">/health</text:span></text:span><text:span text:style-name="T13"> checks that monitor CloudWatch alarms</text:span></text:p>
            </text:list-item>
          </text:list>
        </text:list-item>
        <text:list-item>
          <text:p text:style-name="P243"><text:span text:style-name="Source_20_Text"><text:span text:style-name="T12">/health</text:span></text:span><text:span text:style-name="T13"> checks are integrated with CloudWatch metrics</text:span></text:p>
        </text:list-item>
        <text:list-item>
          <text:p text:style-name="P243"><text:span text:style-name="Source_20_Text"><text:span text:style-name="T12">/health</text:span></text:span><text:span text:style-name="T13"> checks monitor an endpoint</text:span></text:p>
        </text:list-item>
        <text:list-item>
          <text:p text:style-name="P245"><text:span text:style-name="T13">A</text:span><text:span text:style-name="T1">bout 15 global </text:span><text:span text:style-name="Source_20_Text"><text:span text:style-name="T12">/health</text:span></text:span><text:span text:style-name="T14"> check</text:span><text:span text:style-name="T1">ers will monitor the endpoint </text:span><text:span text:style-name="Source_20_Text"><text:span text:style-name="T12">/health</text:span></text:span></text:p>
          <text:list>
            <text:list-item>
              <text:p text:style-name="P245"><text:span text:style-name="T14">S</text:span><text:span text:style-name="T1">et a threshold for Healthy / Unhealthy (the default is </text:span><text:span text:style-name="Source_20_Text"><text:span text:style-name="T1">3</text:span></text:span><text:span text:style-name="T1">)</text:span></text:p>
            </text:list-item>
            <text:list-item>
              <text:p text:style-name="P245"><text:span text:style-name="T1">Set an interval (default is </text:span><text:span text:style-name="Source_20_Text"><text:span text:style-name="T1">30</text:span></text:span><text:span text:style-name="T1"> seconds – setting lower can incur higher costs)</text:span></text:p>
            </text:list-item>
            <text:list-item>
              <text:p text:style-name="P245"><text:span text:style-name="T1">Supported protocols: </text:span><text:span text:style-name="Source_20_Text"><text:span text:style-name="T12">HTTP</text:span></text:span><text:span text:style-name="T1">, </text:span><text:span text:style-name="Source_20_Text"><text:span text:style-name="T12">HTTPS</text:span></text:span><text:span text:style-name="T1">, </text:span><text:span text:style-name="Source_20_Text"><text:span text:style-name="T12">TCP</text:span></text:span></text:p>
            </text:list-item>
            <text:list-item>
              <text:p text:style-name="P403"><text:span text:style-name="T83">I</text:span><text:span text:style-name="T77">f </text:span><text:span text:style-name="Source_20_Text"><text:span text:style-name="T74">&gt; 18</text:span></text:span><text:span text:style-name="T77"> percent of </text:span><text:span text:style-name="Source_20_Text"><text:span text:style-name="T74">/health</text:span></text:span><text:span text:style-name="T77"> checkers report the endpoint is healthy, Route 53 considers the endpoint healthy</text:span></text:p>
            </text:list-item>
            <text:list-item>
              <text:p text:style-name="P404"><text:span text:style-name="T77">You can choose which locations for Route 53 to use for </text:span><text:span text:style-name="Source_20_Text"><text:span text:style-name="T74">/health</text:span></text:span><text:span text:style-name="T84"> checks</text:span></text:p>
            </text:list-item>
          </text:list>
        </text:list-item>
        <text:list-item>
          <text:p text:style-name="P244"><text:span text:style-name="Source_20_Text"><text:span text:style-name="T12">/health</text:span></text:span><text:span text:style-name="T1"> checks </text:span><text:span text:style-name="T15">pass only when the endpoint responds with </text:span><text:span text:style-name="Source_20_Text"><text:span text:style-name="T12">2xx</text:span></text:span><text:span text:style-name="T15"> and </text:span><text:span text:style-name="Source_20_Text"><text:span text:style-name="T12">3xx</text:span></text:span><text:span text:style-name="T15"> status codes</text:span></text:p>
        </text:list-item>
        <text:list-item>
          <text:p text:style-name="P244"><text:span text:style-name="Source_20_Text"><text:span text:style-name="T12">/health</text:span></text:span><text:span text:style-name="T15"> checks can be set up to pass / fail based on the text in the first </text:span><text:span text:style-name="Source_20_Text"><text:span text:style-name="T12">5120</text:span></text:span><text:span text:style-name="T15"> bytes of the response</text:span></text:p>
        </text:list-item>
        <text:list-item>
          <text:p text:style-name="P246"><text:span text:style-name="T15">Y</text:span><text:span text:style-name="T1">ou must configure your router / firewall / alb to allow incoming requests from Route 53 </text:span><text:span text:style-name="Source_20_Text"><text:span text:style-name="T12">/health</text:span></text:span><text:span text:style-name="T14"> check</text:span><text:span text:style-name="T1">ers</text:span></text:p>
        </text:list-item>
        <text:list-item>
          <text:p text:style-name="P246"><text:soft-page-break/>Calculated Health Checks<text:span text:style-name="T1"> – combine results of multiple </text:span><text:span text:style-name="Source_20_Text"><text:span text:style-name="T12">/health</text:span></text:span><text:span text:style-name="T14"> checks </text:span><text:span text:style-name="T1">into a single </text:span><text:span text:style-name="Source_20_Text"><text:span text:style-name="T12">/health</text:span></text:span><text:span text:style-name="T14"> check</text:span></text:p>
          <text:list>
            <text:list-item>
              <text:p text:style-name="P246"><text:span text:style-name="T14">A </text:span><text:span text:style-name="T1">single </text:span><text:span text:style-name="T27">parent</text:span><text:span text:style-name="T1"> </text:span><text:span text:style-name="Source_20_Text"><text:span text:style-name="T12">/health</text:span></text:span><text:span text:style-name="T14"> check </text:span><text:span text:style-name="T1">monitors multiple </text:span><text:span text:style-name="T27">child</text:span><text:span text:style-name="T1"> </text:span><text:span text:style-name="Source_20_Text"><text:span text:style-name="T12">/health</text:span></text:span><text:span text:style-name="T14"> checks, </text:span><text:span text:style-name="T1">each of which is monitoring a resource (EC2 instance, etc)</text:span></text:p>
            </text:list-item>
            <text:list-item>
              <text:p text:style-name="P246"><text:span text:style-name="T1">You can configure the </text:span><text:span text:style-name="T27">parent</text:span><text:span text:style-name="T1"> </text:span><text:span text:style-name="Source_20_Text"><text:span text:style-name="T12">/health</text:span></text:span><text:span text:style-name="T14"> check </text:span><text:span text:style-name="T1">to use </text:span><text:span text:style-name="Source_20_Text"><text:span text:style-name="T12">OR</text:span></text:span><text:span text:style-name="T1">, </text:span><text:span text:style-name="Source_20_Text"><text:span text:style-name="T12">AND</text:span></text:span><text:span text:style-name="T1">, or </text:span><text:span text:style-name="Source_20_Text"><text:span text:style-name="T12">NOT</text:span></text:span><text:span text:style-name="T1"> to intelligently evaluate </text:span><text:span text:style-name="T27">child</text:span><text:span text:style-name="T1"> </text:span><text:span text:style-name="Source_20_Text"><text:span text:style-name="T12">/health</text:span></text:span><text:span text:style-name="T14"> checks</text:span></text:p>
            </text:list-item>
            <text:list-item>
              <text:p text:style-name="P246"><text:span text:style-name="T14">E</text:span><text:span text:style-name="T1">ach </text:span><text:span text:style-name="T27">parent</text:span><text:span text:style-name="T1"> </text:span><text:span text:style-name="Source_20_Text"><text:span text:style-name="T12">/health</text:span></text:span><text:span text:style-name="T14"> check </text:span><text:span text:style-name="T1">can monitor up to </text:span><text:span text:style-name="Source_20_Text"><text:span text:style-name="T1">256</text:span></text:span><text:span text:style-name="T1"> </text:span><text:span text:style-name="T27">child</text:span><text:span text:style-name="T1"> </text:span><text:span text:style-name="Source_20_Text"><text:span text:style-name="T12">/health</text:span></text:span><text:span text:style-name="T14"> checks</text:span></text:p>
            </text:list-item>
            <text:list-item>
              <text:p text:style-name="P246"><text:span text:style-name="T14">S</text:span><text:span text:style-name="T1">pecify how many</text:span><text:span text:style-name="T27"> child </text:span><text:span text:style-name="Source_20_Text"><text:span text:style-name="T12">/health</text:span></text:span><text:span text:style-name="T14"> checks </text:span><text:span text:style-name="T1">must pass for the </text:span><text:span text:style-name="T27">parent</text:span><text:span text:style-name="T1"> </text:span><text:span text:style-name="Source_20_Text"><text:span text:style-name="T12">/health</text:span></text:span><text:span text:style-name="T14"> check </text:span><text:span text:style-name="T1">to password</text:span></text:p>
            </text:list-item>
            <text:list-item>
              <text:p text:style-name="P246">Use case<text:span text:style-name="T1">: perform site maintenance without causing all </text:span><text:span text:style-name="Source_20_Text"><text:span text:style-name="T12">/health</text:span></text:span><text:span text:style-name="T14"> checks </text:span><text:span text:style-name="T1">to fail</text:span></text:p>
            </text:list-item>
          </text:list>
        </text:list-item>
      </text:list>
      <text:p text:style-name="P85">Health Checks in Private Hosted Zones</text:p>
      <text:list xml:id="list1060328082" text:style-name="L78">
        <text:list-item>
          <text:p text:style-name="P405"><text:span text:style-name="T85">Route 53 </text:span><text:span text:style-name="Source_20_Text"><text:span text:style-name="T74">/health</text:span></text:span><text:span text:style-name="T84"> check</text:span><text:span text:style-name="T85">ers are outside of the VPC, on the public web</text:span></text:p>
        </text:list-item>
        <text:list-item>
          <text:p text:style-name="P406"><text:span text:style-name="T77">But! You can create a CloudWatch metric and associate a CloudWatch alarm, then create a </text:span><text:span text:style-name="Source_20_Text"><text:span text:style-name="T74">/health</text:span></text:span><text:span text:style-name="T84"> check </text:span><text:span text:style-name="T77">for the alarm</text:span></text:p>
        </text:list-item>
      </text:list>
      <text:p text:style-name="P86">Route 53 Traffic Flow</text:p>
      <text:list xml:id="list3966924271" text:style-name="L79">
        <text:list-item>
          <text:p text:style-name="P212">Simplify creating and maintaining records in large, complex configurations</text:p>
        </text:list-item>
        <text:list-item>
          <text:p text:style-name="P212">Visual editor for complex routing decision trees</text:p>
        </text:list-item>
        <text:list-item>
          <text:p text:style-name="P247"><text:span text:style-name="T1">Configurations are saves as a </text:span><text:span text:style-name="T10">Traffic Flow Policy</text:span></text:p>
          <text:list>
            <text:list-item>
              <text:p text:style-name="P212">Applied to any Route 53 Hosted Zone</text:p>
            </text:list-item>
            <text:list-item>
              <text:p text:style-name="P212">Versioning is supported</text:p>
            </text:list-item>
          </text:list>
        </text:list-item>
      </text:list>
      <text:h text:style-name="P112" text:outline-level="3">Amazon VPC</text:h>
      <text:p text:style-name="P104"><text:span text:style-name="T23">VPC</text:span> = Virtual Private Network, <text:span text:style-name="T145">a Region level construct</text:span></text:p>
      <text:list xml:id="list1420763195" text:style-name="L80">
        <text:list-item>
          <text:p text:style-name="P325">Subnets allow to partition your network inside your VPC (at the Availability Zone level)</text:p>
          <text:list>
            <text:list-item>
              <text:p text:style-name="P326">Public Subnets – accessible from the public internet</text:p>
            </text:list-item>
            <text:list-item>
              <text:p text:style-name="P326">Private Subnets – not accessible from the public internet</text:p>
            </text:list-item>
          </text:list>
        </text:list-item>
        <text:list-item>
          <text:p text:style-name="P326">Route Tables are used to define access to / from the internet and between subnets</text:p>
        </text:list-item>
      </text:list>
      <text:p text:style-name="P27">Internet Gateway &amp; NAT Gateways</text:p>
      <text:list xml:id="list2856636118" text:style-name="L81">
        <text:list-item>
          <text:p text:style-name="P327">Internet Gateways facilitate instances in a VPC connect to the public internet</text:p>
          <text:list>
            <text:list-item>
              <text:p text:style-name="P327">Public subnet will have a route to the Internet Gateway</text:p>
            </text:list-item>
          </text:list>
        </text:list-item>
        <text:list-item>
          <text:p text:style-name="P290"><text:span text:style-name="T1">NAT Gateway (AWS managed) and NAT Instances (self-managed) allow egress from instances from </text:span><text:span text:style-name="T27">private</text:span><text:span text:style-name="T48"> subnets, but not ingress</text:span></text:p>
          <text:list>
            <text:list-item>
              <text:p text:style-name="P291"><text:span text:style-name="T48">Instance in </text:span><text:span text:style-name="T27">private</text:span><text:span text:style-name="T48"> subnet connects to NAT in </text:span><text:span text:style-name="T27">public</text:span><text:span text:style-name="T48"> subnet</text:span></text:p>
            </text:list-item>
            <text:list-item>
              <text:p text:style-name="P291"><text:span text:style-name="T48">NAT in </text:span><text:span text:style-name="T27">public</text:span><text:span text:style-name="T48"> subnet connects to Internet Gateway</text:span></text:p>
            </text:list-item>
          </text:list>
        </text:list-item>
      </text:list>
      <text:p text:style-name="P68">Network ACL &amp; Security Groups</text:p>
      <text:list xml:id="list2240906721" text:style-name="L82">
        <text:list-item>
          <text:p text:style-name="P157"><text:soft-page-break/>NACL (Network ACL)</text:p>
          <text:list>
            <text:list-item>
              <text:p text:style-name="P157">Firewall which controls traffic to and from subnet</text:p>
            </text:list-item>
            <text:list-item>
              <text:p text:style-name="P292"><text:span text:style-name="T48">Can have </text:span><text:span text:style-name="Source_20_Text"><text:span text:style-name="T48">ALLOW</text:span></text:span><text:span text:style-name="T48"> and </text:span><text:span text:style-name="Source_20_Text"><text:span text:style-name="T48">DENY</text:span></text:span><text:span text:style-name="T48"> rules</text:span></text:p>
            </text:list-item>
            <text:list-item>
              <text:p text:style-name="P157">Attached at the subnet level</text:p>
            </text:list-item>
            <text:list-item>
              <text:p text:style-name="P292"><text:span text:style-name="T48">Rules include </text:span><text:span text:style-name="T27">only</text:span><text:span text:style-name="T48"> IP addresses</text:span></text:p>
            </text:list-item>
          </text:list>
        </text:list-item>
        <text:list-item>
          <text:p text:style-name="P157">Security Groups</text:p>
          <text:list>
            <text:list-item>
              <text:p text:style-name="P157">Firewall that controls traffic to and from an ENI or EC2 instance</text:p>
            </text:list-item>
            <text:list-item>
              <text:p text:style-name="P292"><text:span text:style-name="T48">Can only have </text:span><text:span text:style-name="Source_20_Text"><text:span text:style-name="T48">ALLOW</text:span></text:span><text:span text:style-name="T48"> rules</text:span></text:p>
            </text:list-item>
            <text:list-item>
              <text:p text:style-name="P292"><text:span text:style-name="T48">Rules can reference IP address ranges </text:span><text:span text:style-name="T27">and</text:span><text:span text:style-name="T48"> other security groups</text:span></text:p>
            </text:list-item>
          </text:list>
        </text:list-item>
      </text:list>
      <text:p text:style-name="P69">Security Group / Network ACL Comparison</text:p>
      <table:table table:name="Table3" table:style-name="Table3">
        <table:table-column table:style-name="Table3.A"/>
        <table:table-column table:style-name="Table3.B"/>
        <table:table-row table:style-name="TableLine94134047539408">
          <table:table-cell table:style-name="Table3.A1" office:value-type="string">
            <text:h text:style-name="Heading_20_9" text:outline-level="9">Security Group</text:h>
          </table:table-cell>
          <table:table-cell table:style-name="Table3.B1" office:value-type="string">
            <text:h text:style-name="Heading_20_9" text:outline-level="9">Network ACL</text:h>
          </table:table-cell>
        </table:table-row>
        <table:table-row table:style-name="TableLine94134102604464">
          <table:table-cell table:style-name="Table3.A2" office:value-type="string">
            <text:p text:style-name="P12">Operates at instance level</text:p>
          </table:table-cell>
          <table:table-cell table:style-name="Table3.B2" office:value-type="string">
            <text:p text:style-name="P12">Operates at subnet level</text:p>
          </table:table-cell>
        </table:table-row>
        <table:table-row table:style-name="TableLine94134102605520">
          <table:table-cell table:style-name="Table3.A3" office:value-type="string">
            <text:p text:style-name="P12">Supports only <text:span text:style-name="Source_20_Text"><text:span text:style-name="T48">ALLOW</text:span></text:span> rules</text:p>
          </table:table-cell>
          <table:table-cell table:style-name="Table3.B3" office:value-type="string">
            <text:p text:style-name="P12">Supports <text:span text:style-name="Source_20_Text"><text:span text:style-name="T48">ALLOW</text:span></text:span> and <text:span text:style-name="Source_20_Text"><text:span text:style-name="T48">DENY</text:span></text:span> rules</text:p>
          </table:table-cell>
        </table:table-row>
        <table:table-row table:style-name="TableLine94134102606704">
          <table:table-cell table:style-name="Table3.A4" office:value-type="string">
            <text:p text:style-name="P12">Stateful: return traffic is automatically allowed regardless of any rules</text:p>
          </table:table-cell>
          <table:table-cell table:style-name="Table3.B4" office:value-type="string">
            <text:p text:style-name="P12">Stateless: return traffic must be explicitly allowed by rules</text:p>
          </table:table-cell>
        </table:table-row>
        <table:table-row table:style-name="TableLine94134102608096">
          <table:table-cell table:style-name="Table3.A5" office:value-type="string">
            <text:p text:style-name="P12">Evaluates all rules before deciding whether to allow traffic</text:p>
          </table:table-cell>
          <table:table-cell table:style-name="Table3.B5" office:value-type="string">
            <text:p text:style-name="P12">Processes rules in numeric order when deciding whether to allow traffic</text:p>
          </table:table-cell>
        </table:table-row>
        <table:table-row table:style-name="TableLine94134102609568">
          <table:table-cell table:style-name="Table3.A6" office:value-type="string">
            <text:p text:style-name="P12">Applies to an instance only if <text:span text:style-name="T146">attached to instance at or after launch</text:span></text:p>
          </table:table-cell>
          <table:table-cell table:style-name="Table3.B6" office:value-type="string">
            <text:p text:style-name="P13">Automatically applies to all instances in the associated subnet</text:p>
          </table:table-cell>
        </table:table-row>
      </table:table>
      <text:p text:style-name="P89"/>
      <text:p text:style-name="P70">VPC Flow Logs</text:p>
      <text:list xml:id="list2129976611" text:style-name="L83">
        <text:list-item>
          <text:p text:style-name="P158">Capture information about IP traffic to interfaces</text:p>
          <text:list>
            <text:list-item>
              <text:p text:style-name="P158">VPC Flow Logs</text:p>
            </text:list-item>
            <text:list-item>
              <text:p text:style-name="P158">Subnet Flow Logs</text:p>
            </text:list-item>
            <text:list-item>
              <text:p text:style-name="P158">Elastic Network Interface (ENI) Flow Logs</text:p>
            </text:list-item>
          </text:list>
        </text:list-item>
        <text:list-item>
          <text:p text:style-name="P158">Used to monitor and troubleshoot connectivity issues:</text:p>
          <text:list>
            <text:list-item>
              <text:p text:style-name="P158">Subnets to internet</text:p>
            </text:list-item>
            <text:list-item>
              <text:p text:style-name="P158">Subnets to subnets</text:p>
            </text:list-item>
            <text:list-item>
              <text:p text:style-name="P158">Internet to subnets</text:p>
            </text:list-item>
            <text:list-item>
              <text:p text:style-name="P158">etc.</text:p>
            </text:list-item>
          </text:list>
        </text:list-item>
        <text:list-item>
          <text:p text:style-name="P158">Captures network information from AWS managed interfaces (Elastic Load Balancer, ElastiCache, RDS, Aurora, etc.</text:p>
        </text:list-item>
        <text:list-item>
          <text:p text:style-name="P158">VPC Flow Log data can be written to S3 or CloudWatch logs or both</text:p>
        </text:list-item>
      </text:list>
      <text:p text:style-name="P70">VPC Peering</text:p>
      <text:list xml:id="list392305514" text:style-name="L84">
        <text:list-item>
          <text:p text:style-name="P159"><text:soft-page-break/>Connect two VPCs privately using AWS’s network</text:p>
        </text:list-item>
        <text:list-item>
          <text:p text:style-name="P159">Make them behave as if they were in the same network</text:p>
        </text:list-item>
        <text:list-item>
          <text:p text:style-name="P159">VPCs must not have overlapping CIDR (IP address ranges)</text:p>
        </text:list-item>
        <text:list-item>
          <text:p text:style-name="P381"><text:span text:style-name="T1">Not transitive</text:span><text:span text:style-name="T48"> – must be established for each VPC that needs to communicate with another VPC</text:span></text:p>
        </text:list-item>
      </text:list>
      <text:p text:style-name="P71">VPC Endpoints</text:p>
      <text:list xml:id="list647711373" text:style-name="L85">
        <text:list-item>
          <text:p text:style-name="P407"><text:span text:style-name="T62">Endpoints allow connection between AWS </text:span><text:span text:style-name="T106">services</text:span><text:span text:style-name="T62"> using a </text:span><text:span text:style-name="T29">private</text:span><text:span text:style-name="T62"> network instead of a public www network</text:span></text:p>
        </text:list-item>
        <text:list-item>
          <text:p text:style-name="P160">Enhanced security and lower latency access to AWS services</text:p>
        </text:list-item>
        <text:list-item>
          <text:p text:style-name="P160">VPC Endpoint Gateway for S3 and DynamoDB</text:p>
        </text:list-item>
        <text:list-item>
          <text:p text:style-name="P160">VPC Endpoint Interface for all the rest</text:p>
        </text:list-item>
        <text:list-item>
          <text:p text:style-name="P160">Only used within your VPC</text:p>
        </text:list-item>
        <text:list-item>
          <text:p text:style-name="P382"><text:span text:style-name="T48">Use when you need resources within your VPC to have </text:span><text:span text:style-name="T1">private </text:span><text:span text:style-name="T48">access to other AWS services (like S3, RDS, Lambda, etc.)</text:span></text:p>
        </text:list-item>
      </text:list>
      <text:p text:style-name="P72">Site to Site VPN and Direct Connect</text:p>
      <text:list xml:id="list94974718" text:style-name="L86">
        <text:list-item>
          <text:p text:style-name="P161">Site to Site VPN</text:p>
          <text:list>
            <text:list-item>
              <text:p text:style-name="P161">Connect on-premises VPN to AWS</text:p>
            </text:list-item>
            <text:list-item>
              <text:p text:style-name="P161">Automatically encrypted</text:p>
            </text:list-item>
            <text:list-item>
              <text:p text:style-name="P161">Travels over public internet</text:p>
            </text:list-item>
          </text:list>
        </text:list-item>
        <text:list-item>
          <text:p text:style-name="P161">Direct Connect (DX)</text:p>
          <text:list>
            <text:list-item>
              <text:p text:style-name="P161">Establishes a physical connection between on-premises and AWS resources</text:p>
            </text:list-item>
            <text:list-item>
              <text:p text:style-name="P161">Private, fast, secure</text:p>
            </text:list-item>
            <text:list-item>
              <text:p text:style-name="P161">Travels over private network</text:p>
            </text:list-item>
            <text:list-item>
              <text:p text:style-name="P161">Minimum of one month to establish</text:p>
            </text:list-item>
          </text:list>
        </text:list-item>
        <text:list-item>
          <text:p text:style-name="P383"><text:span text:style-name="T48">Site to Site VPN and Direct Connect </text:span><text:span text:style-name="T1">cannot</text:span><text:span text:style-name="T48"> access VPC endpoints</text:span></text:p>
        </text:list-item>
      </text:list>
      <text:p text:style-name="P73">Typical 3 Tier Solution Architecture</text:p>
      <text:list xml:id="list1110484472" text:style-name="L87">
        <text:list-item>
          <text:p text:style-name="P162">Public Subnet</text:p>
          <text:list>
            <text:list-item>
              <text:p text:style-name="P162">Multi AZ, contains ELB</text:p>
            </text:list-item>
          </text:list>
        </text:list-item>
        <text:list-item>
          <text:p text:style-name="P162">Private Subnet (1)</text:p>
          <text:list>
            <text:list-item>
              <text:p text:style-name="P162">Autoscaling group with</text:p>
            </text:list-item>
            <text:list-item>
              <text:p text:style-name="P162">Compute instances in</text:p>
            </text:list-item>
            <text:list-item>
              <text:p text:style-name="P162">multiple availability zones</text:p>
            </text:list-item>
          </text:list>
        </text:list-item>
        <text:list-item>
          <text:p text:style-name="P371"><text:span text:style-name="T37">Private Subnet (2 – </text:span>Data Subnet<text:span text:style-name="T37">)</text:span></text:p>
          <text:list>
            <text:list-item>
              <text:p text:style-name="P162">RDS or DynamoDB to persist data</text:p>
            </text:list-item>
            <text:list-item>
              <text:p text:style-name="P162"><text:soft-page-break/>Elasticache or DynamoDB equivalent to cache session data and high usage data in memory</text:p>
            </text:list-item>
          </text:list>
        </text:list-item>
      </text:list>
      <text:p text:style-name="P41"><text:span text:style-name="T37">LAMP Stack on EC2</text:span><text:span text:style-name="T48"> (</text:span><text:span text:style-name="T1">HOT – Exam Tip</text:span><text:span text:style-name="T48">)</text:span></text:p>
      <text:list xml:id="list1302133283" text:style-name="L88">
        <text:list-item>
          <text:p text:style-name="P384"><text:span text:style-name="T37">L</text:span><text:span text:style-name="T48">inux (OS on EC2)</text:span></text:p>
        </text:list-item>
        <text:list-item>
          <text:p text:style-name="P384"><text:span text:style-name="T37">A</text:span><text:span text:style-name="T48">pache (Web server on Linux)</text:span></text:p>
        </text:list-item>
        <text:list-item>
          <text:p text:style-name="P384"><text:span text:style-name="T37">M</text:span><text:span text:style-name="T48">ySql (on EC2 or RDS)</text:span></text:p>
        </text:list-item>
        <text:list-item>
          <text:p text:style-name="P384"><text:span text:style-name="T37">P</text:span><text:span text:style-name="T48">HP (Application logic on EC2)</text:span></text:p>
        </text:list-item>
        <text:list-item>
          <text:p text:style-name="P163">Throw in Redis or Memcached (ElastiCache) to include caching</text:p>
        </text:list-item>
        <text:list-item>
          <text:p text:style-name="P163">Store local application data &amp; software on an EBS drive (attache to EC2 on root)</text:p>
        </text:list-item>
      </text:list>
      <text:h text:style-name="Heading_20_3" text:outline-level="3">Amazon S3</text:h>
      <text:p text:style-name="P37">content goes here</text:p>
      <text:h text:style-name="Heading_20_3" text:outline-level="3">Amazon CLI, SDK, IAM Roles, and Policies</text:h>
      <text:p text:style-name="P28">Amazon CLI STS Decode Errors</text:p>
      <text:list xml:id="list932598485" text:style-name="L89">
        <text:list-item>
          <text:p text:style-name="P293"><text:span text:style-name="T1">When getting an encoded error message on a failed API call on AWS CLI, use </text:span><text:span text:style-name="Source_20_Text"><text:span text:style-name="T1">decode-authorization-message --encoded-message &lt;encoded_message_value&gt;</text:span></text:span></text:p>
        </text:list-item>
        <text:list-item>
          <text:p text:style-name="P408"><text:span text:style-name="T16">You may need to ensure that your IAM role has a policy attached that </text:span><text:span text:style-name="Source_20_Text"><text:span text:style-name="T17">Allow</text:span></text:span><text:span text:style-name="T123">s</text:span><text:span text:style-name="T16"> </text:span><text:span text:style-name="Source_20_Text"><text:span text:style-name="T17">sts:DecodeAuthorizationMessage</text:span></text:span></text:p>
        </text:list-item>
      </text:list>
      <text:p text:style-name="P29">AWS EC2 Instance Metadata</text:p>
      <text:list xml:id="list355070049" text:style-name="L90">
        <text:list-item>
          <text:p text:style-name="P409"><text:span text:style-name="T18">Allows EC2 instances to </text:span><text:span text:style-name="T124">retrieve information</text:span><text:span text:style-name="T18"> about themselves without using an IAM Role</text:span></text:p>
        </text:list-item>
        <text:list-item>
          <text:p text:style-name="P409"><text:span text:style-name="T124">Use</text:span><text:span text:style-name="T18"> to </text:span><text:span text:style-name="Source_20_Text"><text:span text:style-name="T18">curl http://168.254.169.254/latest/meta-data/</text:span></text:span><text:span text:style-name="T18"> from the CLI running from the EC2 instance</text:span></text:p>
        </text:list-item>
        <text:list-item>
          <text:p text:style-name="P328">Only works from AWS CLI running in an EC2 instance</text:p>
        </text:list-item>
      </text:list>
      <text:p text:style-name="P30">MFA with CLI</text:p>
      <text:list xml:id="list3235153405" text:style-name="L91">
        <text:list-item>
          <text:p text:style-name="P329">To use MFA with the CLI you must create a temporary session</text:p>
        </text:list-item>
        <text:list-item>
          <text:p text:style-name="P294"><text:span text:style-name="T1">Run </text:span><text:span text:style-name="T10">STS GetSessionToken</text:span><text:span text:style-name="T1"> API call</text:span></text:p>
          <text:list>
            <text:list-item>
              <text:p text:style-name="P294"><text:span text:style-name="Source_20_Text"><text:span text:style-name="T1">aws sts get-session-token --serial-number &lt;arn-of-mfa-device&gt; --token-code &lt;code-from-token&gt; --duration-seconds 3600</text:span></text:span></text:p>
            </text:list-item>
          </text:list>
        </text:list-item>
      </text:list>
      <text:p text:style-name="P30">AWS SDK</text:p>
      <text:p text:style-name="P42">content goes here</text:p>
      <text:p text:style-name="P74">AWS Limits (Quotas)</text:p>
      <text:list xml:id="list2367396044" text:style-name="L92">
        <text:list-item>
          <text:p text:style-name="P164">API Rate Limits</text:p>
          <text:list>
            <text:list-item>
              <text:p text:style-name="P164">DescribeInstances API for EC2 has a limit of 100 calls per second</text:p>
            </text:list-item>
            <text:list-item>
              <text:p text:style-name="P385"><text:span text:style-name="T48">GetObjects API on S3 has a limit of 5500 </text:span><text:span text:style-name="Source_20_Text"><text:span text:style-name="T48">GET</text:span></text:span><text:span text:style-name="T48"> calls per second per prefix</text:span></text:p>
            </text:list-item>
            <text:list-item>
              <text:p text:style-name="P385"><text:span text:style-name="T48">In the event of intermittent errors: implement </text:span><text:span text:style-name="T1">Exponential Backoff</text:span></text:p>
            </text:list-item>
            <text:list-item>
              <text:p text:style-name="P164"><text:soft-page-break/>In the event of consistent errors: request an API throttling limit increase</text:p>
            </text:list-item>
          </text:list>
        </text:list-item>
        <text:list-item>
          <text:p text:style-name="P164">Service Quotas (Service Limits)</text:p>
          <text:list>
            <text:list-item>
              <text:p text:style-name="P164">Running on-demand standard instances: 1152 vCPU</text:p>
            </text:list-item>
            <text:list-item>
              <text:p text:style-name="P164">Request a service limit increase by opening a ticket with Amazon using the Service Quotas API</text:p>
            </text:list-item>
          </text:list>
        </text:list-item>
      </text:list>
      <text:p text:style-name="P74">Exponential Backoff (any AWS Service)</text:p>
      <text:list xml:id="list2415510539" text:style-name="L93">
        <text:list-item>
          <text:p text:style-name="P165">Implement…</text:p>
          <text:list>
            <text:list-item>
              <text:p text:style-name="P165">If you intermittently get a ThrottlingException</text:p>
            </text:list-item>
          </text:list>
        </text:list-item>
        <text:list-item>
          <text:p text:style-name="P410"><text:span text:style-name="T63">AWS SDK </text:span><text:span text:style-name="T107">includes</text:span><text:span text:style-name="T63"> a ‘Retry’ mechanism for API calls</text:span></text:p>
        </text:list-item>
        <text:list-item>
          <text:p text:style-name="P166">Implement Exponential Backoff in console in some specific cases or if you’re using the AWS API as-is</text:p>
          <text:list>
            <text:list-item>
              <text:p text:style-name="P411"><text:span text:style-name="T48">Can implement on </text:span><text:span text:style-name="Source_20_Text"><text:span text:style-name="T48">5xx</text:span></text:span><text:span text:style-name="T48"> errors</text:span></text:p>
            </text:list-item>
            <text:list-item>
              <text:p text:style-name="P411"><text:span text:style-name="T48">Cannot implement on </text:span><text:span text:style-name="Source_20_Text"><text:span text:style-name="T48">4xx</text:span></text:span><text:span text:style-name="T48"> errors</text:span></text:p>
            </text:list-item>
          </text:list>
        </text:list-item>
        <text:list-item>
          <text:p text:style-name="P167">In practice: call fails → retry in 1 sec → call fails again → retry in 2 sec → call fails again → retry in 4 sec → call fails again → retry in 8 sec → call fails again → retry in 16 sec → and so on…</text:p>
        </text:list-item>
      </text:list>
      <text:p text:style-name="P75">AWS CLI Credentials Provider Chain</text:p>
      <text:list xml:id="list458143677" text:style-name="L94">
        <text:list-item>
          <text:p text:style-name="P168">CLI looks for credentials in this order</text:p>
        </text:list-item>
      </text:list>
      <text:list xml:id="list1313558433" text:style-name="L95">
        <text:list-item>
          <text:list>
            <text:list-item>
              <text:p text:style-name="P295"><text:span text:style-name="T48">Command line options (</text:span><text:span text:style-name="Source_20_Text"><text:span text:style-name="T63">--region</text:span></text:span><text:span text:style-name="T48">, </text:span><text:span text:style-name="Source_20_Text"><text:span text:style-name="T63">--output</text:span></text:span><text:span text:style-name="T48">, </text:span><text:span text:style-name="Source_20_Text"><text:span text:style-name="T63">--profile</text:span></text:span><text:span text:style-name="T48">)</text:span></text:p>
            </text:list-item>
            <text:list-item>
              <text:p text:style-name="P295"><text:span text:style-name="T48">Environment variables (</text:span><text:span text:style-name="Source_20_Text"><text:span text:style-name="T63">AWS_ACCESS_KEY</text:span></text:span><text:span text:style-name="T48">, </text:span><text:span text:style-name="Source_20_Text"><text:span text:style-name="T63">AWS_SECRET_ACCESS_KEY</text:span></text:span><text:span text:style-name="T48">, </text:span><text:span text:style-name="Source_20_Text"><text:span text:style-name="T63">AWS_SESSION_TOKEN</text:span></text:span><text:span text:style-name="T48">)</text:span></text:p>
            </text:list-item>
            <text:list-item>
              <text:p text:style-name="P412"><text:span text:style-name="T64">CLI </text:span><text:span text:style-name="T108">c</text:span><text:span text:style-name="T64">redentials file (</text:span><text:span text:style-name="Source_20_Text"><text:span text:style-name="T63">aws configure</text:span></text:span><text:span text:style-name="T64"> </text:span><text:span text:style-name="Source_20_Text"><text:span text:style-name="T63">~/.aws/credentials</text:span></text:span><text:span text:style-name="T64">)</text:span></text:p>
            </text:list-item>
            <text:list-item>
              <text:p text:style-name="P169">CLI configuration file</text:p>
            </text:list-item>
            <text:list-item>
              <text:p text:style-name="P169">Container credentials (for ECS tasks)</text:p>
            </text:list-item>
            <text:list-item>
              <text:p text:style-name="P169">Instance profile credentials (EC2 Instance Profiles)</text:p>
            </text:list-item>
          </text:list>
        </text:list-item>
      </text:list>
      <text:list xml:id="list2314554423" text:style-name="L96">
        <text:list-item>
          <text:p text:style-name="P170">Credentials Best Practices</text:p>
          <text:list>
            <text:list-item>
              <text:p text:style-name="P170">Never (ever) store AWS credentials in code</text:p>
            </text:list-item>
            <text:list-item>
              <text:p text:style-name="P170">Always inherit credentials from credential chain</text:p>
            </text:list-item>
            <text:list-item>
              <text:p text:style-name="P170">Use IAM roles as much as possible</text:p>
            </text:list-item>
            <text:list-item>
              <text:p text:style-name="P170">Use environment variables or named profiles if working from outside of AWS</text:p>
            </text:list-item>
          </text:list>
        </text:list-item>
      </text:list>
      <text:p text:style-name="P76">Signing AWS API Requests</text:p>
      <text:list xml:id="list3340281434" text:style-name="L97">
        <text:list-item>
          <text:p text:style-name="P171">All requests with AWS API must be signed with your AWS credentials (access key, secret key) so AWS can identify you</text:p>
        </text:list-item>
        <text:list-item>
          <text:p text:style-name="P171">Requests coming from SDK or CLI are signed automatically</text:p>
        </text:list-item>
        <text:list-item>
          <text:p text:style-name="P280"><text:span text:style-name="T77">Sign requests using </text:span><text:span text:style-name="T48">SigV4</text:span><text:span text:style-name="T77">...</text:span></text:p>
          <text:list>
            <text:list-item>
              <text:p text:style-name="P280"><text:span text:style-name="T77">In the </text:span><text:span text:style-name="Source_20_Text"><text:span text:style-name="T73">HTTP</text:span></text:span><text:span text:style-name="T77"> request header – the console does this for you</text:span></text:p>
            </text:list-item>
            <text:list-item>
              <text:p text:style-name="P213"><text:soft-page-break/>With query parameters – S3 pre-signed urls make use of this</text:p>
            </text:list-item>
          </text:list>
        </text:list-item>
      </text:list>
      <text:h text:style-name="Heading_20_3" text:outline-level="3">Advanced S3 and Athena</text:h>
      <text:p text:style-name="P31">S3 MFA-Delete</text:p>
      <text:list xml:id="list2699414430" text:style-name="L98">
        <text:list-item>
          <text:p text:style-name="P330">MFA forces users to generate a code on a device (mobile phone with MFA app, specialized hardware like Yubi key, etc.) before doing important operations on S3</text:p>
        </text:list-item>
        <text:list-item>
          <text:p text:style-name="P330">Enable versioning on S3 bucket</text:p>
        </text:list-item>
        <text:list-item>
          <text:p text:style-name="P330">IAM users will need MFA for</text:p>
          <text:list>
            <text:list-item>
              <text:p text:style-name="P330">permanently deleting an object version</text:p>
            </text:list-item>
            <text:list-item>
              <text:p text:style-name="P330">suspend versioning on a bucket</text:p>
            </text:list-item>
          </text:list>
        </text:list-item>
        <text:list-item>
          <text:p text:style-name="P296"><text:span text:style-name="T1">IAM users will </text:span><text:span text:style-name="T27">not</text:span><text:span text:style-name="T48"> need MFA for</text:span></text:p>
          <text:list>
            <text:list-item>
              <text:p text:style-name="P172">enabling versioning</text:p>
            </text:list-item>
            <text:list-item>
              <text:p text:style-name="P172">listing deleted versions</text:p>
            </text:list-item>
          </text:list>
        </text:list-item>
        <text:list-item>
          <text:p text:style-name="P172">Only the root account can enable / disable MFA-Delete</text:p>
        </text:list-item>
        <text:list-item>
          <text:p text:style-name="P172">Can only be enabled / disabled via CLI</text:p>
        </text:list-item>
      </text:list>
      <text:p text:style-name="P225">S3 Default Encryption vs Bucket Policies</text:p>
      <text:list xml:id="list361625537" text:style-name="L99">
        <text:list-item>
          <text:p text:style-name="P297"><text:span text:style-name="T48">One way to force encryption is to use a bucket policy and refuse any API call to </text:span><text:span text:style-name="Source_20_Text"><text:span text:style-name="T48">PUT</text:span></text:span><text:span text:style-name="T48"> an S3 object without encryption headers</text:span></text:p>
        </text:list-item>
        <text:list-item>
          <text:p text:style-name="P297"><text:span text:style-name="T48">Or you could just use </text:span><text:span text:style-name="T27">default encryption</text:span><text:span text:style-name="T48"> option in S3</text:span></text:p>
          <text:list>
            <text:list-item>
              <text:p text:style-name="P297"><text:span text:style-name="T48">Note: Bucket policies are evaluated before </text:span><text:span text:style-name="T27">default encryption</text:span></text:p>
            </text:list-item>
          </text:list>
        </text:list-item>
        <text:list-item>
          <text:p text:style-name="P298"><text:span text:style-name="T48">With default encryption, every file uploaded will be encrypted with the default encryption key and strategy </text:span><text:span text:style-name="T30">unless you override the defaults at the time of upload</text:span></text:p>
        </text:list-item>
        <text:list-item>
          <text:p text:style-name="P214">You will not be able to upload unencrypted files</text:p>
        </text:list-item>
      </text:list>
      <text:p text:style-name="P248">S3 Access Logs</text:p>
      <text:list xml:id="list3349368202" text:style-name="L100">
        <text:list-item>
          <text:p text:style-name="P215">For auditing, you want to log all access to S3 buckets</text:p>
        </text:list-item>
        <text:list-item>
          <text:p text:style-name="P215">Any request made to an S3 bucket, whether authorized or denied, will be logged in another S3 bucket</text:p>
        </text:list-item>
        <text:list-item>
          <text:p text:style-name="P215">Log data can be analyzed using data analysis tools…</text:p>
        </text:list-item>
        <text:list-item>
          <text:p text:style-name="P215">Or with Amazon Athena</text:p>
        </text:list-item>
        <text:list-item>
          <text:p text:style-name="P299"><text:span text:style-name="T88">Warning</text:span><text:span text:style-name="T77">:</text:span></text:p>
          <text:list>
            <text:list-item>
              <text:p text:style-name="P413"><text:span text:style-name="T86">Never, ever, (ever) set </text:span><text:span text:style-name="T114">a bucket to self log (collect and log usage data on itself)</text:span></text:p>
              <text:list>
                <text:list-item>
                  <text:p text:style-name="P216">This creates a logging loop and grow your bucket exponentially ($$$)</text:p>
                </text:list-item>
              </text:list>
            </text:list-item>
          </text:list>
        </text:list-item>
      </text:list>
      <text:p text:style-name="P249">S3 Replication (CRR &amp; SRR)</text:p>
      <text:list xml:id="list1390509810" text:style-name="L101">
        <text:list-item>
          <text:p text:style-name="P217">Enable versioning in source and destination buckets</text:p>
        </text:list-item>
        <text:list-item>
          <text:p text:style-name="P217"><text:soft-page-break/>Cross Region Replication (CRR)</text:p>
        </text:list-item>
        <text:list-item>
          <text:p text:style-name="P217">Same Region Replication (SRR)</text:p>
        </text:list-item>
        <text:list-item>
          <text:p text:style-name="P217">Buckets can be in different accounts</text:p>
        </text:list-item>
        <text:list-item>
          <text:p text:style-name="P217">Copying in asynchronous</text:p>
        </text:list-item>
        <text:list-item>
          <text:p text:style-name="P217">Must give proper IAM permissions to S3</text:p>
        </text:list-item>
        <text:list-item>
          <text:p text:style-name="P217">Use cases:</text:p>
          <text:list>
            <text:list-item>
              <text:p text:style-name="P217">CRR – compliance, lower latency access, replication across accounts</text:p>
            </text:list-item>
            <text:list-item>
              <text:p text:style-name="P217">SRR – log aggregation, live replication between prod and dev environments</text:p>
            </text:list-item>
          </text:list>
        </text:list-item>
        <text:list-item>
          <text:p text:style-name="P386"><text:span text:style-name="T1">NOT</text:span><text:span text:style-name="T77"> retroactive – only new objects will be replicated after replication enabled</text:span></text:p>
        </text:list-item>
        <text:list-item>
          <text:p text:style-name="P414"><text:span text:style-name="Source_20_Text"><text:span text:style-name="T75">DELETE</text:span></text:span><text:span text:style-name="T115"> operations</text:span><text:span text:style-name="T87">:</text:span></text:p>
          <text:list>
            <text:list-item>
              <text:p text:style-name="P414"><text:span text:style-name="T115">R</text:span><text:span text:style-name="T87">eplicate delete markers for </text:span><text:span text:style-name="Source_20_Text"><text:span text:style-name="T75">DELETE</text:span></text:span><text:span text:style-name="T87"> operations (optional)</text:span></text:p>
            </text:list-item>
            <text:list-item>
              <text:p text:style-name="P217">Deletions with a version ID are not replicated (to avoid malicious deletes)</text:p>
            </text:list-item>
          </text:list>
        </text:list-item>
        <text:list-item>
          <text:p text:style-name="P217">No replication “chaining”</text:p>
          <text:list>
            <text:list-item>
              <text:p text:style-name="P415"><text:span text:style-name="Source_20_Text"><text:span text:style-name="T73">Bucket1</text:span></text:span><text:span text:style-name="T77"> → </text:span><text:span text:style-name="Source_20_Text"><text:span text:style-name="T73">Bucket2</text:span></text:span><text:span text:style-name="T77">: uploads to </text:span><text:span text:style-name="Source_20_Text"><text:span text:style-name="T73">Bucket1</text:span></text:span><text:span text:style-name="T77"> will replicate in </text:span><text:span text:style-name="Source_20_Text"><text:span text:style-name="T73">Bucket3</text:span></text:span></text:p>
            </text:list-item>
            <text:list-item>
              <text:p text:style-name="P415"><text:span text:style-name="Source_20_Text"><text:span text:style-name="T73">Bucket2</text:span></text:span> → <text:span text:style-name="Source_20_Text"><text:span text:style-name="T73">Bucket3</text:span></text:span>: uploads to <text:span text:style-name="Source_20_Text"><text:span text:style-name="T73">Bucket2</text:span></text:span> will replicate in <text:span text:style-name="Source_20_Text"><text:span text:style-name="T73">Bucket3</text:span></text:span></text:p>
            </text:list-item>
            <text:list-item>
              <text:p text:style-name="P415">Uploads to <text:span text:style-name="Source_20_Text"><text:span text:style-name="T73">Bucket1</text:span></text:span> will <text:span text:style-name="T26">not</text:span><text:span text:style-name="T37"> </text:span><text:span text:style-name="T46">replicate in </text:span><text:span text:style-name="Source_20_Text"><text:span text:style-name="T46">Bucket3</text:span></text:span></text:p>
            </text:list-item>
          </text:list>
        </text:list-item>
      </text:list>
      <text:p text:style-name="P32"><text:span text:style-name="T46">S</text:span><text:span text:style-name="T37">3 Pre-Signed URLs</text:span></text:p>
      <text:list xml:id="list37664574" text:style-name="L102">
        <text:list-item>
          <text:p text:style-name="P173">Can generate pre-signed URLs using SDK or CLI</text:p>
          <text:list>
            <text:list-item>
              <text:p text:style-name="P300"><text:span text:style-name="T48">For downloads, use CLI (easy), </text:span><text:span text:style-name="T66">or Console (very easy)</text:span></text:p>
            </text:list-item>
            <text:list-item>
              <text:p text:style-name="P173">For uploads, used SDK (difficult)</text:p>
            </text:list-item>
          </text:list>
        </text:list-item>
        <text:list-item>
          <text:p text:style-name="P300"><text:span text:style-name="T48">Valid life of </text:span><text:span text:style-name="Source_20_Text"><text:span text:style-name="T48">3600</text:span></text:span><text:span text:style-name="T48"> seconds (1 hour) by default. Change by setting </text:span><text:span text:style-name="Source_20_Text"><text:span text:style-name="T48">--expires-in &lt;time-in-seconds&gt;</text:span></text:span></text:p>
        </text:list-item>
        <text:list-item>
          <text:p text:style-name="P300"><text:span text:style-name="T48">Users given pre-signed URL will inherit permissions of the person who generated URL (</text:span><text:span text:style-name="Source_20_Text"><text:span text:style-name="T48">GET</text:span></text:span><text:span text:style-name="T48"> and </text:span><text:span text:style-name="Source_20_Text"><text:span text:style-name="T48">PUT</text:span></text:span><text:span text:style-name="T48">)</text:span></text:p>
        </text:list-item>
        <text:list-item>
          <text:p text:style-name="P173">Use case:</text:p>
          <text:list>
            <text:list-item>
              <text:p text:style-name="P173">Allow only logged-in users to download a premium video stored in S3</text:p>
            </text:list-item>
            <text:list-item>
              <text:p text:style-name="P416"><text:span text:style-name="T65">Generate </text:span><text:span text:style-name="T109">URL</text:span><text:span text:style-name="T65">s for protected content dynamically</text:span></text:p>
            </text:list-item>
            <text:list-item>
              <text:p text:style-name="P417"><text:span text:style-name="T48">Temporarily allow a user to upload a file to S3 using a pre-signed URL (</text:span><text:span text:style-name="Source_20_Text"><text:span text:style-name="T48">PUT</text:span></text:span><text:span text:style-name="T48">)</text:span></text:p>
            </text:list-item>
          </text:list>
        </text:list-item>
      </text:list>
      <text:p text:style-name="P226">S3 Storage Classes</text:p>
      <text:list xml:id="list566731666" text:style-name="L103">
        <text:list-item>
          <text:p text:style-name="P174">Durability</text:p>
          <text:list>
            <text:list-item>
              <text:p text:style-name="P174">High durability (99.99999999999% [11 9’s]) of objects across multiple AZs</text:p>
            </text:list-item>
            <text:list-item>
              <text:p text:style-name="P174">If you store 10,000,000 objects, you can expect to lose one object once on average every 10,000 years</text:p>
            </text:list-item>
            <text:list-item>
              <text:p text:style-name="P174"><text:soft-page-break/>Same for all S3 storage classes</text:p>
            </text:list-item>
          </text:list>
        </text:list-item>
        <text:list-item>
          <text:p text:style-name="P174">Availability</text:p>
          <text:list>
            <text:list-item>
              <text:p text:style-name="P174">Variable depending on the storage class</text:p>
            </text:list-item>
            <text:list-item>
              <text:p text:style-name="P174">Example: S3 Standard has 99.99% availability – you can expect 53 minutes of downtime per year on average</text:p>
            </text:list-item>
          </text:list>
        </text:list-item>
      </text:list>
      <text:p text:style-name="P227">The Options</text:p>
      <text:list xml:id="list62701552377725" text:continue-numbering="true" text:style-name="L103">
        <text:list-item>
          <text:p text:style-name="P174">S3 Standard</text:p>
          <text:list>
            <text:list-item>
              <text:p text:style-name="P175">99.99% availability</text:p>
            </text:list-item>
            <text:list-item>
              <text:p text:style-name="P175">Use for frequent access</text:p>
            </text:list-item>
            <text:list-item>
              <text:p text:style-name="P175">Low latency, high throughput</text:p>
            </text:list-item>
            <text:list-item>
              <text:p text:style-name="P175">Can sustain two concurrent facility failures</text:p>
            </text:list-item>
            <text:list-item>
              <text:p text:style-name="P175">Use cases:</text:p>
              <text:list>
                <text:list-item>
                  <text:p text:style-name="P175">Big Data analytics</text:p>
                </text:list-item>
                <text:list-item>
                  <text:p text:style-name="P175">Mobile &amp; gaming apps</text:p>
                </text:list-item>
                <text:list-item>
                  <text:p text:style-name="P175">Content distribution</text:p>
                </text:list-item>
              </text:list>
            </text:list-item>
          </text:list>
        </text:list-item>
        <text:list-item>
          <text:p text:style-name="P174">S3 Standard – Infrequent Access</text:p>
          <text:list>
            <text:list-item>
              <text:p text:style-name="P175">99.9% availability</text:p>
            </text:list-item>
            <text:list-item>
              <text:p text:style-name="P175">Use for quick but infrequent access</text:p>
            </text:list-item>
            <text:list-item>
              <text:p text:style-name="P175">Lower cost than Standard</text:p>
            </text:list-item>
            <text:list-item>
              <text:p text:style-name="P175">Use cases:</text:p>
              <text:list>
                <text:list-item>
                  <text:p text:style-name="P175">Disaster recovery</text:p>
                </text:list-item>
                <text:list-item>
                  <text:p text:style-name="P175">Backups</text:p>
                </text:list-item>
              </text:list>
            </text:list-item>
          </text:list>
        </text:list-item>
        <text:list-item>
          <text:p text:style-name="P174">S3 One Zone – Infrequent Access</text:p>
          <text:list>
            <text:list-item>
              <text:p text:style-name="P175">High durability within a single AZ</text:p>
            </text:list-item>
            <text:list-item>
              <text:p text:style-name="P175">99.5% availability</text:p>
            </text:list-item>
            <text:list-item>
              <text:p text:style-name="P175">Use cases:</text:p>
              <text:list>
                <text:list-item>
                  <text:p text:style-name="P175">Secondary backups of on premises data</text:p>
                </text:list-item>
                <text:list-item>
                  <text:p text:style-name="P175">Backups of data that could be easily recreated</text:p>
                </text:list-item>
              </text:list>
            </text:list-item>
          </text:list>
          <text:p text:style-name="P301"><text:span text:style-name="T37">Glacier</text:span><text:span text:style-name="T48"> – low cost for archival / backup, pay for storage plus retrieval cost</text:span></text:p>
        </text:list-item>
        <text:list-item>
          <text:p text:style-name="P174">S3 Glacier Instant Retrieval</text:p>
          <text:list>
            <text:list-item>
              <text:p text:style-name="P175">Retrieval available in milliseconds</text:p>
            </text:list-item>
            <text:list-item>
              <text:p text:style-name="P175">Minimum storage duration: 90 days</text:p>
            </text:list-item>
          </text:list>
        </text:list-item>
        <text:list-item>
          <text:p text:style-name="P174"><text:soft-page-break/>S3 Glacier Flexible Retrieval</text:p>
          <text:list>
            <text:list-item>
              <text:p text:style-name="P175">Expedited retrieval – 1-5 minutes</text:p>
            </text:list-item>
            <text:list-item>
              <text:p text:style-name="P175">Standard retrieval – 3-5 hours</text:p>
            </text:list-item>
            <text:list-item>
              <text:p text:style-name="P175">Bulk retrieval – 5-12 hours (free retrieval)</text:p>
            </text:list-item>
            <text:list-item>
              <text:p text:style-name="P175">Minimum storage duration: 90 days</text:p>
            </text:list-item>
          </text:list>
        </text:list-item>
        <text:list-item>
          <text:p text:style-name="P174">S3 Glacier Deep Archive</text:p>
          <text:list>
            <text:list-item>
              <text:p text:style-name="P175">Standard retrieval – 12 hours</text:p>
            </text:list-item>
            <text:list-item>
              <text:p text:style-name="P175">Bulk retrieval – 48 hours</text:p>
            </text:list-item>
            <text:list-item>
              <text:p text:style-name="P175">Minimum storage duration: 180 days</text:p>
            </text:list-item>
          </text:list>
        </text:list-item>
        <text:list-item>
          <text:p text:style-name="P174">S3 Intelligent Tiering</text:p>
          <text:list>
            <text:list-item>
              <text:p text:style-name="P175">Move objects between tiers based on usage patterns</text:p>
            </text:list-item>
            <text:list-item>
              <text:p text:style-name="P175">Monthly monitoring and tiering fees</text:p>
            </text:list-item>
            <text:list-item>
              <text:p text:style-name="P175">No retrieval charges</text:p>
            </text:list-item>
            <text:list-item>
              <text:p text:style-name="P435">Tiers</text:p>
              <text:list>
                <text:list-item>
                  <text:p text:style-name="P440">Frequent Access – default tier, automatic</text:p>
                </text:list-item>
                <text:list-item>
                  <text:p text:style-name="P440">Infrequent Access – for objects not accessed within 30 days, automatic</text:p>
                </text:list-item>
                <text:list-item>
                  <text:p text:style-name="P440">Archive Instant Access – for objects not accessed within 90 days, automatic</text:p>
                </text:list-item>
                <text:list-item>
                  <text:p text:style-name="P440">Archive Access – configurable for between 90-700+ days, optional</text:p>
                </text:list-item>
                <text:list-item>
                  <text:p text:style-name="P440">Deep Archive Access – configurable for between 180-700+ days, optional</text:p>
                </text:list-item>
              </text:list>
            </text:list-item>
          </text:list>
        </text:list-item>
        <text:list-item>
          <text:p text:style-name="P418"><text:span text:style-name="T68">Ability to move between classes manually or via </text:span><text:span text:style-name="T110">S</text:span><text:span text:style-name="T68">3 Lifecycle Configurations</text:span></text:p>
        </text:list-item>
      </text:list>
      <text:p text:style-name="P33"><text:span text:style-name="T47">S</text:span><text:span text:style-name="T37">3 Lifecycle Rules</text:span></text:p>
      <text:list xml:id="list90655981" text:style-name="L104">
        <text:list-item>
          <text:p text:style-name="P419"><text:span text:style-name="T67">Transition actions: </text:span><text:span text:style-name="T110">configure</text:span><text:span text:style-name="T67"> objects </text:span><text:span text:style-name="T110">to be</text:span><text:span text:style-name="T67"> transitioned from one storage class to another</text:span></text:p>
          <text:list>
            <text:list-item>
              <text:p text:style-name="P176">Move objects to Standard IA 60 days after creation</text:p>
            </text:list-item>
            <text:list-item>
              <text:p text:style-name="P176">Move to Glacier for archiving after 6 months</text:p>
            </text:list-item>
          </text:list>
        </text:list-item>
        <text:list-item>
          <text:p text:style-name="P176">Expiration actions: configure objects to expire (delete) after a specified time</text:p>
          <text:list>
            <text:list-item>
              <text:p text:style-name="P176">Access log files can be set to delete after age reaches 365 days</text:p>
            </text:list-item>
            <text:list-item>
              <text:p text:style-name="P177">Can be used to delete old versions of files (versioning enabled)</text:p>
            </text:list-item>
            <text:list-item>
              <text:p text:style-name="P177">Can be used to delete incomplete multi-part uploads</text:p>
            </text:list-item>
          </text:list>
        </text:list-item>
        <text:list-item>
          <text:p text:style-name="P177">Rules can be applied conditionally</text:p>
          <text:list>
            <text:list-item>
              <text:p text:style-name="P302"><text:span text:style-name="T48">by prefix (ex – </text:span><text:span text:style-name="Source_20_Text"><text:span text:style-name="T48">s3://bucket-name/mp3/*</text:span></text:span><text:span text:style-name="T48">)</text:span></text:p>
            </text:list-item>
            <text:list-item>
              <text:p text:style-name="P425"><text:span text:style-name="T68">b</text:span><text:span text:style-name="T48">y tag (ex – </text:span><text:span text:style-name="Source_20_Text"><text:span text:style-name="T48">"Department" : "Finance"</text:span></text:span><text:span text:style-name="T48">)</text:span></text:p>
            </text:list-item>
          </text:list>
        </text:list-item>
      </text:list>
      <text:p text:style-name="P436">S3 Baseline Performance</text:p>
      <text:list xml:id="list2425184455" text:style-name="L105">
        <text:list-item>
          <text:p text:style-name="P426"><text:soft-page-break/><text:span text:style-name="T48">S3 automatically scales to high request rates, latency </text:span><text:span text:style-name="Source_20_Text"><text:span text:style-name="T69">100ms</text:span></text:span><text:span text:style-name="T48"> - </text:span><text:span text:style-name="Source_20_Text"><text:span text:style-name="T48">200ms</text:span></text:span></text:p>
        </text:list-item>
        <text:list-item>
          <text:p text:style-name="P426"><text:span text:style-name="T48">Your application can achieve at least </text:span><text:span text:style-name="Source_20_Text"><text:span text:style-name="T48">3500</text:span></text:span><text:span text:style-name="T48"> </text:span><text:span text:style-name="Source_20_Text"><text:span text:style-name="T48">PUT</text:span></text:span><text:span text:style-name="T48">/</text:span><text:span text:style-name="Source_20_Text"><text:span text:style-name="T48">COPY</text:span></text:span><text:span text:style-name="T48">/</text:span><text:span text:style-name="Source_20_Text"><text:span text:style-name="T48">POST</text:span></text:span><text:span text:style-name="T48">/</text:span><text:span text:style-name="Source_20_Text"><text:span text:style-name="T48">DELETE</text:span></text:span><text:span text:style-name="T48"> and </text:span><text:span text:style-name="Source_20_Text"><text:span text:style-name="T48">5500</text:span></text:span><text:span text:style-name="T48"> </text:span><text:span text:style-name="Source_20_Text"><text:span text:style-name="T48">GET</text:span></text:span><text:span text:style-name="T48">/</text:span><text:span text:style-name="Source_20_Text"><text:span text:style-name="T48">HEAD</text:span></text:span><text:span text:style-name="T48"> requests per second per prefix in a bucket</text:span></text:p>
        </text:list-item>
      </text:list>
      <text:p text:style-name="P437">S3 KMS Limitation</text:p>
      <text:list xml:id="list3927499175" text:style-name="L106">
        <text:list-item>
          <text:p text:style-name="P441">If you use SSE-KMS, you may be impacted by the KMS limits</text:p>
        </text:list-item>
        <text:list-item>
          <text:p text:style-name="P448"><text:span text:style-name="T37">When you upload, it calls the </text:span><text:span text:style-name="Source_20_Text"><text:span text:style-name="T37">GenerateDataKey</text:span></text:span><text:span text:style-name="T37"> KMS API</text:span></text:p>
        </text:list-item>
        <text:list-item>
          <text:p text:style-name="P448"><text:span text:style-name="T37">When you download, it calls the </text:span><text:span text:style-name="Source_20_Text"><text:span text:style-name="T37">Decrypt</text:span></text:span><text:span text:style-name="T37"> KMS API</text:span></text:p>
        </text:list-item>
        <text:list-item>
          <text:p text:style-name="P448"><text:span text:style-name="Source_20_Text"><text:span text:style-name="T37">GenerateDataKey</text:span></text:span><text:span text:style-name="T37"> and </text:span><text:span text:style-name="Source_20_Text"><text:span text:style-name="T37">Decrypt</text:span></text:span><text:span text:style-name="T37"> both count toward the KMS per-second quota limitation</text:span></text:p>
        </text:list-item>
        <text:list-item>
          <text:p text:style-name="P448"><text:span text:style-name="T37">Limitation is </text:span><text:span text:style-name="Source_20_Text"><text:span text:style-name="T37">5500</text:span></text:span><text:span text:style-name="T37">, </text:span><text:span text:style-name="Source_20_Text"><text:span text:style-name="T37">10000</text:span></text:span><text:span text:style-name="T37">, or </text:span><text:span text:style-name="Source_20_Text"><text:span text:style-name="T37">30000</text:span></text:span><text:span text:style-name="T37"> requests per second depending on region</text:span></text:p>
        </text:list-item>
        <text:list-item>
          <text:p text:style-name="P441">You can request a quota increase using the Service Quotas Console</text:p>
        </text:list-item>
      </text:list>
      <text:p text:style-name="P437">Optimizing S3 Performance</text:p>
      <text:list xml:id="list139576545" text:style-name="L107">
        <text:list-item>
          <text:p text:style-name="P442">Multi-Part Upload</text:p>
          <text:list>
            <text:list-item>
              <text:p text:style-name="P427"><text:span text:style-name="T48">Recommended for files </text:span><text:span text:style-name="Source_20_Text"><text:span text:style-name="T48">&gt; 100MB</text:span></text:span><text:span text:style-name="T48">, mandatory for files </text:span><text:span text:style-name="Source_20_Text"><text:span text:style-name="T48">&gt; 5GB</text:span></text:span></text:p>
            </text:list-item>
            <text:list-item>
              <text:p text:style-name="P443">Parallelizes uploads to expedite transfers</text:p>
            </text:list-item>
          </text:list>
        </text:list-item>
        <text:list-item>
          <text:p text:style-name="P443">S3 Transfer Acceleration</text:p>
          <text:list>
            <text:list-item>
              <text:p text:style-name="P443">Increase transfer speed by transferring file to an AWS edge location, which will forward data to the S3 bucket in the target region</text:p>
            </text:list-item>
            <text:list-item>
              <text:p text:style-name="P443">Compatible with Multi-Part Upload</text:p>
            </text:list-item>
          </text:list>
        </text:list-item>
        <text:list-item>
          <text:p text:style-name="P443">Byte-Range Fetches</text:p>
          <text:list>
            <text:list-item>
              <text:p text:style-name="P449"><text:span text:style-name="T37">Parallelize </text:span><text:span text:style-name="Source_20_Text"><text:span text:style-name="T37">GET</text:span></text:span><text:span text:style-name="T37">s by requesting specific byte ranges</text:span></text:p>
            </text:list-item>
            <text:list-item>
              <text:p text:style-name="P443">Better resilience in case of failures</text:p>
            </text:list-item>
            <text:list-item>
              <text:p text:style-name="P449"><text:span text:style-name="T37">Also used to retrieve only partial files (example – the </text:span><text:span text:style-name="Source_20_Text"><text:span text:style-name="T37">HEAD</text:span></text:span><text:span text:style-name="T37"> of a file if you know the size)</text:span></text:p>
            </text:list-item>
          </text:list>
        </text:list-item>
      </text:list>
      <text:p text:style-name="P105"><text:span text:style-name="T91">S3 </text:span><text:span text:style-name="Source_20_Text"><text:span text:style-name="T90">SELECT</text:span></text:span><text:span text:style-name="T91"> and Glacier </text:span><text:span text:style-name="Source_20_Text"><text:span text:style-name="T90">SELECT</text:span></text:span></text:p>
      <text:list xml:id="list1469450435" text:style-name="L108">
        <text:list-item>
          <text:p text:style-name="P444">Retrieve less data using SQL by performing server-side filtering</text:p>
        </text:list-item>
        <text:list-item>
          <text:p text:style-name="P444">Can filter by rows &amp; columns (using simple SQL statements)</text:p>
        </text:list-item>
        <text:list-item>
          <text:p text:style-name="P444">Less network transfer, less CPU, lower client-side cost</text:p>
        </text:list-item>
        <text:list-item>
          <text:p text:style-name="P444">Up to 400% faster and 80% cheaper</text:p>
        </text:list-item>
      </text:list>
      <text:p text:style-name="P438">S3 Event Notifications</text:p>
      <text:list xml:id="list3904334622" text:style-name="L109">
        <text:list-item>
          <text:p text:style-name="P428"><text:span text:style-name="Source_20_Text"><text:span text:style-name="T70">S3:ObjectCreated</text:span></text:span><text:span text:style-name="T48">, </text:span><text:span text:style-name="Source_20_Text"><text:span text:style-name="T70">S3:ObjectRemoved</text:span></text:span><text:span text:style-name="T48">, </text:span><text:span text:style-name="Source_20_Text"><text:span text:style-name="T70">S3:ObjectRestore</text:span></text:span><text:span text:style-name="T48">, </text:span><text:span text:style-name="Source_20_Text"><text:span text:style-name="T70">S3:Replicatio</text:span></text:span><text:span text:style-name="Source_20_Text"><text:span text:style-name="T48">n</text:span></text:span></text:p>
        </text:list-item>
        <text:list-item>
          <text:p text:style-name="P429"><text:span text:style-name="T48">Possible to filter by object name (</text:span><text:span text:style-name="Source_20_Text"><text:span text:style-name="T70">*.jpg</text:span></text:span><text:span text:style-name="T48">, for example)</text:span></text:p>
        </text:list-item>
        <text:list-item>
          <text:p text:style-name="P445">Use cases</text:p>
          <text:list>
            <text:list-item>
              <text:p text:style-name="P445">Generate thumbnails of uploaded images</text:p>
            </text:list-item>
          </text:list>
        </text:list-item>
        <text:list-item>
          <text:p text:style-name="P445"><text:soft-page-break/>Send notifications (SNS, SQS) or dispatch a custom action (Lambda function) in response to S3 events</text:p>
        </text:list-item>
        <text:list-item>
          <text:p text:style-name="P445">No limit to the number of S3 events</text:p>
        </text:list-item>
        <text:list-item>
          <text:p text:style-name="P445">Event notifications typically deliver in seconds, but can take a minute or longer</text:p>
        </text:list-item>
        <text:list-item>
          <text:p text:style-name="P445">Enable versioning to ensure that two writes made to a single (non-versioned) object at the same time don’t result in a single event (if no missed events is a constraint)</text:p>
        </text:list-item>
      </text:list>
      <text:p text:style-name="P439">Amazon Athena</text:p>
      <text:list xml:id="list80145891" text:style-name="L110">
        <text:list-item>
          <text:p text:style-name="P446">Serverless query service to perform analytics against S3 objects</text:p>
        </text:list-item>
        <text:list-item>
          <text:p text:style-name="P446">Uses standard SQL to query files</text:p>
        </text:list-item>
        <text:list-item>
          <text:p text:style-name="P446">Supports CSV, JSON, ORC, Avro, and Parquet</text:p>
        </text:list-item>
        <text:list-item>
          <text:p text:style-name="P446">$5.00 per TB of data scanned</text:p>
        </text:list-item>
        <text:list-item>
          <text:p text:style-name="P446">Use compressed or columner data for cost savings (less scan)</text:p>
        </text:list-item>
        <text:list-item>
          <text:p text:style-name="P446">Use cases</text:p>
          <text:list>
            <text:list-item>
              <text:p text:style-name="P446">Business intelligence / analytics / reporting</text:p>
            </text:list-item>
            <text:list-item>
              <text:p text:style-name="P446">Analyze and query VPC flow logs, ELB logs, Cloudtrail logs</text:p>
            </text:list-item>
          </text:list>
        </text:list-item>
        <text:list-item>
          <text:p text:style-name="P430"><text:span text:style-name="T37">Exam tip</text:span><text:span text:style-name="T48">: analyze data in S3 using serverless SQL → Athena</text:span></text:p>
        </text:list-item>
      </text:list>
      <text:h text:style-name="Heading_20_3" text:outline-level="3">AWS CloudFront</text:h>
      <text:list xml:id="list944726794" text:style-name="L111">
        <text:list-item>
          <text:p text:style-name="P421">CloudFront is a Content Delivery Network (CDN)</text:p>
        </text:list-item>
        <text:list-item>
          <text:p text:style-name="P421">Improves read performance because content is cached at the edge (closer to the requester of the content)</text:p>
        </text:list-item>
        <text:list-item>
          <text:p text:style-name="P421">Provides</text:p>
          <text:list>
            <text:list-item>
              <text:p text:style-name="P420"><text:span text:style-name="T147">D</text:span><text:span text:style-name="T126">D</text:span><text:span text:style-name="T147">oS protection</text:span></text:p>
            </text:list-item>
            <text:list-item>
              <text:p text:style-name="P421">Integration with Shield</text:p>
            </text:list-item>
            <text:list-item>
              <text:p text:style-name="P421">AWS Web Application Firewall (WAF)</text:p>
            </text:list-item>
          </text:list>
        </text:list-item>
        <text:list-item>
          <text:p text:style-name="P421">Can expose external <text:span text:style-name="Source_20_Text">HTTPS</text:span> and can talk to internal <text:span text:style-name="Source_20_Text">HTTPS</text:span> backends</text:p>
        </text:list-item>
      </text:list>
      <text:p text:style-name="P34">CloudFront Origins</text:p>
      <text:list xml:id="list4005153851" text:style-name="L112">
        <text:list-item>
          <text:p text:style-name="P331">S3 Buckets</text:p>
          <text:list>
            <text:list-item>
              <text:p text:style-name="P331">For distributing files and caching them at the edge</text:p>
            </text:list-item>
            <text:list-item>
              <text:p text:style-name="P331">Enhanced security with CloudFront Origin Access Identity (OAI)</text:p>
            </text:list-item>
            <text:list-item>
              <text:p text:style-name="P331">Use CloudFront as an ingress (to upload files to S3)</text:p>
            </text:list-item>
          </text:list>
        </text:list-item>
        <text:list-item>
          <text:p text:style-name="P303"><text:span text:style-name="T1">Custom Origin (</text:span><text:span text:style-name="Source_20_Text"><text:span text:style-name="T1">HTTP</text:span></text:span><text:span text:style-name="T1">)</text:span></text:p>
          <text:list>
            <text:list-item>
              <text:p text:style-name="P331">Application Load Balancer</text:p>
            </text:list-item>
            <text:list-item>
              <text:p text:style-name="P331">EC2 instance</text:p>
            </text:list-item>
            <text:list-item>
              <text:p text:style-name="P331"><text:soft-page-break/>S3 website (S3 enabled to serve a static website)</text:p>
            </text:list-item>
            <text:list-item>
              <text:p text:style-name="P303"><text:span text:style-name="T1">Any </text:span><text:span text:style-name="Source_20_Text"><text:span text:style-name="T1">HTTP</text:span></text:span><text:span text:style-name="T1"> backend you provide</text:span></text:p>
            </text:list-item>
          </text:list>
        </text:list-item>
      </text:list>
      <text:p text:style-name="P34">CloudFront Geo Restriction</text:p>
      <text:list xml:id="list4222057125" text:style-name="L113">
        <text:list-item>
          <text:p text:style-name="P332">Restrict who can access your distribution</text:p>
          <text:list>
            <text:list-item>
              <text:p text:style-name="P422"><text:span text:style-name="T19">Allowlist: Allow users to access your content only if they’re in one of the countries </text:span><text:span text:style-name="T125">in</text:span><text:span text:style-name="T19"> your list of approved countries</text:span></text:p>
            </text:list-item>
            <text:list-item>
              <text:p text:style-name="P332">Blocklist: Prevent users from accessing your content only if they’re in one of the countries in your list of blocked countries</text:p>
            </text:list-item>
          </text:list>
        </text:list-item>
        <text:list-item>
          <text:p text:style-name="P332">Country is determined using a third-party Geo-IP database</text:p>
        </text:list-item>
        <text:list-item>
          <text:p text:style-name="P332">Use case: Copyright laws that prevent users in certain countries from legally receiving content</text:p>
        </text:list-item>
      </text:list>
      <text:p text:style-name="P35">CloudFront Caching</text:p>
      <text:list xml:id="list2171779960" text:style-name="L114">
        <text:list-item>
          <text:p text:style-name="P333">Cache based on</text:p>
          <text:list>
            <text:list-item>
              <text:p text:style-name="P333">Headers</text:p>
            </text:list-item>
            <text:list-item>
              <text:p text:style-name="P333">Session cookies</text:p>
            </text:list-item>
            <text:list-item>
              <text:p text:style-name="P333">Query string parameters</text:p>
            </text:list-item>
          </text:list>
        </text:list-item>
        <text:list-item>
          <text:p text:style-name="P334">Cache will live at each CloudFront Edge Location</text:p>
        </text:list-item>
        <text:list-item>
          <text:p text:style-name="P334">Maximize cache hit rate to minimize requests on origin</text:p>
          <text:list>
            <text:list-item>
              <text:p text:style-name="P431"><text:span text:style-name="T1">Control TTL (0 seconds to 1 year), set by origin using </text:span><text:span text:style-name="Source_20_Text"><text:span text:style-name="T1">CacheControl</text:span></text:span><text:span text:style-name="T1"> header, </text:span><text:span text:style-name="Source_20_Text"><text:span text:style-name="T1">Expires</text:span></text:span><text:span text:style-name="T1"> header</text:span></text:p>
            </text:list-item>
            <text:list-item>
              <text:p text:style-name="P432"><text:span text:style-name="T1">Ability to invalidate </text:span><text:span text:style-name="T27">part</text:span><text:span text:style-name="T48"> of the cache using the </text:span><text:span text:style-name="Source_20_Text"><text:span text:style-name="T48">CreateInvalidation</text:span></text:span><text:span text:style-name="T48"> API</text:span></text:p>
            </text:list-item>
          </text:list>
        </text:list-item>
        <text:list-item>
          <text:p text:style-name="P447">Smart strategy is to employ separate caches for dynamic and static content</text:p>
          <text:list>
            <text:list-item>
              <text:p text:style-name="P447">TTL can be long for static content</text:p>
            </text:list-item>
            <text:list-item>
              <text:p text:style-name="P447">Cache dynamic content based on headers and cookie values</text:p>
            </text:list-item>
          </text:list>
        </text:list-item>
      </text:list>
      <text:p text:style-name="P106"><text:span text:style-name="T92">CloudFront </text:span><text:span text:style-name="T117">and HTTPS</text:span></text:p>
      <text:list xml:id="list1640522366" text:style-name="L115">
        <text:list-item>
          <text:p text:style-name="P451">View Protocol Policy</text:p>
          <text:list>
            <text:list-item>
              <text:p text:style-name="P450"><text:span text:style-name="T98">Redirect </text:span><text:span text:style-name="Source_20_Text"><text:span text:style-name="T71">HTTP</text:span></text:span><text:span text:style-name="T98"> to </text:span><text:span text:style-name="Source_20_Text"><text:span text:style-name="T71">HTTPS</text:span></text:span></text:p>
            </text:list-item>
            <text:list-item>
              <text:p text:style-name="P450"><text:span text:style-name="T98">Use </text:span><text:span text:style-name="Source_20_Text"><text:span text:style-name="T71">HTTPS</text:span></text:span><text:span text:style-name="T98"> only</text:span></text:p>
            </text:list-item>
          </text:list>
        </text:list-item>
        <text:list-item>
          <text:p text:style-name="P450"><text:span text:style-name="T98">Origin Protocol Policy (</text:span><text:span text:style-name="Source_20_Text"><text:span text:style-name="T71">HTTP</text:span></text:span><text:span text:style-name="T98"> or S3)</text:span></text:p>
          <text:list>
            <text:list-item>
              <text:p text:style-name="P450"><text:span text:style-name="T98">Set to </text:span><text:span text:style-name="Source_20_Text"><text:span text:style-name="T71">HTTPS</text:span></text:span><text:span text:style-name="T98"> only</text:span></text:p>
            </text:list-item>
            <text:list-item>
              <text:p text:style-name="P451">Match Viewer (matches the protocol in the client’s request)</text:p>
            </text:list-item>
          </text:list>
        </text:list-item>
        <text:list-item>
          <text:p text:style-name="P450"><text:span text:style-name="T98">Note: S3 deployed websites don’t support </text:span><text:span text:style-name="Source_20_Text"><text:span text:style-name="T71">HTTPS</text:span></text:span></text:p>
        </text:list-item>
      </text:list>
      <text:p text:style-name="P459">CloudFront Signed URL / Signed Cookies</text:p>
      <text:list xml:id="list1657974425" text:style-name="L116">
        <text:list-item>
          <text:p text:style-name="P452">To distribute paid shared content to premium users around the world, use a CloudFront signed URL or signed cookie. Attach a policy with</text:p>
          <text:list>
            <text:list-item>
              <text:p text:style-name="P452"><text:soft-page-break/>URL expiration</text:p>
            </text:list-item>
            <text:list-item>
              <text:p text:style-name="P452">IP ranges to access data from</text:p>
            </text:list-item>
            <text:list-item>
              <text:p text:style-name="P452">Trusted signers (which AWS accounts can create signed URLs)</text:p>
            </text:list-item>
          </text:list>
        </text:list-item>
        <text:list-item>
          <text:p text:style-name="P452">URL expiration</text:p>
          <text:list>
            <text:list-item>
              <text:p text:style-name="P452">Shared content (movie, music, etc.) – set for a few minutes</text:p>
            </text:list-item>
            <text:list-item>
              <text:p text:style-name="P452">Private content (private to the user) – set for years</text:p>
            </text:list-item>
          </text:list>
        </text:list-item>
        <text:list-item>
          <text:p text:style-name="P452">Signed URL = access to individual files (one signed URL per file)</text:p>
        </text:list-item>
        <text:list-item>
          <text:p text:style-name="P452">Signed Cookie = access to multiple files (one signed cookie for many files)</text:p>
        </text:list-item>
      </text:list>
      <text:p text:style-name="P460">CloudFront Pricing</text:p>
      <text:list xml:id="list2162578224" text:style-name="L117">
        <text:list-item>
          <text:p text:style-name="P453">CloudFront Edge locations are all around the world</text:p>
        </text:list-item>
        <text:list-item>
          <text:p text:style-name="P453">Cost of data transfer out of edge locations varies by location</text:p>
        </text:list-item>
      </text:list>
      <text:p text:style-name="P460">CloudFront Price Classes</text:p>
      <text:list xml:id="list1929249470" text:style-name="L118">
        <text:list-item>
          <text:p text:style-name="P454">You can reduce the number of edge locations to reduce costs</text:p>
        </text:list-item>
        <text:list-item>
          <text:p text:style-name="P455">Three price classes:</text:p>
          <text:list>
            <text:list-item>
              <text:p text:style-name="P455">Price Class All: all regions – best performance ($$$)</text:p>
            </text:list-item>
            <text:list-item>
              <text:p text:style-name="P455">Price Class 200: most regions, but excludes the most expensive regions ($$)</text:p>
            </text:list-item>
            <text:list-item>
              <text:p text:style-name="P455">Price Class 100: only the least expensive regions ($)</text:p>
            </text:list-item>
          </text:list>
        </text:list-item>
      </text:list>
      <text:p text:style-name="P461">CloudFront Multiple Origin</text:p>
      <text:list xml:id="list4163287622" text:style-name="L119">
        <text:list-item>
          <text:p text:style-name="P456">For routing to different origins based on the content type</text:p>
        </text:list-item>
        <text:list-item>
          <text:p text:style-name="P456">Base on path pattern</text:p>
          <text:list>
            <text:list-item>
              <text:p text:style-name="P433"><text:span text:style-name="Source_20_Text"><text:span text:style-name="T48">/images/*</text:span></text:span></text:p>
            </text:list-item>
            <text:list-item>
              <text:p text:style-name="P433"><text:span text:style-name="Source_20_Text"><text:span text:style-name="T48">/api/*</text:span></text:span></text:p>
            </text:list-item>
            <text:list-item>
              <text:p text:style-name="P433"><text:span text:style-name="Source_20_Text"><text:span text:style-name="T48">/*</text:span></text:span></text:p>
            </text:list-item>
          </text:list>
        </text:list-item>
      </text:list>
      <text:p text:style-name="P461">CloudFront Origin Groups</text:p>
      <text:list xml:id="list3381724785" text:style-name="L120">
        <text:list-item>
          <text:p text:style-name="P457">For increasing availability and implement failover</text:p>
        </text:list-item>
        <text:list-item>
          <text:p text:style-name="P457">Origin Group: one primary and one secondary origin</text:p>
          <text:list>
            <text:list-item>
              <text:p text:style-name="P457">When primary origin fails, secondary origin will be used</text:p>
            </text:list-item>
          </text:list>
        </text:list-item>
      </text:list>
      <text:p text:style-name="P461">CloudFront Field Level Encryption</text:p>
      <text:list xml:id="list1999758551" text:style-name="L121">
        <text:list-item>
          <text:p text:style-name="P458">Protect users’ sensitive information through application stack</text:p>
        </text:list-item>
        <text:list-item>
          <text:p text:style-name="P434"><text:span text:style-name="T98">Adds additional layer of security along with </text:span><text:span text:style-name="Source_20_Text"><text:span text:style-name="T48">HTTPS</text:span></text:span></text:p>
        </text:list-item>
        <text:list-item>
          <text:p text:style-name="P458">Sensitive information is encrypted at the edge close to the user</text:p>
        </text:list-item>
        <text:list-item>
          <text:p text:style-name="P458">Uses asymmetric encryption</text:p>
        </text:list-item>
        <text:list-item>
          <text:p text:style-name="P458"><text:soft-page-break/>Usage</text:p>
          <text:list>
            <text:list-item>
              <text:p text:style-name="P434"><text:span text:style-name="T98">Specify set of up to 10 fields in </text:span><text:span text:style-name="Source_20_Text"><text:span text:style-name="T48">POST</text:span></text:span><text:span text:style-name="T98"> request that you want to be encrypted</text:span></text:p>
            </text:list-item>
            <text:list-item>
              <text:p text:style-name="P458">Specify public key to encrypt them with</text:p>
            </text:list-item>
          </text:list>
        </text:list-item>
      </text:list>
      <text:h text:style-name="Heading_20_3" text:outline-level="3">ECS, ECR, and Fargate Docker</text:h>
      <text:list xml:id="list215344058" text:style-name="L122">
        <text:list-item>
          <text:p text:style-name="P423">Docker is an app development / deployment platform</text:p>
        </text:list-item>
        <text:list-item>
          <text:p text:style-name="P423">Apps are packaged in <text:span text:style-name="T32">containers</text:span><text:span text:style-name="T37"> that can be run on any OS</text:span></text:p>
        </text:list-item>
        <text:list-item>
          <text:p text:style-name="P220">Apps run the same regardless of host system</text:p>
          <text:list>
            <text:list-item>
              <text:p text:style-name="P220">Any machine</text:p>
            </text:list-item>
            <text:list-item>
              <text:p text:style-name="P220">No compatibility issues</text:p>
            </text:list-item>
            <text:list-item>
              <text:p text:style-name="P220">Predictable behavior</text:p>
            </text:list-item>
            <text:list-item>
              <text:p text:style-name="P220">Less work</text:p>
            </text:list-item>
            <text:list-item>
              <text:p text:style-name="P220">Easier to maintain and deploy</text:p>
            </text:list-item>
            <text:list-item>
              <text:p text:style-name="P220">Any language, OS, or tech stack</text:p>
            </text:list-item>
          </text:list>
        </text:list-item>
      </text:list>
      <text:p text:style-name="P228">Docker Image Storage</text:p>
      <text:list xml:id="list1201053149" text:style-name="L123">
        <text:list-item>
          <text:p text:style-name="P178">Docker images are stored in Docker Repositories</text:p>
        </text:list-item>
        <text:list-item>
          <text:p text:style-name="P304"><text:span text:style-name="T48">Public Docker Hub – </text:span><text:a xlink:type="simple" xlink:href="https://hub.docker.com/" text:style-name="Internet_20_link" text:visited-style-name="Visited_20_Internet_20_Link"><text:span text:style-name="T90">https://hub.docker.com/</text:span></text:a></text:p>
          <text:list>
            <text:list-item>
              <text:p text:style-name="P178">Base images for many tech stack / OS combos</text:p>
            </text:list-item>
          </text:list>
        </text:list-item>
        <text:list-item>
          <text:p text:style-name="P178">Private – Amazon ECR (Elastic Container Repository)</text:p>
        </text:list-item>
      </text:list>
      <text:p text:style-name="P229">Managing Docker Containers</text:p>
      <text:list xml:id="list3110505441" text:style-name="L124">
        <text:list-item>
          <text:p text:style-name="P179">Use a container management platform</text:p>
          <text:list>
            <text:list-item>
              <text:p text:style-name="P179">ECS</text:p>
            </text:list-item>
            <text:list-item>
              <text:p text:style-name="P179">Fargate (Serverless)</text:p>
            </text:list-item>
            <text:list-item>
              <text:p text:style-name="P180">EKS (Kubernetes – open source)</text:p>
            </text:list-item>
          </text:list>
        </text:list-item>
      </text:list>
      <text:p text:style-name="P230">ECS Clusters</text:p>
      <text:list xml:id="list976201165" text:style-name="L125">
        <text:list-item>
          <text:p text:style-name="P181">Clusters are logical groupings of EC2 instances</text:p>
        </text:list-item>
        <text:list-item>
          <text:p text:style-name="P181">EC2 instances run the ECS agent (Docker container)</text:p>
        </text:list-item>
        <text:list-item>
          <text:p text:style-name="P181">ECS agent registers the instance to ECS cluster</text:p>
        </text:list-item>
        <text:list-item>
          <text:p text:style-name="P181">EC2 instances run a special AMI specifically for ECS</text:p>
        </text:list-item>
      </text:list>
      <text:p text:style-name="P231">ECS Task Definitions</text:p>
      <text:list xml:id="list1968219326" text:style-name="L126">
        <text:list-item>
          <text:p text:style-name="P305"><text:span text:style-name="T48">Task Definitions are metadata in </text:span><text:span text:style-name="Source_20_Text"><text:span text:style-name="T48">JSON</text:span></text:span><text:span text:style-name="T48"> format to tell ECS how to run a Docker container</text:span></text:p>
        </text:list-item>
        <text:list-item>
          <text:p text:style-name="P182">It contains:</text:p>
          <text:list>
            <text:list-item>
              <text:p text:style-name="P182">Image name</text:p>
            </text:list-item>
            <text:list-item>
              <text:p text:style-name="P182"><text:soft-page-break/>Port binding for container and host</text:p>
            </text:list-item>
            <text:list-item>
              <text:p text:style-name="P182">Memory and CPU</text:p>
            </text:list-item>
            <text:list-item>
              <text:p text:style-name="P182">Environment variables</text:p>
            </text:list-item>
            <text:list-item>
              <text:p text:style-name="P182">Networking information</text:p>
            </text:list-item>
          </text:list>
        </text:list-item>
      </text:list>
      <text:p text:style-name="P232">ECR</text:p>
      <text:list xml:id="list3511855521" text:style-name="L127">
        <text:list-item>
          <text:p text:style-name="P233"><text:span text:style-name="T1">Private Docker image repository</text:span></text:p>
        </text:list-item>
        <text:list-item>
          <text:p text:style-name="P233"><text:span text:style-name="T1">Access is controlled through IAM (if you have permission errors it’s because your IAM role is not permissive enough to allow access to ECR)</text:span></text:p>
        </text:list-item>
        <text:list-item>
          <text:p text:style-name="P233"><text:span text:style-name="T1">AWS CLI v1 login command</text:span></text:p>
          <text:list>
            <text:list-item>
              <text:p text:style-name="P233"><text:span text:style-name="Source_20_Text"><text:span text:style-name="T1">$(aws ecr get-login --no-include-email --region eu-west-1)</text:span></text:span></text:p>
            </text:list-item>
            <text:list-item>
              <text:p text:style-name="P233"><text:span text:style-name="Source_20_Text"><text:span text:style-name="T1">$(…)</text:span></text:span><text:span text:style-name="T1"> because the output of this command is what the CLI will run</text:span></text:p>
            </text:list-item>
          </text:list>
        </text:list-item>
        <text:list-item>
          <text:p text:style-name="P233"><text:span text:style-name="T1">AWS CLI v2 login command</text:span></text:p>
          <text:list>
            <text:list-item>
              <text:p text:style-name="P233"><text:span text:style-name="Source_20_Text"><text:span text:style-name="T1">aws ecr get-login-password --region eu-west-1 | docker login --username AWS --password-stdin 1234567890.dkr.ecr.eu-west-1.amazonaws.com</text:span></text:span></text:p>
            </text:list-item>
          </text:list>
        </text:list-item>
        <text:list-item>
          <text:p text:style-name="P233"><text:span text:style-name="T1">Docker Push &amp; Pull</text:span></text:p>
          <text:list>
            <text:list-item>
              <text:p text:style-name="P233"><text:span text:style-name="Source_20_Text"><text:span text:style-name="T1">docker push 1234567890.dkr.ecr.eu-west-1.amazonaws.com/demo:latest</text:span></text:span></text:p>
            </text:list-item>
            <text:list-item>
              <text:p text:style-name="P424"><text:span text:style-name="Source_20_Text"><text:span text:style-name="T72">docker pull 1234567890.dkr.ecr.eu-west-1.amazonaws.com/demo:latest</text:span></text:span></text:p>
            </text:list-item>
          </text:list>
        </text:list-item>
      </text:list>
      <text:p text:style-name="P234">Fargate</text:p>
      <text:list xml:id="list4196069713" text:style-name="L128">
        <text:list-item>
          <text:p text:style-name="P235"><text:span text:style-name="T1">Serverless container service – no need to provision EC2 instances</text:span></text:p>
        </text:list-item>
      </text:list>
      <text:p text:style-name="P236">ECS IAM</text:p>
      <text:list xml:id="list3045177645" text:style-name="L129">
        <text:list-item>
          <text:p text:style-name="P237"><text:span text:style-name="Source_20_Text"><text:span text:style-name="T1">ecsInstanceRole</text:span></text:span><text:span text:style-name="T1"> is attached to EC2 instances allows ECS Agent to function</text:span></text:p>
        </text:list-item>
        <text:list-item>
          <text:p text:style-name="P237"><text:span text:style-name="T1">Create a separate IAM Task Role with minimum necessary permissions for each task</text:span></text:p>
        </text:list-item>
      </text:list>
      <text:p text:style-name="P236">ECS Task Placements</text:p>
      <text:list xml:id="list758555078" text:style-name="L130">
        <text:list-item>
          <text:p text:style-name="P238"><text:span text:style-name="T1">When a task of type EC2 is launched, ECS must determine where to place it with regard to CPU, memory, and available port constraints</text:span></text:p>
        </text:list-item>
        <text:list-item>
          <text:p text:style-name="P238"><text:span text:style-name="T1">When a service scales in, ECS must determine which task to terminate</text:span></text:p>
        </text:list-item>
        <text:list-item>
          <text:p text:style-name="P250"><text:span text:style-name="T1">You</text:span><text:span text:style-name="T5"> can define a </text:span><text:span text:style-name="T31">task placement strategy</text:span><text:span text:style-name="T5"> and </text:span><text:span text:style-name="T31">task placement constraints</text:span></text:p>
        </text:list-item>
        <text:list-item>
          <text:p text:style-name="P250"><text:span text:style-name="T5">Only for ECS with EC2 – not with Fargate</text:span></text:p>
        </text:list-item>
      </text:list>
      <text:p text:style-name="P251"><text:span text:style-name="T93">ECS Task Placement Process</text:span></text:p>
      <text:list xml:id="list754965776" text:style-name="L131">
        <text:list-item>
          <text:p text:style-name="P252"><text:span text:style-name="T5">AWS ECS will use the following process to select container instances</text:span></text:p>
        </text:list-item>
      </text:list>
      <text:list xml:id="list2900910157" text:style-name="L132">
        <text:list-item>
          <text:list>
            <text:list-item>
              <text:p text:style-name="P253"><text:span text:style-name="T5">Identify EC2 instances that satisfy CPU, memory, and port requirements in the task definition</text:span></text:p>
            </text:list-item>
            <text:list-item>
              <text:p text:style-name="P253"><text:span text:style-name="T5">Identify EC2 instances that satisfy task placement constraints</text:span></text:p>
            </text:list-item>
            <text:list-item>
              <text:p text:style-name="P254"><text:span text:style-name="T5">Identify EC2 instances that satisfy task placement strategies</text:span></text:p>
            </text:list-item>
            <text:list-item>
              <text:p text:style-name="P254"><text:soft-page-break/><text:span text:style-name="T5">Select instances for task placement</text:span></text:p>
            </text:list-item>
          </text:list>
        </text:list-item>
      </text:list>
      <text:p text:style-name="P257"><text:span text:style-name="T93">Strategies</text:span></text:p>
      <text:list xml:id="list2693839662" text:style-name="L133">
        <text:list-item>
          <text:p text:style-name="P255"><text:span text:style-name="T5">Binpack</text:span></text:p>
          <text:list>
            <text:list-item>
              <text:p text:style-name="P255"><text:span text:style-name="T5">Place tasks on the least available amount of CPU or memory</text:span></text:p>
              <text:list>
                <text:list-item>
                  <text:p text:style-name="P255"><text:span text:style-name="T5">Minimizes number of instances (cost) in use</text:span></text:p>
                </text:list-item>
                <text:list-item>
                  <text:p text:style-name="P255"><text:span text:style-name="T5">Example: if binpacking on memory, an EC2 instance will be chosen to host new ECS containers until the instance’s available reserved memory is allocated</text:span></text:p>
                </text:list-item>
              </text:list>
            </text:list-item>
          </text:list>
        </text:list-item>
        <text:list-item>
          <text:p text:style-name="P255"><text:span text:style-name="T5">Random</text:span></text:p>
          <text:list>
            <text:list-item>
              <text:p text:style-name="P255"><text:span text:style-name="T5">Places tasks randomly</text:span></text:p>
            </text:list-item>
          </text:list>
        </text:list-item>
        <text:list-item>
          <text:p text:style-name="P255"><text:span text:style-name="T5">Spread</text:span></text:p>
          <text:list>
            <text:list-item>
              <text:p text:style-name="P255"><text:span text:style-name="T5">Place tasks evenly based on specified value</text:span></text:p>
            </text:list-item>
            <text:list-item>
              <text:p text:style-name="P255"><text:span text:style-name="T5">Specified values can be </text:span><text:span text:style-name="Source_20_Text"><text:span text:style-name="T11">instanceId</text:span></text:span><text:span text:style-name="T5">, </text:span><text:span text:style-name="Source_20_Text"><text:span text:style-name="T11">attribute:ecs.availability-zone</text:span></text:span><text:span text:style-name="T5">, etc.</text:span></text:p>
            </text:list-item>
            <text:list-item>
              <text:p text:style-name="P256"><text:span text:style-name="T5">Can be used to maximize availability across regions, spread containers more or less evenly across reserved EC2 instances, etc</text:span></text:p>
            </text:list-item>
          </text:list>
        </text:list-item>
        <text:list-item>
          <text:p text:style-name="P256"><text:span text:style-name="T5">Strategies can be combined – AWS will evaluate declared strategies in order</text:span></text:p>
        </text:list-item>
      </text:list>
      <text:p text:style-name="P257"><text:span text:style-name="T93">Constraints</text:span></text:p>
      <text:list xml:id="list3903291331" text:style-name="L134">
        <text:list-item>
          <text:p text:style-name="P258"><text:span text:style-name="Source_20_Text"><text:span text:style-name="T11">distanceInstance</text:span></text:span><text:span text:style-name="T5">: place each task on a different container instance</text:span></text:p>
        </text:list-item>
        <text:list-item>
          <text:p text:style-name="P258"><text:span text:style-name="Source_20_Text"><text:span text:style-name="T11">memberOf</text:span></text:span><text:span text:style-name="T5">: places tasks on instances that satisfy an expression</text:span></text:p>
          <text:list>
            <text:list-item>
              <text:p text:style-name="P258"><text:span text:style-name="T5">Uses the Cluster Query Language (advanced)</text:span></text:p>
            </text:list-item>
          </text:list>
        </text:list-item>
      </text:list>
      <text:p text:style-name="P259"><text:span text:style-name="T93">ECS Service Auto Scaling</text:span></text:p>
      <text:list xml:id="list1901423229" text:style-name="L135">
        <text:list-item>
          <text:p text:style-name="P260"><text:span text:style-name="T5">CPU and RAM are tracked in CloudWatch at the ECS service level</text:span></text:p>
        </text:list-item>
        <text:list-item>
          <text:p text:style-name="P260"><text:span text:style-name="T1">Target Tracking</text:span><text:span text:style-name="T5">: target a specific average CloudWatch metric</text:span></text:p>
        </text:list-item>
        <text:list-item>
          <text:p text:style-name="P260"><text:span text:style-name="T1">Step Scaling</text:span><text:span text:style-name="T5">: scale based on CloudWatch alarms</text:span></text:p>
        </text:list-item>
        <text:list-item>
          <text:p text:style-name="P260"><text:span text:style-name="T1">Scheduled Scaling</text:span><text:span text:style-name="T5">: on a calendar / clock based on predictable changes</text:span></text:p>
        </text:list-item>
        <text:list-item>
          <text:p text:style-name="P260"><text:span text:style-name="T5">ECS Service Scaling (task level) ≠ EC2 Auto Scaling (instance level)</text:span></text:p>
        </text:list-item>
        <text:list-item>
          <text:p text:style-name="P260"><text:span text:style-name="T5">Fargate Auto Scaling is much easier to set up (because it’s serverless!)</text:span></text:p>
        </text:list-item>
      </text:list>
      <text:p text:style-name="P259"><text:span text:style-name="T93">ECS Cluster Capacity Provider</text:span></text:p>
      <text:list xml:id="list1462049653" text:style-name="L136">
        <text:list-item>
          <text:p text:style-name="P261"><text:span text:style-name="T5">A Capacity Provider is used in association with a cluster to determine the infrastructure a task runs on</text:span></text:p>
          <text:list>
            <text:list-item>
              <text:p text:style-name="P261"><text:span text:style-name="T5">For ECS and Fargate, the </text:span><text:span text:style-name="Source_20_Text"><text:span text:style-name="T11">FARGATE</text:span></text:span><text:span text:style-name="T5"> and </text:span><text:span text:style-name="Source_20_Text"><text:span text:style-name="T11">FARGATE_SPOT</text:span></text:span><text:span text:style-name="T5"> capacity providers are added automatically</text:span></text:p>
            </text:list-item>
            <text:list-item>
              <text:p text:style-name="P261"><text:span text:style-name="T5">For ECS on EC2,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Fira Code Medium" svg:font-family="'Fira Code Medium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LT Std Cond" svg:font-family="'Helvetica LT Std Cond'" style:font-adornments="Bold Condensed" style:font-pitch="variable"/>
    <style:font-face style:name="Philosopher" svg:font-family="Philosopher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hilosopher" fo:font-family="Philosopher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LT Std Cond" fo:font-family="'Helvetica LT Std Cond'" style:font-style-name="Bold Condensed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Philosopher" fo:font-family="Philosopher" style:font-style-name="Regular" style:font-pitch="variable"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Helvetica LT Std Cond" fo:font-family="'Helvetica LT Std Cond'" style:font-style-name="Bold Condensed" style:font-pitch="variable" fo:font-size="115%" style:text-underline-style="none" fo:font-weight="bold" style:font-size-asian="115%" style:font-weight-asian="bold" style:font-size-complex="11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Fira Code Medium" fo:font-family="'Fira Code Medium'" style:font-style-name="Regular" style:font-pitch="fixed" fo:font-size="9.5pt" fo:font-weight="normal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e64a19" style:font-name="Fira Code Medium" fo:font-family="'Fira Code Medium'" style:font-style-name="Regular" style:font-pitch="fixed" fo:font-size="9.5pt" fo:font-weight="normal" fo:background-color="#e0e0e0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4DT18H30M10S</meta:editing-duration>
    <meta:editing-cycles>60</meta:editing-cycles>
    <meta:generator>LibreOffice/6.4.7.2$Linux_X86_64 LibreOffice_project/40$Build-2</meta:generator>
    <dc:title>Certified Developer Notes</dc:title>
    <dc:date>2022-03-24T06:27:00.134542012</dc:date>
    <meta:document-statistic meta:table-count="3" meta:image-count="0" meta:object-count="0" meta:page-count="42" meta:paragraph-count="1279" meta:word-count="10860" meta:character-count="62076" meta:non-whitespace-character-count="53273"/>
  </office:meta>
</office:document-meta>
</file>